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30000000160A3953A97246F9E6.png" manifest:media-type="image/png"/>
  <manifest:file-entry manifest:full-path="Object 6/Pictures/20000011000004E70000023263D9BE3B7B619128.svm" manifest:media-type="image/x-svm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fo:border="none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58" style:family="table-cell" style:parent-style-name="Default">
      <style:table-cell-properties fo:border="0.74pt ridge #000000"/>
    </style:style>
    <style:style style:name="ce59" style:family="table-cell" style:parent-style-name="Default">
      <style:table-cell-properties fo:border-bottom="none" fo:border-left="0.74pt ridge #000000" fo:border-right="0.74pt ridge #000000" fo:border-top="none"/>
    </style:style>
    <style:style style:name="ce60" style:family="table-cell" style:parent-style-name="Default">
      <style:table-cell-properties fo:border-bottom="0.74pt ridge #000000" fo:border-left="0.74pt ridge #000000" fo:border-right="0.74pt ridge #000000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order-bottom="0.74pt ridge #000000" fo:background-color="transparent" fo:border-left="0.74pt ridge #000000" fo:border-right="none" fo:border-top="0.74pt ridge #000000"/>
    </style:style>
    <style:style style:name="ce85" style:family="table-cell" style:parent-style-name="Default">
      <style:table-cell-properties fo:border-bottom="none" fo:background-color="transparent" fo:border-left="0.74pt ridge #000000" fo:border-right="none" fo:border-top="0.74pt ridge #000000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fo:border-bottom="0.74pt ridge #000000" fo:background-color="transparent" fo:border-left="none" fo:border-right="none" fo:border-top="none"/>
    </style:style>
    <style:style style:name="ce145" style:family="table-cell" style:parent-style-name="Default">
      <style:table-cell-properties fo:border-bottom="0.74pt ridge #000000" fo:border-left="0.74pt ridge #000000" fo:border-right="none" fo:border-top="0.74pt ridge #000000"/>
    </style:style>
    <style:style style:name="ce118" style:family="table-cell" style:parent-style-name="Default">
      <style:table-cell-properties fo:border-bottom="none" fo:border-left="0.74pt ridge #000000" fo:border-right="none" fo:border-top="0.74pt ridge #000000"/>
    </style:style>
    <style:style style:name="ce119" style:family="table-cell" style:parent-style-name="Default">
      <style:table-cell-properties fo:border-bottom="none" fo:border-left="0.74pt ridge #000000" fo:border-right="none" fo:border-top="none"/>
    </style:style>
    <style:style style:name="ce120" style:family="table-cell" style:parent-style-name="Default">
      <style:table-cell-properties fo:border-bottom="0.74pt ridge #000000" fo:border-left="0.74pt ridge #000000" fo:border-right="none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78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79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22" style:family="table-cell" style:parent-style-name="Default">
      <style:table-cell-properties fo:border-bottom="0.74pt ridge #000000" fo:background-color="transparent" fo:border-left="none" fo:border-right="0.74pt ridge #000000" fo:border-top="0.74pt ridge #000000"/>
    </style:style>
    <style:style style:name="ce109" style:family="table-cell" style:parent-style-name="Default">
      <style:table-cell-properties fo:border-bottom="0.74pt ridge #000000" fo:border-left="none" fo:border-right="none" fo:border-top="0.74pt ridge #000000"/>
    </style:style>
    <style:style style:name="ce127" style:family="table-cell" style:parent-style-name="Default">
      <style:table-cell-properties fo:border-bottom="none" fo:border-left="none" fo:border-right="none" fo:border-top="0.74pt ridge #000000"/>
    </style:style>
    <style:style style:name="ce128" style:family="table-cell" style:parent-style-name="Default">
      <style:table-cell-properties fo:border-bottom="0.74pt ridge #000000" fo:border-left="none" fo:border-right="none" fo:border-top="none"/>
    </style:style>
    <style:style style:name="ce126" style:family="table-cell" style:parent-style-name="Default">
      <style:table-cell-properties fo:border-bottom="0.99pt groove #000000" fo:background-color="transparent" fo:border-left="none" fo:border-right="none" fo:border-top="0.99pt groove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142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4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100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146" style:family="table-cell" style:parent-style-name="Default">
      <style:table-cell-properties fo:border-bottom="0.74pt ridge #000000" fo:border-left="none" fo:border-right="0.74pt ridge #000000" fo:border-top="0.74pt ridge #000000"/>
    </style:style>
    <style:style style:name="ce136" style:family="table-cell" style:parent-style-name="Default">
      <style:table-cell-properties fo:border-bottom="none" fo:border-left="none" fo:border-right="0.74pt ridge #000000" fo:border-top="0.74pt ridge #000000"/>
    </style:style>
    <style:style style:name="ce137" style:family="table-cell" style:parent-style-name="Default">
      <style:table-cell-properties fo:border-bottom="none" fo:border-left="none" fo:border-right="0.74pt ridge #000000" fo:border-top="none"/>
    </style:style>
    <style:style style:name="ce139" style:family="table-cell" style:parent-style-name="Default">
      <style:table-cell-properties fo:border-bottom="0.74pt ridge #000000" fo:border-left="none" fo:border-right="0.74pt ridge #000000" fo:border-top="none"/>
    </style:style>
    <style:style style:name="ce104" style:family="table-cell" style:parent-style-name="Default">
      <style:table-cell-properties fo:border-bottom="none" fo:background-color="transparent" fo:border-left="0.99pt groove #000000" fo:border-right="none" fo:border-top="0.99pt groove #000000"/>
    </style:style>
    <style:style style:name="ce105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106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71" style:family="table-cell" style:parent-style-name="Default">
      <style:table-cell-properties fo:border-bottom="none" fo:border-left="0.74pt ridge #000000" fo:border-right="0.74pt ridge #000000" fo:border-top="0.74pt ridge #000000"/>
    </style:style>
    <style:style style:name="ce166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167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168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111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12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13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154" style:family="table-cell" style:parent-style-name="Default" style:data-style-name="N121">
      <style:table-cell-properties fo:border-bottom="none" fo:border-left="none" fo:border-right="0.74pt ridge #000000" fo:border-top="0.74pt ridge #000000"/>
    </style:style>
    <style:style style:name="ce155" style:family="table-cell" style:parent-style-name="Default" style:data-style-name="N121">
      <style:table-cell-properties fo:border-bottom="none" fo:border-left="none" fo:border-right="0.74pt ridge #000000" fo:border-top="none"/>
    </style:style>
    <style:style style:name="ce156" style:family="table-cell" style:parent-style-name="Default" style:data-style-name="N121">
      <style:table-cell-properties fo:border-bottom="0.74pt ridge #000000" fo:border-left="none" fo:border-right="0.74pt ridge #000000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163" style:family="table-cell" style:parent-style-name="Default" style:data-style-name="N121">
      <style:table-cell-properties fo:border="none"/>
    </style:style>
    <style:style style:name="ce164" style:family="table-cell" style:parent-style-name="Default" style:data-style-name="N121">
      <style:table-cell-properties fo:border-bottom="0.74pt ridge #000000" fo:border-left="none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176" style:family="table-cell" style:parent-style-name="Default">
      <style:table-cell-properties fo:border-bottom="none" fo:border-left="0.74pt solid #000000" fo:border-right="none" fo:border-top="none"/>
    </style:style>
    <style:style style:name="ce177" style:family="table-cell" style:parent-style-name="Default">
      <style:table-cell-properties fo:border-bottom="0.74pt groove #000000" fo:border-left="0.74pt groove #000000" fo:border-right="none" fo:border-top="none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79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81" style:family="table-cell" style:parent-style-name="Default">
      <style:table-cell-properties fo:border-bottom="0.74pt groove #000000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184" style:family="table-cell" style:parent-style-name="Default">
      <style:table-cell-properties fo:border-bottom="none" fo:border-left="none" fo:border-right="0.74pt solid #2a6099" fo:border-top="none"/>
    </style:style>
    <style:style style:name="ce185" style:family="table-cell" style:parent-style-name="Default">
      <style:table-cell-properties fo:border-bottom="0.74pt groove #000000" fo:border-left="none" fo:border-right="0.74pt groove #2a6099" fo:border-top="none"/>
    </style:style>
    <style:style style:name="ce141" style:family="table-cell" style:parent-style-name="Default">
      <style:table-cell-properties fo:border-bottom="none" style:text-align-source="value-type" style:repeat-content="false" fo:border-left="none" fo:border-right="0.99pt solid #000000" fo:border-top="none"/>
      <style:paragraph-properties fo:margin-left="0in"/>
    </style:style>
    <style:style style:name="ce187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60.7244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165in" svg:height="8.178in" svg:x="86.8957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4972in" svg:height="8.2409in" svg:x="99.7858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3.0142in" svg:height="8.1256in" svg:x="60.0154in" svg:y="8.9831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0193in" svg:height="8.2421in" svg:x="86.3732in" svg:y="8.9382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2.8181in" svg:height="8.265in" svg:x="99.3091in" svg:y="8.937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1.4437in" svg:height="6.437in" svg:x="52.6248in" svg:y="19.7445in">
            <draw:object draw:notify-on-update-of-ranges="Sheet1.J114:Sheet1.J114 Sheet1.J115:Sheet1.J146 Sheet1.N114:Sheet1.N114 Sheet1.N115:Sheet1.N146 Sheet1.P114:Sheet1.P114 Sheet1.P115:Sheet1.P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1.6437in" svg:height="6.5492in" svg:x="64.3783in" svg:y="19.7413in">
            <draw:object draw:notify-on-update-of-ranges="Sheet1.S114:Sheet1.S114 Sheet1.S115:Sheet1.S146 Sheet1.W114:Sheet1.W114 Sheet1.W115:Sheet1.W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12.9531in" svg:height="8.2717in" svg:x="73.2138in" svg:y="8.9307in">
            <draw:object draw:notify-on-update-of-ranges="Sheet1.P59:Sheet1.P59 Sheet1.P60:Sheet1.P91 Sheet1.Q59:Sheet1.Q59 Sheet1.Q60:Sheet1.Q91 Sheet1.R59:Sheet1.R59 Sheet1.R60:Sheet1.R91 Sheet1.AB59:Sheet1.AB59 Sheet1.AB60:Sheet1.AB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12.8469in" svg:height="8.1461in" svg:x="73.9016in" svg:y="0in">
            <draw:object draw:notify-on-update-of-ranges="Sheet1.P4:Sheet1.P4 Sheet1.P5:Sheet1.P36 Sheet1.Q4:Sheet1.Q4 Sheet1.Q5:Sheet1.Q36 Sheet1.R4:Sheet1.R4 Sheet1.R5:Sheet1.R36 Sheet1.AB4:Sheet1.AB4 Sheet1.AB5:Sheet1.A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0" draw:style-name="gr1" draw:text-style-name="P1" svg:width="11.2713in" svg:height="6.3398in" svg:x="28.6228in" svg:y="33.4512in">
            <draw:object draw:notify-on-update-of-ranges="Sheet1.C192:Sheet1.C192 Sheet1.C193:Sheet1.C224 Sheet1.D192:Sheet1.D192 Sheet1.D193:Sheet1.D224 Sheet1.E192:Sheet1.E192 Sheet1.E193:Sheet1.E224 Sheet1.F192:Sheet1.F192 Sheet1.F193:Sheet1.F22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1622in" svg:height="6.2783in" svg:x="40.0496in" svg:y="33.4709in">
            <draw:object draw:notify-on-update-of-ranges="Sheet1.I192:Sheet1.I192 Sheet1.I193:Sheet1.I224 Sheet1.J192:Sheet1.J192 Sheet1.J193:Sheet1.J224 Sheet1.K192:Sheet1.K192 Sheet1.K193:Sheet1.K224 Sheet1.L192:Sheet1.L192 Sheet1.L193:Sheet1.L2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1.2154in" svg:height="6.3083in" svg:x="51.5138in" svg:y="33.4614in">
            <draw:object draw:notify-on-update-of-ranges="Sheet1.G192:Sheet1.G192 Sheet1.G193:Sheet1.G224 Sheet1.M192:Sheet1.M192 Sheet1.M193:Sheet1.M22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1.2343in" svg:height="6.3189in" svg:x="62.8469in" svg:y="33.4614in">
            <draw:object draw:notify-on-update-of-ranges="Sheet1.H192:Sheet1.H192 Sheet1.H193:Sheet1.H224 Sheet1.N192:Sheet1.N192 Sheet1.N193:Sheet1.N2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9"/>
        <table:table-column table:style-name="co2" table:default-cell-style-name="ce119"/>
        <table:table-column table:style-name="co2" table:number-columns-repeated="4" table:default-cell-style-name="Default"/>
        <table:table-column table:style-name="co2" table:default-cell-style-name="ce129"/>
        <table:table-column table:style-name="co2" table:number-columns-repeated="3" table:default-cell-style-name="Default"/>
        <table:table-column table:style-name="co2" table:default-cell-style-name="ce137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6" office:value-type="float" office:value="110571868.4" calcext:value-type="float">
            <text:p>110571868.4</text:p>
          </table:table-cell>
          <table:table-cell table:style-name="ce78" office:value-type="float" office:value="109112343" calcext:value-type="float">
            <text:p>109112343</text:p>
          </table:table-cell>
          <table:table-cell table:style-name="ce129" office:value-type="float" office:value="110036838" calcext:value-type="float">
            <text:p>110036838</text:p>
          </table:table-cell>
          <table:table-cell table:style-name="ce99" office:value-type="float" office:value="109068203" calcext:value-type="float">
            <text:p>109068203</text:p>
          </table:table-cell>
          <table:table-cell table:style-name="ce104" office:value-type="float" office:value="109447331" calcext:value-type="float">
            <text:p>109447331</text:p>
          </table:table-cell>
          <table:table-cell table:style-name="ce166" office:value-type="float" office:value="109743889" calcext:value-type="float">
            <text:p>109743889</text:p>
          </table:table-cell>
          <table:table-cell table:style-name="ce111" office:value-type="float" office:value="111184373" calcext:value-type="float">
            <text:p>111184373</text:p>
          </table:table-cell>
          <table:table-cell table:style-name="ce104" office:value-type="float" office:value="109265639" calcext:value-type="float">
            <text:p>109265639</text:p>
          </table:table-cell>
          <table:table-cell table:style-name="ce166" office:value-type="float" office:value="110131352" calcext:value-type="float">
            <text:p>110131352</text:p>
          </table:table-cell>
          <table:table-cell table:style-name="ce111" office:value-type="float" office:value="109068203" calcext:value-type="float">
            <text:p>109068203</text:p>
          </table:table-cell>
          <table:table-cell table:style-name="ce25" table:formula="of:=([.D5]+[.G5]+[.J5])/3" office:value-type="float" office:value="109275104.333333" calcext:value-type="float">
            <text:p>109275104</text:p>
          </table:table-cell>
          <table:table-cell table:style-name="ce28" table:formula="of:=([.E5]+[.H5]+[.K5])/3" office:value-type="float" office:value="109970693" calcext:value-type="float">
            <text:p>109970693</text:p>
          </table:table-cell>
          <table:table-cell table:style-name="ce31" table:formula="of:=([.F5]+[.I5]+[.L5])/3" office:value-type="float" office:value="109773593" calcext:value-type="float">
            <text:p>109773593</text:p>
          </table:table-cell>
          <table:table-cell table:style-name="ce34" table:formula="of:=[.C5]/[.M5]" office:value-type="float" office:value="1.01186696708805" calcext:value-type="float">
            <text:p>1.01186696708805</text:p>
          </table:table-cell>
          <table:table-cell table:style-name="ce37" table:formula="of:=[.C5]/[.N5]" office:value-type="float" office:value="1.0054666873837" calcext:value-type="float">
            <text:p>1.0054666873837</text:p>
          </table:table-cell>
          <table:table-cell table:style-name="ce40" table:formula="of:=[.C5]/[.O5]" office:value-type="float" office:value="1.0072720166862" calcext:value-type="float">
            <text:p>1.0072720166862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1.01186696708805" calcext:value-type="float">
            <text:p>1.01186696708805</text:p>
          </table:table-cell>
          <table:table-cell table:style-name="ce46" table:formula="of:=[.Q5]/1" office:value-type="float" office:value="1.0054666873837" calcext:value-type="float">
            <text:p>1.0054666873837</text:p>
          </table:table-cell>
          <table:table-cell table:style-name="ce48" table:formula="of:=[.R5]/1" office:value-type="float" office:value="1.0072720166862" calcext:value-type="float">
            <text:p>1.007272016686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L115]/[.R115]" office:value-type="float" office:value="0.999983408955195" calcext:value-type="float">
            <text:p>0.99998340895519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6602813" calcext:value-type="float">
            <text:p>56602813</text:p>
          </table:table-cell>
          <table:table-cell table:style-name="ce129" office:value-type="float" office:value="54989544" calcext:value-type="float">
            <text:p>54989544</text:p>
          </table:table-cell>
          <table:table-cell table:style-name="ce99" office:value-type="float" office:value="55468052" calcext:value-type="float">
            <text:p>55468052</text:p>
          </table:table-cell>
          <table:table-cell table:style-name="ce105" office:value-type="float" office:value="55249078" calcext:value-type="float">
            <text:p>55249078</text:p>
          </table:table-cell>
          <table:table-cell office:value-type="float" office:value="54827050" calcext:value-type="float">
            <text:p>54827050</text:p>
          </table:table-cell>
          <table:table-cell table:style-name="ce112" office:value-type="float" office:value="61368923" calcext:value-type="float">
            <text:p>61368923</text:p>
          </table:table-cell>
          <table:table-cell table:style-name="ce105" office:value-type="float" office:value="55501319" calcext:value-type="float">
            <text:p>55501319</text:p>
          </table:table-cell>
          <table:table-cell table:style-name="ce129" office:value-type="float" office:value="55318845" calcext:value-type="float">
            <text:p>55318845</text:p>
          </table:table-cell>
          <table:table-cell table:style-name="ce112" office:value-type="float" office:value="55468052" calcext:value-type="float">
            <text:p>55468052</text:p>
          </table:table-cell>
          <table:table-cell table:style-name="ce26" table:formula="of:=([.D6]+[.G6]+[.J6])/3" office:value-type="float" office:value="55784403.3333333" calcext:value-type="float">
            <text:p>55784403</text:p>
          </table:table-cell>
          <table:table-cell table:style-name="ce29" table:formula="of:=([.E6]+[.H6]+[.K6])/3" office:value-type="float" office:value="55045146.3333333" calcext:value-type="float">
            <text:p>55045146</text:p>
          </table:table-cell>
          <table:table-cell table:style-name="ce32" table:formula="of:=([.F6]+[.I6]+[.L6])/3" office:value-type="float" office:value="57435009" calcext:value-type="float">
            <text:p>57435009</text:p>
          </table:table-cell>
          <table:table-cell table:style-name="ce35" table:formula="of:=[.C6]/[.M6]" office:value-type="float" office:value="1.98212872761748" calcext:value-type="float">
            <text:p>1.98212872761748</text:p>
          </table:table-cell>
          <table:table-cell table:style-name="ce38" table:formula="of:=[.C6]/[.N6]" office:value-type="float" office:value="2.0087487410864" calcext:value-type="float">
            <text:p>2.0087487410864</text:p>
          </table:table-cell>
          <table:table-cell table:style-name="ce41" table:formula="of:=[.C6]/[.O6]" office:value-type="float" office:value="1.92516498778646" calcext:value-type="float">
            <text:p>1.92516498778646</text:p>
          </table:table-cell>
          <table:table-cell table:style-name="ce35" table:formula="of:=[.M5]/[.M6]" office:value-type="float" office:value="1.95888273072264" calcext:value-type="float">
            <text:p>1.95888273072264</text:p>
          </table:table-cell>
          <table:table-cell table:style-name="ce38" table:formula="of:=[.N5]/[.N6]" office:value-type="float" office:value="1.99782724409628" calcext:value-type="float">
            <text:p>1.99782724409628</text:p>
          </table:table-cell>
          <table:table-cell table:style-name="ce41" table:formula="of:=[.O5]/[.O6]" office:value-type="float" office:value="1.9112662278855" calcext:value-type="float">
            <text:p>1.9112662278855</text:p>
          </table:table-cell>
          <table:table-cell table:style-name="ce44" table:formula="of:=[.P6]/2" office:value-type="float" office:value="0.991064363808738" calcext:value-type="float">
            <text:p>0.991064363808738</text:p>
          </table:table-cell>
          <table:table-cell table:formula="of:=[.Q6]/2" office:value-type="float" office:value="1.0043743705432" calcext:value-type="float">
            <text:p>1.0043743705432</text:p>
          </table:table-cell>
          <table:table-cell table:style-name="ce49" table:formula="of:=[.R6]/2" office:value-type="float" office:value="0.962582493893228" calcext:value-type="float">
            <text:p>0.962582493893228</text:p>
          </table:table-cell>
          <table:table-cell table:number-columns-repeated="3" table:style-name="ce20" office:value-type="float" office:value="16384" calcext:value-type="float">
            <text:p>16384</text:p>
          </table:table-cell>
          <table:table-cell table:style-name="ce59" table:formula="of:=[.L116]/[.R116]" office:value-type="float" office:value="1.99986727824754" calcext:value-type="float">
            <text:p>1.99986727824754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7712651" calcext:value-type="float">
            <text:p>37712651</text:p>
          </table:table-cell>
          <table:table-cell table:style-name="ce129" office:value-type="float" office:value="36603268" calcext:value-type="float">
            <text:p>36603268</text:p>
          </table:table-cell>
          <table:table-cell table:style-name="ce99" office:value-type="float" office:value="37236233" calcext:value-type="float">
            <text:p>37236233</text:p>
          </table:table-cell>
          <table:table-cell table:style-name="ce105" office:value-type="float" office:value="37411982" calcext:value-type="float">
            <text:p>37411982</text:p>
          </table:table-cell>
          <table:table-cell office:value-type="float" office:value="36810768" calcext:value-type="float">
            <text:p>36810768</text:p>
          </table:table-cell>
          <table:table-cell table:style-name="ce112" office:value-type="float" office:value="39676105" calcext:value-type="float">
            <text:p>39676105</text:p>
          </table:table-cell>
          <table:table-cell table:style-name="ce105" office:value-type="float" office:value="37528479" calcext:value-type="float">
            <text:p>37528479</text:p>
          </table:table-cell>
          <table:table-cell table:style-name="ce129" office:value-type="float" office:value="37761184" calcext:value-type="float">
            <text:p>37761184</text:p>
          </table:table-cell>
          <table:table-cell table:style-name="ce112" office:value-type="float" office:value="37236233" calcext:value-type="float">
            <text:p>37236233</text:p>
          </table:table-cell>
          <table:table-cell table:style-name="ce26" table:formula="of:=([.D7]+[.G7]+[.J7])/3" office:value-type="float" office:value="37551037.3333333" calcext:value-type="float">
            <text:p>37551037</text:p>
          </table:table-cell>
          <table:table-cell table:style-name="ce29" table:formula="of:=([.E7]+[.H7]+[.K7])/3" office:value-type="float" office:value="37058406.6666667" calcext:value-type="float">
            <text:p>37058407</text:p>
          </table:table-cell>
          <table:table-cell table:style-name="ce32" table:formula="of:=([.F7]+[.I7]+[.L7])/3" office:value-type="float" office:value="38049523.6666667" calcext:value-type="float">
            <text:p>38049524</text:p>
          </table:table-cell>
          <table:table-cell table:style-name="ce35" table:formula="of:=[.C7]/[.M7]" office:value-type="float" office:value="2.94457560302462" calcext:value-type="float">
            <text:p>2.94457560302462</text:p>
          </table:table-cell>
          <table:table-cell table:style-name="ce38" table:formula="of:=[.C7]/[.N7]" office:value-type="float" office:value="2.98371890066869" calcext:value-type="float">
            <text:p>2.98371890066869</text:p>
          </table:table-cell>
          <table:table-cell table:style-name="ce41" table:formula="of:=[.C7]/[.O7]" office:value-type="float" office:value="2.90599875490338" calcext:value-type="float">
            <text:p>2.90599875490338</text:p>
          </table:table-cell>
          <table:table-cell table:style-name="ce35" table:formula="of:=[.M5]/[.M7]" office:value-type="float" office:value="2.91004222768386" calcext:value-type="float">
            <text:p>2.91004222768386</text:p>
          </table:table-cell>
          <table:table-cell table:style-name="ce38" table:formula="of:=[.N5]/[.N7]" office:value-type="float" office:value="2.96749652485509" calcext:value-type="float">
            <text:p>2.96749652485509</text:p>
          </table:table-cell>
          <table:table-cell table:style-name="ce41" table:formula="of:=[.O5]/[.O7]" office:value-type="float" office:value="2.88501884968844" calcext:value-type="float">
            <text:p>2.88501884968844</text:p>
          </table:table-cell>
          <table:table-cell table:style-name="ce44" table:formula="of:=[.P7]/3" office:value-type="float" office:value="0.981525201008207" calcext:value-type="float">
            <text:p>0.981525201008207</text:p>
          </table:table-cell>
          <table:table-cell table:formula="of:=[.Q7]/3" office:value-type="float" office:value="0.994572966889563" calcext:value-type="float">
            <text:p>0.994572966889563</text:p>
          </table:table-cell>
          <table:table-cell table:style-name="ce49" table:formula="of:=[.R7]/3" office:value-type="float" office:value="0.968666251634459" calcext:value-type="float">
            <text:p>0.968666251634459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  <table:table-cell table:style-name="ce59" table:formula="of:=[.L117]/[.R117]" office:value-type="float" office:value="2.99955210123913" calcext:value-type="float">
            <text:p>2.9995521012391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0568940" calcext:value-type="float">
            <text:p>30568940</text:p>
          </table:table-cell>
          <table:table-cell table:style-name="ce129" office:value-type="float" office:value="27593221" calcext:value-type="float">
            <text:p>27593221</text:p>
          </table:table-cell>
          <table:table-cell table:style-name="ce99" office:value-type="float" office:value="27860942" calcext:value-type="float">
            <text:p>27860942</text:p>
          </table:table-cell>
          <table:table-cell table:style-name="ce105" office:value-type="float" office:value="28466762" calcext:value-type="float">
            <text:p>28466762</text:p>
          </table:table-cell>
          <table:table-cell office:value-type="float" office:value="27739687" calcext:value-type="float">
            <text:p>27739687</text:p>
          </table:table-cell>
          <table:table-cell table:style-name="ce112" office:value-type="float" office:value="41898815" calcext:value-type="float">
            <text:p>41898815</text:p>
          </table:table-cell>
          <table:table-cell table:style-name="ce105" office:value-type="float" office:value="27958708" calcext:value-type="float">
            <text:p>27958708</text:p>
          </table:table-cell>
          <table:table-cell table:style-name="ce129" office:value-type="float" office:value="27957820" calcext:value-type="float">
            <text:p>27957820</text:p>
          </table:table-cell>
          <table:table-cell table:style-name="ce112" office:value-type="float" office:value="27860942" calcext:value-type="float">
            <text:p>27860942</text:p>
          </table:table-cell>
          <table:table-cell table:style-name="ce26" table:formula="of:=([.D8]+[.G8]+[.J8])/3" office:value-type="float" office:value="28998136.6666667" calcext:value-type="float">
            <text:p>28998137</text:p>
          </table:table-cell>
          <table:table-cell table:style-name="ce29" table:formula="of:=([.E8]+[.H8]+[.K8])/3" office:value-type="float" office:value="27763576" calcext:value-type="float">
            <text:p>27763576</text:p>
          </table:table-cell>
          <table:table-cell table:style-name="ce32" table:formula="of:=([.F8]+[.I8]+[.L8])/3" office:value-type="float" office:value="32540233" calcext:value-type="float">
            <text:p>32540233</text:p>
          </table:table-cell>
          <table:table-cell table:style-name="ce35" table:formula="of:=[.C8]/[.M8]" office:value-type="float" office:value="3.81306804885509" calcext:value-type="float">
            <text:p>3.81306804885509</text:p>
          </table:table-cell>
          <table:table-cell table:style-name="ce38" table:formula="of:=[.C8]/[.N8]" office:value-type="float" office:value="3.98262343438756" calcext:value-type="float">
            <text:p>3.98262343438756</text:p>
          </table:table-cell>
          <table:table-cell table:style-name="ce41" table:formula="of:=[.C8]/[.O8]" office:value-type="float" office:value="3.39800481453221" calcext:value-type="float">
            <text:p>3.39800481453221</text:p>
          </table:table-cell>
          <table:table-cell table:style-name="ce35" table:formula="of:=[.M5]/[.M8]" office:value-type="float" office:value="3.76834917323997" calcext:value-type="float">
            <text:p>3.76834917323997</text:p>
          </table:table-cell>
          <table:table-cell table:style-name="ce38" table:formula="of:=[.N5]/[.N8]" office:value-type="float" office:value="3.96097004939133" calcext:value-type="float">
            <text:p>3.96097004939133</text:p>
          </table:table-cell>
          <table:table-cell table:style-name="ce41" table:formula="of:=[.O5]/[.O8]" office:value-type="float" office:value="3.37347286357784" calcext:value-type="float">
            <text:p>3.37347286357784</text:p>
          </table:table-cell>
          <table:table-cell table:style-name="ce44" table:formula="of:=[.P8]/4" office:value-type="float" office:value="0.953267012213772" calcext:value-type="float">
            <text:p>0.953267012213772</text:p>
          </table:table-cell>
          <table:table-cell table:formula="of:=[.Q8]/4" office:value-type="float" office:value="0.99565585859689" calcext:value-type="float">
            <text:p>0.99565585859689</text:p>
          </table:table-cell>
          <table:table-cell table:style-name="ce49" table:formula="of:=[.R8]/4" office:value-type="float" office:value="0.849501203633053" calcext:value-type="float">
            <text:p>0.84950120363305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table:formula="of:=[.L118]/[.R118]" office:value-type="float" office:value="3.99893843731899" calcext:value-type="float">
            <text:p>3.99893843731899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22861434" calcext:value-type="float">
            <text:p>22861434</text:p>
          </table:table-cell>
          <table:table-cell table:style-name="ce129" office:value-type="float" office:value="22137250" calcext:value-type="float">
            <text:p>22137250</text:p>
          </table:table-cell>
          <table:table-cell table:style-name="ce99" office:value-type="float" office:value="22764424" calcext:value-type="float">
            <text:p>22764424</text:p>
          </table:table-cell>
          <table:table-cell table:style-name="ce105" office:value-type="float" office:value="23376440" calcext:value-type="float">
            <text:p>23376440</text:p>
          </table:table-cell>
          <table:table-cell office:value-type="float" office:value="22319050" calcext:value-type="float">
            <text:p>22319050</text:p>
          </table:table-cell>
          <table:table-cell table:style-name="ce112" office:value-type="float" office:value="26850934" calcext:value-type="float">
            <text:p>26850934</text:p>
          </table:table-cell>
          <table:table-cell table:style-name="ce105" office:value-type="float" office:value="22415367" calcext:value-type="float">
            <text:p>22415367</text:p>
          </table:table-cell>
          <table:table-cell table:style-name="ce129" office:value-type="float" office:value="22333341" calcext:value-type="float">
            <text:p>22333341</text:p>
          </table:table-cell>
          <table:table-cell table:style-name="ce112" office:value-type="float" office:value="22764424" calcext:value-type="float">
            <text:p>22764424</text:p>
          </table:table-cell>
          <table:table-cell table:style-name="ce26" table:formula="of:=([.D9]+[.G9]+[.J9])/3" office:value-type="float" office:value="22884413.6666667" calcext:value-type="float">
            <text:p>22884414</text:p>
          </table:table-cell>
          <table:table-cell table:style-name="ce29" table:formula="of:=([.E9]+[.H9]+[.K9])/3" office:value-type="float" office:value="22263213.6666667" calcext:value-type="float">
            <text:p>22263214</text:p>
          </table:table-cell>
          <table:table-cell table:style-name="ce32" table:formula="of:=([.F9]+[.I9]+[.L9])/3" office:value-type="float" office:value="24126594" calcext:value-type="float">
            <text:p>24126594</text:p>
          </table:table-cell>
          <table:table-cell table:style-name="ce35" table:formula="of:=[.C9]/[.M9]" office:value-type="float" office:value="4.83175448628856" calcext:value-type="float">
            <text:p>4.83175448628856</text:p>
          </table:table-cell>
          <table:table-cell table:style-name="ce38" table:formula="of:=[.C9]/[.N9]" office:value-type="float" office:value="4.9665726635662" calcext:value-type="float">
            <text:p>4.9665726635662</text:p>
          </table:table-cell>
          <table:table-cell table:style-name="ce41" table:formula="of:=[.C9]/[.O9]" office:value-type="float" office:value="4.58298707227386" calcext:value-type="float">
            <text:p>4.58298707227386</text:p>
          </table:table-cell>
          <table:table-cell table:style-name="ce35" table:formula="of:=[.M5]/[.M9]" office:value-type="float" office:value="4.77508866624372" calcext:value-type="float">
            <text:p>4.77508866624372</text:p>
          </table:table-cell>
          <table:table-cell table:style-name="ce38" table:formula="of:=[.N5]/[.N9]" office:value-type="float" office:value="4.93956958085761" calcext:value-type="float">
            <text:p>4.93956958085761</text:p>
          </table:table-cell>
          <table:table-cell table:style-name="ce41" table:formula="of:=[.O5]/[.O9]" office:value-type="float" office:value="4.54990012266133" calcext:value-type="float">
            <text:p>4.54990012266133</text:p>
          </table:table-cell>
          <table:table-cell table:style-name="ce44" table:formula="of:=[.P9]/5" office:value-type="float" office:value="0.966350897257711" calcext:value-type="float">
            <text:p>0.966350897257711</text:p>
          </table:table-cell>
          <table:table-cell table:formula="of:=[.Q9]/5" office:value-type="float" office:value="0.99331453271324" calcext:value-type="float">
            <text:p>0.99331453271324</text:p>
          </table:table-cell>
          <table:table-cell table:style-name="ce49" table:formula="of:=[.R9]/5" office:value-type="float" office:value="0.916597414454771" calcext:value-type="float">
            <text:p>0.91659741445477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L119]/[.R119]" office:value-type="float" office:value="4.99792694485899" calcext:value-type="float">
            <text:p>4.99792694485899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8910049" calcext:value-type="float">
            <text:p>18910049</text:p>
          </table:table-cell>
          <table:table-cell table:style-name="ce129" office:value-type="float" office:value="18610459" calcext:value-type="float">
            <text:p>18610459</text:p>
          </table:table-cell>
          <table:table-cell table:style-name="ce99" office:value-type="float" office:value="18670965" calcext:value-type="float">
            <text:p>18670965</text:p>
          </table:table-cell>
          <table:table-cell table:style-name="ce105" office:value-type="float" office:value="18819429" calcext:value-type="float">
            <text:p>18819429</text:p>
          </table:table-cell>
          <table:table-cell office:value-type="float" office:value="18562081" calcext:value-type="float">
            <text:p>18562081</text:p>
          </table:table-cell>
          <table:table-cell table:style-name="ce112" office:value-type="float" office:value="18692379" calcext:value-type="float">
            <text:p>18692379</text:p>
          </table:table-cell>
          <table:table-cell table:style-name="ce105" office:value-type="float" office:value="18866191" calcext:value-type="float">
            <text:p>18866191</text:p>
          </table:table-cell>
          <table:table-cell table:style-name="ce129" office:value-type="float" office:value="18754044" calcext:value-type="float">
            <text:p>18754044</text:p>
          </table:table-cell>
          <table:table-cell table:style-name="ce112" office:value-type="float" office:value="18670965" calcext:value-type="float">
            <text:p>18670965</text:p>
          </table:table-cell>
          <table:table-cell table:style-name="ce26" table:formula="of:=([.D10]+[.G10]+[.J10])/3" office:value-type="float" office:value="18865223" calcext:value-type="float">
            <text:p>18865223</text:p>
          </table:table-cell>
          <table:table-cell table:style-name="ce29" table:formula="of:=([.E10]+[.H10]+[.K10])/3" office:value-type="float" office:value="18642194.6666667" calcext:value-type="float">
            <text:p>18642195</text:p>
          </table:table-cell>
          <table:table-cell table:style-name="ce32" table:formula="of:=([.F10]+[.I10]+[.L10])/3" office:value-type="float" office:value="18678103" calcext:value-type="float">
            <text:p>18678103</text:p>
          </table:table-cell>
          <table:table-cell table:style-name="ce35" table:formula="of:=[.C10]/[.M10]" office:value-type="float" office:value="5.86114823026476" calcext:value-type="float">
            <text:p>5.86114823026476</text:p>
          </table:table-cell>
          <table:table-cell table:style-name="ce38" table:formula="of:=[.C10]/[.N10]" office:value-type="float" office:value="5.93126884345377" calcext:value-type="float">
            <text:p>5.93126884345377</text:p>
          </table:table-cell>
          <table:table-cell table:style-name="ce41" table:formula="of:=[.C10]/[.O10]" office:value-type="float" office:value="5.91986608061857" calcext:value-type="float">
            <text:p>5.91986608061857</text:p>
          </table:table-cell>
          <table:table-cell table:style-name="ce35" table:formula="of:=[.M5]/[.M10]" office:value-type="float" office:value="5.7924098927075" calcext:value-type="float">
            <text:p>5.7924098927075</text:p>
          </table:table-cell>
          <table:table-cell table:style-name="ce38" table:formula="of:=[.N5]/[.N10]" office:value-type="float" office:value="5.8990207411917" calcext:value-type="float">
            <text:p>5.8990207411917</text:p>
          </table:table-cell>
          <table:table-cell table:style-name="ce41" table:formula="of:=[.O5]/[.O10]" office:value-type="float" office:value="5.87712751128956" calcext:value-type="float">
            <text:p>5.87712751128956</text:p>
          </table:table-cell>
          <table:table-cell table:style-name="ce44" table:formula="of:=[.P10]/6" office:value-type="float" office:value="0.976858038377459" calcext:value-type="float">
            <text:p>0.976858038377459</text:p>
          </table:table-cell>
          <table:table-cell table:formula="of:=[.Q10]/6" office:value-type="float" office:value="0.988544807242295" calcext:value-type="float">
            <text:p>0.988544807242295</text:p>
          </table:table-cell>
          <table:table-cell table:style-name="ce49" table:formula="of:=[.R10]/6" office:value-type="float" office:value="0.986644346769762" calcext:value-type="float">
            <text:p>0.986644346769762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  <table:table-cell table:style-name="ce59" table:formula="of:=[.L120]/[.R120]" office:value-type="float" office:value="5.99641841410095" calcext:value-type="float">
            <text:p>5.9964184141009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7485362" calcext:value-type="float">
            <text:p>17485362</text:p>
          </table:table-cell>
          <table:table-cell table:style-name="ce129" office:value-type="float" office:value="16041953" calcext:value-type="float">
            <text:p>16041953</text:p>
          </table:table-cell>
          <table:table-cell table:style-name="ce99" office:value-type="float" office:value="16076647" calcext:value-type="float">
            <text:p>16076647</text:p>
          </table:table-cell>
          <table:table-cell table:style-name="ce105" office:value-type="float" office:value="17920952" calcext:value-type="float">
            <text:p>17920952</text:p>
          </table:table-cell>
          <table:table-cell office:value-type="float" office:value="15971611" calcext:value-type="float">
            <text:p>15971611</text:p>
          </table:table-cell>
          <table:table-cell table:style-name="ce112" office:value-type="float" office:value="16284207" calcext:value-type="float">
            <text:p>16284207</text:p>
          </table:table-cell>
          <table:table-cell table:style-name="ce105" office:value-type="float" office:value="16467168" calcext:value-type="float">
            <text:p>16467168</text:p>
          </table:table-cell>
          <table:table-cell table:style-name="ce129" office:value-type="float" office:value="16039916" calcext:value-type="float">
            <text:p>16039916</text:p>
          </table:table-cell>
          <table:table-cell table:style-name="ce112" office:value-type="float" office:value="16076647" calcext:value-type="float">
            <text:p>16076647</text:p>
          </table:table-cell>
          <table:table-cell table:style-name="ce26" table:formula="of:=([.D11]+[.G11]+[.J11])/3" office:value-type="float" office:value="17291160.6666667" calcext:value-type="float">
            <text:p>17291161</text:p>
          </table:table-cell>
          <table:table-cell table:style-name="ce29" table:formula="of:=([.E11]+[.H11]+[.K11])/3" office:value-type="float" office:value="16017826.6666667" calcext:value-type="float">
            <text:p>16017827</text:p>
          </table:table-cell>
          <table:table-cell table:style-name="ce32" table:formula="of:=([.F11]+[.I11]+[.L11])/3" office:value-type="float" office:value="16145833.6666667" calcext:value-type="float">
            <text:p>16145834</text:p>
          </table:table-cell>
          <table:table-cell table:style-name="ce35" table:formula="of:=[.C11]/[.M11]" office:value-type="float" office:value="6.39470481661515" calcext:value-type="float">
            <text:p>6.39470481661515</text:p>
          </table:table-cell>
          <table:table-cell table:style-name="ce38" table:formula="of:=[.C11]/[.N11]" office:value-type="float" office:value="6.90305062609409" calcext:value-type="float">
            <text:p>6.90305062609409</text:p>
          </table:table-cell>
          <table:table-cell table:style-name="ce41" table:formula="of:=[.C11]/[.O11]" office:value-type="float" office:value="6.84832203048624" calcext:value-type="float">
            <text:p>6.84832203048624</text:p>
          </table:table-cell>
          <table:table-cell table:style-name="ce35" table:formula="of:=[.M5]/[.M11]" office:value-type="float" office:value="6.31970903746154" calcext:value-type="float">
            <text:p>6.31970903746154</text:p>
          </table:table-cell>
          <table:table-cell table:style-name="ce38" table:formula="of:=[.N5]/[.N11]" office:value-type="float" office:value="6.865518980103" calcext:value-type="float">
            <text:p>6.865518980103</text:p>
          </table:table-cell>
          <table:table-cell table:style-name="ce41" table:formula="of:=[.O5]/[.O11]" office:value-type="float" office:value="6.79888045834568" calcext:value-type="float">
            <text:p>6.79888045834568</text:p>
          </table:table-cell>
          <table:table-cell table:style-name="ce44" table:formula="of:=[.P11]/7" office:value-type="float" office:value="0.91352925951645" calcext:value-type="float">
            <text:p>0.91352925951645</text:p>
          </table:table-cell>
          <table:table-cell table:formula="of:=[.Q11]/7" office:value-type="float" office:value="0.986150089442013" calcext:value-type="float">
            <text:p>0.986150089442013</text:p>
          </table:table-cell>
          <table:table-cell table:style-name="ce49" table:formula="of:=[.R11]/7" office:value-type="float" office:value="0.978331718640892" calcext:value-type="float">
            <text:p>0.978331718640892</text:p>
          </table:table-cell>
          <table:table-cell table:style-name="ce176" office:value-type="float" office:value="0" calcext:value-type="float">
            <text:p>0</text:p>
          </table:table-cell>
          <table:table-cell table:style-name="ce116" office:value-type="float" office:value="64" calcext:value-type="float">
            <text:p>64</text:p>
          </table:table-cell>
          <table:table-cell table:style-name="ce184" office:value-type="float" office:value="1" calcext:value-type="float">
            <text:p>1</text:p>
          </table:table-cell>
          <table:table-cell table:style-name="ce59" table:formula="of:=[.L121]/[.R121]" office:value-type="float" office:value="6.99431379995187" calcext:value-type="float">
            <text:p>6.99431379995187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4378103" calcext:value-type="float">
            <text:p>14378103</text:p>
          </table:table-cell>
          <table:table-cell table:style-name="ce129" office:value-type="float" office:value="13980675" calcext:value-type="float">
            <text:p>13980675</text:p>
          </table:table-cell>
          <table:table-cell table:style-name="ce99" office:value-type="float" office:value="14245497" calcext:value-type="float">
            <text:p>14245497</text:p>
          </table:table-cell>
          <table:table-cell table:style-name="ce105" office:value-type="float" office:value="15704201" calcext:value-type="float">
            <text:p>15704201</text:p>
          </table:table-cell>
          <table:table-cell office:value-type="float" office:value="14065673" calcext:value-type="float">
            <text:p>14065673</text:p>
          </table:table-cell>
          <table:table-cell table:style-name="ce112" office:value-type="float" office:value="15223089" calcext:value-type="float">
            <text:p>15223089</text:p>
          </table:table-cell>
          <table:table-cell table:style-name="ce105" office:value-type="float" office:value="14468938" calcext:value-type="float">
            <text:p>14468938</text:p>
          </table:table-cell>
          <table:table-cell table:style-name="ce129" office:value-type="float" office:value="13997553" calcext:value-type="float">
            <text:p>13997553</text:p>
          </table:table-cell>
          <table:table-cell table:style-name="ce112" office:value-type="float" office:value="14245497" calcext:value-type="float">
            <text:p>14245497</text:p>
          </table:table-cell>
          <table:table-cell table:style-name="ce26" table:formula="of:=([.D12]+[.G12]+[.J12])/3" office:value-type="float" office:value="14850414" calcext:value-type="float">
            <text:p>14850414</text:p>
          </table:table-cell>
          <table:table-cell table:style-name="ce29" table:formula="of:=([.E12]+[.H12]+[.K12])/3" office:value-type="float" office:value="14014633.6666667" calcext:value-type="float">
            <text:p>14014634</text:p>
          </table:table-cell>
          <table:table-cell table:style-name="ce32" table:formula="of:=([.F12]+[.I12]+[.L12])/3" office:value-type="float" office:value="14571361" calcext:value-type="float">
            <text:p>14571361</text:p>
          </table:table-cell>
          <table:table-cell table:style-name="ce35" table:formula="of:=[.C12]/[.M12]" office:value-type="float" office:value="7.44570948661768" calcext:value-type="float">
            <text:p>7.44570948661768</text:p>
          </table:table-cell>
          <table:table-cell table:style-name="ce38" table:formula="of:=[.C12]/[.N12]" office:value-type="float" office:value="7.88974375141831" calcext:value-type="float">
            <text:p>7.88974375141831</text:p>
          </table:table-cell>
          <table:table-cell table:style-name="ce41" table:formula="of:=[.C12]/[.O12]" office:value-type="float" office:value="7.58830066731584" calcext:value-type="float">
            <text:p>7.58830066731584</text:p>
          </table:table-cell>
          <table:table-cell table:style-name="ce35" table:formula="of:=[.M5]/[.M12]" office:value-type="float" office:value="7.35838774146855" calcext:value-type="float">
            <text:p>7.35838774146855</text:p>
          </table:table-cell>
          <table:table-cell table:style-name="ce38" table:formula="of:=[.N5]/[.N12]" office:value-type="float" office:value="7.84684748924701" calcext:value-type="float">
            <text:p>7.84684748924701</text:p>
          </table:table-cell>
          <table:table-cell table:style-name="ce41" table:formula="of:=[.O5]/[.O12]" office:value-type="float" office:value="7.53351680738676" calcext:value-type="float">
            <text:p>7.53351680738676</text:p>
          </table:table-cell>
          <table:table-cell table:style-name="ce44" table:formula="of:=[.P12]/8" office:value-type="float" office:value="0.93071368582721" calcext:value-type="float">
            <text:p>0.93071368582721</text:p>
          </table:table-cell>
          <table:table-cell table:formula="of:=[.Q12]/8" office:value-type="float" office:value="0.986217968927289" calcext:value-type="float">
            <text:p>0.986217968927289</text:p>
          </table:table-cell>
          <table:table-cell table:style-name="ce49" table:formula="of:=[.R12]/8" office:value-type="float" office:value="0.94853758341448" calcext:value-type="float">
            <text:p>0.94853758341448</text:p>
          </table:table-cell>
          <table:table-cell table:style-name="ce177"/>
          <table:table-cell table:style-name="ce181" office:value-type="float" office:value="0" calcext:value-type="float">
            <text:p>0</text:p>
          </table:table-cell>
          <table:table-cell table:style-name="ce185"/>
          <table:table-cell table:style-name="ce59" table:formula="of:=[.L122]/[.R122]" office:value-type="float" office:value="7.99151425466485" calcext:value-type="float">
            <text:p>7.99151425466485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3857462" calcext:value-type="float">
            <text:p>13857462</text:p>
          </table:table-cell>
          <table:table-cell table:style-name="ce129" office:value-type="float" office:value="12716196" calcext:value-type="float">
            <text:p>12716196</text:p>
          </table:table-cell>
          <table:table-cell table:style-name="ce99" office:value-type="float" office:value="12651093" calcext:value-type="float">
            <text:p>12651093</text:p>
          </table:table-cell>
          <table:table-cell table:style-name="ce105" office:value-type="float" office:value="12772462" calcext:value-type="float">
            <text:p>12772462</text:p>
          </table:table-cell>
          <table:table-cell office:value-type="float" office:value="12544236" calcext:value-type="float">
            <text:p>12544236</text:p>
          </table:table-cell>
          <table:table-cell table:style-name="ce112" office:value-type="float" office:value="12780036" calcext:value-type="float">
            <text:p>12780036</text:p>
          </table:table-cell>
          <table:table-cell table:style-name="ce105" office:value-type="float" office:value="12820337" calcext:value-type="float">
            <text:p>12820337</text:p>
          </table:table-cell>
          <table:table-cell table:style-name="ce129" office:value-type="float" office:value="12520602" calcext:value-type="float">
            <text:p>12520602</text:p>
          </table:table-cell>
          <table:table-cell table:style-name="ce112" office:value-type="float" office:value="12651093" calcext:value-type="float">
            <text:p>12651093</text:p>
          </table:table-cell>
          <table:table-cell table:style-name="ce26" table:formula="of:=([.D13]+[.G13]+[.J13])/3" office:value-type="float" office:value="13150087" calcext:value-type="float">
            <text:p>13150087</text:p>
          </table:table-cell>
          <table:table-cell table:style-name="ce29" table:formula="of:=([.E13]+[.H13]+[.K13])/3" office:value-type="float" office:value="12593678" calcext:value-type="float">
            <text:p>12593678</text:p>
          </table:table-cell>
          <table:table-cell table:style-name="ce32" table:formula="of:=([.F13]+[.I13]+[.L13])/3" office:value-type="float" office:value="12694074" calcext:value-type="float">
            <text:p>12694074</text:p>
          </table:table-cell>
          <table:table-cell table:style-name="ce35" table:formula="of:=[.C13]/[.M13]" office:value-type="float" office:value="8.40845147260242" calcext:value-type="float">
            <text:p>8.40845147260242</text:p>
          </table:table-cell>
          <table:table-cell table:style-name="ce38" table:formula="of:=[.C13]/[.N13]" office:value-type="float" office:value="8.77995041639146" calcext:value-type="float">
            <text:p>8.77995041639146</text:p>
          </table:table-cell>
          <table:table-cell table:style-name="ce41" table:formula="of:=[.C13]/[.O13]" office:value-type="float" office:value="8.71051077849397" calcext:value-type="float">
            <text:p>8.71051077849397</text:p>
          </table:table-cell>
          <table:table-cell table:style-name="ce35" table:formula="of:=[.M5]/[.M13]" office:value-type="float" office:value="8.30983888801139" calcext:value-type="float">
            <text:p>8.30983888801139</text:p>
          </table:table-cell>
          <table:table-cell table:style-name="ce38" table:formula="of:=[.N5]/[.N13]" office:value-type="float" office:value="8.73221413156665" calcext:value-type="float">
            <text:p>8.73221413156665</text:p>
          </table:table-cell>
          <table:table-cell table:style-name="ce41" table:formula="of:=[.O5]/[.O13]" office:value-type="float" office:value="8.6476251044385" calcext:value-type="float">
            <text:p>8.6476251044385</text:p>
          </table:table-cell>
          <table:table-cell table:style-name="ce44" table:formula="of:=[.P13]/9" office:value-type="float" office:value="0.934272385844714" calcext:value-type="float">
            <text:p>0.934272385844714</text:p>
          </table:table-cell>
          <table:table-cell table:formula="of:=[.Q13]/9" office:value-type="float" office:value="0.975550046265718" calcext:value-type="float">
            <text:p>0.975550046265718</text:p>
          </table:table-cell>
          <table:table-cell table:style-name="ce49" table:formula="of:=[.R13]/9" office:value-type="float" office:value="0.967834530943774" calcext:value-type="float">
            <text:p>0.967834530943774</text:p>
          </table:table-cell>
          <table:table-cell table:number-columns-repeated="3"/>
          <table:table-cell table:style-name="ce59" table:formula="of:=[.L123]/[.R123]" office:value-type="float" office:value="8.9879211603827" calcext:value-type="float">
            <text:p>8.9879211603827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1555746" calcext:value-type="float">
            <text:p>11555746</text:p>
          </table:table-cell>
          <table:table-cell table:style-name="ce129" office:value-type="float" office:value="11515668" calcext:value-type="float">
            <text:p>11515668</text:p>
          </table:table-cell>
          <table:table-cell table:style-name="ce99" office:value-type="float" office:value="11781018" calcext:value-type="float">
            <text:p>11781018</text:p>
          </table:table-cell>
          <table:table-cell table:style-name="ce105" office:value-type="float" office:value="12005704" calcext:value-type="float">
            <text:p>12005704</text:p>
          </table:table-cell>
          <table:table-cell office:value-type="float" office:value="11245079" calcext:value-type="float">
            <text:p>11245079</text:p>
          </table:table-cell>
          <table:table-cell table:style-name="ce112" office:value-type="float" office:value="14189151" calcext:value-type="float">
            <text:p>14189151</text:p>
          </table:table-cell>
          <table:table-cell table:style-name="ce105" office:value-type="float" office:value="11751253" calcext:value-type="float">
            <text:p>11751253</text:p>
          </table:table-cell>
          <table:table-cell table:style-name="ce129" office:value-type="float" office:value="11249303" calcext:value-type="float">
            <text:p>11249303</text:p>
          </table:table-cell>
          <table:table-cell table:style-name="ce112" office:value-type="float" office:value="11781018" calcext:value-type="float">
            <text:p>11781018</text:p>
          </table:table-cell>
          <table:table-cell table:style-name="ce26" table:formula="of:=([.D14]+[.G14]+[.J14])/3" office:value-type="float" office:value="11770901" calcext:value-type="float">
            <text:p>11770901</text:p>
          </table:table-cell>
          <table:table-cell table:style-name="ce29" table:formula="of:=([.E14]+[.H14]+[.K14])/3" office:value-type="float" office:value="11336683.3333333" calcext:value-type="float">
            <text:p>11336683</text:p>
          </table:table-cell>
          <table:table-cell table:style-name="ce32" table:formula="of:=([.F14]+[.I14]+[.L14])/3" office:value-type="float" office:value="12583729" calcext:value-type="float">
            <text:p>12583729</text:p>
          </table:table-cell>
          <table:table-cell table:style-name="ce35" table:formula="of:=[.C14]/[.M14]" office:value-type="float" office:value="9.39366225236284" calcext:value-type="float">
            <text:p>9.39366225236284</text:p>
          </table:table-cell>
          <table:table-cell table:style-name="ce38" table:formula="of:=[.C14]/[.N14]" office:value-type="float" office:value="9.75345832187839" calcext:value-type="float">
            <text:p>9.75345832187839</text:p>
          </table:table-cell>
          <table:table-cell table:style-name="ce41" table:formula="of:=[.C14]/[.O14]" office:value-type="float" office:value="8.78689205719545" calcext:value-type="float">
            <text:p>8.78689205719545</text:p>
          </table:table-cell>
          <table:table-cell table:style-name="ce35" table:formula="of:=[.M5]/[.M14]" office:value-type="float" office:value="9.28349531895078" calcext:value-type="float">
            <text:p>9.28349531895078</text:p>
          </table:table-cell>
          <table:table-cell table:style-name="ce38" table:formula="of:=[.N5]/[.N14]" office:value-type="float" office:value="9.70042910845471" calcext:value-type="float">
            <text:p>9.70042910845471</text:p>
          </table:table-cell>
          <table:table-cell table:style-name="ce41" table:formula="of:=[.O5]/[.O14]" office:value-type="float" office:value="8.72345494725768" calcext:value-type="float">
            <text:p>8.72345494725768</text:p>
          </table:table-cell>
          <table:table-cell table:style-name="ce44" table:formula="of:=[.P14]/10" office:value-type="float" office:value="0.939366225236284" calcext:value-type="float">
            <text:p>0.939366225236284</text:p>
          </table:table-cell>
          <table:table-cell table:formula="of:=[.Q14]/10" office:value-type="float" office:value="0.975345832187839" calcext:value-type="float">
            <text:p>0.975345832187839</text:p>
          </table:table-cell>
          <table:table-cell table:style-name="ce49" table:formula="of:=[.R14]/10" office:value-type="float" office:value="0.878689205719545" calcext:value-type="float">
            <text:p>0.878689205719545</text:p>
          </table:table-cell>
          <table:table-cell table:number-columns-repeated="3"/>
          <table:table-cell table:style-name="ce59" table:formula="of:=[.L124]/[.R124]" office:value-type="float" office:value="9.98343616152225" calcext:value-type="float">
            <text:p>9.98343616152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0496582" calcext:value-type="float">
            <text:p>10496582</text:p>
          </table:table-cell>
          <table:table-cell table:style-name="ce129" office:value-type="float" office:value="10590966" calcext:value-type="float">
            <text:p>10590966</text:p>
          </table:table-cell>
          <table:table-cell table:style-name="ce99" office:value-type="float" office:value="10394544" calcext:value-type="float">
            <text:p>10394544</text:p>
          </table:table-cell>
          <table:table-cell table:style-name="ce105" office:value-type="float" office:value="11610554" calcext:value-type="float">
            <text:p>11610554</text:p>
          </table:table-cell>
          <table:table-cell office:value-type="float" office:value="10396579" calcext:value-type="float">
            <text:p>10396579</text:p>
          </table:table-cell>
          <table:table-cell table:style-name="ce112" office:value-type="float" office:value="10768870" calcext:value-type="float">
            <text:p>10768870</text:p>
          </table:table-cell>
          <table:table-cell table:style-name="ce105" office:value-type="float" office:value="10538712" calcext:value-type="float">
            <text:p>10538712</text:p>
          </table:table-cell>
          <table:table-cell table:style-name="ce129" office:value-type="float" office:value="10370507" calcext:value-type="float">
            <text:p>10370507</text:p>
          </table:table-cell>
          <table:table-cell table:style-name="ce112" office:value-type="float" office:value="10394544" calcext:value-type="float">
            <text:p>10394544</text:p>
          </table:table-cell>
          <table:table-cell table:style-name="ce26" table:formula="of:=([.D15]+[.G15]+[.J15])/3" office:value-type="float" office:value="10881949.3333333" calcext:value-type="float">
            <text:p>10881949</text:p>
          </table:table-cell>
          <table:table-cell table:style-name="ce29" table:formula="of:=([.E15]+[.H15]+[.K15])/3" office:value-type="float" office:value="10452684" calcext:value-type="float">
            <text:p>10452684</text:p>
          </table:table-cell>
          <table:table-cell table:style-name="ce32" table:formula="of:=([.F15]+[.I15]+[.L15])/3" office:value-type="float" office:value="10519319.3333333" calcext:value-type="float">
            <text:p>10519319</text:p>
          </table:table-cell>
          <table:table-cell table:style-name="ce35" table:formula="of:=[.C15]/[.M15]" office:value-type="float" office:value="10.1610350326939" calcext:value-type="float">
            <text:p>10.1610350326939</text:p>
          </table:table-cell>
          <table:table-cell table:style-name="ce38" table:formula="of:=[.C15]/[.N15]" office:value-type="float" office:value="10.5783230795076" calcext:value-type="float">
            <text:p>10.5783230795076</text:p>
          </table:table-cell>
          <table:table-cell table:style-name="ce41" table:formula="of:=[.C15]/[.O15]" office:value-type="float" office:value="10.5113139829897" calcext:value-type="float">
            <text:p>10.5113139829897</text:p>
          </table:table-cell>
          <table:table-cell table:style-name="ce35" table:formula="of:=[.M5]/[.M15]" office:value-type="float" office:value="10.0418685095881" calcext:value-type="float">
            <text:p>10.0418685095881</text:p>
          </table:table-cell>
          <table:table-cell table:style-name="ce38" table:formula="of:=[.N5]/[.N15]" office:value-type="float" office:value="10.5208091051064" calcext:value-type="float">
            <text:p>10.5208091051064</text:p>
          </table:table-cell>
          <table:table-cell table:style-name="ce41" table:formula="of:=[.O5]/[.O15]" office:value-type="float" office:value="10.4354273809478" calcext:value-type="float">
            <text:p>10.4354273809478</text:p>
          </table:table-cell>
          <table:table-cell table:style-name="ce44" table:formula="of:=[.P15]/11" office:value-type="float" office:value="0.92373045751763" calcext:value-type="float">
            <text:p>0.92373045751763</text:p>
          </table:table-cell>
          <table:table-cell table:formula="of:=[.Q15]/11" office:value-type="float" office:value="0.961665734500691" calcext:value-type="float">
            <text:p>0.961665734500691</text:p>
          </table:table-cell>
          <table:table-cell table:style-name="ce49" table:formula="of:=[.R15]/11" office:value-type="float" office:value="0.955573998453607" calcext:value-type="float">
            <text:p>0.955573998453607</text:p>
          </table:table-cell>
          <table:table-cell table:number-columns-repeated="3"/>
          <table:table-cell table:style-name="ce59" table:formula="of:=[.L125]/[.R125]" office:value-type="float" office:value="10.9779611969768" calcext:value-type="float">
            <text:p>10.977961196976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684806" calcext:value-type="float">
            <text:p>9684806</text:p>
          </table:table-cell>
          <table:table-cell table:style-name="ce129" office:value-type="float" office:value="9716731" calcext:value-type="float">
            <text:p>9716731</text:p>
          </table:table-cell>
          <table:table-cell table:style-name="ce99" office:value-type="float" office:value="9723295" calcext:value-type="float">
            <text:p>9723295</text:p>
          </table:table-cell>
          <table:table-cell table:style-name="ce105" office:value-type="float" office:value="9874511" calcext:value-type="float">
            <text:p>9874511</text:p>
          </table:table-cell>
          <table:table-cell office:value-type="float" office:value="9508315" calcext:value-type="float">
            <text:p>9508315</text:p>
          </table:table-cell>
          <table:table-cell table:style-name="ce112" office:value-type="float" office:value="9719390" calcext:value-type="float">
            <text:p>9719390</text:p>
          </table:table-cell>
          <table:table-cell table:style-name="ce105" office:value-type="float" office:value="10546265" calcext:value-type="float">
            <text:p>10546265</text:p>
          </table:table-cell>
          <table:table-cell table:style-name="ce129" office:value-type="float" office:value="9478965" calcext:value-type="float">
            <text:p>9478965</text:p>
          </table:table-cell>
          <table:table-cell table:style-name="ce112" office:value-type="float" office:value="9723295" calcext:value-type="float">
            <text:p>9723295</text:p>
          </table:table-cell>
          <table:table-cell table:style-name="ce26" table:formula="of:=([.D16]+[.G16]+[.J16])/3" office:value-type="float" office:value="10035194" calcext:value-type="float">
            <text:p>10035194</text:p>
          </table:table-cell>
          <table:table-cell table:style-name="ce29" table:formula="of:=([.E16]+[.H16]+[.K16])/3" office:value-type="float" office:value="9568003.66666667" calcext:value-type="float">
            <text:p>9568004</text:p>
          </table:table-cell>
          <table:table-cell table:style-name="ce32" table:formula="of:=([.F16]+[.I16]+[.L16])/3" office:value-type="float" office:value="9721993.33333333" calcext:value-type="float">
            <text:p>9721993</text:p>
          </table:table-cell>
          <table:table-cell table:style-name="ce35" table:formula="of:=[.C16]/[.M16]" office:value-type="float" office:value="11.0184086525881" calcext:value-type="float">
            <text:p>11.0184086525881</text:p>
          </table:table-cell>
          <table:table-cell table:style-name="ce38" table:formula="of:=[.C16]/[.N16]" office:value-type="float" office:value="11.5564199442371" calcext:value-type="float">
            <text:p>11.5564199442371</text:p>
          </table:table-cell>
          <table:table-cell table:style-name="ce41" table:formula="of:=[.C16]/[.O16]" office:value-type="float" office:value="11.3733742257246" calcext:value-type="float">
            <text:p>11.3733742257246</text:p>
          </table:table-cell>
          <table:table-cell table:style-name="ce35" table:formula="of:=[.M5]/[.M16]" office:value-type="float" office:value="10.8891870285052" calcext:value-type="float">
            <text:p>10.8891870285052</text:p>
          </table:table-cell>
          <table:table-cell table:style-name="ce38" table:formula="of:=[.N5]/[.N16]" office:value-type="float" office:value="11.4935880912253" calcext:value-type="float">
            <text:p>11.4935880912253</text:p>
          </table:table-cell>
          <table:table-cell table:style-name="ce41" table:formula="of:=[.O5]/[.O16]" office:value-type="float" office:value="11.2912639657574" calcext:value-type="float">
            <text:p>11.2912639657574</text:p>
          </table:table-cell>
          <table:table-cell table:style-name="ce44" table:formula="of:=[.P16]/12" office:value-type="float" office:value="0.918200721049007" calcext:value-type="float">
            <text:p>0.918200721049007</text:p>
          </table:table-cell>
          <table:table-cell table:formula="of:=[.Q16]/12" office:value-type="float" office:value="0.963034995353092" calcext:value-type="float">
            <text:p>0.963034995353092</text:p>
          </table:table-cell>
          <table:table-cell table:style-name="ce49" table:formula="of:=[.R16]/12" office:value-type="float" office:value="0.947781185477053" calcext:value-type="float">
            <text:p>0.947781185477053</text:p>
          </table:table-cell>
          <table:table-cell table:number-columns-repeated="3"/>
          <table:table-cell table:style-name="ce59" table:formula="of:=[.L126]/[.R126]" office:value-type="float" office:value="11.9713985321146" calcext:value-type="float">
            <text:p>11.9713985321146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138944" calcext:value-type="float">
            <text:p>9138944</text:p>
          </table:table-cell>
          <table:table-cell table:style-name="ce129" office:value-type="float" office:value="8797661" calcext:value-type="float">
            <text:p>8797661</text:p>
          </table:table-cell>
          <table:table-cell table:style-name="ce99" office:value-type="float" office:value="8715772" calcext:value-type="float">
            <text:p>8715772</text:p>
          </table:table-cell>
          <table:table-cell table:style-name="ce105" office:value-type="float" office:value="9073666" calcext:value-type="float">
            <text:p>9073666</text:p>
          </table:table-cell>
          <table:table-cell office:value-type="float" office:value="8810976" calcext:value-type="float">
            <text:p>8810976</text:p>
          </table:table-cell>
          <table:table-cell table:style-name="ce99" office:value-type="float" office:value="8985772" calcext:value-type="float">
            <text:p>8985772</text:p>
          </table:table-cell>
          <table:table-cell table:style-name="ce105" office:value-type="float" office:value="9796039" calcext:value-type="float">
            <text:p>9796039</text:p>
          </table:table-cell>
          <table:table-cell table:style-name="ce129" office:value-type="float" office:value="8753997" calcext:value-type="float">
            <text:p>8753997</text:p>
          </table:table-cell>
          <table:table-cell table:style-name="ce112" office:value-type="float" office:value="8715772" calcext:value-type="float">
            <text:p>8715772</text:p>
          </table:table-cell>
          <table:table-cell table:style-name="ce26" table:formula="of:=([.D17]+[.G17]+[.J17])/3" office:value-type="float" office:value="9336216.33333333" calcext:value-type="float">
            <text:p>9336216</text:p>
          </table:table-cell>
          <table:table-cell table:style-name="ce29" table:formula="of:=([.E17]+[.H17]+[.K17])/3" office:value-type="float" office:value="8787544.66666667" calcext:value-type="float">
            <text:p>8787545</text:p>
          </table:table-cell>
          <table:table-cell table:style-name="ce32" table:formula="of:=([.F17]+[.I17]+[.L17])/3" office:value-type="float" office:value="8805772" calcext:value-type="float">
            <text:p>8805772</text:p>
          </table:table-cell>
          <table:table-cell table:style-name="ce35" table:formula="of:=[.C17]/[.M17]" office:value-type="float" office:value="11.8433275807055" calcext:value-type="float">
            <text:p>11.8433275807055</text:p>
          </table:table-cell>
          <table:table-cell table:style-name="ce38" table:formula="of:=[.C17]/[.N17]" office:value-type="float" office:value="12.5827944658337" calcext:value-type="float">
            <text:p>12.5827944658337</text:p>
          </table:table-cell>
          <table:table-cell table:style-name="ce41" table:formula="of:=[.C17]/[.O17]" office:value-type="float" office:value="12.5567489596596" calcext:value-type="float">
            <text:p>12.5567489596596</text:p>
          </table:table-cell>
          <table:table-cell table:style-name="ce35" table:formula="of:=[.M5]/[.M17]" office:value-type="float" office:value="11.7044314775768" calcext:value-type="float">
            <text:p>11.7044314775768</text:p>
          </table:table-cell>
          <table:table-cell table:style-name="ce38" table:formula="of:=[.N5]/[.N17]" office:value-type="float" office:value="12.5143822502714" calcext:value-type="float">
            <text:p>12.5143822502714</text:p>
          </table:table-cell>
          <table:table-cell table:style-name="ce41" table:formula="of:=[.O5]/[.O17]" office:value-type="float" office:value="12.4660953065785" calcext:value-type="float">
            <text:p>12.4660953065785</text:p>
          </table:table-cell>
          <table:table-cell table:style-name="ce44" table:formula="of:=[.P17]/13" office:value-type="float" office:value="0.911025198515809" calcext:value-type="float">
            <text:p>0.911025198515809</text:p>
          </table:table-cell>
          <table:table-cell table:formula="of:=[.Q17]/13" office:value-type="float" office:value="0.967907266602592" calcext:value-type="float">
            <text:p>0.967907266602592</text:p>
          </table:table-cell>
          <table:table-cell table:style-name="ce49" table:formula="of:=[.R17]/13" office:value-type="float" office:value="0.965903766127665" calcext:value-type="float">
            <text:p>0.965903766127665</text:p>
          </table:table-cell>
          <table:table-cell table:number-columns-repeated="3"/>
          <table:table-cell table:style-name="ce59" table:formula="of:=[.L127]/[.R127]" office:value-type="float" office:value="12.9636507905523" calcext:value-type="float">
            <text:p>12.9636507905523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8496598" calcext:value-type="float">
            <text:p>8496598</text:p>
          </table:table-cell>
          <table:table-cell table:style-name="ce129" office:value-type="float" office:value="8287297" calcext:value-type="float">
            <text:p>8287297</text:p>
          </table:table-cell>
          <table:table-cell table:style-name="ce99" office:value-type="float" office:value="8105879" calcext:value-type="float">
            <text:p>8105879</text:p>
          </table:table-cell>
          <table:table-cell table:style-name="ce105" office:value-type="float" office:value="8911809" calcext:value-type="float">
            <text:p>8911809</text:p>
          </table:table-cell>
          <table:table-cell office:value-type="float" office:value="8283406" calcext:value-type="float">
            <text:p>8283406</text:p>
          </table:table-cell>
          <table:table-cell table:style-name="ce99" office:value-type="float" office:value="8535879" calcext:value-type="float">
            <text:p>8535879</text:p>
          </table:table-cell>
          <table:table-cell table:style-name="ce105" office:value-type="float" office:value="8458870" calcext:value-type="float">
            <text:p>8458870</text:p>
          </table:table-cell>
          <table:table-cell table:style-name="ce129" office:value-type="float" office:value="8213376" calcext:value-type="float">
            <text:p>8213376</text:p>
          </table:table-cell>
          <table:table-cell table:style-name="ce112" office:value-type="float" office:value="8105879" calcext:value-type="float">
            <text:p>8105879</text:p>
          </table:table-cell>
          <table:table-cell table:style-name="ce26" table:formula="of:=([.D18]+[.G18]+[.J18])/3" office:value-type="float" office:value="8622425.66666667" calcext:value-type="float">
            <text:p>8622426</text:p>
          </table:table-cell>
          <table:table-cell table:style-name="ce29" table:formula="of:=([.E18]+[.H18]+[.K18])/3" office:value-type="float" office:value="8261359.66666667" calcext:value-type="float">
            <text:p>8261360</text:p>
          </table:table-cell>
          <table:table-cell table:style-name="ce32" table:formula="of:=([.F18]+[.I18]+[.L18])/3" office:value-type="float" office:value="8249212.33333333" calcext:value-type="float">
            <text:p>8249212</text:p>
          </table:table-cell>
          <table:table-cell table:style-name="ce35" table:formula="of:=[.C18]/[.M18]" office:value-type="float" office:value="12.8237543209515" calcext:value-type="float">
            <text:p>12.8237543209515</text:p>
          </table:table-cell>
          <table:table-cell table:style-name="ce38" table:formula="of:=[.C18]/[.N18]" office:value-type="float" office:value="13.3842215883834" calcext:value-type="float">
            <text:p>13.3842215883834</text:p>
          </table:table-cell>
          <table:table-cell table:style-name="ce41" table:formula="of:=[.C18]/[.O18]" office:value-type="float" office:value="13.4039304520266" calcext:value-type="float">
            <text:p>13.4039304520266</text:p>
          </table:table-cell>
          <table:table-cell table:style-name="ce35" table:formula="of:=[.M5]/[.M18]" office:value-type="float" office:value="12.6733599752304" calcext:value-type="float">
            <text:p>12.6733599752304</text:p>
          </table:table-cell>
          <table:table-cell table:style-name="ce38" table:formula="of:=[.N5]/[.N18]" office:value-type="float" office:value="13.3114520414497" calcext:value-type="float">
            <text:p>13.3114520414497</text:p>
          </table:table-cell>
          <table:table-cell table:style-name="ce41" table:formula="of:=[.O5]/[.O18]" office:value-type="float" office:value="13.3071605584" calcext:value-type="float">
            <text:p>13.3071605584</text:p>
          </table:table-cell>
          <table:table-cell table:style-name="ce44" table:formula="of:=[.P18]/14" office:value-type="float" office:value="0.915982451496537" calcext:value-type="float">
            <text:p>0.915982451496537</text:p>
          </table:table-cell>
          <table:table-cell table:formula="of:=[.Q18]/14" office:value-type="float" office:value="0.956015827741672" calcext:value-type="float">
            <text:p>0.956015827741672</text:p>
          </table:table-cell>
          <table:table-cell table:style-name="ce49" table:formula="of:=[.R18]/14" office:value-type="float" office:value="0.957423603716186" calcext:value-type="float">
            <text:p>0.957423603716186</text:p>
          </table:table-cell>
          <table:table-cell table:number-columns-repeated="3"/>
          <table:table-cell table:style-name="ce59" table:formula="of:=[.L128]/[.R128]" office:value-type="float" office:value="13.9546209856807" calcext:value-type="float">
            <text:p>13.9546209856807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889263" calcext:value-type="float">
            <text:p>7889263</text:p>
          </table:table-cell>
          <table:table-cell table:style-name="ce129" office:value-type="float" office:value="7810080" calcext:value-type="float">
            <text:p>7810080</text:p>
          </table:table-cell>
          <table:table-cell table:style-name="ce99" office:value-type="float" office:value="7621348" calcext:value-type="float">
            <text:p>7621348</text:p>
          </table:table-cell>
          <table:table-cell table:style-name="ce105" office:value-type="float" office:value="8404230" calcext:value-type="float">
            <text:p>8404230</text:p>
          </table:table-cell>
          <table:table-cell office:value-type="float" office:value="7743651" calcext:value-type="float">
            <text:p>7743651</text:p>
          </table:table-cell>
          <table:table-cell table:style-name="ce99" office:value-type="float" office:value="7724348" calcext:value-type="float">
            <text:p>7724348</text:p>
          </table:table-cell>
          <table:table-cell table:style-name="ce105" office:value-type="float" office:value="8494650" calcext:value-type="float">
            <text:p>8494650</text:p>
          </table:table-cell>
          <table:table-cell table:style-name="ce129" office:value-type="float" office:value="7754533" calcext:value-type="float">
            <text:p>7754533</text:p>
          </table:table-cell>
          <table:table-cell table:style-name="ce112" office:value-type="float" office:value="7621348" calcext:value-type="float">
            <text:p>7621348</text:p>
          </table:table-cell>
          <table:table-cell table:style-name="ce26" table:formula="of:=([.D19]+[.G19]+[.J19])/3" office:value-type="float" office:value="8262714.33333333" calcext:value-type="float">
            <text:p>8262714</text:p>
          </table:table-cell>
          <table:table-cell table:style-name="ce29" table:formula="of:=([.E19]+[.H19]+[.K19])/3" office:value-type="float" office:value="7769421.33333333" calcext:value-type="float">
            <text:p>7769421</text:p>
          </table:table-cell>
          <table:table-cell table:style-name="ce32" table:formula="of:=([.F19]+[.I19]+[.L19])/3" office:value-type="float" office:value="7655681.33333333" calcext:value-type="float">
            <text:p>7655681</text:p>
          </table:table-cell>
          <table:table-cell table:style-name="ce35" table:formula="of:=[.C19]/[.M19]" office:value-type="float" office:value="13.3820272539173" calcext:value-type="float">
            <text:p>13.3820272539173</text:p>
          </table:table-cell>
          <table:table-cell table:style-name="ce38" table:formula="of:=[.C19]/[.N19]" office:value-type="float" office:value="14.2316735901052" calcext:value-type="float">
            <text:p>14.2316735901052</text:p>
          </table:table-cell>
          <table:table-cell table:style-name="ce41" table:formula="of:=[.C19]/[.O19]" office:value-type="float" office:value="14.4431127140262" calcext:value-type="float">
            <text:p>14.4431127140262</text:p>
          </table:table-cell>
          <table:table-cell table:style-name="ce35" table:formula="of:=[.M5]/[.M19]" office:value-type="float" office:value="13.2250855983846" calcext:value-type="float">
            <text:p>13.2250855983846</text:p>
          </table:table-cell>
          <table:table-cell table:style-name="ce38" table:formula="of:=[.N5]/[.N19]" office:value-type="float" office:value="14.154296476134" calcext:value-type="float">
            <text:p>14.154296476134</text:p>
          </table:table-cell>
          <table:table-cell table:style-name="ce41" table:formula="of:=[.O5]/[.O19]" office:value-type="float" office:value="14.3388404271791" calcext:value-type="float">
            <text:p>14.3388404271791</text:p>
          </table:table-cell>
          <table:table-cell table:style-name="ce44" table:formula="of:=[.P19]/15" office:value-type="float" office:value="0.892135150261156" calcext:value-type="float">
            <text:p>0.892135150261156</text:p>
          </table:table-cell>
          <table:table-cell table:formula="of:=[.Q19]/15" office:value-type="float" office:value="0.948778239340347" calcext:value-type="float">
            <text:p>0.948778239340347</text:p>
          </table:table-cell>
          <table:table-cell table:style-name="ce49" table:formula="of:=[.R19]/15" office:value-type="float" office:value="0.962874180935083" calcext:value-type="float">
            <text:p>0.962874180935083</text:p>
          </table:table-cell>
          <table:table-cell table:number-columns-repeated="3"/>
          <table:table-cell table:style-name="ce59" table:formula="of:=[.L129]/[.R129]" office:value-type="float" office:value="14.9442125519225" calcext:value-type="float">
            <text:p>14.9442125519225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913470" calcext:value-type="float">
            <text:p>7913470</text:p>
          </table:table-cell>
          <table:table-cell table:style-name="ce129" office:value-type="float" office:value="7245699" calcext:value-type="float">
            <text:p>7245699</text:p>
          </table:table-cell>
          <table:table-cell table:style-name="ce99" office:value-type="float" office:value="7259307" calcext:value-type="float">
            <text:p>7259307</text:p>
          </table:table-cell>
          <table:table-cell table:style-name="ce105" office:value-type="float" office:value="7451428" calcext:value-type="float">
            <text:p>7451428</text:p>
          </table:table-cell>
          <table:table-cell office:value-type="float" office:value="7322901" calcext:value-type="float">
            <text:p>7322901</text:p>
          </table:table-cell>
          <table:table-cell table:style-name="ce112" office:value-type="float" office:value="7461288" calcext:value-type="float">
            <text:p>7461288</text:p>
          </table:table-cell>
          <table:table-cell table:style-name="ce105" office:value-type="float" office:value="7571225" calcext:value-type="float">
            <text:p>7571225</text:p>
          </table:table-cell>
          <table:table-cell table:style-name="ce129" office:value-type="float" office:value="7332896" calcext:value-type="float">
            <text:p>7332896</text:p>
          </table:table-cell>
          <table:table-cell table:style-name="ce112" office:value-type="float" office:value="7259307" calcext:value-type="float">
            <text:p>7259307</text:p>
          </table:table-cell>
          <table:table-cell table:style-name="ce26" table:formula="of:=([.D20]+[.G20]+[.J20])/3" office:value-type="float" office:value="7645374.33333333" calcext:value-type="float">
            <text:p>7645374</text:p>
          </table:table-cell>
          <table:table-cell table:style-name="ce29" table:formula="of:=([.E20]+[.H20]+[.K20])/3" office:value-type="float" office:value="7300498.66666667" calcext:value-type="float">
            <text:p>7300499</text:p>
          </table:table-cell>
          <table:table-cell table:style-name="ce32" table:formula="of:=([.F20]+[.I20]+[.L20])/3" office:value-type="float" office:value="7326634" calcext:value-type="float">
            <text:p>7326634</text:p>
          </table:table-cell>
          <table:table-cell table:style-name="ce35" table:formula="of:=[.C20]/[.M20]" office:value-type="float" office:value="14.4625839859683" calcext:value-type="float">
            <text:p>14.4625839859683</text:p>
          </table:table-cell>
          <table:table-cell table:style-name="ce38" table:formula="of:=[.C20]/[.N20]" office:value-type="float" office:value="15.1457966706932" calcext:value-type="float">
            <text:p>15.1457966706932</text:p>
          </table:table-cell>
          <table:table-cell table:style-name="ce41" table:formula="of:=[.C20]/[.O20]" office:value-type="float" office:value="15.0917690715818" calcext:value-type="float">
            <text:p>15.0917690715818</text:p>
          </table:table-cell>
          <table:table-cell table:style-name="ce35" table:formula="of:=[.M5]/[.M20]" office:value-type="float" office:value="14.2929697839517" calcext:value-type="float">
            <text:p>14.2929697839517</text:p>
          </table:table-cell>
          <table:table-cell table:style-name="ce38" table:formula="of:=[.N5]/[.N20]" office:value-type="float" office:value="15.0634495013491" calcext:value-type="float">
            <text:p>15.0634495013491</text:p>
          </table:table-cell>
          <table:table-cell table:style-name="ce41" table:formula="of:=[.O5]/[.O20]" office:value-type="float" office:value="14.9828137996248" calcext:value-type="float">
            <text:p>14.9828137996248</text:p>
          </table:table-cell>
          <table:table-cell table:style-name="ce44" table:formula="of:=[.P20]/16" office:value-type="float" office:value="0.903911499123021" calcext:value-type="float">
            <text:p>0.903911499123021</text:p>
          </table:table-cell>
          <table:table-cell table:formula="of:=[.Q20]/16" office:value-type="float" office:value="0.946612291918325" calcext:value-type="float">
            <text:p>0.946612291918325</text:p>
          </table:table-cell>
          <table:table-cell table:style-name="ce49" table:formula="of:=[.R20]/16" office:value-type="float" office:value="0.943235566973866" calcext:value-type="float">
            <text:p>0.943235566973866</text:p>
          </table:table-cell>
          <table:table-cell table:number-columns-repeated="3"/>
          <table:table-cell table:style-name="ce59" table:formula="of:=[.L130]/[.R130]" office:value-type="float" office:value="15.9323293757005" calcext:value-type="float">
            <text:p>15.9323293757005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592697" calcext:value-type="float">
            <text:p>7592697</text:p>
          </table:table-cell>
          <table:table-cell table:style-name="ce129" office:value-type="float" office:value="6986168" calcext:value-type="float">
            <text:p>6986168</text:p>
          </table:table-cell>
          <table:table-cell table:style-name="ce99" office:value-type="float" office:value="6746634" calcext:value-type="float">
            <text:p>6746634</text:p>
          </table:table-cell>
          <table:table-cell table:style-name="ce105" office:value-type="float" office:value="7499140" calcext:value-type="float">
            <text:p>7499140</text:p>
          </table:table-cell>
          <table:table-cell office:value-type="float" office:value="6908603" calcext:value-type="float">
            <text:p>6908603</text:p>
          </table:table-cell>
          <table:table-cell table:style-name="ce112" office:value-type="float" office:value="6754991" calcext:value-type="float">
            <text:p>6754991</text:p>
          </table:table-cell>
          <table:table-cell table:style-name="ce105" office:value-type="float" office:value="7266527" calcext:value-type="float">
            <text:p>7266527</text:p>
          </table:table-cell>
          <table:table-cell table:style-name="ce129" office:value-type="float" office:value="6904784" calcext:value-type="float">
            <text:p>6904784</text:p>
          </table:table-cell>
          <table:table-cell table:style-name="ce112" office:value-type="float" office:value="6746634" calcext:value-type="float">
            <text:p>6746634</text:p>
          </table:table-cell>
          <table:table-cell table:style-name="ce26" table:formula="of:=([.D21]+[.G21]+[.J21])/3" office:value-type="float" office:value="7452788" calcext:value-type="float">
            <text:p>7452788</text:p>
          </table:table-cell>
          <table:table-cell table:style-name="ce29" table:formula="of:=([.E21]+[.H21]+[.K21])/3" office:value-type="float" office:value="6933185" calcext:value-type="float">
            <text:p>6933185</text:p>
          </table:table-cell>
          <table:table-cell table:style-name="ce32" table:formula="of:=([.F21]+[.I21]+[.L21])/3" office:value-type="float" office:value="6749419.66666667" calcext:value-type="float">
            <text:p>6749420</text:p>
          </table:table-cell>
          <table:table-cell table:style-name="ce35" table:formula="of:=[.C21]/[.M21]" office:value-type="float" office:value="14.8363093650323" calcext:value-type="float">
            <text:p>14.8363093650323</text:p>
          </table:table-cell>
          <table:table-cell table:style-name="ce38" table:formula="of:=[.C21]/[.N21]" office:value-type="float" office:value="15.9482068342328" calcext:value-type="float">
            <text:p>15.9482068342328</text:p>
          </table:table-cell>
          <table:table-cell table:style-name="ce41" table:formula="of:=[.C21]/[.O21]" office:value-type="float" office:value="16.3824260248745" calcext:value-type="float">
            <text:p>16.3824260248745</text:p>
          </table:table-cell>
          <table:table-cell table:style-name="ce35" table:formula="of:=[.M5]/[.M21]" office:value-type="float" office:value="14.6623121888524" calcext:value-type="float">
            <text:p>14.6623121888524</text:p>
          </table:table-cell>
          <table:table-cell table:style-name="ce38" table:formula="of:=[.N5]/[.N21]" office:value-type="float" office:value="15.8614969887577" calcext:value-type="float">
            <text:p>15.8614969887577</text:p>
          </table:table-cell>
          <table:table-cell table:style-name="ce41" table:formula="of:=[.O5]/[.O21]" office:value-type="float" office:value="16.2641528340782" calcext:value-type="float">
            <text:p>16.2641528340782</text:p>
          </table:table-cell>
          <table:table-cell table:style-name="ce44" table:formula="of:=[.P21]/17" office:value-type="float" office:value="0.872724080296015" calcext:value-type="float">
            <text:p>0.872724080296015</text:p>
          </table:table-cell>
          <table:table-cell table:formula="of:=[.Q21]/17" office:value-type="float" office:value="0.9381298137784" calcext:value-type="float">
            <text:p>0.9381298137784</text:p>
          </table:table-cell>
          <table:table-cell table:style-name="ce49" table:formula="of:=[.R21]/17" office:value-type="float" office:value="0.963672119110266" calcext:value-type="float">
            <text:p>0.963672119110266</text:p>
          </table:table-cell>
          <table:table-cell table:number-columns-repeated="3"/>
          <table:table-cell table:style-name="ce59" table:formula="of:=[.L131]/[.R131]" office:value-type="float" office:value="16.9188758260966" calcext:value-type="float">
            <text:p>16.9188758260966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045328" calcext:value-type="float">
            <text:p>7045328</text:p>
          </table:table-cell>
          <table:table-cell table:style-name="ce129" office:value-type="float" office:value="6711268" calcext:value-type="float">
            <text:p>6711268</text:p>
          </table:table-cell>
          <table:table-cell table:style-name="ce99" office:value-type="float" office:value="6462413" calcext:value-type="float">
            <text:p>6462413</text:p>
          </table:table-cell>
          <table:table-cell table:style-name="ce105" office:value-type="float" office:value="7119757" calcext:value-type="float">
            <text:p>7119757</text:p>
          </table:table-cell>
          <table:table-cell office:value-type="float" office:value="6624504" calcext:value-type="float">
            <text:p>6624504</text:p>
          </table:table-cell>
          <table:table-cell table:style-name="ce112" office:value-type="float" office:value="6454458" calcext:value-type="float">
            <text:p>6454458</text:p>
          </table:table-cell>
          <table:table-cell table:style-name="ce105" office:value-type="float" office:value="6823868" calcext:value-type="float">
            <text:p>6823868</text:p>
          </table:table-cell>
          <table:table-cell table:style-name="ce129" office:value-type="float" office:value="6624340" calcext:value-type="float">
            <text:p>6624340</text:p>
          </table:table-cell>
          <table:table-cell table:style-name="ce112" office:value-type="float" office:value="6462413" calcext:value-type="float">
            <text:p>6462413</text:p>
          </table:table-cell>
          <table:table-cell table:style-name="ce26" table:formula="of:=([.D22]+[.G22]+[.J22])/3" office:value-type="float" office:value="6996317.66666667" calcext:value-type="float">
            <text:p>6996318</text:p>
          </table:table-cell>
          <table:table-cell table:style-name="ce29" table:formula="of:=([.E22]+[.H22]+[.K22])/3" office:value-type="float" office:value="6653370.66666667" calcext:value-type="float">
            <text:p>6653371</text:p>
          </table:table-cell>
          <table:table-cell table:style-name="ce32" table:formula="of:=([.F22]+[.I22]+[.L22])/3" office:value-type="float" office:value="6459761.33333333" calcext:value-type="float">
            <text:p>6459761</text:p>
          </table:table-cell>
          <table:table-cell table:style-name="ce35" table:formula="of:=[.C22]/[.M22]" office:value-type="float" office:value="15.8042950117617" calcext:value-type="float">
            <text:p>15.8042950117617</text:p>
          </table:table-cell>
          <table:table-cell table:style-name="ce38" table:formula="of:=[.C22]/[.N22]" office:value-type="float" office:value="16.618925044108" calcext:value-type="float">
            <text:p>16.618925044108</text:p>
          </table:table-cell>
          <table:table-cell table:style-name="ce41" table:formula="of:=[.C22]/[.O22]" office:value-type="float" office:value="17.1170206907541" calcext:value-type="float">
            <text:p>17.1170206907541</text:p>
          </table:table-cell>
          <table:table-cell table:style-name="ce35" table:formula="of:=[.M5]/[.M22]" office:value-type="float" office:value="15.6189454995682" calcext:value-type="float">
            <text:p>15.6189454995682</text:p>
          </table:table-cell>
          <table:table-cell table:style-name="ce38" table:formula="of:=[.N5]/[.N22]" office:value-type="float" office:value="16.5285685270704" calcext:value-type="float">
            <text:p>16.5285685270704</text:p>
          </table:table-cell>
          <table:table-cell table:style-name="ce41" table:formula="of:=[.O5]/[.O22]" office:value-type="float" office:value="16.993444081835" calcext:value-type="float">
            <text:p>16.993444081835</text:p>
          </table:table-cell>
          <table:table-cell table:style-name="ce44" table:formula="of:=[.P22]/18" office:value-type="float" office:value="0.878016389542314" calcext:value-type="float">
            <text:p>0.878016389542314</text:p>
          </table:table-cell>
          <table:table-cell table:formula="of:=[.Q22]/18" office:value-type="float" office:value="0.923273613561556" calcext:value-type="float">
            <text:p>0.923273613561556</text:p>
          </table:table-cell>
          <table:table-cell table:style-name="ce49" table:formula="of:=[.R22]/18" office:value-type="float" office:value="0.950945593930784" calcext:value-type="float">
            <text:p>0.950945593930784</text:p>
          </table:table-cell>
          <table:table-cell table:number-columns-repeated="3"/>
          <table:table-cell table:style-name="ce59" table:formula="of:=[.L132]/[.R132]" office:value-type="float" office:value="17.9037567851803" calcext:value-type="float">
            <text:p>17.9037567851803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593543" calcext:value-type="float">
            <text:p>6593543</text:p>
          </table:table-cell>
          <table:table-cell table:style-name="ce129" office:value-type="float" office:value="6303107" calcext:value-type="float">
            <text:p>6303107</text:p>
          </table:table-cell>
          <table:table-cell table:style-name="ce99" office:value-type="float" office:value="6312604" calcext:value-type="float">
            <text:p>6312604</text:p>
          </table:table-cell>
          <table:table-cell table:style-name="ce105" office:value-type="float" office:value="6939648" calcext:value-type="float">
            <text:p>6939648</text:p>
          </table:table-cell>
          <table:table-cell office:value-type="float" office:value="6357503" calcext:value-type="float">
            <text:p>6357503</text:p>
          </table:table-cell>
          <table:table-cell table:style-name="ce112" office:value-type="float" office:value="6282532" calcext:value-type="float">
            <text:p>6282532</text:p>
          </table:table-cell>
          <table:table-cell table:style-name="ce105" office:value-type="float" office:value="6709794" calcext:value-type="float">
            <text:p>6709794</text:p>
          </table:table-cell>
          <table:table-cell table:style-name="ce129" office:value-type="float" office:value="6303399" calcext:value-type="float">
            <text:p>6303399</text:p>
          </table:table-cell>
          <table:table-cell table:style-name="ce112" office:value-type="float" office:value="6312604" calcext:value-type="float">
            <text:p>6312604</text:p>
          </table:table-cell>
          <table:table-cell table:style-name="ce26" table:formula="of:=([.D23]+[.G23]+[.J23])/3" office:value-type="float" office:value="6747661.66666667" calcext:value-type="float">
            <text:p>6747662</text:p>
          </table:table-cell>
          <table:table-cell table:style-name="ce29" table:formula="of:=([.E23]+[.H23]+[.K23])/3" office:value-type="float" office:value="6321336.33333333" calcext:value-type="float">
            <text:p>6321336</text:p>
          </table:table-cell>
          <table:table-cell table:style-name="ce32" table:formula="of:=([.F23]+[.I23]+[.L23])/3" office:value-type="float" office:value="6302580" calcext:value-type="float">
            <text:p>6302580</text:p>
          </table:table-cell>
          <table:table-cell table:style-name="ce35" table:formula="of:=[.C23]/[.M23]" office:value-type="float" office:value="16.3866942153047" calcext:value-type="float">
            <text:p>16.3866942153047</text:p>
          </table:table-cell>
          <table:table-cell table:style-name="ce38" table:formula="of:=[.C23]/[.N23]" office:value-type="float" office:value="17.4918502306132" calcext:value-type="float">
            <text:p>17.4918502306132</text:p>
          </table:table-cell>
          <table:table-cell table:style-name="ce41" table:formula="of:=[.C23]/[.O23]" office:value-type="float" office:value="17.5439055751772" calcext:value-type="float">
            <text:p>17.5439055751772</text:p>
          </table:table-cell>
          <table:table-cell table:style-name="ce35" table:formula="of:=[.M5]/[.M23]" office:value-type="float" office:value="16.1945144453745" calcext:value-type="float">
            <text:p>16.1945144453745</text:p>
          </table:table-cell>
          <table:table-cell table:style-name="ce38" table:formula="of:=[.N5]/[.N23]" office:value-type="float" office:value="17.396747649719" calcext:value-type="float">
            <text:p>17.396747649719</text:p>
          </table:table-cell>
          <table:table-cell table:style-name="ce41" table:formula="of:=[.O5]/[.O23]" office:value-type="float" office:value="17.4172470639008" calcext:value-type="float">
            <text:p>17.4172470639008</text:p>
          </table:table-cell>
          <table:table-cell table:style-name="ce44" table:formula="of:=[.P23]/19" office:value-type="float" office:value="0.862457590279195" calcext:value-type="float">
            <text:p>0.862457590279195</text:p>
          </table:table-cell>
          <table:table-cell table:formula="of:=[.Q23]/19" office:value-type="float" office:value="0.920623696348063" calcext:value-type="float">
            <text:p>0.920623696348063</text:p>
          </table:table-cell>
          <table:table-cell table:style-name="ce49" table:formula="of:=[.R23]/19" office:value-type="float" office:value="0.923363451325113" calcext:value-type="float">
            <text:p>0.923363451325113</text:p>
          </table:table-cell>
          <table:table-cell table:number-columns-repeated="3"/>
          <table:table-cell table:style-name="ce59" table:formula="of:=[.L133]/[.R133]" office:value-type="float" office:value="18.8868776779872" calcext:value-type="float">
            <text:p>18.886877677987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353618" calcext:value-type="float">
            <text:p>6353618</text:p>
          </table:table-cell>
          <table:table-cell table:style-name="ce129" office:value-type="float" office:value="6092823" calcext:value-type="float">
            <text:p>6092823</text:p>
          </table:table-cell>
          <table:table-cell table:style-name="ce99" office:value-type="float" office:value="5955530" calcext:value-type="float">
            <text:p>5955530</text:p>
          </table:table-cell>
          <table:table-cell table:style-name="ce105" office:value-type="float" office:value="7035400" calcext:value-type="float">
            <text:p>7035400</text:p>
          </table:table-cell>
          <table:table-cell office:value-type="float" office:value="6000396" calcext:value-type="float">
            <text:p>6000396</text:p>
          </table:table-cell>
          <table:table-cell table:style-name="ce112" office:value-type="float" office:value="6072084" calcext:value-type="float">
            <text:p>6072084</text:p>
          </table:table-cell>
          <table:table-cell table:style-name="ce105" office:value-type="float" office:value="6766289" calcext:value-type="float">
            <text:p>6766289</text:p>
          </table:table-cell>
          <table:table-cell table:style-name="ce129" office:value-type="float" office:value="6175968" calcext:value-type="float">
            <text:p>6175968</text:p>
          </table:table-cell>
          <table:table-cell table:style-name="ce112" office:value-type="float" office:value="5955530" calcext:value-type="float">
            <text:p>5955530</text:p>
          </table:table-cell>
          <table:table-cell table:style-name="ce26" table:formula="of:=([.D24]+[.G24]+[.J24])/3" office:value-type="float" office:value="6718435.66666667" calcext:value-type="float">
            <text:p>6718436</text:p>
          </table:table-cell>
          <table:table-cell table:style-name="ce29" table:formula="of:=([.E24]+[.H24]+[.K24])/3" office:value-type="float" office:value="6089729" calcext:value-type="float">
            <text:p>6089729</text:p>
          </table:table-cell>
          <table:table-cell table:style-name="ce32" table:formula="of:=([.F24]+[.I24]+[.L24])/3" office:value-type="float" office:value="5994381.33333333" calcext:value-type="float">
            <text:p>5994381</text:p>
          </table:table-cell>
          <table:table-cell table:style-name="ce35" table:formula="of:=[.C24]/[.M24]" office:value-type="float" office:value="16.4579782982219" calcext:value-type="float">
            <text:p>16.4579782982219</text:p>
          </table:table-cell>
          <table:table-cell table:style-name="ce38" table:formula="of:=[.C24]/[.N24]" office:value-type="float" office:value="18.1571082062929" calcext:value-type="float">
            <text:p>18.1571082062929</text:p>
          </table:table-cell>
          <table:table-cell table:style-name="ce41" table:formula="of:=[.C24]/[.O24]" office:value-type="float" office:value="18.4459183110584" calcext:value-type="float">
            <text:p>18.4459183110584</text:p>
          </table:table-cell>
          <table:table-cell table:style-name="ce35" table:formula="of:=[.M5]/[.M24]" office:value-type="float" office:value="16.2649625232699" calcext:value-type="float">
            <text:p>16.2649625232699</text:p>
          </table:table-cell>
          <table:table-cell table:style-name="ce38" table:formula="of:=[.N5]/[.N24]" office:value-type="float" office:value="18.0583886409395" calcext:value-type="float">
            <text:p>18.0583886409395</text:p>
          </table:table-cell>
          <table:table-cell table:style-name="ce41" table:formula="of:=[.O5]/[.O24]" office:value-type="float" office:value="18.3127477041834" calcext:value-type="float">
            <text:p>18.3127477041834</text:p>
          </table:table-cell>
          <table:table-cell table:style-name="ce44" table:formula="of:=[.P24]/20" office:value-type="float" office:value="0.822898914911095" calcext:value-type="float">
            <text:p>0.822898914911095</text:p>
          </table:table-cell>
          <table:table-cell table:formula="of:=[.Q24]/20" office:value-type="float" office:value="0.907855410314645" calcext:value-type="float">
            <text:p>0.907855410314645</text:p>
          </table:table-cell>
          <table:table-cell table:style-name="ce49" table:formula="of:=[.R24]/20" office:value-type="float" office:value="0.92229591555292" calcext:value-type="float">
            <text:p>0.92229591555292</text:p>
          </table:table-cell>
          <table:table-cell table:number-columns-repeated="3"/>
          <table:table-cell table:style-name="ce59" table:formula="of:=[.L134]/[.R134]" office:value-type="float" office:value="19.8681445021287" calcext:value-type="float">
            <text:p>19.8681445021287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1643" calcext:value-type="float">
            <text:p>6261643</text:p>
          </table:table-cell>
          <table:table-cell table:style-name="ce129" office:value-type="float" office:value="6101140" calcext:value-type="float">
            <text:p>6101140</text:p>
          </table:table-cell>
          <table:table-cell table:style-name="ce99" office:value-type="float" office:value="6146432" calcext:value-type="float">
            <text:p>6146432</text:p>
          </table:table-cell>
          <table:table-cell table:style-name="ce105" office:value-type="float" office:value="6927394" calcext:value-type="float">
            <text:p>6927394</text:p>
          </table:table-cell>
          <table:table-cell office:value-type="float" office:value="5968859" calcext:value-type="float">
            <text:p>5968859</text:p>
          </table:table-cell>
          <table:table-cell table:style-name="ce112" office:value-type="float" office:value="5879288" calcext:value-type="float">
            <text:p>5879288</text:p>
          </table:table-cell>
          <table:table-cell table:style-name="ce105" office:value-type="float" office:value="6398773" calcext:value-type="float">
            <text:p>6398773</text:p>
          </table:table-cell>
          <table:table-cell table:style-name="ce129" office:value-type="float" office:value="6086015" calcext:value-type="float">
            <text:p>6086015</text:p>
          </table:table-cell>
          <table:table-cell table:style-name="ce112" office:value-type="float" office:value="6146432" calcext:value-type="float">
            <text:p>6146432</text:p>
          </table:table-cell>
          <table:table-cell table:style-name="ce26" table:formula="of:=([.D25]+[.G25]+[.J25])/3" office:value-type="float" office:value="6529270" calcext:value-type="float">
            <text:p>6529270</text:p>
          </table:table-cell>
          <table:table-cell table:style-name="ce29" table:formula="of:=([.E25]+[.H25]+[.K25])/3" office:value-type="float" office:value="6052004.66666667" calcext:value-type="float">
            <text:p>6052005</text:p>
          </table:table-cell>
          <table:table-cell table:style-name="ce32" table:formula="of:=([.F25]+[.I25]+[.L25])/3" office:value-type="float" office:value="6057384" calcext:value-type="float">
            <text:p>6057384</text:p>
          </table:table-cell>
          <table:table-cell table:style-name="ce35" table:formula="of:=[.C25]/[.M25]" office:value-type="float" office:value="16.9347979789471" calcext:value-type="float">
            <text:p>16.9347979789471</text:p>
          </table:table-cell>
          <table:table-cell table:style-name="ce38" table:formula="of:=[.C25]/[.N25]" office:value-type="float" office:value="18.2702880268764" calcext:value-type="float">
            <text:p>18.2702880268764</text:p>
          </table:table-cell>
          <table:table-cell table:style-name="ce41" table:formula="of:=[.C25]/[.O25]" office:value-type="float" office:value="18.2540628759874" calcext:value-type="float">
            <text:p>18.2540628759874</text:p>
          </table:table-cell>
          <table:table-cell table:style-name="ce35" table:formula="of:=[.M5]/[.M25]" office:value-type="float" office:value="16.7361901611257" calcext:value-type="float">
            <text:p>16.7361901611257</text:p>
          </table:table-cell>
          <table:table-cell table:style-name="ce38" table:formula="of:=[.N5]/[.N25]" office:value-type="float" office:value="18.1709531067777" calcext:value-type="float">
            <text:p>18.1709531067777</text:p>
          </table:table-cell>
          <table:table-cell table:style-name="ce41" table:formula="of:=[.O5]/[.O25]" office:value-type="float" office:value="18.1222773725423" calcext:value-type="float">
            <text:p>18.1222773725423</text:p>
          </table:table-cell>
          <table:table-cell table:style-name="ce44" table:formula="of:=[.P25]/21" office:value-type="float" office:value="0.806418951378434" calcext:value-type="float">
            <text:p>0.806418951378434</text:p>
          </table:table-cell>
          <table:table-cell table:formula="of:=[.Q25]/21" office:value-type="float" office:value="0.870013715565543" calcext:value-type="float">
            <text:p>0.870013715565543</text:p>
          </table:table-cell>
          <table:table-cell table:style-name="ce49" table:formula="of:=[.R25]/21" office:value-type="float" office:value="0.869241089332733" calcext:value-type="float">
            <text:p>0.869241089332733</text:p>
          </table:table-cell>
          <table:table-cell table:number-columns-repeated="3"/>
          <table:table-cell table:style-name="ce59" table:formula="of:=[.L135]/[.R135]" office:value-type="float" office:value="20.8474638570133" calcext:value-type="float">
            <text:p>20.8474638570133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87071" calcext:value-type="float">
            <text:p>6287071</text:p>
          </table:table-cell>
          <table:table-cell table:style-name="ce129" office:value-type="float" office:value="5788221" calcext:value-type="float">
            <text:p>5788221</text:p>
          </table:table-cell>
          <table:table-cell table:style-name="ce99" office:value-type="float" office:value="5742529" calcext:value-type="float">
            <text:p>5742529</text:p>
          </table:table-cell>
          <table:table-cell table:style-name="ce105" office:value-type="float" office:value="6836707" calcext:value-type="float">
            <text:p>6836707</text:p>
          </table:table-cell>
          <table:table-cell office:value-type="float" office:value="5821468" calcext:value-type="float">
            <text:p>5821468</text:p>
          </table:table-cell>
          <table:table-cell table:style-name="ce112" office:value-type="float" office:value="6089193" calcext:value-type="float">
            <text:p>6089193</text:p>
          </table:table-cell>
          <table:table-cell table:style-name="ce105" office:value-type="float" office:value="6255612" calcext:value-type="float">
            <text:p>6255612</text:p>
          </table:table-cell>
          <table:table-cell table:style-name="ce129" office:value-type="float" office:value="5754925" calcext:value-type="float">
            <text:p>5754925</text:p>
          </table:table-cell>
          <table:table-cell table:style-name="ce112" office:value-type="float" office:value="5742529" calcext:value-type="float">
            <text:p>5742529</text:p>
          </table:table-cell>
          <table:table-cell table:style-name="ce26" table:formula="of:=([.D26]+[.G26]+[.J26])/3" office:value-type="float" office:value="6459796.66666667" calcext:value-type="float">
            <text:p>6459797</text:p>
          </table:table-cell>
          <table:table-cell table:style-name="ce29" table:formula="of:=([.E26]+[.H26]+[.K26])/3" office:value-type="float" office:value="5788204.66666667" calcext:value-type="float">
            <text:p>5788205</text:p>
          </table:table-cell>
          <table:table-cell table:style-name="ce32" table:formula="of:=([.F26]+[.I26]+[.L26])/3" office:value-type="float" office:value="5858083.66666667" calcext:value-type="float">
            <text:p>5858084</text:p>
          </table:table-cell>
          <table:table-cell table:style-name="ce35" table:formula="of:=[.C26]/[.M26]" office:value-type="float" office:value="17.1169270652998" calcext:value-type="float">
            <text:p>17.1169270652998</text:p>
          </table:table-cell>
          <table:table-cell table:style-name="ce38" table:formula="of:=[.C26]/[.N26]" office:value-type="float" office:value="19.1029645231388" calcext:value-type="float">
            <text:p>19.1029645231388</text:p>
          </table:table-cell>
          <table:table-cell table:style-name="ce41" table:formula="of:=[.C26]/[.O26]" office:value-type="float" office:value="18.8750920423294" calcext:value-type="float">
            <text:p>18.8750920423294</text:p>
          </table:table-cell>
          <table:table-cell table:style-name="ce35" table:formula="of:=[.M5]/[.M26]" office:value-type="float" office:value="16.9161832751185" calcext:value-type="float">
            <text:p>16.9161832751185</text:p>
          </table:table-cell>
          <table:table-cell table:style-name="ce38" table:formula="of:=[.N5]/[.N26]" office:value-type="float" office:value="18.9991023699116" calcext:value-type="float">
            <text:p>18.9991023699116</text:p>
          </table:table-cell>
          <table:table-cell table:style-name="ce41" table:formula="of:=[.O5]/[.O26]" office:value-type="float" office:value="18.7388230087302" calcext:value-type="float">
            <text:p>18.7388230087302</text:p>
          </table:table-cell>
          <table:table-cell table:style-name="ce44" table:formula="of:=[.P26]/22" office:value-type="float" office:value="0.778042139331808" calcext:value-type="float">
            <text:p>0.778042139331808</text:p>
          </table:table-cell>
          <table:table-cell table:formula="of:=[.Q26]/22" office:value-type="float" office:value="0.868316569233582" calcext:value-type="float">
            <text:p>0.868316569233582</text:p>
          </table:table-cell>
          <table:table-cell table:style-name="ce49" table:formula="of:=[.R26]/22" office:value-type="float" office:value="0.857958729196792" calcext:value-type="float">
            <text:p>0.857958729196792</text:p>
          </table:table-cell>
          <table:table-cell table:number-columns-repeated="3"/>
          <table:table-cell table:style-name="ce59" table:formula="of:=[.L136]/[.R136]" office:value-type="float" office:value="21.8247429726606" calcext:value-type="float">
            <text:p>21.8247429726606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0040" calcext:value-type="float">
            <text:p>6210040</text:p>
          </table:table-cell>
          <table:table-cell table:style-name="ce129" office:value-type="float" office:value="5772673" calcext:value-type="float">
            <text:p>5772673</text:p>
          </table:table-cell>
          <table:table-cell table:style-name="ce99" office:value-type="float" office:value="5439869" calcext:value-type="float">
            <text:p>5439869</text:p>
          </table:table-cell>
          <table:table-cell table:style-name="ce105" office:value-type="float" office:value="6189331" calcext:value-type="float">
            <text:p>6189331</text:p>
          </table:table-cell>
          <table:table-cell office:value-type="float" office:value="5615974" calcext:value-type="float">
            <text:p>5615974</text:p>
          </table:table-cell>
          <table:table-cell table:style-name="ce112" office:value-type="float" office:value="5634577" calcext:value-type="float">
            <text:p>5634577</text:p>
          </table:table-cell>
          <table:table-cell table:style-name="ce105" office:value-type="float" office:value="6076878" calcext:value-type="float">
            <text:p>6076878</text:p>
          </table:table-cell>
          <table:table-cell table:style-name="ce129" office:value-type="float" office:value="5631256" calcext:value-type="float">
            <text:p>5631256</text:p>
          </table:table-cell>
          <table:table-cell table:style-name="ce112" office:value-type="float" office:value="5439869" calcext:value-type="float">
            <text:p>5439869</text:p>
          </table:table-cell>
          <table:table-cell table:style-name="ce26" table:formula="of:=([.D27]+[.G27]+[.J27])/3" office:value-type="float" office:value="6158749.66666667" calcext:value-type="float">
            <text:p>6158750</text:p>
          </table:table-cell>
          <table:table-cell table:style-name="ce29" table:formula="of:=([.E27]+[.H27]+[.K27])/3" office:value-type="float" office:value="5673301" calcext:value-type="float">
            <text:p>5673301</text:p>
          </table:table-cell>
          <table:table-cell table:style-name="ce32" table:formula="of:=([.F27]+[.I27]+[.L27])/3" office:value-type="float" office:value="5504771.66666667" calcext:value-type="float">
            <text:p>5504772</text:p>
          </table:table-cell>
          <table:table-cell table:style-name="ce35" table:formula="of:=[.C27]/[.M27]" office:value-type="float" office:value="17.9536227943237" calcext:value-type="float">
            <text:p>17.9536227943237</text:p>
          </table:table-cell>
          <table:table-cell table:style-name="ce38" table:formula="of:=[.C27]/[.N27]" office:value-type="float" office:value="19.489864613212" calcext:value-type="float">
            <text:p>19.489864613212</text:p>
          </table:table-cell>
          <table:table-cell table:style-name="ce41" table:formula="of:=[.C27]/[.O27]" office:value-type="float" office:value="20.0865494693543" calcext:value-type="float">
            <text:p>20.0865494693543</text:p>
          </table:table-cell>
          <table:table-cell table:style-name="ce35" table:formula="of:=[.M5]/[.M27]" office:value-type="float" office:value="17.7430664092045" calcext:value-type="float">
            <text:p>17.7430664092045</text:p>
          </table:table-cell>
          <table:table-cell table:style-name="ce38" table:formula="of:=[.N5]/[.N27]" office:value-type="float" office:value="19.3838988976612" calcext:value-type="float">
            <text:p>19.3838988976612</text:p>
          </table:table-cell>
          <table:table-cell table:style-name="ce41" table:formula="of:=[.O5]/[.O27]" office:value-type="float" office:value="19.9415342991822" calcext:value-type="float">
            <text:p>19.9415342991822</text:p>
          </table:table-cell>
          <table:table-cell table:style-name="ce44" table:formula="of:=[.P27]/23" office:value-type="float" office:value="0.780592295405377" calcext:value-type="float">
            <text:p>0.780592295405377</text:p>
          </table:table-cell>
          <table:table-cell table:formula="of:=[.Q27]/23" office:value-type="float" office:value="0.847385417965739" calcext:value-type="float">
            <text:p>0.847385417965739</text:p>
          </table:table-cell>
          <table:table-cell table:style-name="ce49" table:formula="of:=[.R27]/23" office:value-type="float" office:value="0.873328237798013" calcext:value-type="float">
            <text:p>0.873328237798013</text:p>
          </table:table-cell>
          <table:table-cell table:number-columns-repeated="3"/>
          <table:table-cell table:style-name="ce59" table:formula="of:=[.L137]/[.R137]" office:value-type="float" office:value="22.7998897380912" calcext:value-type="float">
            <text:p>22.7998897380912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7345" calcext:value-type="float">
            <text:p>6217345</text:p>
          </table:table-cell>
          <table:table-cell table:style-name="ce129" office:value-type="float" office:value="5487635" calcext:value-type="float">
            <text:p>5487635</text:p>
          </table:table-cell>
          <table:table-cell table:style-name="ce99" office:value-type="float" office:value="5369954" calcext:value-type="float">
            <text:p>5369954</text:p>
          </table:table-cell>
          <table:table-cell table:style-name="ce105" office:value-type="float" office:value="6497440" calcext:value-type="float">
            <text:p>6497440</text:p>
          </table:table-cell>
          <table:table-cell office:value-type="float" office:value="5414559" calcext:value-type="float">
            <text:p>5414559</text:p>
          </table:table-cell>
          <table:table-cell table:style-name="ce112" office:value-type="float" office:value="5921823" calcext:value-type="float">
            <text:p>5921823</text:p>
          </table:table-cell>
          <table:table-cell table:style-name="ce105" office:value-type="float" office:value="6195174" calcext:value-type="float">
            <text:p>6195174</text:p>
          </table:table-cell>
          <table:table-cell table:style-name="ce129" office:value-type="float" office:value="5498544" calcext:value-type="float">
            <text:p>5498544</text:p>
          </table:table-cell>
          <table:table-cell table:style-name="ce112" office:value-type="float" office:value="5369954" calcext:value-type="float">
            <text:p>5369954</text:p>
          </table:table-cell>
          <table:table-cell table:style-name="ce26" table:formula="of:=([.D28]+[.G28]+[.J28])/3" office:value-type="float" office:value="6303319.66666667" calcext:value-type="float">
            <text:p>6303320</text:p>
          </table:table-cell>
          <table:table-cell table:style-name="ce29" table:formula="of:=([.E28]+[.H28]+[.K28])/3" office:value-type="float" office:value="5466912.66666667" calcext:value-type="float">
            <text:p>5466913</text:p>
          </table:table-cell>
          <table:table-cell table:style-name="ce32" table:formula="of:=([.F28]+[.I28]+[.L28])/3" office:value-type="float" office:value="5553910.33333333" calcext:value-type="float">
            <text:p>5553910</text:p>
          </table:table-cell>
          <table:table-cell table:style-name="ce35" table:formula="of:=[.C28]/[.M28]" office:value-type="float" office:value="17.5418468755009" calcext:value-type="float">
            <text:p>17.5418468755009</text:p>
          </table:table-cell>
          <table:table-cell table:style-name="ce38" table:formula="of:=[.C28]/[.N28]" office:value-type="float" office:value="20.2256511383817" calcext:value-type="float">
            <text:p>20.2256511383817</text:p>
          </table:table-cell>
          <table:table-cell table:style-name="ce41" table:formula="of:=[.C28]/[.O28]" office:value-type="float" office:value="19.9088321135421" calcext:value-type="float">
            <text:p>19.9088321135421</text:p>
          </table:table-cell>
          <table:table-cell table:style-name="ce35" table:formula="of:=[.M5]/[.M28]" office:value-type="float" office:value="17.3361197134271" calcext:value-type="float">
            <text:p>17.3361197134271</text:p>
          </table:table-cell>
          <table:table-cell table:style-name="ce38" table:formula="of:=[.N5]/[.N28]" office:value-type="float" office:value="20.1156849771029" calcext:value-type="float">
            <text:p>20.1156849771029</text:p>
          </table:table-cell>
          <table:table-cell table:style-name="ce41" table:formula="of:=[.O5]/[.O28]" office:value-type="float" office:value="19.7650999767071" calcext:value-type="float">
            <text:p>19.7650999767071</text:p>
          </table:table-cell>
          <table:table-cell table:style-name="ce44" table:formula="of:=[.P28]/24" office:value-type="float" office:value="0.730910286479204" calcext:value-type="float">
            <text:p>0.730910286479204</text:p>
          </table:table-cell>
          <table:table-cell table:formula="of:=[.Q28]/24" office:value-type="float" office:value="0.842735464099238" calcext:value-type="float">
            <text:p>0.842735464099238</text:p>
          </table:table-cell>
          <table:table-cell table:style-name="ce49" table:formula="of:=[.R28]/24" office:value-type="float" office:value="0.829534671397588" calcext:value-type="float">
            <text:p>0.829534671397588</text:p>
          </table:table-cell>
          <table:table-cell table:number-columns-repeated="3"/>
          <table:table-cell table:style-name="ce59" table:formula="of:=[.L138]/[.R138]" office:value-type="float" office:value="23.7728127292737" calcext:value-type="float">
            <text:p>23.7728127292737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97719" calcext:value-type="float">
            <text:p>5897719</text:p>
          </table:table-cell>
          <table:table-cell table:style-name="ce129" office:value-type="float" office:value="5300001" calcext:value-type="float">
            <text:p>5300001</text:p>
          </table:table-cell>
          <table:table-cell table:style-name="ce99" office:value-type="float" office:value="5320482" calcext:value-type="float">
            <text:p>5320482</text:p>
          </table:table-cell>
          <table:table-cell table:style-name="ce105" office:value-type="float" office:value="6127798" calcext:value-type="float">
            <text:p>6127798</text:p>
          </table:table-cell>
          <table:table-cell office:value-type="float" office:value="5459855" calcext:value-type="float">
            <text:p>5459855</text:p>
          </table:table-cell>
          <table:table-cell table:style-name="ce112" office:value-type="float" office:value="7175842" calcext:value-type="float">
            <text:p>7175842</text:p>
          </table:table-cell>
          <table:table-cell table:style-name="ce105" office:value-type="float" office:value="6349258" calcext:value-type="float">
            <text:p>6349258</text:p>
          </table:table-cell>
          <table:table-cell table:style-name="ce129" office:value-type="float" office:value="5613713" calcext:value-type="float">
            <text:p>5613713</text:p>
          </table:table-cell>
          <table:table-cell table:style-name="ce112" office:value-type="float" office:value="5320482" calcext:value-type="float">
            <text:p>5320482</text:p>
          </table:table-cell>
          <table:table-cell table:style-name="ce26" table:formula="of:=([.D29]+[.G29]+[.J29])/3" office:value-type="float" office:value="6124925" calcext:value-type="float">
            <text:p>6124925</text:p>
          </table:table-cell>
          <table:table-cell table:style-name="ce29" table:formula="of:=([.E29]+[.H29]+[.K29])/3" office:value-type="float" office:value="5457856.33333333" calcext:value-type="float">
            <text:p>5457856</text:p>
          </table:table-cell>
          <table:table-cell table:style-name="ce32" table:formula="of:=([.F29]+[.I29]+[.L29])/3" office:value-type="float" office:value="5938935.33333333" calcext:value-type="float">
            <text:p>5938935</text:p>
          </table:table-cell>
          <table:table-cell table:style-name="ce35" table:formula="of:=[.C29]/[.M29]" office:value-type="float" office:value="18.0527709971959" calcext:value-type="float">
            <text:p>18.0527709971959</text:p>
          </table:table-cell>
          <table:table-cell table:style-name="ce38" table:formula="of:=[.C29]/[.N29]" office:value-type="float" office:value="20.2592119775475" calcext:value-type="float">
            <text:p>20.2592119775475</text:p>
          </table:table-cell>
          <table:table-cell table:style-name="ce41" table:formula="of:=[.C29]/[.O29]" office:value-type="float" office:value="18.6181297141587" calcext:value-type="float">
            <text:p>18.6181297141587</text:p>
          </table:table-cell>
          <table:table-cell table:style-name="ce35" table:formula="of:=[.M5]/[.M29]" office:value-type="float" office:value="17.8410518224032" calcext:value-type="float">
            <text:p>17.8410518224032</text:p>
          </table:table-cell>
          <table:table-cell table:style-name="ce38" table:formula="of:=[.N5]/[.N29]" office:value-type="float" office:value="20.1490633471542" calcext:value-type="float">
            <text:p>20.1490633471542</text:p>
          </table:table-cell>
          <table:table-cell table:style-name="ce41" table:formula="of:=[.O5]/[.O29]" office:value-type="float" office:value="18.4837158242617" calcext:value-type="float">
            <text:p>18.4837158242617</text:p>
          </table:table-cell>
          <table:table-cell table:style-name="ce44" table:formula="of:=[.P29]/25" office:value-type="float" office:value="0.722110839887835" calcext:value-type="float">
            <text:p>0.722110839887835</text:p>
          </table:table-cell>
          <table:table-cell table:formula="of:=[.Q29]/25" office:value-type="float" office:value="0.8103684791019" calcext:value-type="float">
            <text:p>0.8103684791019</text:p>
          </table:table-cell>
          <table:table-cell table:style-name="ce49" table:formula="of:=[.R29]/25" office:value-type="float" office:value="0.744725188566346" calcext:value-type="float">
            <text:p>0.744725188566346</text:p>
          </table:table-cell>
          <table:table-cell table:number-columns-repeated="3"/>
          <table:table-cell table:style-name="ce59" table:formula="of:=[.L139]/[.R139]" office:value-type="float" office:value="24.7434212366118" calcext:value-type="float">
            <text:p>24.743421236611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01808" calcext:value-type="float">
            <text:p>6101808</text:p>
          </table:table-cell>
          <table:table-cell table:style-name="ce129" office:value-type="float" office:value="5781675" calcext:value-type="float">
            <text:p>5781675</text:p>
          </table:table-cell>
          <table:table-cell table:style-name="ce99" office:value-type="float" office:value="5129712" calcext:value-type="float">
            <text:p>5129712</text:p>
          </table:table-cell>
          <table:table-cell table:style-name="ce105" office:value-type="float" office:value="6352469" calcext:value-type="float">
            <text:p>6352469</text:p>
          </table:table-cell>
          <table:table-cell office:value-type="float" office:value="5588814" calcext:value-type="float">
            <text:p>5588814</text:p>
          </table:table-cell>
          <table:table-cell table:style-name="ce112" office:value-type="float" office:value="8169512" calcext:value-type="float">
            <text:p>8169512</text:p>
          </table:table-cell>
          <table:table-cell table:style-name="ce105" office:value-type="float" office:value="6087731" calcext:value-type="float">
            <text:p>6087731</text:p>
          </table:table-cell>
          <table:table-cell table:style-name="ce129" office:value-type="float" office:value="5351344" calcext:value-type="float">
            <text:p>5351344</text:p>
          </table:table-cell>
          <table:table-cell table:style-name="ce112" office:value-type="float" office:value="5129712" calcext:value-type="float">
            <text:p>5129712</text:p>
          </table:table-cell>
          <table:table-cell table:style-name="ce26" table:formula="of:=([.D30]+[.G30]+[.J30])/3" office:value-type="float" office:value="6180669.33333333" calcext:value-type="float">
            <text:p>6180669</text:p>
          </table:table-cell>
          <table:table-cell table:style-name="ce29" table:formula="of:=([.E30]+[.H30]+[.K30])/3" office:value-type="float" office:value="5573944.33333333" calcext:value-type="float">
            <text:p>5573944</text:p>
          </table:table-cell>
          <table:table-cell table:style-name="ce32" table:formula="of:=([.F30]+[.I30]+[.L30])/3" office:value-type="float" office:value="6142978.66666667" calcext:value-type="float">
            <text:p>6142979</text:p>
          </table:table-cell>
          <table:table-cell table:style-name="ce35" table:formula="of:=[.C30]/[.M30]" office:value-type="float" office:value="17.8899504951136" calcext:value-type="float">
            <text:p>17.8899504951136</text:p>
          </table:table-cell>
          <table:table-cell table:style-name="ce38" table:formula="of:=[.C30]/[.N30]" office:value-type="float" office:value="19.8372753274118" calcext:value-type="float">
            <text:p>19.8372753274118</text:p>
          </table:table-cell>
          <table:table-cell table:style-name="ce41" table:formula="of:=[.C30]/[.O30]" office:value-type="float" office:value="17.9997155126047" calcext:value-type="float">
            <text:p>17.9997155126047</text:p>
          </table:table-cell>
          <table:table-cell table:style-name="ce35" table:formula="of:=[.M5]/[.M30]" office:value-type="float" office:value="17.6801408455869" calcext:value-type="float">
            <text:p>17.6801408455869</text:p>
          </table:table-cell>
          <table:table-cell table:style-name="ce38" table:formula="of:=[.N5]/[.N30]" office:value-type="float" office:value="19.7294207518996" calcext:value-type="float">
            <text:p>19.7294207518996</text:p>
          </table:table-cell>
          <table:table-cell table:style-name="ce41" table:formula="of:=[.O5]/[.O30]" office:value-type="float" office:value="17.8697662740811" calcext:value-type="float">
            <text:p>17.8697662740811</text:p>
          </table:table-cell>
          <table:table-cell table:style-name="ce44" table:formula="of:=[.P30]/26" office:value-type="float" office:value="0.68807501904283" calcext:value-type="float">
            <text:p>0.68807501904283</text:p>
          </table:table-cell>
          <table:table-cell table:formula="of:=[.Q30]/26" office:value-type="float" office:value="0.762972127977377" calcext:value-type="float">
            <text:p>0.762972127977377</text:p>
          </table:table-cell>
          <table:table-cell table:style-name="ce49" table:formula="of:=[.R30]/26" office:value-type="float" office:value="0.692296750484797" calcext:value-type="float">
            <text:p>0.692296750484797</text:p>
          </table:table-cell>
          <table:table-cell table:number-columns-repeated="3"/>
          <table:table-cell table:style-name="ce59" table:formula="of:=[.L140]/[.R140]" office:value-type="float" office:value="25.7116252919561" calcext:value-type="float">
            <text:p>25.7116252919561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65480" calcext:value-type="float">
            <text:p>5865480</text:p>
          </table:table-cell>
          <table:table-cell table:style-name="ce129" office:value-type="float" office:value="5619977" calcext:value-type="float">
            <text:p>5619977</text:p>
          </table:table-cell>
          <table:table-cell table:style-name="ce99" office:value-type="float" office:value="5103671" calcext:value-type="float">
            <text:p>5103671</text:p>
          </table:table-cell>
          <table:table-cell table:style-name="ce105" office:value-type="float" office:value="6267017" calcext:value-type="float">
            <text:p>6267017</text:p>
          </table:table-cell>
          <table:table-cell office:value-type="float" office:value="5994779" calcext:value-type="float">
            <text:p>5994779</text:p>
          </table:table-cell>
          <table:table-cell table:style-name="ce112" office:value-type="float" office:value="7226867" calcext:value-type="float">
            <text:p>7226867</text:p>
          </table:table-cell>
          <table:table-cell table:style-name="ce105" office:value-type="float" office:value="6125700" calcext:value-type="float">
            <text:p>6125700</text:p>
          </table:table-cell>
          <table:table-cell table:style-name="ce129" office:value-type="float" office:value="5865455" calcext:value-type="float">
            <text:p>5865455</text:p>
          </table:table-cell>
          <table:table-cell table:style-name="ce112" office:value-type="float" office:value="5103671" calcext:value-type="float">
            <text:p>5103671</text:p>
          </table:table-cell>
          <table:table-cell table:style-name="ce26" table:formula="of:=([.D31]+[.G31]+[.J31])/3" office:value-type="float" office:value="6086065.66666667" calcext:value-type="float">
            <text:p>6086066</text:p>
          </table:table-cell>
          <table:table-cell table:style-name="ce29" table:formula="of:=([.E31]+[.H31]+[.K31])/3" office:value-type="float" office:value="5826737" calcext:value-type="float">
            <text:p>5826737</text:p>
          </table:table-cell>
          <table:table-cell table:style-name="ce32" table:formula="of:=([.F31]+[.I31]+[.L31])/3" office:value-type="float" office:value="5811403" calcext:value-type="float">
            <text:p>5811403</text:p>
          </table:table-cell>
          <table:table-cell table:style-name="ce35" table:formula="of:=[.C31]/[.M31]" office:value-type="float" office:value="18.1680373587819" calcext:value-type="float">
            <text:p>18.1680373587819</text:p>
          </table:table-cell>
          <table:table-cell table:style-name="ce38" table:formula="of:=[.C31]/[.N31]" office:value-type="float" office:value="18.9766362202378" calcext:value-type="float">
            <text:p>18.9766362202378</text:p>
          </table:table-cell>
          <table:table-cell table:style-name="ce41" table:formula="of:=[.C31]/[.O31]" office:value-type="float" office:value="19.0267080772061" calcext:value-type="float">
            <text:p>19.0267080772061</text:p>
          </table:table-cell>
          <table:table-cell table:style-name="ce35" table:formula="of:=[.M5]/[.M31]" office:value-type="float" office:value="17.9549663638748" calcext:value-type="float">
            <text:p>17.9549663638748</text:p>
          </table:table-cell>
          <table:table-cell table:style-name="ce38" table:formula="of:=[.N5]/[.N31]" office:value-type="float" office:value="18.8734609095966" calcext:value-type="float">
            <text:p>18.8734609095966</text:p>
          </table:table-cell>
          <table:table-cell table:style-name="ce41" table:formula="of:=[.O5]/[.O31]" office:value-type="float" office:value="18.8893444491803" calcext:value-type="float">
            <text:p>18.8893444491803</text:p>
          </table:table-cell>
          <table:table-cell table:style-name="ce44" table:formula="of:=[.P31]/27" office:value-type="float" office:value="0.672890272547478" calcext:value-type="float">
            <text:p>0.672890272547478</text:p>
          </table:table-cell>
          <table:table-cell table:formula="of:=[.Q31]/27" office:value-type="float" office:value="0.702838378527326" calcext:value-type="float">
            <text:p>0.702838378527326</text:p>
          </table:table-cell>
          <table:table-cell table:style-name="ce49" table:formula="of:=[.R31]/27" office:value-type="float" office:value="0.704692891748376" calcext:value-type="float">
            <text:p>0.704692891748376</text:p>
          </table:table-cell>
          <table:table-cell table:number-columns-repeated="3"/>
          <table:table-cell table:style-name="ce59" table:formula="of:=[.L141]/[.R141]" office:value-type="float" office:value="26.677335695123" calcext:value-type="float">
            <text:p>26.67733569512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921111" calcext:value-type="float">
            <text:p>5921111</text:p>
          </table:table-cell>
          <table:table-cell table:style-name="ce129" office:value-type="float" office:value="5444095" calcext:value-type="float">
            <text:p>5444095</text:p>
          </table:table-cell>
          <table:table-cell table:style-name="ce99" office:value-type="float" office:value="5052257" calcext:value-type="float">
            <text:p>5052257</text:p>
          </table:table-cell>
          <table:table-cell table:style-name="ce105" office:value-type="float" office:value="6252342" calcext:value-type="float">
            <text:p>6252342</text:p>
          </table:table-cell>
          <table:table-cell office:value-type="float" office:value="5929240" calcext:value-type="float">
            <text:p>5929240</text:p>
          </table:table-cell>
          <table:table-cell table:style-name="ce112" office:value-type="float" office:value="5564183" calcext:value-type="float">
            <text:p>5564183</text:p>
          </table:table-cell>
          <table:table-cell table:style-name="ce105" office:value-type="float" office:value="6555004" calcext:value-type="float">
            <text:p>6555004</text:p>
          </table:table-cell>
          <table:table-cell table:style-name="ce129" office:value-type="float" office:value="5433969" calcext:value-type="float">
            <text:p>5433969</text:p>
          </table:table-cell>
          <table:table-cell table:style-name="ce112" office:value-type="float" office:value="5052257" calcext:value-type="float">
            <text:p>5052257</text:p>
          </table:table-cell>
          <table:table-cell table:style-name="ce26" table:formula="of:=([.D32]+[.G32]+[.J32])/3" office:value-type="float" office:value="6242819" calcext:value-type="float">
            <text:p>6242819</text:p>
          </table:table-cell>
          <table:table-cell table:style-name="ce29" table:formula="of:=([.E32]+[.H32]+[.K32])/3" office:value-type="float" office:value="5602434.66666667" calcext:value-type="float">
            <text:p>5602435</text:p>
          </table:table-cell>
          <table:table-cell table:style-name="ce32" table:formula="of:=([.F32]+[.I32]+[.L32])/3" office:value-type="float" office:value="5222899" calcext:value-type="float">
            <text:p>5222899</text:p>
          </table:table-cell>
          <table:table-cell table:style-name="ce35" table:formula="of:=[.C32]/[.M32]" office:value-type="float" office:value="17.7118491501996" calcext:value-type="float">
            <text:p>17.7118491501996</text:p>
          </table:table-cell>
          <table:table-cell table:style-name="ce38" table:formula="of:=[.C32]/[.N32]" office:value-type="float" office:value="19.7363958669398" calcext:value-type="float">
            <text:p>19.7363958669398</text:p>
          </table:table-cell>
          <table:table-cell table:style-name="ce41" table:formula="of:=[.C32]/[.O32]" office:value-type="float" office:value="21.1705928833776" calcext:value-type="float">
            <text:p>21.1705928833776</text:p>
          </table:table-cell>
          <table:table-cell table:style-name="ce35" table:formula="of:=[.M5]/[.M32]" office:value-type="float" office:value="17.5041282365119" calcext:value-type="float">
            <text:p>17.5041282365119</text:p>
          </table:table-cell>
          <table:table-cell table:style-name="ce38" table:formula="of:=[.N5]/[.N32]" office:value-type="float" office:value="19.6290897695431" calcext:value-type="float">
            <text:p>19.6290897695431</text:p>
          </table:table-cell>
          <table:table-cell table:style-name="ce41" table:formula="of:=[.O5]/[.O32]" office:value-type="float" office:value="21.0177514441692" calcext:value-type="float">
            <text:p>21.0177514441692</text:p>
          </table:table-cell>
          <table:table-cell table:style-name="ce44" table:formula="of:=[.P32]/28" office:value-type="float" office:value="0.632566041078558" calcext:value-type="float">
            <text:p>0.632566041078558</text:p>
          </table:table-cell>
          <table:table-cell table:formula="of:=[.Q32]/28" office:value-type="float" office:value="0.704871280962136" calcext:value-type="float">
            <text:p>0.704871280962136</text:p>
          </table:table-cell>
          <table:table-cell table:style-name="ce49" table:formula="of:=[.R32]/28" office:value-type="float" office:value="0.756092602977772" calcext:value-type="float">
            <text:p>0.756092602977772</text:p>
          </table:table-cell>
          <table:table-cell table:number-columns-repeated="3"/>
          <table:table-cell table:style-name="ce59" table:formula="of:=[.L142]/[.R142]" office:value-type="float" office:value="27.6404640399062" calcext:value-type="float">
            <text:p>27.6404640399062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23220" calcext:value-type="float">
            <text:p>6123220</text:p>
          </table:table-cell>
          <table:table-cell table:style-name="ce129" office:value-type="float" office:value="5689011" calcext:value-type="float">
            <text:p>5689011</text:p>
          </table:table-cell>
          <table:table-cell table:style-name="ce99" office:value-type="float" office:value="5532877" calcext:value-type="float">
            <text:p>5532877</text:p>
          </table:table-cell>
          <table:table-cell table:style-name="ce105" office:value-type="float" office:value="6188509" calcext:value-type="float">
            <text:p>6188509</text:p>
          </table:table-cell>
          <table:table-cell office:value-type="float" office:value="5833896" calcext:value-type="float">
            <text:p>5833896</text:p>
          </table:table-cell>
          <table:table-cell table:style-name="ce112" office:value-type="float" office:value="4926835" calcext:value-type="float">
            <text:p>4926835</text:p>
          </table:table-cell>
          <table:table-cell table:style-name="ce105" office:value-type="float" office:value="6170878" calcext:value-type="float">
            <text:p>6170878</text:p>
          </table:table-cell>
          <table:table-cell table:style-name="ce129" office:value-type="float" office:value="5731388" calcext:value-type="float">
            <text:p>5731388</text:p>
          </table:table-cell>
          <table:table-cell table:style-name="ce112" office:value-type="float" office:value="5532877" calcext:value-type="float">
            <text:p>5532877</text:p>
          </table:table-cell>
          <table:table-cell table:style-name="ce26" table:formula="of:=([.D33]+[.G33]+[.J33])/3" office:value-type="float" office:value="6160869" calcext:value-type="float">
            <text:p>6160869</text:p>
          </table:table-cell>
          <table:table-cell table:style-name="ce29" table:formula="of:=([.E33]+[.H33]+[.K33])/3" office:value-type="float" office:value="5751431.66666667" calcext:value-type="float">
            <text:p>5751432</text:p>
          </table:table-cell>
          <table:table-cell table:style-name="ce32" table:formula="of:=([.F33]+[.I33]+[.L33])/3" office:value-type="float" office:value="5330863" calcext:value-type="float">
            <text:p>5330863</text:p>
          </table:table-cell>
          <table:table-cell table:style-name="ce35" table:formula="of:=[.C33]/[.M33]" office:value-type="float" office:value="17.9474467644094" calcext:value-type="float">
            <text:p>17.9474467644094</text:p>
          </table:table-cell>
          <table:table-cell table:style-name="ce38" table:formula="of:=[.C33]/[.N33]" office:value-type="float" office:value="19.2251033844037" calcext:value-type="float">
            <text:p>19.2251033844037</text:p>
          </table:table-cell>
          <table:table-cell table:style-name="ce41" table:formula="of:=[.C33]/[.O33]" office:value-type="float" office:value="20.7418326826257" calcext:value-type="float">
            <text:p>20.7418326826257</text:p>
          </table:table-cell>
          <table:table-cell table:style-name="ce35" table:formula="of:=[.M5]/[.M33]" office:value-type="float" office:value="17.7369628104952" calcext:value-type="float">
            <text:p>17.7369628104952</text:p>
          </table:table-cell>
          <table:table-cell table:style-name="ce38" table:formula="of:=[.N5]/[.N33]" office:value-type="float" office:value="19.1205771664389" calcext:value-type="float">
            <text:p>19.1205771664389</text:p>
          </table:table-cell>
          <table:table-cell table:style-name="ce41" table:formula="of:=[.O5]/[.O33]" office:value-type="float" office:value="20.5920866846512" calcext:value-type="float">
            <text:p>20.5920866846512</text:p>
          </table:table-cell>
          <table:table-cell table:style-name="ce44" table:formula="of:=[.P33]/29" office:value-type="float" office:value="0.618877474634806" calcext:value-type="float">
            <text:p>0.618877474634806</text:p>
          </table:table-cell>
          <table:table-cell table:formula="of:=[.Q33]/29" office:value-type="float" office:value="0.662934599462196" calcext:value-type="float">
            <text:p>0.662934599462196</text:p>
          </table:table-cell>
          <table:table-cell table:style-name="ce49" table:formula="of:=[.R33]/29" office:value-type="float" office:value="0.715235609745713" calcext:value-type="float">
            <text:p>0.715235609745713</text:p>
          </table:table-cell>
          <table:table-cell table:number-columns-repeated="3"/>
          <table:table-cell table:style-name="ce59" table:formula="of:=[.L143]/[.R143]" office:value-type="float" office:value="28.6009227395661" calcext:value-type="float">
            <text:p>28.6009227395661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86957" calcext:value-type="float">
            <text:p>6186957</text:p>
          </table:table-cell>
          <table:table-cell table:style-name="ce129" office:value-type="float" office:value="5658542" calcext:value-type="float">
            <text:p>5658542</text:p>
          </table:table-cell>
          <table:table-cell table:style-name="ce99" office:value-type="float" office:value="6617107" calcext:value-type="float">
            <text:p>6617107</text:p>
          </table:table-cell>
          <table:table-cell table:style-name="ce105" office:value-type="float" office:value="6330744" calcext:value-type="float">
            <text:p>6330744</text:p>
          </table:table-cell>
          <table:table-cell office:value-type="float" office:value="5618190" calcext:value-type="float">
            <text:p>5618190</text:p>
          </table:table-cell>
          <table:table-cell table:style-name="ce112" office:value-type="float" office:value="6026712" calcext:value-type="float">
            <text:p>6026712</text:p>
          </table:table-cell>
          <table:table-cell table:style-name="ce105" office:value-type="float" office:value="6194140" calcext:value-type="float">
            <text:p>6194140</text:p>
          </table:table-cell>
          <table:table-cell table:style-name="ce129" office:value-type="float" office:value="5596781" calcext:value-type="float">
            <text:p>5596781</text:p>
          </table:table-cell>
          <table:table-cell table:style-name="ce112" office:value-type="float" office:value="6617107" calcext:value-type="float">
            <text:p>6617107</text:p>
          </table:table-cell>
          <table:table-cell table:style-name="ce26" table:formula="of:=([.D34]+[.G34]+[.J34])/3" office:value-type="float" office:value="6237280.33333333" calcext:value-type="float">
            <text:p>6237280</text:p>
          </table:table-cell>
          <table:table-cell table:style-name="ce29" table:formula="of:=([.E34]+[.H34]+[.K34])/3" office:value-type="float" office:value="5624504.33333333" calcext:value-type="float">
            <text:p>5624504</text:p>
          </table:table-cell>
          <table:table-cell table:style-name="ce32" table:formula="of:=([.F34]+[.I34]+[.L34])/3" office:value-type="float" office:value="6420308.66666667" calcext:value-type="float">
            <text:p>6420309</text:p>
          </table:table-cell>
          <table:table-cell table:style-name="ce35" table:formula="of:=[.C34]/[.M34]" office:value-type="float" office:value="17.7275771635725" calcext:value-type="float">
            <text:p>17.7275771635725</text:p>
          </table:table-cell>
          <table:table-cell table:style-name="ce38" table:formula="of:=[.C34]/[.N34]" office:value-type="float" office:value="19.6589533667352" calcext:value-type="float">
            <text:p>19.6589533667352</text:p>
          </table:table-cell>
          <table:table-cell table:style-name="ce41" table:formula="of:=[.C34]/[.O34]" office:value-type="float" office:value="17.2222044360692" calcext:value-type="float">
            <text:p>17.2222044360692</text:p>
          </table:table-cell>
          <table:table-cell table:style-name="ce35" table:formula="of:=[.M5]/[.M34]" office:value-type="float" office:value="17.519671794988" calcext:value-type="float">
            <text:p>17.519671794988</text:p>
          </table:table-cell>
          <table:table-cell table:style-name="ce38" table:formula="of:=[.N5]/[.N34]" office:value-type="float" office:value="19.5520683215167" calcext:value-type="float">
            <text:p>19.5520683215167</text:p>
          </table:table-cell>
          <table:table-cell table:style-name="ce41" table:formula="of:=[.O5]/[.O34]" office:value-type="float" office:value="17.0978684513922" calcext:value-type="float">
            <text:p>17.0978684513922</text:p>
          </table:table-cell>
          <table:table-cell table:style-name="ce44" table:formula="of:=[.P34]/30" office:value-type="float" office:value="0.590919238785751" calcext:value-type="float">
            <text:p>0.590919238785751</text:p>
          </table:table-cell>
          <table:table-cell table:formula="of:=[.Q34]/30" office:value-type="float" office:value="0.65529844555784" calcext:value-type="float">
            <text:p>0.65529844555784</text:p>
          </table:table-cell>
          <table:table-cell table:style-name="ce49" table:formula="of:=[.R34]/30" office:value-type="float" office:value="0.574073481202305" calcext:value-type="float">
            <text:p>0.574073481202305</text:p>
          </table:table-cell>
          <table:table-cell table:number-columns-repeated="3"/>
          <table:table-cell table:style-name="ce59" table:formula="of:=[.L144]/[.R144]" office:value-type="float" office:value="29.558625051781" calcext:value-type="float">
            <text:p>29.558625051781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0939" calcext:value-type="float">
            <text:p>6260939</text:p>
          </table:table-cell>
          <table:table-cell table:style-name="ce129" office:value-type="float" office:value="5724969" calcext:value-type="float">
            <text:p>5724969</text:p>
          </table:table-cell>
          <table:table-cell table:style-name="ce99" office:value-type="float" office:value="8059877" calcext:value-type="float">
            <text:p>8059877</text:p>
          </table:table-cell>
          <table:table-cell table:style-name="ce105" office:value-type="float" office:value="6846950" calcext:value-type="float">
            <text:p>6846950</text:p>
          </table:table-cell>
          <table:table-cell office:value-type="float" office:value="5688055" calcext:value-type="float">
            <text:p>5688055</text:p>
          </table:table-cell>
          <table:table-cell table:style-name="ce112" office:value-type="float" office:value="6835228" calcext:value-type="float">
            <text:p>6835228</text:p>
          </table:table-cell>
          <table:table-cell table:style-name="ce105" office:value-type="float" office:value="6446874" calcext:value-type="float">
            <text:p>6446874</text:p>
          </table:table-cell>
          <table:table-cell table:style-name="ce129" office:value-type="float" office:value="5783508" calcext:value-type="float">
            <text:p>5783508</text:p>
          </table:table-cell>
          <table:table-cell table:style-name="ce112" office:value-type="float" office:value="8059877" calcext:value-type="float">
            <text:p>8059877</text:p>
          </table:table-cell>
          <table:table-cell table:style-name="ce26" table:formula="of:=([.D35]+[.G35]+[.J35])/3" office:value-type="float" office:value="6518254.33333333" calcext:value-type="float">
            <text:p>6518254</text:p>
          </table:table-cell>
          <table:table-cell table:style-name="ce29" table:formula="of:=([.E35]+[.H35]+[.K35])/3" office:value-type="float" office:value="5732177.33333333" calcext:value-type="float">
            <text:p>5732177</text:p>
          </table:table-cell>
          <table:table-cell table:style-name="ce32" table:formula="of:=([.F35]+[.I35]+[.L35])/3" office:value-type="float" office:value="7651660.66666667" calcext:value-type="float">
            <text:p>7651661</text:p>
          </table:table-cell>
          <table:table-cell table:style-name="ce35" table:formula="of:=[.C35]/[.M35]" office:value-type="float" office:value="16.96341731168" calcext:value-type="float">
            <text:p>16.96341731168</text:p>
          </table:table-cell>
          <table:table-cell table:style-name="ce38" table:formula="of:=[.C35]/[.N35]" office:value-type="float" office:value="19.2896803378728" calcext:value-type="float">
            <text:p>19.2896803378728</text:p>
          </table:table-cell>
          <table:table-cell table:style-name="ce41" table:formula="of:=[.C35]/[.O35]" office:value-type="float" office:value="14.450702039322" calcext:value-type="float">
            <text:p>14.450702039322</text:p>
          </table:table-cell>
          <table:table-cell table:style-name="ce35" table:formula="of:=[.M5]/[.M35]" office:value-type="float" office:value="16.7644738522272" calcext:value-type="float">
            <text:p>16.7644738522272</text:p>
          </table:table-cell>
          <table:table-cell table:style-name="ce38" table:formula="of:=[.N5]/[.N35]" office:value-type="float" office:value="19.1848030172595" calcext:value-type="float">
            <text:p>19.1848030172595</text:p>
          </table:table-cell>
          <table:table-cell table:style-name="ce41" table:formula="of:=[.O5]/[.O35]" office:value-type="float" office:value="14.3463749612176" calcext:value-type="float">
            <text:p>14.3463749612176</text:p>
          </table:table-cell>
          <table:table-cell table:style-name="ce44" table:formula="of:=[.P35]/31" office:value-type="float" office:value="0.547207010054195" calcext:value-type="float">
            <text:p>0.547207010054195</text:p>
          </table:table-cell>
          <table:table-cell table:formula="of:=[.Q35]/31" office:value-type="float" office:value="0.622247752834606" calcext:value-type="float">
            <text:p>0.622247752834606</text:p>
          </table:table-cell>
          <table:table-cell table:style-name="ce49" table:formula="of:=[.R35]/31" office:value-type="float" office:value="0.466151678687807" calcext:value-type="float">
            <text:p>0.466151678687807</text:p>
          </table:table-cell>
          <table:table-cell table:number-columns-repeated="3"/>
          <table:table-cell table:style-name="ce59" table:formula="of:=[.L145]/[.R145]" office:value-type="float" office:value="30.5134851030498" calcext:value-type="float">
            <text:p>30.5134851030498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110571868.4" calcext:value-type="float">
            <text:p>110571868.4</text:p>
          </table:table-cell>
          <table:table-cell table:style-name="ce79" office:value-type="float" office:value="7738985" calcext:value-type="float">
            <text:p>7738985</text:p>
          </table:table-cell>
          <table:table-cell table:style-name="ce130" office:value-type="float" office:value="5914766" calcext:value-type="float">
            <text:p>5914766</text:p>
          </table:table-cell>
          <table:table-cell table:style-name="ce100" office:value-type="float" office:value="7576323" calcext:value-type="float">
            <text:p>7576323</text:p>
          </table:table-cell>
          <table:table-cell table:style-name="ce106" office:value-type="float" office:value="7586059" calcext:value-type="float">
            <text:p>7586059</text:p>
          </table:table-cell>
          <table:table-cell table:style-name="ce167" office:value-type="float" office:value="5662895" calcext:value-type="float">
            <text:p>5662895</text:p>
          </table:table-cell>
          <table:table-cell table:style-name="ce113" office:value-type="float" office:value="7575558" calcext:value-type="float">
            <text:p>7575558</text:p>
          </table:table-cell>
          <table:table-cell table:style-name="ce106" office:value-type="float" office:value="7664408" calcext:value-type="float">
            <text:p>7664408</text:p>
          </table:table-cell>
          <table:table-cell table:style-name="ce167" office:value-type="float" office:value="5742950" calcext:value-type="float">
            <text:p>5742950</text:p>
          </table:table-cell>
          <table:table-cell table:style-name="ce113" office:value-type="float" office:value="7576323" calcext:value-type="float">
            <text:p>7576323</text:p>
          </table:table-cell>
          <table:table-cell table:style-name="ce27" table:formula="of:=([.D36]+[.G36]+[.J36])/3" office:value-type="float" office:value="7663150.66666667" calcext:value-type="float">
            <text:p>7663151</text:p>
          </table:table-cell>
          <table:table-cell table:style-name="ce30" table:formula="of:=([.E36]+[.H36]+[.K36])/3" office:value-type="float" office:value="5773537" calcext:value-type="float">
            <text:p>5773537</text:p>
          </table:table-cell>
          <table:table-cell table:style-name="ce33" table:formula="of:=([.F36]+[.I36]+[.L36])/3" office:value-type="float" office:value="7576068" calcext:value-type="float">
            <text:p>7576068</text:p>
          </table:table-cell>
          <table:table-cell table:style-name="ce36" table:formula="of:=[.C36]/[.M36]" office:value-type="float" office:value="14.4290348982655" calcext:value-type="float">
            <text:p>14.4290348982655</text:p>
          </table:table-cell>
          <table:table-cell table:style-name="ce39" table:formula="of:=[.C36]/[.N36]" office:value-type="float" office:value="19.1514955910043" calcext:value-type="float">
            <text:p>19.1514955910043</text:p>
          </table:table-cell>
          <table:table-cell table:style-name="ce42" table:formula="of:=[.C36]/[.O36]" office:value-type="float" office:value="14.5948885886452" calcext:value-type="float">
            <text:p>14.5948885886452</text:p>
          </table:table-cell>
          <table:table-cell table:style-name="ce36" table:formula="of:=[.M5]/[.M36]" office:value-type="float" office:value="14.2598141530298" calcext:value-type="float">
            <text:p>14.2598141530298</text:p>
          </table:table-cell>
          <table:table-cell table:style-name="ce39" table:formula="of:=[.N5]/[.N36]" office:value-type="float" office:value="19.0473695760502" calcext:value-type="float">
            <text:p>19.0473695760502</text:p>
          </table:table-cell>
          <table:table-cell table:style-name="ce42" table:formula="of:=[.O5]/[.O36]" office:value-type="float" office:value="14.4895205534058" calcext:value-type="float">
            <text:p>14.4895205534058</text:p>
          </table:table-cell>
          <table:table-cell table:style-name="ce45" table:formula="of:=[.P36]/32" office:value-type="float" office:value="0.450907340570797" calcext:value-type="float">
            <text:p>0.450907340570797</text:p>
          </table:table-cell>
          <table:table-cell table:style-name="ce47" table:formula="of:=[.Q36]/32" office:value-type="float" office:value="0.598484237218883" calcext:value-type="float">
            <text:p>0.598484237218883</text:p>
          </table:table-cell>
          <table:table-cell table:style-name="ce50" table:formula="of:=[.R36]/32" office:value-type="float" office:value="0.456090268395162" calcext:value-type="float">
            <text:p>0.456090268395162</text:p>
          </table:table-cell>
          <table:table-cell table:number-columns-repeated="3"/>
          <table:table-cell table:style-name="ce60" table:formula="of:=[.L146]/[.R146]" office:value-type="float" office:value="31.4654179125284" calcext:value-type="float">
            <text:p>31.465417912528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1 larg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16620915" calcext:value-type="float">
            <text:p>116620915</text:p>
          </table:table-cell>
          <table:table-cell table:style-name="ce14" table:formula="of:=([.C42]+[.C43]+[.C44]+[.C45]+[.C46]+[.C47]+[.C48]+[.C49]+[.C50]+[.C51])/10" office:value-type="float" office:value="110571868.4" calcext:value-type="float">
            <text:p>110571868.4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7" table:number-columns-repeated="3"/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110614476" calcext:value-type="float">
            <text:p>110614476</text:p>
          </table:table-cell>
          <table:table-cell table:style-name="ce14"/>
          <table:table-cell table:style-name="ce20" office:value-type="float" office:value="16384" calcext:value-type="float">
            <text:p>16384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 table:number-columns-repeated="3"/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09435252" calcext:value-type="float">
            <text:p>1094352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109454338" calcext:value-type="float">
            <text:p>109454338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109053318" calcext:value-type="float">
            <text:p>10905331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110771673" calcext:value-type="float">
            <text:p>11077167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7"/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110515504" calcext:value-type="float">
            <text:p>110515504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7" table:number-columns-repeated="2"/>
          <table:table-cell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110956321" calcext:value-type="float">
            <text:p>110956321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109059052" calcext:value-type="float">
            <text:p>10905905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9237835" calcext:value-type="float">
            <text:p>10923783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2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72" office:value-type="float" office:value="209043.6" calcext:value-type="float">
            <text:p>209043.6</text:p>
          </table:table-cell>
          <table:table-cell table:style-name="ce43" office:value-type="float" office:value="209743" calcext:value-type="float">
            <text:p>209743</text:p>
          </table:table-cell>
          <table:table-cell table:style-name="ce142" office:value-type="float" office:value="216215" calcext:value-type="float">
            <text:p>216215</text:p>
          </table:table-cell>
          <table:table-cell table:style-name="ce48" office:value-type="float" office:value="215164" calcext:value-type="float">
            <text:p>215164</text:p>
          </table:table-cell>
          <table:table-cell table:style-name="ce44" office:value-type="float" office:value="212185" calcext:value-type="float">
            <text:p>212185</text:p>
          </table:table-cell>
          <table:table-cell office:value-type="float" office:value="213602" calcext:value-type="float">
            <text:p>213602</text:p>
          </table:table-cell>
          <table:table-cell table:style-name="ce49" office:value-type="float" office:value="228920" calcext:value-type="float">
            <text:p>228920</text:p>
          </table:table-cell>
          <table:table-cell table:style-name="ce44" office:value-type="float" office:value="210952" calcext:value-type="float">
            <text:p>210952</text:p>
          </table:table-cell>
          <table:table-cell table:style-name="ce129" office:value-type="float" office:value="217097" calcext:value-type="float">
            <text:p>217097</text:p>
          </table:table-cell>
          <table:table-cell table:style-name="ce49" office:value-type="float" office:value="214159" calcext:value-type="float">
            <text:p>214159</text:p>
          </table:table-cell>
          <table:table-cell table:style-name="ce25" table:formula="of:=([.D60]+[.G60]+[.J60])/3" office:value-type="float" office:value="210960" calcext:value-type="float">
            <text:p>210960</text:p>
          </table:table-cell>
          <table:table-cell table:style-name="ce28" table:formula="of:=([.E60]+[.H60]+[.K60])/3" office:value-type="float" office:value="215638" calcext:value-type="float">
            <text:p>215638</text:p>
          </table:table-cell>
          <table:table-cell table:style-name="ce31" table:formula="of:=([.F60]+[.I60]+[.L60])/3" office:value-type="float" office:value="219414.333333333" calcext:value-type="float">
            <text:p>219414</text:p>
          </table:table-cell>
          <table:table-cell table:style-name="ce34" table:formula="of:=[.C60]/[.M60]" office:value-type="float" office:value="0.990915813424346" calcext:value-type="float">
            <text:p>0.990915813424346</text:p>
          </table:table-cell>
          <table:table-cell table:style-name="ce37" table:formula="of:=[.C60]/[.N60]" office:value-type="float" office:value="0.969419119079197" calcext:value-type="float">
            <text:p>0.969419119079197</text:p>
          </table:table-cell>
          <table:table-cell table:style-name="ce40" table:formula="of:=[.C60]/[.O60]" office:value-type="float" office:value="0.952734476477532" calcext:value-type="float">
            <text:p>0.952734476477532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990915813424346" calcext:value-type="float">
            <text:p>0.990915813424346</text:p>
          </table:table-cell>
          <table:table-cell table:style-name="ce46" table:formula="of:=[.Q60]/1" office:value-type="float" office:value="0.969419119079197" calcext:value-type="float">
            <text:p>0.969419119079197</text:p>
          </table:table-cell>
          <table:table-cell table:style-name="ce48" table:formula="of:=[.R60]/1" office:value-type="float" office:value="0.952734476477532" calcext:value-type="float">
            <text:p>0.95273447647753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K115]/[.Q115]" office:value-type="float" office:value="0.998666779848902" calcext:value-type="float">
            <text:p>0.998666779848902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11227" calcext:value-type="float">
            <text:p>111227</text:p>
          </table:table-cell>
          <table:table-cell table:style-name="ce129" office:value-type="float" office:value="111567" calcext:value-type="float">
            <text:p>111567</text:p>
          </table:table-cell>
          <table:table-cell table:style-name="ce49" office:value-type="float" office:value="113800" calcext:value-type="float">
            <text:p>113800</text:p>
          </table:table-cell>
          <table:table-cell table:style-name="ce44" office:value-type="float" office:value="120836" calcext:value-type="float">
            <text:p>120836</text:p>
          </table:table-cell>
          <table:table-cell office:value-type="float" office:value="111230" calcext:value-type="float">
            <text:p>111230</text:p>
          </table:table-cell>
          <table:table-cell table:style-name="ce49" office:value-type="float" office:value="140399" calcext:value-type="float">
            <text:p>140399</text:p>
          </table:table-cell>
          <table:table-cell table:style-name="ce44" office:value-type="float" office:value="109468" calcext:value-type="float">
            <text:p>109468</text:p>
          </table:table-cell>
          <table:table-cell table:style-name="ce129" office:value-type="float" office:value="115009" calcext:value-type="float">
            <text:p>115009</text:p>
          </table:table-cell>
          <table:table-cell table:style-name="ce49" office:value-type="float" office:value="114902" calcext:value-type="float">
            <text:p>114902</text:p>
          </table:table-cell>
          <table:table-cell table:style-name="ce26" table:formula="of:=([.D61]+[.G61]+[.J61])/3" office:value-type="float" office:value="113843.666666667" calcext:value-type="float">
            <text:p>113844</text:p>
          </table:table-cell>
          <table:table-cell table:style-name="ce29" table:formula="of:=([.E61]+[.H61]+[.K61])/3" office:value-type="float" office:value="112602" calcext:value-type="float">
            <text:p>112602</text:p>
          </table:table-cell>
          <table:table-cell table:style-name="ce32" table:formula="of:=([.F61]+[.I61]+[.L61])/3" office:value-type="float" office:value="123033.666666667" calcext:value-type="float">
            <text:p>123034</text:p>
          </table:table-cell>
          <table:table-cell table:style-name="ce35" table:formula="of:=[.C61]/[.M61]" office:value-type="float" office:value="1.83623389970456" calcext:value-type="float">
            <text:p>1.83623389970456</text:p>
          </table:table-cell>
          <table:table-cell table:style-name="ce38" table:formula="of:=[.C61]/[.N61]" office:value-type="float" office:value="1.85648212287526" calcext:value-type="float">
            <text:p>1.85648212287526</text:p>
          </table:table-cell>
          <table:table-cell table:style-name="ce41" table:formula="of:=[.C61]/[.O61]" office:value-type="float" office:value="1.69907640456135" calcext:value-type="float">
            <text:p>1.69907640456135</text:p>
          </table:table-cell>
          <table:table-cell table:style-name="ce35" table:formula="of:=[.M60]/[.M61]" office:value-type="float" office:value="1.85306751070912" calcext:value-type="float">
            <text:p>1.85306751070912</text:p>
          </table:table-cell>
          <table:table-cell table:style-name="ce38" table:formula="of:=[.N60]/[.N61]" office:value-type="float" office:value="1.91504591392693" calcext:value-type="float">
            <text:p>1.91504591392693</text:p>
          </table:table-cell>
          <table:table-cell table:style-name="ce41" table:formula="of:=[.O60]/[.O61]" office:value-type="float" office:value="1.78336823796196" calcext:value-type="float">
            <text:p>1.78336823796196</text:p>
          </table:table-cell>
          <table:table-cell table:style-name="ce44" table:formula="of:=[.P61]/2" office:value-type="float" office:value="0.91811694985228" calcext:value-type="float">
            <text:p>0.91811694985228</text:p>
          </table:table-cell>
          <table:table-cell table:formula="of:=[.Q61]/2" office:value-type="float" office:value="0.92824106143763" calcext:value-type="float">
            <text:p>0.92824106143763</text:p>
          </table:table-cell>
          <table:table-cell table:style-name="ce49" table:formula="of:=[.R61]/2" office:value-type="float" office:value="0.849538202280674" calcext:value-type="float">
            <text:p>0.849538202280674</text:p>
          </table:table-cell>
          <table:table-cell table:style-name="ce52" office:value-type="float" office:value="2048" calcext:value-type="float">
            <text:p>2048</text:p>
          </table:table-cell>
          <table:table-cell table:style-name="ce38" office:value-type="float" office:value="2048" calcext:value-type="float">
            <text:p>2048</text:p>
          </table:table-cell>
          <table:table-cell table:style-name="ce56" office:value-type="float" office:value="2048" calcext:value-type="float">
            <text:p>2048</text:p>
          </table:table-cell>
          <table:table-cell table:style-name="ce59" table:formula="of:=[.K116]/[.Q116]" office:value-type="float" office:value="1.98937672827103" calcext:value-type="float">
            <text:p>1.98937672827103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74031" calcext:value-type="float">
            <text:p>74031</text:p>
          </table:table-cell>
          <table:table-cell table:style-name="ce129" office:value-type="float" office:value="75462" calcext:value-type="float">
            <text:p>75462</text:p>
          </table:table-cell>
          <table:table-cell table:style-name="ce49" office:value-type="float" office:value="79659" calcext:value-type="float">
            <text:p>79659</text:p>
          </table:table-cell>
          <table:table-cell table:style-name="ce44" office:value-type="float" office:value="85582" calcext:value-type="float">
            <text:p>85582</text:p>
          </table:table-cell>
          <table:table-cell office:value-type="float" office:value="78277" calcext:value-type="float">
            <text:p>78277</text:p>
          </table:table-cell>
          <table:table-cell table:style-name="ce49" office:value-type="float" office:value="79800" calcext:value-type="float">
            <text:p>79800</text:p>
          </table:table-cell>
          <table:table-cell table:style-name="ce44" office:value-type="float" office:value="76028" calcext:value-type="float">
            <text:p>76028</text:p>
          </table:table-cell>
          <table:table-cell table:style-name="ce129" office:value-type="float" office:value="77377" calcext:value-type="float">
            <text:p>77377</text:p>
          </table:table-cell>
          <table:table-cell table:style-name="ce49" office:value-type="float" office:value="79716" calcext:value-type="float">
            <text:p>79716</text:p>
          </table:table-cell>
          <table:table-cell table:style-name="ce26" table:formula="of:=([.D62]+[.G62]+[.J62])/3" office:value-type="float" office:value="78547" calcext:value-type="float">
            <text:p>78547</text:p>
          </table:table-cell>
          <table:table-cell table:style-name="ce29" table:formula="of:=([.E62]+[.H62]+[.K62])/3" office:value-type="float" office:value="77038.6666666667" calcext:value-type="float">
            <text:p>77039</text:p>
          </table:table-cell>
          <table:table-cell table:style-name="ce32" table:formula="of:=([.F62]+[.I62]+[.L62])/3" office:value-type="float" office:value="79725" calcext:value-type="float">
            <text:p>79725</text:p>
          </table:table-cell>
          <table:table-cell table:style-name="ce35" table:formula="of:=[.C62]/[.M62]" office:value-type="float" office:value="2.6613823570601" calcext:value-type="float">
            <text:p>2.6613823570601</text:p>
          </table:table-cell>
          <table:table-cell table:style-name="ce38" table:formula="of:=[.C62]/[.N62]" office:value-type="float" office:value="2.7134893300334" calcext:value-type="float">
            <text:p>2.7134893300334</text:p>
          </table:table-cell>
          <table:table-cell table:style-name="ce41" table:formula="of:=[.C62]/[.O62]" office:value-type="float" office:value="2.62205832549389" calcext:value-type="float">
            <text:p>2.62205832549389</text:p>
          </table:table-cell>
          <table:table-cell table:style-name="ce35" table:formula="of:=[.M60]/[.M62]" office:value-type="float" office:value="2.6857804881154" calcext:value-type="float">
            <text:p>2.6857804881154</text:p>
          </table:table-cell>
          <table:table-cell table:style-name="ce38" table:formula="of:=[.N60]/[.N62]" office:value-type="float" office:value="2.79908790390972" calcext:value-type="float">
            <text:p>2.79908790390972</text:p>
          </table:table-cell>
          <table:table-cell table:style-name="ce41" table:formula="of:=[.O60]/[.O62]" office:value-type="float" office:value="2.7521396467022" calcext:value-type="float">
            <text:p>2.7521396467022</text:p>
          </table:table-cell>
          <table:table-cell table:style-name="ce44" table:formula="of:=[.P62]/3" office:value-type="float" office:value="0.887127452353368" calcext:value-type="float">
            <text:p>0.887127452353368</text:p>
          </table:table-cell>
          <table:table-cell table:formula="of:=[.Q62]/3" office:value-type="float" office:value="0.904496443344467" calcext:value-type="float">
            <text:p>0.904496443344467</text:p>
          </table:table-cell>
          <table:table-cell table:style-name="ce49" table:formula="of:=[.R62]/3" office:value-type="float" office:value="0.874019441831295" calcext:value-type="float">
            <text:p>0.874019441831295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  <table:table-cell table:style-name="ce59" table:formula="of:=[.K117]/[.Q117]" office:value-type="float" office:value="2.96438293898806" calcext:value-type="float">
            <text:p>2.96438293898806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55874" calcext:value-type="float">
            <text:p>55874</text:p>
          </table:table-cell>
          <table:table-cell table:style-name="ce129" office:value-type="float" office:value="62542" calcext:value-type="float">
            <text:p>62542</text:p>
          </table:table-cell>
          <table:table-cell table:style-name="ce49" office:value-type="float" office:value="67738" calcext:value-type="float">
            <text:p>67738</text:p>
          </table:table-cell>
          <table:table-cell table:style-name="ce44" office:value-type="float" office:value="66053" calcext:value-type="float">
            <text:p>66053</text:p>
          </table:table-cell>
          <table:table-cell office:value-type="float" office:value="58381" calcext:value-type="float">
            <text:p>58381</text:p>
          </table:table-cell>
          <table:table-cell table:style-name="ce49" office:value-type="float" office:value="67800" calcext:value-type="float">
            <text:p>67800</text:p>
          </table:table-cell>
          <table:table-cell table:style-name="ce44" office:value-type="float" office:value="64064" calcext:value-type="float">
            <text:p>64064</text:p>
          </table:table-cell>
          <table:table-cell table:style-name="ce129" office:value-type="float" office:value="58514" calcext:value-type="float">
            <text:p>58514</text:p>
          </table:table-cell>
          <table:table-cell table:style-name="ce49" office:value-type="float" office:value="58694" calcext:value-type="float">
            <text:p>58694</text:p>
          </table:table-cell>
          <table:table-cell table:style-name="ce26" table:formula="of:=([.D63]+[.G63]+[.J63])/3" office:value-type="float" office:value="61997" calcext:value-type="float">
            <text:p>61997</text:p>
          </table:table-cell>
          <table:table-cell table:style-name="ce29" table:formula="of:=([.E63]+[.H63]+[.K63])/3" office:value-type="float" office:value="59812.3333333333" calcext:value-type="float">
            <text:p>59812</text:p>
          </table:table-cell>
          <table:table-cell table:style-name="ce32" table:formula="of:=([.F63]+[.I63]+[.L63])/3" office:value-type="float" office:value="64744" calcext:value-type="float">
            <text:p>64744</text:p>
          </table:table-cell>
          <table:table-cell table:style-name="ce35" table:formula="of:=[.C63]/[.M63]" office:value-type="float" office:value="3.37183412100586" calcext:value-type="float">
            <text:p>3.37183412100586</text:p>
          </table:table-cell>
          <table:table-cell table:style-name="ce38" table:formula="of:=[.C63]/[.N63]" office:value-type="float" office:value="3.49499155692527" calcext:value-type="float">
            <text:p>3.49499155692527</text:p>
          </table:table-cell>
          <table:table-cell table:style-name="ce41" table:formula="of:=[.C63]/[.O63]" office:value-type="float" office:value="3.22877177807982" calcext:value-type="float">
            <text:p>3.22877177807982</text:p>
          </table:table-cell>
          <table:table-cell table:style-name="ce35" table:formula="of:=[.M60]/[.M63]" office:value-type="float" office:value="3.40274529412713" calcext:value-type="float">
            <text:p>3.40274529412713</text:p>
          </table:table-cell>
          <table:table-cell table:style-name="ce38" table:formula="of:=[.N60]/[.N63]" office:value-type="float" office:value="3.6052430658114" calcext:value-type="float">
            <text:p>3.6052430658114</text:p>
          </table:table-cell>
          <table:table-cell table:style-name="ce41" table:formula="of:=[.O60]/[.O63]" office:value-type="float" office:value="3.38895238683636" calcext:value-type="float">
            <text:p>3.38895238683636</text:p>
          </table:table-cell>
          <table:table-cell table:style-name="ce44" table:formula="of:=[.P63]/4" office:value-type="float" office:value="0.842958530251464" calcext:value-type="float">
            <text:p>0.842958530251464</text:p>
          </table:table-cell>
          <table:table-cell table:formula="of:=[.Q63]/4" office:value-type="float" office:value="0.873747889231317" calcext:value-type="float">
            <text:p>0.873747889231317</text:p>
          </table:table-cell>
          <table:table-cell table:style-name="ce49" table:formula="of:=[.R63]/4" office:value-type="float" office:value="0.807192944519955" calcext:value-type="float">
            <text:p>0.807192944519955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59" table:formula="of:=[.K118]/[.Q118]" office:value-type="float" office:value="3.91634683167541" calcext:value-type="float">
            <text:p>3.9163468316754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46648" calcext:value-type="float">
            <text:p>46648</text:p>
          </table:table-cell>
          <table:table-cell table:style-name="ce129" office:value-type="float" office:value="47651" calcext:value-type="float">
            <text:p>47651</text:p>
          </table:table-cell>
          <table:table-cell table:style-name="ce49" office:value-type="float" office:value="48662" calcext:value-type="float">
            <text:p>48662</text:p>
          </table:table-cell>
          <table:table-cell table:style-name="ce44" office:value-type="float" office:value="51932" calcext:value-type="float">
            <text:p>51932</text:p>
          </table:table-cell>
          <table:table-cell office:value-type="float" office:value="47281" calcext:value-type="float">
            <text:p>47281</text:p>
          </table:table-cell>
          <table:table-cell table:style-name="ce49" office:value-type="float" office:value="77631" calcext:value-type="float">
            <text:p>77631</text:p>
          </table:table-cell>
          <table:table-cell table:style-name="ce44" office:value-type="float" office:value="45748" calcext:value-type="float">
            <text:p>45748</text:p>
          </table:table-cell>
          <table:table-cell table:style-name="ce129" office:value-type="float" office:value="48325" calcext:value-type="float">
            <text:p>48325</text:p>
          </table:table-cell>
          <table:table-cell table:style-name="ce49" office:value-type="float" office:value="49138" calcext:value-type="float">
            <text:p>49138</text:p>
          </table:table-cell>
          <table:table-cell table:style-name="ce26" table:formula="of:=([.D64]+[.G64]+[.J64])/3" office:value-type="float" office:value="48109.3333333333" calcext:value-type="float">
            <text:p>48109</text:p>
          </table:table-cell>
          <table:table-cell table:style-name="ce29" table:formula="of:=([.E64]+[.H64]+[.K64])/3" office:value-type="float" office:value="47752.3333333333" calcext:value-type="float">
            <text:p>47752</text:p>
          </table:table-cell>
          <table:table-cell table:style-name="ce32" table:formula="of:=([.F64]+[.I64]+[.L64])/3" office:value-type="float" office:value="58477" calcext:value-type="float">
            <text:p>58477</text:p>
          </table:table-cell>
          <table:table-cell table:style-name="ce35" table:formula="of:=[.C64]/[.M64]" office:value-type="float" office:value="4.34517765090627" calcext:value-type="float">
            <text:p>4.34517765090627</text:p>
          </table:table-cell>
          <table:table-cell table:style-name="ce38" table:formula="of:=[.C64]/[.N64]" office:value-type="float" office:value="4.37766252259925" calcext:value-type="float">
            <text:p>4.37766252259925</text:p>
          </table:table-cell>
          <table:table-cell table:style-name="ce41" table:formula="of:=[.C64]/[.O64]" office:value-type="float" office:value="3.57480034885511" calcext:value-type="float">
            <text:p>3.57480034885511</text:p>
          </table:table-cell>
          <table:table-cell table:style-name="ce35" table:formula="of:=[.M60]/[.M64]" office:value-type="float" office:value="4.38501191729949" calcext:value-type="float">
            <text:p>4.38501191729949</text:p>
          </table:table-cell>
          <table:table-cell table:style-name="ce38" table:formula="of:=[.N60]/[.N64]" office:value-type="float" office:value="4.51575839226006" calcext:value-type="float">
            <text:p>4.51575839226006</text:p>
          </table:table-cell>
          <table:table-cell table:style-name="ce41" table:formula="of:=[.O60]/[.O64]" office:value-type="float" office:value="3.75214756798969" calcext:value-type="float">
            <text:p>3.75214756798969</text:p>
          </table:table-cell>
          <table:table-cell table:style-name="ce44" table:formula="of:=[.P64]/5" office:value-type="float" office:value="0.869035530181254" calcext:value-type="float">
            <text:p>0.869035530181254</text:p>
          </table:table-cell>
          <table:table-cell table:formula="of:=[.Q64]/5" office:value-type="float" office:value="0.87553250451985" calcext:value-type="float">
            <text:p>0.87553250451985</text:p>
          </table:table-cell>
          <table:table-cell table:style-name="ce49" table:formula="of:=[.R64]/5" office:value-type="float" office:value="0.714960069771021" calcext:value-type="float">
            <text:p>0.71496006977102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K119]/[.Q119]" office:value-type="float" office:value="4.83851457602516" calcext:value-type="float">
            <text:p>4.83851457602516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9305" calcext:value-type="float">
            <text:p>39305</text:p>
          </table:table-cell>
          <table:table-cell table:style-name="ce129" office:value-type="float" office:value="40997" calcext:value-type="float">
            <text:p>40997</text:p>
          </table:table-cell>
          <table:table-cell table:style-name="ce49" office:value-type="float" office:value="43162" calcext:value-type="float">
            <text:p>43162</text:p>
          </table:table-cell>
          <table:table-cell table:style-name="ce44" office:value-type="float" office:value="41038" calcext:value-type="float">
            <text:p>41038</text:p>
          </table:table-cell>
          <table:table-cell office:value-type="float" office:value="41464" calcext:value-type="float">
            <text:p>41464</text:p>
          </table:table-cell>
          <table:table-cell table:style-name="ce49" office:value-type="float" office:value="40433" calcext:value-type="float">
            <text:p>40433</text:p>
          </table:table-cell>
          <table:table-cell table:style-name="ce44" office:value-type="float" office:value="44441" calcext:value-type="float">
            <text:p>44441</text:p>
          </table:table-cell>
          <table:table-cell table:style-name="ce129" office:value-type="float" office:value="43923" calcext:value-type="float">
            <text:p>43923</text:p>
          </table:table-cell>
          <table:table-cell table:style-name="ce49" office:value-type="float" office:value="42090" calcext:value-type="float">
            <text:p>42090</text:p>
          </table:table-cell>
          <table:table-cell table:style-name="ce26" table:formula="of:=([.D65]+[.G65]+[.J65])/3" office:value-type="float" office:value="41594.6666666667" calcext:value-type="float">
            <text:p>41595</text:p>
          </table:table-cell>
          <table:table-cell table:style-name="ce29" table:formula="of:=([.E65]+[.H65]+[.K65])/3" office:value-type="float" office:value="42128" calcext:value-type="float">
            <text:p>42128</text:p>
          </table:table-cell>
          <table:table-cell table:style-name="ce32" table:formula="of:=([.F65]+[.I65]+[.L65])/3" office:value-type="float" office:value="41895" calcext:value-type="float">
            <text:p>41895</text:p>
          </table:table-cell>
          <table:table-cell table:style-name="ce35" table:formula="of:=[.C65]/[.M65]" office:value-type="float" office:value="5.02573086293114" calcext:value-type="float">
            <text:p>5.02573086293114</text:p>
          </table:table-cell>
          <table:table-cell table:style-name="ce38" table:formula="of:=[.C65]/[.N65]" office:value-type="float" office:value="4.9621059627801" calcext:value-type="float">
            <text:p>4.9621059627801</text:p>
          </table:table-cell>
          <table:table-cell table:style-name="ce41" table:formula="of:=[.C65]/[.O65]" office:value-type="float" office:value="4.98970282849982" calcext:value-type="float">
            <text:p>4.98970282849982</text:p>
          </table:table-cell>
          <table:table-cell table:style-name="ce35" table:formula="of:=[.M60]/[.M65]" office:value-type="float" office:value="5.07180407744582" calcext:value-type="float">
            <text:p>5.07180407744582</text:p>
          </table:table-cell>
          <table:table-cell table:style-name="ce38" table:formula="of:=[.N60]/[.N65]" office:value-type="float" office:value="5.11863843524497" calcext:value-type="float">
            <text:p>5.11863843524497</text:p>
          </table:table-cell>
          <table:table-cell table:style-name="ce41" table:formula="of:=[.O60]/[.O65]" office:value-type="float" office:value="5.23724390340931" calcext:value-type="float">
            <text:p>5.23724390340931</text:p>
          </table:table-cell>
          <table:table-cell table:style-name="ce44" table:formula="of:=[.P65]/6" office:value-type="float" office:value="0.837621810488523" calcext:value-type="float">
            <text:p>0.837621810488523</text:p>
          </table:table-cell>
          <table:table-cell table:formula="of:=[.Q65]/6" office:value-type="float" office:value="0.82701766046335" calcext:value-type="float">
            <text:p>0.82701766046335</text:p>
          </table:table-cell>
          <table:table-cell table:style-name="ce49" table:formula="of:=[.R65]/6" office:value-type="float" office:value="0.831617138083304" calcext:value-type="float">
            <text:p>0.831617138083304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187" office:value-type="string" calcext:value-type="string">
            <text:p>1-32</text:p>
          </table:table-cell>
          <table:table-cell table:style-name="ce59" table:formula="of:=[.K120]/[.Q120]" office:value-type="float" office:value="5.72486308035799" calcext:value-type="float">
            <text:p>5.72486308035799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326" calcext:value-type="float">
            <text:p>34326</text:p>
          </table:table-cell>
          <table:table-cell table:style-name="ce129" office:value-type="float" office:value="40742" calcext:value-type="float">
            <text:p>40742</text:p>
          </table:table-cell>
          <table:table-cell table:style-name="ce49" office:value-type="float" office:value="38361" calcext:value-type="float">
            <text:p>38361</text:p>
          </table:table-cell>
          <table:table-cell table:style-name="ce44" office:value-type="float" office:value="42449" calcext:value-type="float">
            <text:p>42449</text:p>
          </table:table-cell>
          <table:table-cell office:value-type="float" office:value="35611" calcext:value-type="float">
            <text:p>35611</text:p>
          </table:table-cell>
          <table:table-cell table:style-name="ce49" office:value-type="float" office:value="49778" calcext:value-type="float">
            <text:p>49778</text:p>
          </table:table-cell>
          <table:table-cell table:style-name="ce44" office:value-type="float" office:value="33087" calcext:value-type="float">
            <text:p>33087</text:p>
          </table:table-cell>
          <table:table-cell table:style-name="ce129" office:value-type="float" office:value="36348" calcext:value-type="float">
            <text:p>36348</text:p>
          </table:table-cell>
          <table:table-cell table:style-name="ce49" office:value-type="float" office:value="36243" calcext:value-type="float">
            <text:p>36243</text:p>
          </table:table-cell>
          <table:table-cell table:style-name="ce26" table:formula="of:=([.D66]+[.G66]+[.J66])/3" office:value-type="float" office:value="36620.6666666667" calcext:value-type="float">
            <text:p>36621</text:p>
          </table:table-cell>
          <table:table-cell table:style-name="ce29" table:formula="of:=([.E66]+[.H66]+[.K66])/3" office:value-type="float" office:value="37567" calcext:value-type="float">
            <text:p>37567</text:p>
          </table:table-cell>
          <table:table-cell table:style-name="ce32" table:formula="of:=([.F66]+[.I66]+[.L66])/3" office:value-type="float" office:value="41460.6666666667" calcext:value-type="float">
            <text:p>41461</text:p>
          </table:table-cell>
          <table:table-cell table:style-name="ce35" table:formula="of:=[.C66]/[.M66]" office:value-type="float" office:value="5.70835047605177" calcext:value-type="float">
            <text:p>5.70835047605177</text:p>
          </table:table-cell>
          <table:table-cell table:style-name="ce38" table:formula="of:=[.C66]/[.N66]" office:value-type="float" office:value="5.56455399685895" calcext:value-type="float">
            <text:p>5.56455399685895</text:p>
          </table:table-cell>
          <table:table-cell table:style-name="ce41" table:formula="of:=[.C66]/[.O66]" office:value-type="float" office:value="5.04197391905581" calcext:value-type="float">
            <text:p>5.04197391905581</text:p>
          </table:table-cell>
          <table:table-cell table:style-name="ce35" table:formula="of:=[.M60]/[.M66]" office:value-type="float" office:value="5.76068158234876" calcext:value-type="float">
            <text:p>5.76068158234876</text:p>
          </table:table-cell>
          <table:table-cell table:style-name="ce38" table:formula="of:=[.N60]/[.N66]" office:value-type="float" office:value="5.74009103734661" calcext:value-type="float">
            <text:p>5.74009103734661</text:p>
          </table:table-cell>
          <table:table-cell table:style-name="ce41" table:formula="of:=[.O60]/[.O66]" office:value-type="float" office:value="5.29210818285603" calcext:value-type="float">
            <text:p>5.29210818285603</text:p>
          </table:table-cell>
          <table:table-cell table:style-name="ce44" table:formula="of:=[.P66]/7" office:value-type="float" office:value="0.815478639435967" calcext:value-type="float">
            <text:p>0.815478639435967</text:p>
          </table:table-cell>
          <table:table-cell table:formula="of:=[.Q66]/7" office:value-type="float" office:value="0.794936285265564" calcext:value-type="float">
            <text:p>0.794936285265564</text:p>
          </table:table-cell>
          <table:table-cell table:style-name="ce49" table:formula="of:=[.R66]/7" office:value-type="float" office:value="0.720281988436544" calcext:value-type="float">
            <text:p>0.720281988436544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float" office:value="4" calcext:value-type="float">
            <text:p>4</text:p>
          </table:table-cell>
          <table:table-cell table:style-name="ce137" office:value-type="float" office:value="1" calcext:value-type="float">
            <text:p>1</text:p>
          </table:table-cell>
          <table:table-cell table:style-name="ce59" table:formula="of:=[.K121]/[.Q121]" office:value-type="float" office:value="6.57020973048061" calcext:value-type="float">
            <text:p>6.5702097304806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442" calcext:value-type="float">
            <text:p>34442</text:p>
          </table:table-cell>
          <table:table-cell table:style-name="ce129" office:value-type="float" office:value="33040" calcext:value-type="float">
            <text:p>33040</text:p>
          </table:table-cell>
          <table:table-cell table:style-name="ce49" office:value-type="float" office:value="31865" calcext:value-type="float">
            <text:p>31865</text:p>
          </table:table-cell>
          <table:table-cell table:style-name="ce44" office:value-type="float" office:value="29496" calcext:value-type="float">
            <text:p>29496</text:p>
          </table:table-cell>
          <table:table-cell office:value-type="float" office:value="33590" calcext:value-type="float">
            <text:p>33590</text:p>
          </table:table-cell>
          <table:table-cell table:style-name="ce49" office:value-type="float" office:value="35965" calcext:value-type="float">
            <text:p>35965</text:p>
          </table:table-cell>
          <table:table-cell table:style-name="ce44" office:value-type="float" office:value="30326" calcext:value-type="float">
            <text:p>30326</text:p>
          </table:table-cell>
          <table:table-cell table:style-name="ce129" office:value-type="float" office:value="32511" calcext:value-type="float">
            <text:p>32511</text:p>
          </table:table-cell>
          <table:table-cell table:style-name="ce49" office:value-type="float" office:value="33235" calcext:value-type="float">
            <text:p>33235</text:p>
          </table:table-cell>
          <table:table-cell table:style-name="ce26" table:formula="of:=([.D67]+[.G67]+[.J67])/3" office:value-type="float" office:value="31421.3333333333" calcext:value-type="float">
            <text:p>31421</text:p>
          </table:table-cell>
          <table:table-cell table:style-name="ce29" table:formula="of:=([.E67]+[.H67]+[.K67])/3" office:value-type="float" office:value="33047" calcext:value-type="float">
            <text:p>33047</text:p>
          </table:table-cell>
          <table:table-cell table:style-name="ce32" table:formula="of:=([.F67]+[.I67]+[.L67])/3" office:value-type="float" office:value="33688.3333333333" calcext:value-type="float">
            <text:p>33688</text:p>
          </table:table-cell>
          <table:table-cell table:style-name="ce35" table:formula="of:=[.C67]/[.M67]" office:value-type="float" office:value="6.65291946023934" calcext:value-type="float">
            <text:p>6.65291946023934</text:p>
          </table:table-cell>
          <table:table-cell table:style-name="ce38" table:formula="of:=[.C67]/[.N67]" office:value-type="float" office:value="6.32564529306745" calcext:value-type="float">
            <text:p>6.32564529306745</text:p>
          </table:table-cell>
          <table:table-cell table:style-name="ce41" table:formula="of:=[.C67]/[.O67]" office:value-type="float" office:value="6.20522238163559" calcext:value-type="float">
            <text:p>6.20522238163559</text:p>
          </table:table-cell>
          <table:table-cell table:style-name="ce35" table:formula="of:=[.M60]/[.M67]" office:value-type="float" office:value="6.71390987015192" calcext:value-type="float">
            <text:p>6.71390987015192</text:p>
          </table:table-cell>
          <table:table-cell table:style-name="ce38" table:formula="of:=[.N60]/[.N67]" office:value-type="float" office:value="6.52519139407511" calcext:value-type="float">
            <text:p>6.52519139407511</text:p>
          </table:table-cell>
          <table:table-cell table:style-name="ce41" table:formula="of:=[.O60]/[.O67]" office:value-type="float" office:value="6.51306584871122" calcext:value-type="float">
            <text:p>6.51306584871122</text:p>
          </table:table-cell>
          <table:table-cell table:style-name="ce44" table:formula="of:=[.P67]/8" office:value-type="float" office:value="0.831614932529917" calcext:value-type="float">
            <text:p>0.831614932529917</text:p>
          </table:table-cell>
          <table:table-cell table:formula="of:=[.Q67]/8" office:value-type="float" office:value="0.790705661633431" calcext:value-type="float">
            <text:p>0.790705661633431</text:p>
          </table:table-cell>
          <table:table-cell table:style-name="ce49" table:formula="of:=[.R67]/8" office:value-type="float" office:value="0.775652797704448" calcext:value-type="float">
            <text:p>0.775652797704448</text:p>
          </table:table-cell>
          <table:table-cell table:style-name="ce128"/>
          <table:table-cell table:style-name="ce128" office:value-type="float" office:value="0" calcext:value-type="float">
            <text:p>0</text:p>
          </table:table-cell>
          <table:table-cell table:style-name="ce139"/>
          <table:table-cell table:style-name="ce59" table:formula="of:=[.K122]/[.Q122]" office:value-type="float" office:value="7.37028301886793" calcext:value-type="float">
            <text:p>7.37028301886793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921" calcext:value-type="float">
            <text:p>26921</text:p>
          </table:table-cell>
          <table:table-cell table:style-name="ce129" office:value-type="float" office:value="30593" calcext:value-type="float">
            <text:p>30593</text:p>
          </table:table-cell>
          <table:table-cell table:style-name="ce49" office:value-type="float" office:value="29168" calcext:value-type="float">
            <text:p>29168</text:p>
          </table:table-cell>
          <table:table-cell table:style-name="ce44" office:value-type="float" office:value="32206" calcext:value-type="float">
            <text:p>32206</text:p>
          </table:table-cell>
          <table:table-cell office:value-type="float" office:value="29522" calcext:value-type="float">
            <text:p>29522</text:p>
          </table:table-cell>
          <table:table-cell table:style-name="ce49" office:value-type="float" office:value="36089" calcext:value-type="float">
            <text:p>36089</text:p>
          </table:table-cell>
          <table:table-cell table:style-name="ce44" office:value-type="float" office:value="31218" calcext:value-type="float">
            <text:p>31218</text:p>
          </table:table-cell>
          <table:table-cell table:style-name="ce129" office:value-type="float" office:value="29433" calcext:value-type="float">
            <text:p>29433</text:p>
          </table:table-cell>
          <table:table-cell table:style-name="ce49" office:value-type="float" office:value="30169" calcext:value-type="float">
            <text:p>30169</text:p>
          </table:table-cell>
          <table:table-cell table:style-name="ce26" table:formula="of:=([.D68]+[.G68]+[.J68])/3" office:value-type="float" office:value="30115" calcext:value-type="float">
            <text:p>30115</text:p>
          </table:table-cell>
          <table:table-cell table:style-name="ce29" table:formula="of:=([.E68]+[.H68]+[.K68])/3" office:value-type="float" office:value="29849.3333333333" calcext:value-type="float">
            <text:p>29849</text:p>
          </table:table-cell>
          <table:table-cell table:style-name="ce32" table:formula="of:=([.F68]+[.I68]+[.L68])/3" office:value-type="float" office:value="31808.6666666667" calcext:value-type="float">
            <text:p>31809</text:p>
          </table:table-cell>
          <table:table-cell table:style-name="ce35" table:formula="of:=[.C68]/[.M68]" office:value-type="float" office:value="6.94151087497925" calcext:value-type="float">
            <text:p>6.94151087497925</text:p>
          </table:table-cell>
          <table:table-cell table:style-name="ce38" table:formula="of:=[.C68]/[.N68]" office:value-type="float" office:value="7.00329208915889" calcext:value-type="float">
            <text:p>7.00329208915889</text:p>
          </table:table-cell>
          <table:table-cell table:style-name="ce41" table:formula="of:=[.C68]/[.O68]" office:value-type="float" office:value="6.57190702743486" calcext:value-type="float">
            <text:p>6.57190702743486</text:p>
          </table:table-cell>
          <table:table-cell table:style-name="ce35" table:formula="of:=[.M60]/[.M68]" office:value-type="float" office:value="7.00514693674249" calcext:value-type="float">
            <text:p>7.00514693674249</text:p>
          </table:table-cell>
          <table:table-cell table:style-name="ce38" table:formula="of:=[.N60]/[.N68]" office:value-type="float" office:value="7.22421494617412" calcext:value-type="float">
            <text:p>7.22421494617412</text:p>
          </table:table-cell>
          <table:table-cell table:style-name="ce41" table:formula="of:=[.O60]/[.O68]" office:value-type="float" office:value="6.8979418607088" calcext:value-type="float">
            <text:p>6.8979418607088</text:p>
          </table:table-cell>
          <table:table-cell table:style-name="ce44" table:formula="of:=[.P68]/9" office:value-type="float" office:value="0.771278986108805" calcext:value-type="float">
            <text:p>0.771278986108805</text:p>
          </table:table-cell>
          <table:table-cell table:formula="of:=[.Q68]/9" office:value-type="float" office:value="0.778143565462099" calcext:value-type="float">
            <text:p>0.778143565462099</text:p>
          </table:table-cell>
          <table:table-cell table:style-name="ce49" table:formula="of:=[.R68]/9" office:value-type="float" office:value="0.730211891937207" calcext:value-type="float">
            <text:p>0.730211891937207</text:p>
          </table:table-cell>
          <table:table-cell table:number-columns-repeated="3"/>
          <table:table-cell table:style-name="ce59" table:formula="of:=[.K123]/[.Q123]" office:value-type="float" office:value="8.12175411840615" calcext:value-type="float">
            <text:p>8.12175411840615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059" calcext:value-type="float">
            <text:p>26059</text:p>
          </table:table-cell>
          <table:table-cell table:style-name="ce129" office:value-type="float" office:value="28214" calcext:value-type="float">
            <text:p>28214</text:p>
          </table:table-cell>
          <table:table-cell table:style-name="ce49" office:value-type="float" office:value="53727" calcext:value-type="float">
            <text:p>53727</text:p>
          </table:table-cell>
          <table:table-cell table:style-name="ce44" office:value-type="float" office:value="30339" calcext:value-type="float">
            <text:p>30339</text:p>
          </table:table-cell>
          <table:table-cell office:value-type="float" office:value="32037" calcext:value-type="float">
            <text:p>32037</text:p>
          </table:table-cell>
          <table:table-cell table:style-name="ce49" office:value-type="float" office:value="27671" calcext:value-type="float">
            <text:p>27671</text:p>
          </table:table-cell>
          <table:table-cell table:style-name="ce44" office:value-type="float" office:value="25849" calcext:value-type="float">
            <text:p>25849</text:p>
          </table:table-cell>
          <table:table-cell table:style-name="ce129" office:value-type="float" office:value="27594" calcext:value-type="float">
            <text:p>27594</text:p>
          </table:table-cell>
          <table:table-cell table:style-name="ce49" office:value-type="float" office:value="28558" calcext:value-type="float">
            <text:p>28558</text:p>
          </table:table-cell>
          <table:table-cell table:style-name="ce26" table:formula="of:=([.D69]+[.G69]+[.J69])/3" office:value-type="float" office:value="27415.6666666667" calcext:value-type="float">
            <text:p>27416</text:p>
          </table:table-cell>
          <table:table-cell table:style-name="ce29" table:formula="of:=([.E69]+[.H69]+[.K69])/3" office:value-type="float" office:value="29281.6666666667" calcext:value-type="float">
            <text:p>29282</text:p>
          </table:table-cell>
          <table:table-cell table:style-name="ce32" table:formula="of:=([.F69]+[.I69]+[.L69])/3" office:value-type="float" office:value="36652" calcext:value-type="float">
            <text:p>36652</text:p>
          </table:table-cell>
          <table:table-cell table:style-name="ce35" table:formula="of:=[.C69]/[.M69]" office:value-type="float" office:value="7.62496869186717" calcext:value-type="float">
            <text:p>7.62496869186717</text:p>
          </table:table-cell>
          <table:table-cell table:style-name="ce38" table:formula="of:=[.C69]/[.N69]" office:value-type="float" office:value="7.13906084580796" calcext:value-type="float">
            <text:p>7.13906084580796</text:p>
          </table:table-cell>
          <table:table-cell table:style-name="ce41" table:formula="of:=[.C69]/[.O69]" office:value-type="float" office:value="5.70347047910073" calcext:value-type="float">
            <text:p>5.70347047910073</text:p>
          </table:table-cell>
          <table:table-cell table:style-name="ce35" table:formula="of:=[.M60]/[.M69]" office:value-type="float" office:value="7.69487032961688" calcext:value-type="float">
            <text:p>7.69487032961688</text:p>
          </table:table-cell>
          <table:table-cell table:style-name="ce38" table:formula="of:=[.N60]/[.N69]" office:value-type="float" office:value="7.36426660595367" calcext:value-type="float">
            <text:p>7.36426660595367</text:p>
          </table:table-cell>
          <table:table-cell table:style-name="ce41" table:formula="of:=[.O60]/[.O69]" office:value-type="float" office:value="5.98642184146385" calcext:value-type="float">
            <text:p>5.98642184146385</text:p>
          </table:table-cell>
          <table:table-cell table:style-name="ce44" table:formula="of:=[.P69]/10" office:value-type="float" office:value="0.762496869186717" calcext:value-type="float">
            <text:p>0.762496869186717</text:p>
          </table:table-cell>
          <table:table-cell table:formula="of:=[.Q69]/10" office:value-type="float" office:value="0.713906084580796" calcext:value-type="float">
            <text:p>0.713906084580796</text:p>
          </table:table-cell>
          <table:table-cell table:style-name="ce49" table:formula="of:=[.R69]/10" office:value-type="float" office:value="0.570347047910073" calcext:value-type="float">
            <text:p>0.570347047910073</text:p>
          </table:table-cell>
          <table:table-cell table:number-columns-repeated="3"/>
          <table:table-cell table:style-name="ce59" table:formula="of:=[.K124]/[.Q124]" office:value-type="float" office:value="8.82223202470225" calcext:value-type="float">
            <text:p>8.82223202470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156" calcext:value-type="float">
            <text:p>24156</text:p>
          </table:table-cell>
          <table:table-cell table:style-name="ce129" office:value-type="float" office:value="28599" calcext:value-type="float">
            <text:p>28599</text:p>
          </table:table-cell>
          <table:table-cell table:style-name="ce49" office:value-type="float" office:value="27940" calcext:value-type="float">
            <text:p>27940</text:p>
          </table:table-cell>
          <table:table-cell table:style-name="ce44" office:value-type="float" office:value="26131" calcext:value-type="float">
            <text:p>26131</text:p>
          </table:table-cell>
          <table:table-cell office:value-type="float" office:value="25698" calcext:value-type="float">
            <text:p>25698</text:p>
          </table:table-cell>
          <table:table-cell table:style-name="ce49" office:value-type="float" office:value="26992" calcext:value-type="float">
            <text:p>26992</text:p>
          </table:table-cell>
          <table:table-cell table:style-name="ce44" office:value-type="float" office:value="26597" calcext:value-type="float">
            <text:p>26597</text:p>
          </table:table-cell>
          <table:table-cell table:style-name="ce129" office:value-type="float" office:value="27494" calcext:value-type="float">
            <text:p>27494</text:p>
          </table:table-cell>
          <table:table-cell table:style-name="ce49" office:value-type="float" office:value="24743" calcext:value-type="float">
            <text:p>24743</text:p>
          </table:table-cell>
          <table:table-cell table:style-name="ce26" table:formula="of:=([.D70]+[.G70]+[.J70])/3" office:value-type="float" office:value="25628" calcext:value-type="float">
            <text:p>25628</text:p>
          </table:table-cell>
          <table:table-cell table:style-name="ce29" table:formula="of:=([.E70]+[.H70]+[.K70])/3" office:value-type="float" office:value="27263.6666666667" calcext:value-type="float">
            <text:p>27264</text:p>
          </table:table-cell>
          <table:table-cell table:style-name="ce32" table:formula="of:=([.F70]+[.I70]+[.L70])/3" office:value-type="float" office:value="26558.3333333333" calcext:value-type="float">
            <text:p>26558</text:p>
          </table:table-cell>
          <table:table-cell table:style-name="ce35" table:formula="of:=[.C70]/[.M70]" office:value-type="float" office:value="8.15684407679101" calcext:value-type="float">
            <text:p>8.15684407679101</text:p>
          </table:table-cell>
          <table:table-cell table:style-name="ce38" table:formula="of:=[.C70]/[.N70]" office:value-type="float" office:value="7.66747930701422" calcext:value-type="float">
            <text:p>7.66747930701422</text:p>
          </table:table-cell>
          <table:table-cell table:style-name="ce41" table:formula="of:=[.C70]/[.O70]" office:value-type="float" office:value="7.87111139002198" calcext:value-type="float">
            <text:p>7.87111139002198</text:p>
          </table:table-cell>
          <table:table-cell table:style-name="ce35" table:formula="of:=[.M60]/[.M70]" office:value-type="float" office:value="8.23162166380521" calcext:value-type="float">
            <text:p>8.23162166380521</text:p>
          </table:table-cell>
          <table:table-cell table:style-name="ce38" table:formula="of:=[.N60]/[.N70]" office:value-type="float" office:value="7.9093543299385" calcext:value-type="float">
            <text:p>7.9093543299385</text:p>
          </table:table-cell>
          <table:table-cell table:style-name="ce41" table:formula="of:=[.O60]/[.O70]" office:value-type="float" office:value="8.26160025101977" calcext:value-type="float">
            <text:p>8.26160025101977</text:p>
          </table:table-cell>
          <table:table-cell table:style-name="ce44" table:formula="of:=[.P70]/11" office:value-type="float" office:value="0.741531279708274" calcext:value-type="float">
            <text:p>0.741531279708274</text:p>
          </table:table-cell>
          <table:table-cell table:formula="of:=[.Q70]/11" office:value-type="float" office:value="0.697043573364929" calcext:value-type="float">
            <text:p>0.697043573364929</text:p>
          </table:table-cell>
          <table:table-cell table:style-name="ce49" table:formula="of:=[.R70]/11" office:value-type="float" office:value="0.715555580911089" calcext:value-type="float">
            <text:p>0.715555580911089</text:p>
          </table:table-cell>
          <table:table-cell table:number-columns-repeated="3"/>
          <table:table-cell table:style-name="ce59" table:formula="of:=[.K125]/[.Q125]" office:value-type="float" office:value="9.47022689802718" calcext:value-type="float">
            <text:p>9.4702268980271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060" calcext:value-type="float">
            <text:p>24060</text:p>
          </table:table-cell>
          <table:table-cell table:style-name="ce129" office:value-type="float" office:value="25808" calcext:value-type="float">
            <text:p>25808</text:p>
          </table:table-cell>
          <table:table-cell table:style-name="ce49" office:value-type="float" office:value="57152" calcext:value-type="float">
            <text:p>57152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4499" calcext:value-type="float">
            <text:p>24499</text:p>
          </table:table-cell>
          <table:table-cell table:style-name="ce49" office:value-type="float" office:value="28179" calcext:value-type="float">
            <text:p>28179</text:p>
          </table:table-cell>
          <table:table-cell table:style-name="ce44" office:value-type="float" office:value="22035" calcext:value-type="float">
            <text:p>22035</text:p>
          </table:table-cell>
          <table:table-cell table:style-name="ce129" office:value-type="float" office:value="25687" calcext:value-type="float">
            <text:p>25687</text:p>
          </table:table-cell>
          <table:table-cell table:style-name="ce49" office:value-type="float" office:value="23620" calcext:value-type="float">
            <text:p>23620</text:p>
          </table:table-cell>
          <table:table-cell table:style-name="ce26" table:formula="of:=([.D71]+[.G71]+[.J71])/3" office:value-type="float" office:value="23798.3333333333" calcext:value-type="float">
            <text:p>23798</text:p>
          </table:table-cell>
          <table:table-cell table:style-name="ce29" table:formula="of:=([.E71]+[.H71]+[.K71])/3" office:value-type="float" office:value="25331.3333333333" calcext:value-type="float">
            <text:p>25331</text:p>
          </table:table-cell>
          <table:table-cell table:style-name="ce32" table:formula="of:=([.F71]+[.I71]+[.L71])/3" office:value-type="float" office:value="36317" calcext:value-type="float">
            <text:p>36317</text:p>
          </table:table-cell>
          <table:table-cell table:style-name="ce35" table:formula="of:=[.C71]/[.M71]" office:value-type="float" office:value="8.7839596610407" calcext:value-type="float">
            <text:p>8.7839596610407</text:p>
          </table:table-cell>
          <table:table-cell table:style-name="ce38" table:formula="of:=[.C71]/[.N71]" office:value-type="float" office:value="8.25237255572809" calcext:value-type="float">
            <text:p>8.25237255572809</text:p>
          </table:table-cell>
          <table:table-cell table:style-name="ce41" table:formula="of:=[.C71]/[.O71]" office:value-type="float" office:value="5.75608117410579" calcext:value-type="float">
            <text:p>5.75608117410579</text:p>
          </table:table-cell>
          <table:table-cell table:style-name="ce35" table:formula="of:=[.M60]/[.M71]" office:value-type="float" office:value="8.86448630856504" calcext:value-type="float">
            <text:p>8.86448630856504</text:p>
          </table:table-cell>
          <table:table-cell table:style-name="ce38" table:formula="of:=[.N60]/[.N71]" office:value-type="float" office:value="8.51269837092402" calcext:value-type="float">
            <text:p>8.51269837092402</text:p>
          </table:table-cell>
          <table:table-cell table:style-name="ce41" table:formula="of:=[.O60]/[.O71]" office:value-type="float" office:value="6.04164257326687" calcext:value-type="float">
            <text:p>6.04164257326687</text:p>
          </table:table-cell>
          <table:table-cell table:style-name="ce44" table:formula="of:=[.P71]/12" office:value-type="float" office:value="0.731996638420059" calcext:value-type="float">
            <text:p>0.731996638420059</text:p>
          </table:table-cell>
          <table:table-cell table:formula="of:=[.Q71]/12" office:value-type="float" office:value="0.687697712977341" calcext:value-type="float">
            <text:p>0.687697712977341</text:p>
          </table:table-cell>
          <table:table-cell table:style-name="ce49" table:formula="of:=[.R71]/12" office:value-type="float" office:value="0.479673431175483" calcext:value-type="float">
            <text:p>0.479673431175483</text:p>
          </table:table-cell>
          <table:table-cell table:number-columns-repeated="3"/>
          <table:table-cell table:style-name="ce59" table:formula="of:=[.K126]/[.Q126]" office:value-type="float" office:value="10.0650875662618" calcext:value-type="float">
            <text:p>10.065087566261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2989" calcext:value-type="float">
            <text:p>22989</text:p>
          </table:table-cell>
          <table:table-cell table:style-name="ce129" office:value-type="float" office:value="24971" calcext:value-type="float">
            <text:p>24971</text:p>
          </table:table-cell>
          <table:table-cell table:style-name="ce49" office:value-type="float" office:value="22965" calcext:value-type="float">
            <text:p>22965</text:p>
          </table:table-cell>
          <table:table-cell table:style-name="ce44" office:value-type="float" office:value="29861" calcext:value-type="float">
            <text:p>29861</text:p>
          </table:table-cell>
          <table:table-cell office:value-type="float" office:value="23523" calcext:value-type="float">
            <text:p>23523</text:p>
          </table:table-cell>
          <table:table-cell table:style-name="ce49" office:value-type="float" office:value="24090" calcext:value-type="float">
            <text:p>24090</text:p>
          </table:table-cell>
          <table:table-cell table:style-name="ce44" office:value-type="float" office:value="20499" calcext:value-type="float">
            <text:p>20499</text:p>
          </table:table-cell>
          <table:table-cell table:style-name="ce86" office:value-type="float" office:value="27722" calcext:value-type="float">
            <text:p>27722</text:p>
          </table:table-cell>
          <table:table-cell table:style-name="ce49" office:value-type="float" office:value="23848" calcext:value-type="float">
            <text:p>23848</text:p>
          </table:table-cell>
          <table:table-cell table:style-name="ce26" table:formula="of:=([.D72]+[.G72]+[.J72])/3" office:value-type="float" office:value="24449.6666666667" calcext:value-type="float">
            <text:p>24450</text:p>
          </table:table-cell>
          <table:table-cell table:style-name="ce29" table:formula="of:=([.E72]+[.H72]+[.K72])/3" office:value-type="float" office:value="25405.3333333333" calcext:value-type="float">
            <text:p>25405</text:p>
          </table:table-cell>
          <table:table-cell table:style-name="ce32" table:formula="of:=([.F72]+[.I72]+[.L72])/3" office:value-type="float" office:value="23634.3333333333" calcext:value-type="float">
            <text:p>23634</text:p>
          </table:table-cell>
          <table:table-cell table:style-name="ce35" table:formula="of:=[.C72]/[.M72]" office:value-type="float" office:value="8.54995705462923" calcext:value-type="float">
            <text:p>8.54995705462923</text:p>
          </table:table-cell>
          <table:table-cell table:style-name="ce38" table:formula="of:=[.C72]/[.N72]" office:value-type="float" office:value="8.22833525768868" calcext:value-type="float">
            <text:p>8.22833525768868</text:p>
          </table:table-cell>
          <table:table-cell table:style-name="ce41" table:formula="of:=[.C72]/[.O72]" office:value-type="float" office:value="8.84491206295927" calcext:value-type="float">
            <text:p>8.84491206295927</text:p>
          </table:table-cell>
          <table:table-cell table:style-name="ce35" table:formula="of:=[.M60]/[.M72]" office:value-type="float" office:value="8.6283384913223" calcext:value-type="float">
            <text:p>8.6283384913223</text:p>
          </table:table-cell>
          <table:table-cell table:style-name="ce38" table:formula="of:=[.N60]/[.N72]" office:value-type="float" office:value="8.48790280256114" calcext:value-type="float">
            <text:p>8.48790280256114</text:p>
          </table:table-cell>
          <table:table-cell table:style-name="ce41" table:formula="of:=[.O60]/[.O72]" office:value-type="float" office:value="9.28371154958182" calcext:value-type="float">
            <text:p>9.28371154958182</text:p>
          </table:table-cell>
          <table:table-cell table:style-name="ce44" table:formula="of:=[.P72]/13" office:value-type="float" office:value="0.657689004202248" calcext:value-type="float">
            <text:p>0.657689004202248</text:p>
          </table:table-cell>
          <table:table-cell table:formula="of:=[.Q72]/13" office:value-type="float" office:value="0.632948865976052" calcext:value-type="float">
            <text:p>0.632948865976052</text:p>
          </table:table-cell>
          <table:table-cell table:style-name="ce49" table:formula="of:=[.R72]/13" office:value-type="float" office:value="0.680377850996867" calcext:value-type="float">
            <text:p>0.680377850996867</text:p>
          </table:table-cell>
          <table:table-cell table:number-columns-repeated="3"/>
          <table:table-cell table:style-name="ce59" table:formula="of:=[.K127]/[.Q127]" office:value-type="float" office:value="10.6069197912885" calcext:value-type="float">
            <text:p>10.6069197912885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0983" calcext:value-type="float">
            <text:p>20983</text:p>
          </table:table-cell>
          <table:table-cell table:style-name="ce129" office:value-type="float" office:value="23363" calcext:value-type="float">
            <text:p>23363</text:p>
          </table:table-cell>
          <table:table-cell table:style-name="ce49" office:value-type="float" office:value="25618" calcext:value-type="float">
            <text:p>25618</text:p>
          </table:table-cell>
          <table:table-cell table:style-name="ce44" office:value-type="float" office:value="22492" calcext:value-type="float">
            <text:p>22492</text:p>
          </table:table-cell>
          <table:table-cell office:value-type="float" office:value="23353" calcext:value-type="float">
            <text:p>23353</text:p>
          </table:table-cell>
          <table:table-cell table:style-name="ce49" office:value-type="float" office:value="22923" calcext:value-type="float">
            <text:p>22923</text:p>
          </table:table-cell>
          <table:table-cell table:style-name="ce44" office:value-type="float" office:value="21225" calcext:value-type="float">
            <text:p>21225</text:p>
          </table:table-cell>
          <table:table-cell table:style-name="ce129" office:value-type="float" office:value="29975" calcext:value-type="float">
            <text:p>29975</text:p>
          </table:table-cell>
          <table:table-cell table:style-name="ce49" office:value-type="float" office:value="21750" calcext:value-type="float">
            <text:p>21750</text:p>
          </table:table-cell>
          <table:table-cell table:style-name="ce26" table:formula="of:=([.D73]+[.G73]+[.J73])/3" office:value-type="float" office:value="21566.6666666667" calcext:value-type="float">
            <text:p>21567</text:p>
          </table:table-cell>
          <table:table-cell table:style-name="ce29" table:formula="of:=([.E73]+[.H73]+[.K73])/3" office:value-type="float" office:value="25563.6666666667" calcext:value-type="float">
            <text:p>25564</text:p>
          </table:table-cell>
          <table:table-cell table:style-name="ce32" table:formula="of:=([.F73]+[.I73]+[.L73])/3" office:value-type="float" office:value="23430.3333333333" calcext:value-type="float">
            <text:p>23430</text:p>
          </table:table-cell>
          <table:table-cell table:style-name="ce35" table:formula="of:=[.C73]/[.M73]" office:value-type="float" office:value="9.69290262751158" calcext:value-type="float">
            <text:p>9.69290262751158</text:p>
          </table:table-cell>
          <table:table-cell table:style-name="ce38" table:formula="of:=[.C73]/[.N73]" office:value-type="float" office:value="8.17737152990573" calcext:value-type="float">
            <text:p>8.17737152990573</text:p>
          </table:table-cell>
          <table:table-cell table:style-name="ce41" table:formula="of:=[.C73]/[.O73]" office:value-type="float" office:value="8.92192172539871" calcext:value-type="float">
            <text:p>8.92192172539871</text:p>
          </table:table-cell>
          <table:table-cell table:style-name="ce35" table:formula="of:=[.M60]/[.M73]" office:value-type="float" office:value="9.78176197836165" calcext:value-type="float">
            <text:p>9.78176197836165</text:p>
          </table:table-cell>
          <table:table-cell table:style-name="ce38" table:formula="of:=[.N60]/[.N73]" office:value-type="float" office:value="8.43533139481817" calcext:value-type="float">
            <text:p>8.43533139481817</text:p>
          </table:table-cell>
          <table:table-cell table:style-name="ce41" table:formula="of:=[.O60]/[.O73]" office:value-type="float" office:value="9.36454169097039" calcext:value-type="float">
            <text:p>9.36454169097039</text:p>
          </table:table-cell>
          <table:table-cell table:style-name="ce44" table:formula="of:=[.P73]/14" office:value-type="float" office:value="0.692350187679398" calcext:value-type="float">
            <text:p>0.692350187679398</text:p>
          </table:table-cell>
          <table:table-cell table:formula="of:=[.Q73]/14" office:value-type="float" office:value="0.584097966421838" calcext:value-type="float">
            <text:p>0.584097966421838</text:p>
          </table:table-cell>
          <table:table-cell table:style-name="ce49" table:formula="of:=[.R73]/14" office:value-type="float" office:value="0.637280123242765" calcext:value-type="float">
            <text:p>0.637280123242765</text:p>
          </table:table-cell>
          <table:table-cell table:number-columns-repeated="3"/>
          <table:table-cell table:style-name="ce59" table:formula="of:=[.K128]/[.Q128]" office:value-type="float" office:value="11.0964919233391" calcext:value-type="float">
            <text:p>11.0964919233391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600" calcext:value-type="float">
            <text:p>18600</text:p>
          </table:table-cell>
          <table:table-cell table:style-name="ce129" office:value-type="float" office:value="24840" calcext:value-type="float">
            <text:p>24840</text:p>
          </table:table-cell>
          <table:table-cell table:style-name="ce49" office:value-type="float" office:value="23452" calcext:value-type="float">
            <text:p>23452</text:p>
          </table:table-cell>
          <table:table-cell table:style-name="ce44" office:value-type="float" office:value="20891" calcext:value-type="float">
            <text:p>20891</text:p>
          </table:table-cell>
          <table:table-cell office:value-type="float" office:value="25814" calcext:value-type="float">
            <text:p>25814</text:p>
          </table:table-cell>
          <table:table-cell table:style-name="ce49" office:value-type="float" office:value="22716" calcext:value-type="float">
            <text:p>22716</text:p>
          </table:table-cell>
          <table:table-cell table:style-name="ce44" office:value-type="float" office:value="18847" calcext:value-type="float">
            <text:p>18847</text:p>
          </table:table-cell>
          <table:table-cell table:style-name="ce129" office:value-type="float" office:value="22554" calcext:value-type="float">
            <text:p>22554</text:p>
          </table:table-cell>
          <table:table-cell table:style-name="ce49" office:value-type="float" office:value="22397" calcext:value-type="float">
            <text:p>22397</text:p>
          </table:table-cell>
          <table:table-cell table:style-name="ce26" table:formula="of:=([.D74]+[.G74]+[.J74])/3" office:value-type="float" office:value="19446" calcext:value-type="float">
            <text:p>19446</text:p>
          </table:table-cell>
          <table:table-cell table:style-name="ce29" table:formula="of:=([.E74]+[.H74]+[.K74])/3" office:value-type="float" office:value="24402.6666666667" calcext:value-type="float">
            <text:p>24403</text:p>
          </table:table-cell>
          <table:table-cell table:style-name="ce32" table:formula="of:=([.F74]+[.I74]+[.L74])/3" office:value-type="float" office:value="22855" calcext:value-type="float">
            <text:p>22855</text:p>
          </table:table-cell>
          <table:table-cell table:style-name="ce35" table:formula="of:=[.C74]/[.M74]" office:value-type="float" office:value="10.7499537179883" calcext:value-type="float">
            <text:p>10.7499537179883</text:p>
          </table:table-cell>
          <table:table-cell table:style-name="ce38" table:formula="of:=[.C74]/[.N74]" office:value-type="float" office:value="8.56642443448803" calcext:value-type="float">
            <text:p>8.56642443448803</text:p>
          </table:table-cell>
          <table:table-cell table:style-name="ce41" table:formula="of:=[.C74]/[.O74]" office:value-type="float" office:value="9.14651498577992" calcext:value-type="float">
            <text:p>9.14651498577992</text:p>
          </table:table-cell>
          <table:table-cell table:style-name="ce35" table:formula="of:=[.M60]/[.M74]" office:value-type="float" office:value="10.8485035482876" calcext:value-type="float">
            <text:p>10.8485035482876</text:p>
          </table:table-cell>
          <table:table-cell table:style-name="ce38" table:formula="of:=[.N60]/[.N74]" office:value-type="float" office:value="8.83665719593487" calcext:value-type="float">
            <text:p>8.83665719593487</text:p>
          </table:table-cell>
          <table:table-cell table:style-name="ce41" table:formula="of:=[.O60]/[.O74]" office:value-type="float" office:value="9.60027710931232" calcext:value-type="float">
            <text:p>9.60027710931232</text:p>
          </table:table-cell>
          <table:table-cell table:style-name="ce44" table:formula="of:=[.P74]/15" office:value-type="float" office:value="0.716663581199218" calcext:value-type="float">
            <text:p>0.716663581199218</text:p>
          </table:table-cell>
          <table:table-cell table:formula="of:=[.Q74]/15" office:value-type="float" office:value="0.571094962299202" calcext:value-type="float">
            <text:p>0.571094962299202</text:p>
          </table:table-cell>
          <table:table-cell table:style-name="ce49" table:formula="of:=[.R74]/15" office:value-type="float" office:value="0.609767665718661" calcext:value-type="float">
            <text:p>0.609767665718661</text:p>
          </table:table-cell>
          <table:table-cell table:number-columns-repeated="3"/>
          <table:table-cell table:style-name="ce59" table:formula="of:=[.K129]/[.Q129]" office:value-type="float" office:value="11.5351340959339" calcext:value-type="float">
            <text:p>11.5351340959339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881" calcext:value-type="float">
            <text:p>19881</text:p>
          </table:table-cell>
          <table:table-cell table:style-name="ce129" office:value-type="float" office:value="27552" calcext:value-type="float">
            <text:p>27552</text:p>
          </table:table-cell>
          <table:table-cell table:style-name="ce49" office:value-type="float" office:value="23463" calcext:value-type="float">
            <text:p>23463</text:p>
          </table:table-cell>
          <table:table-cell table:style-name="ce44" office:value-type="float" office:value="18760" calcext:value-type="float">
            <text:p>18760</text:p>
          </table:table-cell>
          <table:table-cell office:value-type="float" office:value="23647" calcext:value-type="float">
            <text:p>23647</text:p>
          </table:table-cell>
          <table:table-cell table:style-name="ce49" office:value-type="float" office:value="52394" calcext:value-type="float">
            <text:p>52394</text:p>
          </table:table-cell>
          <table:table-cell table:style-name="ce44" office:value-type="float" office:value="17902" calcext:value-type="float">
            <text:p>17902</text:p>
          </table:table-cell>
          <table:table-cell table:style-name="ce129" office:value-type="float" office:value="23468" calcext:value-type="float">
            <text:p>23468</text:p>
          </table:table-cell>
          <table:table-cell table:style-name="ce49" office:value-type="float" office:value="20090" calcext:value-type="float">
            <text:p>20090</text:p>
          </table:table-cell>
          <table:table-cell table:style-name="ce26" table:formula="of:=([.D75]+[.G75]+[.J75])/3" office:value-type="float" office:value="18847.6666666667" calcext:value-type="float">
            <text:p>18848</text:p>
          </table:table-cell>
          <table:table-cell table:style-name="ce29" table:formula="of:=([.E75]+[.H75]+[.K75])/3" office:value-type="float" office:value="24889" calcext:value-type="float">
            <text:p>24889</text:p>
          </table:table-cell>
          <table:table-cell table:style-name="ce32" table:formula="of:=([.F75]+[.I75]+[.L75])/3" office:value-type="float" office:value="31982.3333333333" calcext:value-type="float">
            <text:p>31982</text:p>
          </table:table-cell>
          <table:table-cell table:style-name="ce35" table:formula="of:=[.C75]/[.M75]" office:value-type="float" office:value="11.0912190722105" calcext:value-type="float">
            <text:p>11.0912190722105</text:p>
          </table:table-cell>
          <table:table-cell table:style-name="ce38" table:formula="of:=[.C75]/[.N75]" office:value-type="float" office:value="8.39903571859054" calcext:value-type="float">
            <text:p>8.39903571859054</text:p>
          </table:table-cell>
          <table:table-cell table:style-name="ce41" table:formula="of:=[.C75]/[.O75]" office:value-type="float" office:value="6.53622103869846" calcext:value-type="float">
            <text:p>6.53622103869846</text:p>
          </table:table-cell>
          <table:table-cell table:style-name="ce35" table:formula="of:=[.M60]/[.M75]" office:value-type="float" office:value="11.1928974408857" calcext:value-type="float">
            <text:p>11.1928974408857</text:p>
          </table:table-cell>
          <table:table-cell table:style-name="ce38" table:formula="of:=[.N60]/[.N75]" office:value-type="float" office:value="8.66398810719595" calcext:value-type="float">
            <text:p>8.66398810719595</text:p>
          </table:table-cell>
          <table:table-cell table:style-name="ce41" table:formula="of:=[.O60]/[.O75]" office:value-type="float" office:value="6.86048547635674" calcext:value-type="float">
            <text:p>6.86048547635674</text:p>
          </table:table-cell>
          <table:table-cell table:style-name="ce44" table:formula="of:=[.P75]/16" office:value-type="float" office:value="0.693201192013157" calcext:value-type="float">
            <text:p>0.693201192013157</text:p>
          </table:table-cell>
          <table:table-cell table:formula="of:=[.Q75]/16" office:value-type="float" office:value="0.524939732411909" calcext:value-type="float">
            <text:p>0.524939732411909</text:p>
          </table:table-cell>
          <table:table-cell table:style-name="ce49" table:formula="of:=[.R75]/16" office:value-type="float" office:value="0.408513814918653" calcext:value-type="float">
            <text:p>0.408513814918653</text:p>
          </table:table-cell>
          <table:table-cell table:number-columns-repeated="3"/>
          <table:table-cell table:style-name="ce59" table:formula="of:=[.K130]/[.Q130]" office:value-type="float" office:value="11.9246362985929" calcext:value-type="float">
            <text:p>11.9246362985929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742" calcext:value-type="float">
            <text:p>18742</text:p>
          </table:table-cell>
          <table:table-cell table:style-name="ce129" office:value-type="float" office:value="23920" calcext:value-type="float">
            <text:p>23920</text:p>
          </table:table-cell>
          <table:table-cell table:style-name="ce49" office:value-type="float" office:value="58226" calcext:value-type="float">
            <text:p>58226</text:p>
          </table:table-cell>
          <table:table-cell table:style-name="ce44" office:value-type="float" office:value="20487" calcext:value-type="float">
            <text:p>20487</text:p>
          </table:table-cell>
          <table:table-cell office:value-type="float" office:value="22279" calcext:value-type="float">
            <text:p>22279</text:p>
          </table:table-cell>
          <table:table-cell table:style-name="ce49" office:value-type="float" office:value="24409" calcext:value-type="float">
            <text:p>24409</text:p>
          </table:table-cell>
          <table:table-cell table:style-name="ce44" office:value-type="float" office:value="20934" calcext:value-type="float">
            <text:p>20934</text:p>
          </table:table-cell>
          <table:table-cell table:style-name="ce129" office:value-type="float" office:value="23275" calcext:value-type="float">
            <text:p>23275</text:p>
          </table:table-cell>
          <table:table-cell table:style-name="ce49" office:value-type="float" office:value="20248" calcext:value-type="float">
            <text:p>20248</text:p>
          </table:table-cell>
          <table:table-cell table:style-name="ce26" table:formula="of:=([.D76]+[.G76]+[.J76])/3" office:value-type="float" office:value="20054.3333333333" calcext:value-type="float">
            <text:p>20054</text:p>
          </table:table-cell>
          <table:table-cell table:style-name="ce29" table:formula="of:=([.E76]+[.H76]+[.K76])/3" office:value-type="float" office:value="23158" calcext:value-type="float">
            <text:p>23158</text:p>
          </table:table-cell>
          <table:table-cell table:style-name="ce32" table:formula="of:=([.F76]+[.I76]+[.L76])/3" office:value-type="float" office:value="34294.3333333333" calcext:value-type="float">
            <text:p>34294</text:p>
          </table:table-cell>
          <table:table-cell table:style-name="ce35" table:formula="of:=[.C76]/[.M76]" office:value-type="float" office:value="10.4238618419959" calcext:value-type="float">
            <text:p>10.4238618419959</text:p>
          </table:table-cell>
          <table:table-cell table:style-name="ce38" table:formula="of:=[.C76]/[.N76]" office:value-type="float" office:value="9.02684169617411" calcext:value-type="float">
            <text:p>9.02684169617411</text:p>
          </table:table-cell>
          <table:table-cell table:style-name="ce41" table:formula="of:=[.C76]/[.O76]" office:value-type="float" office:value="6.0955726407667" calcext:value-type="float">
            <text:p>6.0955726407667</text:p>
          </table:table-cell>
          <table:table-cell table:style-name="ce35" table:formula="of:=[.M60]/[.M76]" office:value-type="float" office:value="10.5194222362582" calcext:value-type="float">
            <text:p>10.5194222362582</text:p>
          </table:table-cell>
          <table:table-cell table:style-name="ce38" table:formula="of:=[.N60]/[.N76]" office:value-type="float" office:value="9.3115985836428" calcext:value-type="float">
            <text:p>9.3115985836428</text:p>
          </table:table-cell>
          <table:table-cell table:style-name="ce41" table:formula="of:=[.O60]/[.O76]" office:value-type="float" office:value="6.39797634205845" calcext:value-type="float">
            <text:p>6.39797634205845</text:p>
          </table:table-cell>
          <table:table-cell table:style-name="ce44" table:formula="of:=[.P76]/17" office:value-type="float" office:value="0.613168343646819" calcext:value-type="float">
            <text:p>0.613168343646819</text:p>
          </table:table-cell>
          <table:table-cell table:formula="of:=[.Q76]/17" office:value-type="float" office:value="0.530990688010242" calcext:value-type="float">
            <text:p>0.530990688010242</text:p>
          </table:table-cell>
          <table:table-cell table:style-name="ce49" table:formula="of:=[.R76]/17" office:value-type="float" office:value="0.358563096515688" calcext:value-type="float">
            <text:p>0.358563096515688</text:p>
          </table:table-cell>
          <table:table-cell table:number-columns-repeated="3"/>
          <table:table-cell table:style-name="ce59" table:formula="of:=[.K131]/[.Q131]" office:value-type="float" office:value="12.2671496556178" calcext:value-type="float">
            <text:p>12.2671496556178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574" calcext:value-type="float">
            <text:p>26574</text:p>
          </table:table-cell>
          <table:table-cell table:style-name="ce129" office:value-type="float" office:value="25381" calcext:value-type="float">
            <text:p>25381</text:p>
          </table:table-cell>
          <table:table-cell table:style-name="ce49" office:value-type="float" office:value="73792" calcext:value-type="float">
            <text:p>73792</text:p>
          </table:table-cell>
          <table:table-cell table:style-name="ce44" office:value-type="float" office:value="18832" calcext:value-type="float">
            <text:p>18832</text:p>
          </table:table-cell>
          <table:table-cell office:value-type="float" office:value="25420" calcext:value-type="float">
            <text:p>25420</text:p>
          </table:table-cell>
          <table:table-cell table:style-name="ce49" office:value-type="float" office:value="59593" calcext:value-type="float">
            <text:p>59593</text:p>
          </table:table-cell>
          <table:table-cell table:style-name="ce44" office:value-type="float" office:value="18500" calcext:value-type="float">
            <text:p>18500</text:p>
          </table:table-cell>
          <table:table-cell table:style-name="ce129" office:value-type="float" office:value="22209" calcext:value-type="float">
            <text:p>22209</text:p>
          </table:table-cell>
          <table:table-cell table:style-name="ce49" office:value-type="float" office:value="23345" calcext:value-type="float">
            <text:p>23345</text:p>
          </table:table-cell>
          <table:table-cell table:style-name="ce26" table:formula="of:=([.D77]+[.G77]+[.J77])/3" office:value-type="float" office:value="21302" calcext:value-type="float">
            <text:p>21302</text:p>
          </table:table-cell>
          <table:table-cell table:style-name="ce29" table:formula="of:=([.E77]+[.H77]+[.K77])/3" office:value-type="float" office:value="24336.6666666667" calcext:value-type="float">
            <text:p>24337</text:p>
          </table:table-cell>
          <table:table-cell table:style-name="ce32" table:formula="of:=([.F77]+[.I77]+[.L77])/3" office:value-type="float" office:value="52243.3333333333" calcext:value-type="float">
            <text:p>52243</text:p>
          </table:table-cell>
          <table:table-cell table:style-name="ce35" table:formula="of:=[.C77]/[.M77]" office:value-type="float" office:value="9.8133320814947" calcext:value-type="float">
            <text:p>9.8133320814947</text:p>
          </table:table-cell>
          <table:table-cell table:style-name="ce38" table:formula="of:=[.C77]/[.N77]" office:value-type="float" office:value="8.58965621147788" calcext:value-type="float">
            <text:p>8.58965621147788</text:p>
          </table:table-cell>
          <table:table-cell table:style-name="ce41" table:formula="of:=[.C77]/[.O77]" office:value-type="float" office:value="4.00134498819626" calcext:value-type="float">
            <text:p>4.00134498819626</text:p>
          </table:table-cell>
          <table:table-cell table:style-name="ce35" table:formula="of:=[.M60]/[.M77]" office:value-type="float" office:value="9.90329546521453" calcext:value-type="float">
            <text:p>9.90329546521453</text:p>
          </table:table-cell>
          <table:table-cell table:style-name="ce38" table:formula="of:=[.N60]/[.N77]" office:value-type="float" office:value="8.86062183262567" calcext:value-type="float">
            <text:p>8.86062183262567</text:p>
          </table:table-cell>
          <table:table-cell table:style-name="ce41" table:formula="of:=[.O60]/[.O77]" office:value-type="float" office:value="4.1998532508135" calcext:value-type="float">
            <text:p>4.1998532508135</text:p>
          </table:table-cell>
          <table:table-cell table:style-name="ce44" table:formula="of:=[.P77]/18" office:value-type="float" office:value="0.545185115638594" calcext:value-type="float">
            <text:p>0.545185115638594</text:p>
          </table:table-cell>
          <table:table-cell table:formula="of:=[.Q77]/18" office:value-type="float" office:value="0.477203122859882" calcext:value-type="float">
            <text:p>0.477203122859882</text:p>
          </table:table-cell>
          <table:table-cell table:style-name="ce49" table:formula="of:=[.R77]/18" office:value-type="float" office:value="0.222296943788681" calcext:value-type="float">
            <text:p>0.222296943788681</text:p>
          </table:table-cell>
          <table:table-cell table:number-columns-repeated="3"/>
          <table:table-cell table:style-name="ce59" table:formula="of:=[.K132]/[.Q132]" office:value-type="float" office:value="12.5650941684002" calcext:value-type="float">
            <text:p>12.5650941684002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782" calcext:value-type="float">
            <text:p>17782</text:p>
          </table:table-cell>
          <table:table-cell table:style-name="ce129" office:value-type="float" office:value="21428" calcext:value-type="float">
            <text:p>21428</text:p>
          </table:table-cell>
          <table:table-cell table:style-name="ce49" office:value-type="float" office:value="51939" calcext:value-type="float">
            <text:p>51939</text:p>
          </table:table-cell>
          <table:table-cell table:style-name="ce44" office:value-type="float" office:value="20466" calcext:value-type="float">
            <text:p>20466</text:p>
          </table:table-cell>
          <table:table-cell office:value-type="float" office:value="25707" calcext:value-type="float">
            <text:p>25707</text:p>
          </table:table-cell>
          <table:table-cell table:style-name="ce49" office:value-type="float" office:value="23611" calcext:value-type="float">
            <text:p>23611</text:p>
          </table:table-cell>
          <table:table-cell table:style-name="ce44" office:value-type="float" office:value="20019" calcext:value-type="float">
            <text:p>20019</text:p>
          </table:table-cell>
          <table:table-cell table:style-name="ce129" office:value-type="float" office:value="29487" calcext:value-type="float">
            <text:p>29487</text:p>
          </table:table-cell>
          <table:table-cell table:style-name="ce49" office:value-type="float" office:value="23368" calcext:value-type="float">
            <text:p>23368</text:p>
          </table:table-cell>
          <table:table-cell table:style-name="ce26" table:formula="of:=([.D78]+[.G78]+[.J78])/3" office:value-type="float" office:value="19422.3333333333" calcext:value-type="float">
            <text:p>19422</text:p>
          </table:table-cell>
          <table:table-cell table:style-name="ce29" table:formula="of:=([.E78]+[.H78]+[.K78])/3" office:value-type="float" office:value="25540.6666666667" calcext:value-type="float">
            <text:p>25541</text:p>
          </table:table-cell>
          <table:table-cell table:style-name="ce32" table:formula="of:=([.F78]+[.I78]+[.L78])/3" office:value-type="float" office:value="32972.6666666667" calcext:value-type="float">
            <text:p>32973</text:p>
          </table:table-cell>
          <table:table-cell table:style-name="ce35" table:formula="of:=[.C78]/[.M78]" office:value-type="float" office:value="10.7630528429471" calcext:value-type="float">
            <text:p>10.7630528429471</text:p>
          </table:table-cell>
          <table:table-cell table:style-name="ce38" table:formula="of:=[.C78]/[.N78]" office:value-type="float" office:value="8.18473545456918" calcext:value-type="float">
            <text:p>8.18473545456918</text:p>
          </table:table-cell>
          <table:table-cell table:style-name="ce41" table:formula="of:=[.C78]/[.O78]" office:value-type="float" office:value="6.3399057805455" calcext:value-type="float">
            <text:p>6.3399057805455</text:p>
          </table:table-cell>
          <table:table-cell table:style-name="ce35" table:formula="of:=[.M60]/[.M78]" office:value-type="float" office:value="10.8617227590231" calcext:value-type="float">
            <text:p>10.8617227590231</text:p>
          </table:table-cell>
          <table:table-cell table:style-name="ce38" table:formula="of:=[.N60]/[.N78]" office:value-type="float" office:value="8.44292761869959" calcext:value-type="float">
            <text:p>8.44292761869959</text:p>
          </table:table-cell>
          <table:table-cell table:style-name="ce41" table:formula="of:=[.O60]/[.O78]" office:value-type="float" office:value="6.65443094280109" calcext:value-type="float">
            <text:p>6.65443094280109</text:p>
          </table:table-cell>
          <table:table-cell table:style-name="ce44" table:formula="of:=[.P78]/19" office:value-type="float" office:value="0.566476465418271" calcext:value-type="float">
            <text:p>0.566476465418271</text:p>
          </table:table-cell>
          <table:table-cell table:formula="of:=[.Q78]/19" office:value-type="float" office:value="0.430775550240483" calcext:value-type="float">
            <text:p>0.430775550240483</text:p>
          </table:table-cell>
          <table:table-cell table:style-name="ce49" table:formula="of:=[.R78]/19" office:value-type="float" office:value="0.333679251607658" calcext:value-type="float">
            <text:p>0.333679251607658</text:p>
          </table:table-cell>
          <table:table-cell table:number-columns-repeated="3"/>
          <table:table-cell table:style-name="ce59" table:formula="of:=[.K133]/[.Q133]" office:value-type="float" office:value="12.8210751483702" calcext:value-type="float">
            <text:p>12.821075148370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104" calcext:value-type="float">
            <text:p>23104</text:p>
          </table:table-cell>
          <table:table-cell table:style-name="ce129" office:value-type="float" office:value="26323" calcext:value-type="float">
            <text:p>26323</text:p>
          </table:table-cell>
          <table:table-cell table:style-name="ce49" office:value-type="float" office:value="23253" calcext:value-type="float">
            <text:p>23253</text:p>
          </table:table-cell>
          <table:table-cell table:style-name="ce44" office:value-type="float" office:value="20207" calcext:value-type="float">
            <text:p>20207</text:p>
          </table:table-cell>
          <table:table-cell office:value-type="float" office:value="23438" calcext:value-type="float">
            <text:p>23438</text:p>
          </table:table-cell>
          <table:table-cell table:style-name="ce49" office:value-type="float" office:value="45531" calcext:value-type="float">
            <text:p>45531</text:p>
          </table:table-cell>
          <table:table-cell table:style-name="ce44" office:value-type="float" office:value="17647" calcext:value-type="float">
            <text:p>17647</text:p>
          </table:table-cell>
          <table:table-cell table:style-name="ce129" office:value-type="float" office:value="32520" calcext:value-type="float">
            <text:p>32520</text:p>
          </table:table-cell>
          <table:table-cell table:style-name="ce49" office:value-type="float" office:value="39763" calcext:value-type="float">
            <text:p>39763</text:p>
          </table:table-cell>
          <table:table-cell table:style-name="ce26" table:formula="of:=([.D79]+[.G79]+[.J79])/3" office:value-type="float" office:value="20319.3333333333" calcext:value-type="float">
            <text:p>20319</text:p>
          </table:table-cell>
          <table:table-cell table:style-name="ce29" table:formula="of:=([.E79]+[.H79]+[.K79])/3" office:value-type="float" office:value="27427" calcext:value-type="float">
            <text:p>27427</text:p>
          </table:table-cell>
          <table:table-cell table:style-name="ce32" table:formula="of:=([.F79]+[.I79]+[.L79])/3" office:value-type="float" office:value="36182.3333333333" calcext:value-type="float">
            <text:p>36182</text:p>
          </table:table-cell>
          <table:table-cell table:style-name="ce35" table:formula="of:=[.C79]/[.M79]" office:value-type="float" office:value="10.2879162702189" calcext:value-type="float">
            <text:p>10.2879162702189</text:p>
          </table:table-cell>
          <table:table-cell table:style-name="ce38" table:formula="of:=[.C79]/[.N79]" office:value-type="float" office:value="7.62181791665148" calcext:value-type="float">
            <text:p>7.62181791665148</text:p>
          </table:table-cell>
          <table:table-cell table:style-name="ce41" table:formula="of:=[.C79]/[.O79]" office:value-type="float" office:value="5.77750467539407" calcext:value-type="float">
            <text:p>5.77750467539407</text:p>
          </table:table-cell>
          <table:table-cell table:style-name="ce35" table:formula="of:=[.M60]/[.M79]" office:value-type="float" office:value="10.3822303881361" calcext:value-type="float">
            <text:p>10.3822303881361</text:p>
          </table:table-cell>
          <table:table-cell table:style-name="ce38" table:formula="of:=[.N60]/[.N79]" office:value-type="float" office:value="7.86225252488424" calcext:value-type="float">
            <text:p>7.86225252488424</text:p>
          </table:table-cell>
          <table:table-cell table:style-name="ce41" table:formula="of:=[.O60]/[.O79]" office:value-type="float" office:value="6.06412890268731" calcext:value-type="float">
            <text:p>6.06412890268731</text:p>
          </table:table-cell>
          <table:table-cell table:style-name="ce44" table:formula="of:=[.P79]/20" office:value-type="float" office:value="0.514395813510943" calcext:value-type="float">
            <text:p>0.514395813510943</text:p>
          </table:table-cell>
          <table:table-cell table:formula="of:=[.Q79]/20" office:value-type="float" office:value="0.381090895832574" calcext:value-type="float">
            <text:p>0.381090895832574</text:p>
          </table:table-cell>
          <table:table-cell table:style-name="ce49" table:formula="of:=[.R79]/20" office:value-type="float" office:value="0.288875233769704" calcext:value-type="float">
            <text:p>0.288875233769704</text:p>
          </table:table-cell>
          <table:table-cell table:number-columns-repeated="3"/>
          <table:table-cell table:style-name="ce59" table:formula="of:=[.K134]/[.Q134]" office:value-type="float" office:value="13.0378096479791" calcext:value-type="float">
            <text:p>13.0378096479791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5912" calcext:value-type="float">
            <text:p>15912</text:p>
          </table:table-cell>
          <table:table-cell table:style-name="ce129" office:value-type="float" office:value="24093" calcext:value-type="float">
            <text:p>24093</text:p>
          </table:table-cell>
          <table:table-cell table:style-name="ce49" office:value-type="float" office:value="42158" calcext:value-type="float">
            <text:p>42158</text:p>
          </table:table-cell>
          <table:table-cell table:style-name="ce44" office:value-type="float" office:value="20071" calcext:value-type="float">
            <text:p>20071</text:p>
          </table:table-cell>
          <table:table-cell office:value-type="float" office:value="25682" calcext:value-type="float">
            <text:p>25682</text:p>
          </table:table-cell>
          <table:table-cell table:style-name="ce49" office:value-type="float" office:value="22774" calcext:value-type="float">
            <text:p>22774</text:p>
          </table:table-cell>
          <table:table-cell table:style-name="ce44" office:value-type="float" office:value="16251" calcext:value-type="float">
            <text:p>16251</text:p>
          </table:table-cell>
          <table:table-cell table:style-name="ce129" office:value-type="float" office:value="27632" calcext:value-type="float">
            <text:p>27632</text:p>
          </table:table-cell>
          <table:table-cell table:style-name="ce49" office:value-type="float" office:value="37566" calcext:value-type="float">
            <text:p>37566</text:p>
          </table:table-cell>
          <table:table-cell table:style-name="ce26" table:formula="of:=([.D80]+[.G80]+[.J80])/3" office:value-type="float" office:value="17411.3333333333" calcext:value-type="float">
            <text:p>17411</text:p>
          </table:table-cell>
          <table:table-cell table:style-name="ce29" table:formula="of:=([.E80]+[.H80]+[.K80])/3" office:value-type="float" office:value="25802.3333333333" calcext:value-type="float">
            <text:p>25802</text:p>
          </table:table-cell>
          <table:table-cell table:style-name="ce32" table:formula="of:=([.F80]+[.I80]+[.L80])/3" office:value-type="float" office:value="34166" calcext:value-type="float">
            <text:p>34166</text:p>
          </table:table-cell>
          <table:table-cell table:style-name="ce35" table:formula="of:=[.C80]/[.M80]" office:value-type="float" office:value="12.006179882835" calcext:value-type="float">
            <text:p>12.006179882835</text:p>
          </table:table-cell>
          <table:table-cell table:style-name="ce38" table:formula="of:=[.C80]/[.N80]" office:value-type="float" office:value="8.1017324014624" calcext:value-type="float">
            <text:p>8.1017324014624</text:p>
          </table:table-cell>
          <table:table-cell table:style-name="ce41" table:formula="of:=[.C80]/[.O80]" office:value-type="float" office:value="6.11846865304689" calcext:value-type="float">
            <text:p>6.11846865304689</text:p>
          </table:table-cell>
          <table:table-cell table:style-name="ce35" table:formula="of:=[.M60]/[.M80]" office:value-type="float" office:value="12.1162461232148" calcext:value-type="float">
            <text:p>12.1162461232148</text:p>
          </table:table-cell>
          <table:table-cell table:style-name="ce38" table:formula="of:=[.N60]/[.N80]" office:value-type="float" office:value="8.35730618677897" calcext:value-type="float">
            <text:p>8.35730618677897</text:p>
          </table:table-cell>
          <table:table-cell table:style-name="ce41" table:formula="of:=[.O60]/[.O80]" office:value-type="float" office:value="6.422008234307" calcext:value-type="float">
            <text:p>6.422008234307</text:p>
          </table:table-cell>
          <table:table-cell table:style-name="ce44" table:formula="of:=[.P80]/21" office:value-type="float" office:value="0.571722851563569" calcext:value-type="float">
            <text:p>0.571722851563569</text:p>
          </table:table-cell>
          <table:table-cell table:formula="of:=[.Q80]/21" office:value-type="float" office:value="0.385796781022019" calcext:value-type="float">
            <text:p>0.385796781022019</text:p>
          </table:table-cell>
          <table:table-cell table:style-name="ce49" table:formula="of:=[.R80]/21" office:value-type="float" office:value="0.29135565014509" calcext:value-type="float">
            <text:p>0.29135565014509</text:p>
          </table:table-cell>
          <table:table-cell table:number-columns-repeated="3"/>
          <table:table-cell table:style-name="ce59" table:formula="of:=[.K135]/[.Q135]" office:value-type="float" office:value="13.2180634278215" calcext:value-type="float">
            <text:p>13.2180634278215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68" calcext:value-type="float">
            <text:p>17668</text:p>
          </table:table-cell>
          <table:table-cell table:style-name="ce129" office:value-type="float" office:value="25391" calcext:value-type="float">
            <text:p>25391</text:p>
          </table:table-cell>
          <table:table-cell table:style-name="ce49" office:value-type="float" office:value="49116" calcext:value-type="float">
            <text:p>49116</text:p>
          </table:table-cell>
          <table:table-cell table:style-name="ce44" office:value-type="float" office:value="20735" calcext:value-type="float">
            <text:p>20735</text:p>
          </table:table-cell>
          <table:table-cell office:value-type="float" office:value="38264" calcext:value-type="float">
            <text:p>38264</text:p>
          </table:table-cell>
          <table:table-cell table:style-name="ce49" office:value-type="float" office:value="26064" calcext:value-type="float">
            <text:p>26064</text:p>
          </table:table-cell>
          <table:table-cell table:style-name="ce44" office:value-type="float" office:value="17243" calcext:value-type="float">
            <text:p>17243</text:p>
          </table:table-cell>
          <table:table-cell table:style-name="ce129" office:value-type="float" office:value="27790" calcext:value-type="float">
            <text:p>27790</text:p>
          </table:table-cell>
          <table:table-cell table:style-name="ce49" office:value-type="float" office:value="27348" calcext:value-type="float">
            <text:p>27348</text:p>
          </table:table-cell>
          <table:table-cell table:style-name="ce26" table:formula="of:=([.D81]+[.G81]+[.J81])/3" office:value-type="float" office:value="18548.6666666667" calcext:value-type="float">
            <text:p>18549</text:p>
          </table:table-cell>
          <table:table-cell table:style-name="ce29" table:formula="of:=([.E81]+[.H81]+[.K81])/3" office:value-type="float" office:value="30481.6666666667" calcext:value-type="float">
            <text:p>30482</text:p>
          </table:table-cell>
          <table:table-cell table:style-name="ce32" table:formula="of:=([.F81]+[.I81]+[.L81])/3" office:value-type="float" office:value="34176" calcext:value-type="float">
            <text:p>34176</text:p>
          </table:table-cell>
          <table:table-cell table:style-name="ce35" table:formula="of:=[.C81]/[.M81]" office:value-type="float" office:value="11.2700068288826" calcext:value-type="float">
            <text:p>11.2700068288826</text:p>
          </table:table-cell>
          <table:table-cell table:style-name="ce38" table:formula="of:=[.C81]/[.N81]" office:value-type="float" office:value="6.85801082617967" calcext:value-type="float">
            <text:p>6.85801082617967</text:p>
          </table:table-cell>
          <table:table-cell table:style-name="ce41" table:formula="of:=[.C81]/[.O81]" office:value-type="float" office:value="6.11667837078652" calcext:value-type="float">
            <text:p>6.11667837078652</text:p>
          </table:table-cell>
          <table:table-cell table:style-name="ce35" table:formula="of:=[.M60]/[.M81]" office:value-type="float" office:value="11.3733242281565" calcext:value-type="float">
            <text:p>11.3733242281565</text:p>
          </table:table-cell>
          <table:table-cell table:style-name="ce38" table:formula="of:=[.N60]/[.N81]" office:value-type="float" office:value="7.07435070260812" calcext:value-type="float">
            <text:p>7.07435070260812</text:p>
          </table:table-cell>
          <table:table-cell table:style-name="ce41" table:formula="of:=[.O60]/[.O81]" office:value-type="float" office:value="6.42012913545567" calcext:value-type="float">
            <text:p>6.42012913545567</text:p>
          </table:table-cell>
          <table:table-cell table:style-name="ce44" table:formula="of:=[.P81]/22" office:value-type="float" office:value="0.51227303767648" calcext:value-type="float">
            <text:p>0.51227303767648</text:p>
          </table:table-cell>
          <table:table-cell table:formula="of:=[.Q81]/22" office:value-type="float" office:value="0.311727764826349" calcext:value-type="float">
            <text:p>0.311727764826349</text:p>
          </table:table-cell>
          <table:table-cell table:style-name="ce49" table:formula="of:=[.R81]/22" office:value-type="float" office:value="0.278030835035751" calcext:value-type="float">
            <text:p>0.278030835035751</text:p>
          </table:table-cell>
          <table:table-cell table:number-columns-repeated="3"/>
          <table:table-cell table:style-name="ce59" table:formula="of:=[.K136]/[.Q136]" office:value-type="float" office:value="13.3645983938183" calcext:value-type="float">
            <text:p>13.3645983938183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68" calcext:value-type="float">
            <text:p>16768</text:p>
          </table:table-cell>
          <table:table-cell table:style-name="ce129" office:value-type="float" office:value="42818" calcext:value-type="float">
            <text:p>42818</text:p>
          </table:table-cell>
          <table:table-cell table:style-name="ce49" office:value-type="float" office:value="28944" calcext:value-type="float">
            <text:p>28944</text:p>
          </table:table-cell>
          <table:table-cell table:style-name="ce44" office:value-type="float" office:value="16027" calcext:value-type="float">
            <text:p>16027</text:p>
          </table:table-cell>
          <table:table-cell office:value-type="float" office:value="23255" calcext:value-type="float">
            <text:p>23255</text:p>
          </table:table-cell>
          <table:table-cell table:style-name="ce49" office:value-type="float" office:value="22386" calcext:value-type="float">
            <text:p>22386</text:p>
          </table:table-cell>
          <table:table-cell table:style-name="ce44" office:value-type="float" office:value="18452" calcext:value-type="float">
            <text:p>18452</text:p>
          </table:table-cell>
          <table:table-cell table:style-name="ce129" office:value-type="float" office:value="24530" calcext:value-type="float">
            <text:p>24530</text:p>
          </table:table-cell>
          <table:table-cell table:style-name="ce49" office:value-type="float" office:value="25217" calcext:value-type="float">
            <text:p>25217</text:p>
          </table:table-cell>
          <table:table-cell table:style-name="ce26" table:formula="of:=([.D82]+[.G82]+[.J82])/3" office:value-type="float" office:value="17082.3333333333" calcext:value-type="float">
            <text:p>17082</text:p>
          </table:table-cell>
          <table:table-cell table:style-name="ce29" table:formula="of:=([.E82]+[.H82]+[.K82])/3" office:value-type="float" office:value="30201" calcext:value-type="float">
            <text:p>30201</text:p>
          </table:table-cell>
          <table:table-cell table:style-name="ce32" table:formula="of:=([.F82]+[.I82]+[.L82])/3" office:value-type="float" office:value="25515.6666666667" calcext:value-type="float">
            <text:p>25516</text:p>
          </table:table-cell>
          <table:table-cell table:style-name="ce35" table:formula="of:=[.C82]/[.M82]" office:value-type="float" office:value="12.2374148730658" calcext:value-type="float">
            <text:p>12.2374148730658</text:p>
          </table:table-cell>
          <table:table-cell table:style-name="ce38" table:formula="of:=[.C82]/[.N82]" office:value-type="float" office:value="6.92174431310222" calcext:value-type="float">
            <text:p>6.92174431310222</text:p>
          </table:table-cell>
          <table:table-cell table:style-name="ce41" table:formula="of:=[.C82]/[.O82]" office:value-type="float" office:value="8.19275477811017" calcext:value-type="float">
            <text:p>8.19275477811017</text:p>
          </table:table-cell>
          <table:table-cell table:style-name="ce35" table:formula="of:=[.M60]/[.M82]" office:value-type="float" office:value="12.3496009522509" calcext:value-type="float">
            <text:p>12.3496009522509</text:p>
          </table:table-cell>
          <table:table-cell table:style-name="ce38" table:formula="of:=[.N60]/[.N82]" office:value-type="float" office:value="7.14009469885103" calcext:value-type="float">
            <text:p>7.14009469885103</text:p>
          </table:table-cell>
          <table:table-cell table:style-name="ce41" table:formula="of:=[.O60]/[.O82]" office:value-type="float" office:value="8.59920049120146" calcext:value-type="float">
            <text:p>8.59920049120146</text:p>
          </table:table-cell>
          <table:table-cell table:style-name="ce44" table:formula="of:=[.P82]/23" office:value-type="float" office:value="0.532061516220251" calcext:value-type="float">
            <text:p>0.532061516220251</text:p>
          </table:table-cell>
          <table:table-cell table:formula="of:=[.Q82]/23" office:value-type="float" office:value="0.300945404917488" calcext:value-type="float">
            <text:p>0.300945404917488</text:p>
          </table:table-cell>
          <table:table-cell table:style-name="ce49" table:formula="of:=[.R82]/23" office:value-type="float" office:value="0.356206729483051" calcext:value-type="float">
            <text:p>0.356206729483051</text:p>
          </table:table-cell>
          <table:table-cell table:number-columns-repeated="3"/>
          <table:table-cell table:style-name="ce59" table:formula="of:=[.K137]/[.Q137]" office:value-type="float" office:value="13.4801299953406" calcext:value-type="float">
            <text:p>13.4801299953406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13" calcext:value-type="float">
            <text:p>17613</text:p>
          </table:table-cell>
          <table:table-cell table:style-name="ce129" office:value-type="float" office:value="49978" calcext:value-type="float">
            <text:p>49978</text:p>
          </table:table-cell>
          <table:table-cell table:style-name="ce49" office:value-type="float" office:value="56743" calcext:value-type="float">
            <text:p>56743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8571" calcext:value-type="float">
            <text:p>28571</text:p>
          </table:table-cell>
          <table:table-cell table:style-name="ce49" office:value-type="float" office:value="23199" calcext:value-type="float">
            <text:p>23199</text:p>
          </table:table-cell>
          <table:table-cell table:style-name="ce44" office:value-type="float" office:value="26995" calcext:value-type="float">
            <text:p>26995</text:p>
          </table:table-cell>
          <table:table-cell table:style-name="ce129" office:value-type="float" office:value="25215" calcext:value-type="float">
            <text:p>25215</text:p>
          </table:table-cell>
          <table:table-cell table:style-name="ce49" office:value-type="float" office:value="23059" calcext:value-type="float">
            <text:p>23059</text:p>
          </table:table-cell>
          <table:table-cell table:style-name="ce26" table:formula="of:=([.D83]+[.G83]+[.J83])/3" office:value-type="float" office:value="23302.6666666667" calcext:value-type="float">
            <text:p>23303</text:p>
          </table:table-cell>
          <table:table-cell table:style-name="ce29" table:formula="of:=([.E83]+[.H83]+[.K83])/3" office:value-type="float" office:value="34588" calcext:value-type="float">
            <text:p>34588</text:p>
          </table:table-cell>
          <table:table-cell table:style-name="ce32" table:formula="of:=([.F83]+[.I83]+[.L83])/3" office:value-type="float" office:value="34333.6666666667" calcext:value-type="float">
            <text:p>34334</text:p>
          </table:table-cell>
          <table:table-cell table:style-name="ce35" table:formula="of:=[.C83]/[.M83]" office:value-type="float" office:value="8.97080162499283" calcext:value-type="float">
            <text:p>8.97080162499283</text:p>
          </table:table-cell>
          <table:table-cell table:style-name="ce38" table:formula="of:=[.C83]/[.N83]" office:value-type="float" office:value="6.0438186654331" calcext:value-type="float">
            <text:p>6.0438186654331</text:p>
          </table:table-cell>
          <table:table-cell table:style-name="ce41" table:formula="of:=[.C83]/[.O83]" office:value-type="float" office:value="6.08858943117057" calcext:value-type="float">
            <text:p>6.08858943117057</text:p>
          </table:table-cell>
          <table:table-cell table:style-name="ce35" table:formula="of:=[.M60]/[.M83]" office:value-type="float" office:value="9.0530411397837" calcext:value-type="float">
            <text:p>9.0530411397837</text:p>
          </table:table-cell>
          <table:table-cell table:style-name="ce38" table:formula="of:=[.N60]/[.N83]" office:value-type="float" office:value="6.23447438417948" calcext:value-type="float">
            <text:p>6.23447438417948</text:p>
          </table:table-cell>
          <table:table-cell table:style-name="ce41" table:formula="of:=[.O60]/[.O83]" office:value-type="float" office:value="6.39064669275054" calcext:value-type="float">
            <text:p>6.39064669275054</text:p>
          </table:table-cell>
          <table:table-cell table:style-name="ce44" table:formula="of:=[.P83]/24" office:value-type="float" office:value="0.373783401041368" calcext:value-type="float">
            <text:p>0.373783401041368</text:p>
          </table:table-cell>
          <table:table-cell table:formula="of:=[.Q83]/24" office:value-type="float" office:value="0.251825777726379" calcext:value-type="float">
            <text:p>0.251825777726379</text:p>
          </table:table-cell>
          <table:table-cell table:style-name="ce49" table:formula="of:=[.R83]/24" office:value-type="float" office:value="0.253691226298774" calcext:value-type="float">
            <text:p>0.253691226298774</text:p>
          </table:table-cell>
          <table:table-cell table:number-columns-repeated="3"/>
          <table:table-cell table:style-name="ce59" table:formula="of:=[.K138]/[.Q138]" office:value-type="float" office:value="13.5672937771346" calcext:value-type="float">
            <text:p>13.5672937771346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1994" calcext:value-type="float">
            <text:p>21994</text:p>
          </table:table-cell>
          <table:table-cell table:style-name="ce129" office:value-type="float" office:value="54888" calcext:value-type="float">
            <text:p>54888</text:p>
          </table:table-cell>
          <table:table-cell table:style-name="ce49" office:value-type="float" office:value="54592" calcext:value-type="float">
            <text:p>54592</text:p>
          </table:table-cell>
          <table:table-cell table:style-name="ce44" office:value-type="float" office:value="17005" calcext:value-type="float">
            <text:p>17005</text:p>
          </table:table-cell>
          <table:table-cell office:value-type="float" office:value="29278" calcext:value-type="float">
            <text:p>29278</text:p>
          </table:table-cell>
          <table:table-cell table:style-name="ce49" office:value-type="float" office:value="24765" calcext:value-type="float">
            <text:p>24765</text:p>
          </table:table-cell>
          <table:table-cell table:style-name="ce44" office:value-type="float" office:value="20259" calcext:value-type="float">
            <text:p>20259</text:p>
          </table:table-cell>
          <table:table-cell table:style-name="ce129" office:value-type="float" office:value="36789" calcext:value-type="float">
            <text:p>36789</text:p>
          </table:table-cell>
          <table:table-cell table:style-name="ce49" office:value-type="float" office:value="24852" calcext:value-type="float">
            <text:p>24852</text:p>
          </table:table-cell>
          <table:table-cell table:style-name="ce26" table:formula="of:=([.D84]+[.G84]+[.J84])/3" office:value-type="float" office:value="19752.6666666667" calcext:value-type="float">
            <text:p>19753</text:p>
          </table:table-cell>
          <table:table-cell table:style-name="ce29" table:formula="of:=([.E84]+[.H84]+[.K84])/3" office:value-type="float" office:value="40318.3333333333" calcext:value-type="float">
            <text:p>40318</text:p>
          </table:table-cell>
          <table:table-cell table:style-name="ce32" table:formula="of:=([.F84]+[.I84]+[.L84])/3" office:value-type="float" office:value="34736.3333333333" calcext:value-type="float">
            <text:p>34736</text:p>
          </table:table-cell>
          <table:table-cell table:style-name="ce35" table:formula="of:=[.C84]/[.M84]" office:value-type="float" office:value="10.5830571399642" calcext:value-type="float">
            <text:p>10.5830571399642</text:p>
          </table:table-cell>
          <table:table-cell table:style-name="ce38" table:formula="of:=[.C84]/[.N84]" office:value-type="float" office:value="5.1848274151544" calcext:value-type="float">
            <text:p>5.1848274151544</text:p>
          </table:table-cell>
          <table:table-cell table:style-name="ce41" table:formula="of:=[.C84]/[.O84]" office:value-type="float" office:value="6.01800996075196" calcext:value-type="float">
            <text:p>6.01800996075196</text:p>
          </table:table-cell>
          <table:table-cell table:style-name="ce35" table:formula="of:=[.M60]/[.M84]" office:value-type="float" office:value="10.6800769516352" calcext:value-type="float">
            <text:p>10.6800769516352</text:p>
          </table:table-cell>
          <table:table-cell table:style-name="ce38" table:formula="of:=[.N60]/[.N84]" office:value-type="float" office:value="5.3483857633004" calcext:value-type="float">
            <text:p>5.3483857633004</text:p>
          </table:table-cell>
          <table:table-cell table:style-name="ce41" table:formula="of:=[.O60]/[.O84]" office:value-type="float" office:value="6.31656574768014" calcext:value-type="float">
            <text:p>6.31656574768014</text:p>
          </table:table-cell>
          <table:table-cell table:style-name="ce44" table:formula="of:=[.P84]/25" office:value-type="float" office:value="0.423322285598568" calcext:value-type="float">
            <text:p>0.423322285598568</text:p>
          </table:table-cell>
          <table:table-cell table:formula="of:=[.Q84]/25" office:value-type="float" office:value="0.207393096606176" calcext:value-type="float">
            <text:p>0.207393096606176</text:p>
          </table:table-cell>
          <table:table-cell table:style-name="ce49" table:formula="of:=[.R84]/25" office:value-type="float" office:value="0.240720398430078" calcext:value-type="float">
            <text:p>0.240720398430078</text:p>
          </table:table-cell>
          <table:table-cell table:number-columns-repeated="3"/>
          <table:table-cell table:style-name="ce59" table:formula="of:=[.K139]/[.Q139]" office:value-type="float" office:value="13.6286201022147" calcext:value-type="float">
            <text:p>13.6286201022147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54" calcext:value-type="float">
            <text:p>16754</text:p>
          </table:table-cell>
          <table:table-cell table:style-name="ce129" office:value-type="float" office:value="59197" calcext:value-type="float">
            <text:p>59197</text:p>
          </table:table-cell>
          <table:table-cell table:style-name="ce49" office:value-type="float" office:value="54425" calcext:value-type="float">
            <text:p>54425</text:p>
          </table:table-cell>
          <table:table-cell table:style-name="ce44" office:value-type="float" office:value="19262" calcext:value-type="float">
            <text:p>19262</text:p>
          </table:table-cell>
          <table:table-cell office:value-type="float" office:value="29989" calcext:value-type="float">
            <text:p>29989</text:p>
          </table:table-cell>
          <table:table-cell table:style-name="ce49" office:value-type="float" office:value="26511" calcext:value-type="float">
            <text:p>26511</text:p>
          </table:table-cell>
          <table:table-cell table:style-name="ce44" office:value-type="float" office:value="18019" calcext:value-type="float">
            <text:p>18019</text:p>
          </table:table-cell>
          <table:table-cell table:style-name="ce129" office:value-type="float" office:value="45900" calcext:value-type="float">
            <text:p>45900</text:p>
          </table:table-cell>
          <table:table-cell table:style-name="ce49" office:value-type="float" office:value="26033" calcext:value-type="float">
            <text:p>26033</text:p>
          </table:table-cell>
          <table:table-cell table:style-name="ce26" table:formula="of:=([.D85]+[.G85]+[.J85])/3" office:value-type="float" office:value="18011.6666666667" calcext:value-type="float">
            <text:p>18012</text:p>
          </table:table-cell>
          <table:table-cell table:style-name="ce29" table:formula="of:=([.E85]+[.H85]+[.K85])/3" office:value-type="float" office:value="45028.6666666667" calcext:value-type="float">
            <text:p>45029</text:p>
          </table:table-cell>
          <table:table-cell table:style-name="ce32" table:formula="of:=([.F85]+[.I85]+[.L85])/3" office:value-type="float" office:value="35656.3333333333" calcext:value-type="float">
            <text:p>35656</text:p>
          </table:table-cell>
          <table:table-cell table:style-name="ce35" table:formula="of:=[.C85]/[.M85]" office:value-type="float" office:value="11.6060109188489" calcext:value-type="float">
            <text:p>11.6060109188489</text:p>
          </table:table-cell>
          <table:table-cell table:style-name="ce38" table:formula="of:=[.C85]/[.N85]" office:value-type="float" office:value="4.64245591697141" calcext:value-type="float">
            <text:p>4.64245591697141</text:p>
          </table:table-cell>
          <table:table-cell table:style-name="ce41" table:formula="of:=[.C85]/[.O85]" office:value-type="float" office:value="5.86273406313979" calcext:value-type="float">
            <text:p>5.86273406313979</text:p>
          </table:table-cell>
          <table:table-cell table:style-name="ce35" table:formula="of:=[.M60]/[.M85]" office:value-type="float" office:value="11.71240862404" calcext:value-type="float">
            <text:p>11.71240862404</text:p>
          </table:table-cell>
          <table:table-cell table:style-name="ce38" table:formula="of:=[.N60]/[.N85]" office:value-type="float" office:value="4.78890484580193" calcext:value-type="float">
            <text:p>4.78890484580193</text:p>
          </table:table-cell>
          <table:table-cell table:style-name="ce41" table:formula="of:=[.O60]/[.O85]" office:value-type="float" office:value="6.15358655311352" calcext:value-type="float">
            <text:p>6.15358655311352</text:p>
          </table:table-cell>
          <table:table-cell table:style-name="ce44" table:formula="of:=[.P85]/26" office:value-type="float" office:value="0.446385035340341" calcext:value-type="float">
            <text:p>0.446385035340341</text:p>
          </table:table-cell>
          <table:table-cell table:formula="of:=[.Q85]/26" office:value-type="float" office:value="0.178555996806593" calcext:value-type="float">
            <text:p>0.178555996806593</text:p>
          </table:table-cell>
          <table:table-cell table:style-name="ce49" table:formula="of:=[.R85]/26" office:value-type="float" office:value="0.225489771659223" calcext:value-type="float">
            <text:p>0.225489771659223</text:p>
          </table:table-cell>
          <table:table-cell table:number-columns-repeated="3"/>
          <table:table-cell table:style-name="ce59" table:formula="of:=[.K140]/[.Q140]" office:value-type="float" office:value="13.6665159845674" calcext:value-type="float">
            <text:p>13.6665159845674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672" calcext:value-type="float">
            <text:p>23672</text:p>
          </table:table-cell>
          <table:table-cell table:style-name="ce129" office:value-type="float" office:value="54873" calcext:value-type="float">
            <text:p>54873</text:p>
          </table:table-cell>
          <table:table-cell table:style-name="ce49" office:value-type="float" office:value="34569" calcext:value-type="float">
            <text:p>34569</text:p>
          </table:table-cell>
          <table:table-cell table:style-name="ce44" office:value-type="float" office:value="16618" calcext:value-type="float">
            <text:p>16618</text:p>
          </table:table-cell>
          <table:table-cell office:value-type="float" office:value="38679" calcext:value-type="float">
            <text:p>38679</text:p>
          </table:table-cell>
          <table:table-cell table:style-name="ce49" office:value-type="float" office:value="26229" calcext:value-type="float">
            <text:p>26229</text:p>
          </table:table-cell>
          <table:table-cell table:style-name="ce44" office:value-type="float" office:value="16910" calcext:value-type="float">
            <text:p>16910</text:p>
          </table:table-cell>
          <table:table-cell table:style-name="ce129" office:value-type="float" office:value="38127" calcext:value-type="float">
            <text:p>38127</text:p>
          </table:table-cell>
          <table:table-cell table:style-name="ce49" office:value-type="float" office:value="25280" calcext:value-type="float">
            <text:p>25280</text:p>
          </table:table-cell>
          <table:table-cell table:style-name="ce26" table:formula="of:=([.D86]+[.G86]+[.J86])/3" office:value-type="float" office:value="19066.6666666667" calcext:value-type="float">
            <text:p>19067</text:p>
          </table:table-cell>
          <table:table-cell table:style-name="ce29" table:formula="of:=([.E86]+[.H86]+[.K86])/3" office:value-type="float" office:value="43893" calcext:value-type="float">
            <text:p>43893</text:p>
          </table:table-cell>
          <table:table-cell table:style-name="ce32" table:formula="of:=([.F86]+[.I86]+[.L86])/3" office:value-type="float" office:value="28692.6666666667" calcext:value-type="float">
            <text:p>28693</text:p>
          </table:table-cell>
          <table:table-cell table:style-name="ce35" table:formula="of:=[.C86]/[.M86]" office:value-type="float" office:value="10.9638251748252" calcext:value-type="float">
            <text:p>10.9638251748252</text:p>
          </table:table-cell>
          <table:table-cell table:style-name="ce38" table:formula="of:=[.C86]/[.N86]" office:value-type="float" office:value="4.76257261977992" calcext:value-type="float">
            <text:p>4.76257261977992</text:p>
          </table:table-cell>
          <table:table-cell table:style-name="ce41" table:formula="of:=[.C86]/[.O86]" office:value-type="float" office:value="7.28561072515625" calcext:value-type="float">
            <text:p>7.28561072515625</text:p>
          </table:table-cell>
          <table:table-cell table:style-name="ce35" table:formula="of:=[.M60]/[.M86]" office:value-type="float" office:value="11.0643356643356" calcext:value-type="float">
            <text:p>11.0643356643356</text:p>
          </table:table-cell>
          <table:table-cell table:style-name="ce38" table:formula="of:=[.N60]/[.N86]" office:value-type="float" office:value="4.91281069874468" calcext:value-type="float">
            <text:p>4.91281069874468</text:p>
          </table:table-cell>
          <table:table-cell table:style-name="ce41" table:formula="of:=[.O60]/[.O86]" office:value-type="float" office:value="7.64705267315688" calcext:value-type="float">
            <text:p>7.64705267315688</text:p>
          </table:table-cell>
          <table:table-cell table:style-name="ce44" table:formula="of:=[.P86]/27" office:value-type="float" office:value="0.406067599067598" calcext:value-type="float">
            <text:p>0.406067599067598</text:p>
          </table:table-cell>
          <table:table-cell table:formula="of:=[.Q86]/27" office:value-type="float" office:value="0.176391578510367" calcext:value-type="float">
            <text:p>0.176391578510367</text:p>
          </table:table-cell>
          <table:table-cell table:style-name="ce49" table:formula="of:=[.R86]/27" office:value-type="float" office:value="0.269837434265046" calcext:value-type="float">
            <text:p>0.269837434265046</text:p>
          </table:table-cell>
          <table:table-cell table:number-columns-repeated="3"/>
          <table:table-cell table:style-name="ce59" table:formula="of:=[.K141]/[.Q141]" office:value-type="float" office:value="13.6832529653383" calcext:value-type="float">
            <text:p>13.683252965338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027" calcext:value-type="float">
            <text:p>17027</text:p>
          </table:table-cell>
          <table:table-cell table:style-name="ce129" office:value-type="float" office:value="57033" calcext:value-type="float">
            <text:p>57033</text:p>
          </table:table-cell>
          <table:table-cell table:style-name="ce49" office:value-type="float" office:value="28753" calcext:value-type="float">
            <text:p>28753</text:p>
          </table:table-cell>
          <table:table-cell table:style-name="ce44" office:value-type="float" office:value="23513" calcext:value-type="float">
            <text:p>23513</text:p>
          </table:table-cell>
          <table:table-cell office:value-type="float" office:value="29947" calcext:value-type="float">
            <text:p>29947</text:p>
          </table:table-cell>
          <table:table-cell table:style-name="ce49" office:value-type="float" office:value="26917" calcext:value-type="float">
            <text:p>26917</text:p>
          </table:table-cell>
          <table:table-cell table:style-name="ce44" office:value-type="float" office:value="16925" calcext:value-type="float">
            <text:p>16925</text:p>
          </table:table-cell>
          <table:table-cell table:style-name="ce129" office:value-type="float" office:value="41057" calcext:value-type="float">
            <text:p>41057</text:p>
          </table:table-cell>
          <table:table-cell table:style-name="ce49" office:value-type="float" office:value="28893" calcext:value-type="float">
            <text:p>28893</text:p>
          </table:table-cell>
          <table:table-cell table:style-name="ce26" table:formula="of:=([.D87]+[.G87]+[.J87])/3" office:value-type="float" office:value="19155" calcext:value-type="float">
            <text:p>19155</text:p>
          </table:table-cell>
          <table:table-cell table:style-name="ce29" table:formula="of:=([.E87]+[.H87]+[.K87])/3" office:value-type="float" office:value="42679" calcext:value-type="float">
            <text:p>42679</text:p>
          </table:table-cell>
          <table:table-cell table:style-name="ce32" table:formula="of:=([.F87]+[.I87]+[.L87])/3" office:value-type="float" office:value="28187.6666666667" calcext:value-type="float">
            <text:p>28188</text:p>
          </table:table-cell>
          <table:table-cell table:style-name="ce35" table:formula="of:=[.C87]/[.M87]" office:value-type="float" office:value="10.9132654659358" calcext:value-type="float">
            <text:p>10.9132654659358</text:p>
          </table:table-cell>
          <table:table-cell table:style-name="ce38" table:formula="of:=[.C87]/[.N87]" office:value-type="float" office:value="4.89804353429087" calcext:value-type="float">
            <text:p>4.89804353429087</text:p>
          </table:table-cell>
          <table:table-cell table:style-name="ce41" table:formula="of:=[.C87]/[.O87]" office:value-type="float" office:value="7.41613708122937" calcext:value-type="float">
            <text:p>7.41613708122937</text:p>
          </table:table-cell>
          <table:table-cell table:style-name="ce35" table:formula="of:=[.M60]/[.M87]" office:value-type="float" office:value="11.0133124510572" calcext:value-type="float">
            <text:p>11.0133124510572</text:p>
          </table:table-cell>
          <table:table-cell table:style-name="ce38" table:formula="of:=[.N60]/[.N87]" office:value-type="float" office:value="5.0525551207854" calcext:value-type="float">
            <text:p>5.0525551207854</text:p>
          </table:table-cell>
          <table:table-cell table:style-name="ce41" table:formula="of:=[.O60]/[.O87]" office:value-type="float" office:value="7.78405449191725" calcext:value-type="float">
            <text:p>7.78405449191725</text:p>
          </table:table-cell>
          <table:table-cell table:style-name="ce44" table:formula="of:=[.P87]/28" office:value-type="float" office:value="0.389759480926278" calcext:value-type="float">
            <text:p>0.389759480926278</text:p>
          </table:table-cell>
          <table:table-cell table:formula="of:=[.Q87]/28" office:value-type="float" office:value="0.174930126224674" calcext:value-type="float">
            <text:p>0.174930126224674</text:p>
          </table:table-cell>
          <table:table-cell table:style-name="ce49" table:formula="of:=[.R87]/28" office:value-type="float" office:value="0.264862038615335" calcext:value-type="float">
            <text:p>0.264862038615335</text:p>
          </table:table-cell>
          <table:table-cell table:number-columns-repeated="3"/>
          <table:table-cell table:style-name="ce59" table:formula="of:=[.K142]/[.Q142]" office:value-type="float" office:value="13.6809600125083" calcext:value-type="float">
            <text:p>13.6809600125083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343" calcext:value-type="float">
            <text:p>19343</text:p>
          </table:table-cell>
          <table:table-cell table:style-name="ce129" office:value-type="float" office:value="57572" calcext:value-type="float">
            <text:p>57572</text:p>
          </table:table-cell>
          <table:table-cell table:style-name="ce49" office:value-type="float" office:value="54850" calcext:value-type="float">
            <text:p>54850</text:p>
          </table:table-cell>
          <table:table-cell table:style-name="ce44" office:value-type="float" office:value="21543" calcext:value-type="float">
            <text:p>21543</text:p>
          </table:table-cell>
          <table:table-cell office:value-type="float" office:value="35431" calcext:value-type="float">
            <text:p>35431</text:p>
          </table:table-cell>
          <table:table-cell table:style-name="ce49" office:value-type="float" office:value="69262" calcext:value-type="float">
            <text:p>69262</text:p>
          </table:table-cell>
          <table:table-cell table:style-name="ce44" office:value-type="float" office:value="16048" calcext:value-type="float">
            <text:p>16048</text:p>
          </table:table-cell>
          <table:table-cell table:style-name="ce129" office:value-type="float" office:value="50376" calcext:value-type="float">
            <text:p>50376</text:p>
          </table:table-cell>
          <table:table-cell table:style-name="ce49" office:value-type="float" office:value="39035" calcext:value-type="float">
            <text:p>39035</text:p>
          </table:table-cell>
          <table:table-cell table:style-name="ce26" table:formula="of:=([.D88]+[.G88]+[.J88])/3" office:value-type="float" office:value="18978" calcext:value-type="float">
            <text:p>18978</text:p>
          </table:table-cell>
          <table:table-cell table:style-name="ce29" table:formula="of:=([.E88]+[.H88]+[.K88])/3" office:value-type="float" office:value="47793" calcext:value-type="float">
            <text:p>47793</text:p>
          </table:table-cell>
          <table:table-cell table:style-name="ce32" table:formula="of:=([.F88]+[.I88]+[.L88])/3" office:value-type="float" office:value="54382.3333333333" calcext:value-type="float">
            <text:p>54382</text:p>
          </table:table-cell>
          <table:table-cell table:style-name="ce35" table:formula="of:=[.C88]/[.M88]" office:value-type="float" office:value="11.01504900411" calcext:value-type="float">
            <text:p>11.01504900411</text:p>
          </table:table-cell>
          <table:table-cell table:style-name="ce38" table:formula="of:=[.C88]/[.N88]" office:value-type="float" office:value="4.37393760592555" calcext:value-type="float">
            <text:p>4.37393760592555</text:p>
          </table:table-cell>
          <table:table-cell table:style-name="ce41" table:formula="of:=[.C88]/[.O88]" office:value-type="float" office:value="3.84396158066039" calcext:value-type="float">
            <text:p>3.84396158066039</text:p>
          </table:table-cell>
          <table:table-cell table:style-name="ce35" table:formula="of:=[.M60]/[.M88]" office:value-type="float" office:value="11.1160290863105" calcext:value-type="float">
            <text:p>11.1160290863105</text:p>
          </table:table-cell>
          <table:table-cell table:style-name="ce38" table:formula="of:=[.N60]/[.N88]" office:value-type="float" office:value="4.51191597095809" calcext:value-type="float">
            <text:p>4.51191597095809</text:p>
          </table:table-cell>
          <table:table-cell table:style-name="ce41" table:formula="of:=[.O60]/[.O88]" office:value-type="float" office:value="4.03466199194591" calcext:value-type="float">
            <text:p>4.03466199194591</text:p>
          </table:table-cell>
          <table:table-cell table:style-name="ce44" table:formula="of:=[.P88]/29" office:value-type="float" office:value="0.379829276003794" calcext:value-type="float">
            <text:p>0.379829276003794</text:p>
          </table:table-cell>
          <table:table-cell table:formula="of:=[.Q88]/29" office:value-type="float" office:value="0.150825434687088" calcext:value-type="float">
            <text:p>0.150825434687088</text:p>
          </table:table-cell>
          <table:table-cell table:style-name="ce49" table:formula="of:=[.R88]/29" office:value-type="float" office:value="0.132550399333117" calcext:value-type="float">
            <text:p>0.132550399333117</text:p>
          </table:table-cell>
          <table:table-cell table:number-columns-repeated="3"/>
          <table:table-cell table:style-name="ce59" table:formula="of:=[.K143]/[.Q143]" office:value-type="float" office:value="13.6616205037369" calcext:value-type="float">
            <text:p>13.6616205037369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284" calcext:value-type="float">
            <text:p>16284</text:p>
          </table:table-cell>
          <table:table-cell table:style-name="ce129" office:value-type="float" office:value="55683" calcext:value-type="float">
            <text:p>55683</text:p>
          </table:table-cell>
          <table:table-cell table:style-name="ce49" office:value-type="float" office:value="57692" calcext:value-type="float">
            <text:p>57692</text:p>
          </table:table-cell>
          <table:table-cell table:style-name="ce44" office:value-type="float" office:value="26666" calcext:value-type="float">
            <text:p>26666</text:p>
          </table:table-cell>
          <table:table-cell office:value-type="float" office:value="41691" calcext:value-type="float">
            <text:p>41691</text:p>
          </table:table-cell>
          <table:table-cell table:style-name="ce49" office:value-type="float" office:value="83001" calcext:value-type="float">
            <text:p>83001</text:p>
          </table:table-cell>
          <table:table-cell table:style-name="ce44" office:value-type="float" office:value="15315" calcext:value-type="float">
            <text:p>15315</text:p>
          </table:table-cell>
          <table:table-cell table:style-name="ce129" office:value-type="float" office:value="48498" calcext:value-type="float">
            <text:p>48498</text:p>
          </table:table-cell>
          <table:table-cell table:style-name="ce49" office:value-type="float" office:value="73138" calcext:value-type="float">
            <text:p>73138</text:p>
          </table:table-cell>
          <table:table-cell table:style-name="ce26" table:formula="of:=([.D89]+[.G89]+[.J89])/3" office:value-type="float" office:value="19421.6666666667" calcext:value-type="float">
            <text:p>19422</text:p>
          </table:table-cell>
          <table:table-cell table:style-name="ce29" table:formula="of:=([.E89]+[.H89]+[.K89])/3" office:value-type="float" office:value="48624" calcext:value-type="float">
            <text:p>48624</text:p>
          </table:table-cell>
          <table:table-cell table:style-name="ce32" table:formula="of:=([.F89]+[.I89]+[.L89])/3" office:value-type="float" office:value="71277" calcext:value-type="float">
            <text:p>71277</text:p>
          </table:table-cell>
          <table:table-cell table:style-name="ce35" table:formula="of:=[.C89]/[.M89]" office:value-type="float" office:value="10.763422294688" calcext:value-type="float">
            <text:p>10.763422294688</text:p>
          </table:table-cell>
          <table:table-cell table:style-name="ce38" table:formula="of:=[.C89]/[.N89]" office:value-type="float" office:value="4.29918558736426" calcext:value-type="float">
            <text:p>4.29918558736426</text:p>
          </table:table-cell>
          <table:table-cell table:style-name="ce41" table:formula="of:=[.C89]/[.O89]" office:value-type="float" office:value="2.93283387347952" calcext:value-type="float">
            <text:p>2.93283387347952</text:p>
          </table:table-cell>
          <table:table-cell table:style-name="ce35" table:formula="of:=[.M60]/[.M89]" office:value-type="float" office:value="10.8620955977001" calcext:value-type="float">
            <text:p>10.8620955977001</text:p>
          </table:table-cell>
          <table:table-cell table:style-name="ce38" table:formula="of:=[.N60]/[.N89]" office:value-type="float" office:value="4.43480585718987" calcext:value-type="float">
            <text:p>4.43480585718987</text:p>
          </table:table-cell>
          <table:table-cell table:style-name="ce41" table:formula="of:=[.O60]/[.O89]" office:value-type="float" office:value="3.07833288905724" calcext:value-type="float">
            <text:p>3.07833288905724</text:p>
          </table:table-cell>
          <table:table-cell table:style-name="ce44" table:formula="of:=[.P89]/30" office:value-type="float" office:value="0.358780743156268" calcext:value-type="float">
            <text:p>0.358780743156268</text:p>
          </table:table-cell>
          <table:table-cell table:formula="of:=[.Q89]/30" office:value-type="float" office:value="0.143306186245475" calcext:value-type="float">
            <text:p>0.143306186245475</text:p>
          </table:table-cell>
          <table:table-cell table:style-name="ce49" table:formula="of:=[.R89]/30" office:value-type="float" office:value="0.0977611291159841" calcext:value-type="float">
            <text:p>0.0977611291159841</text:p>
          </table:table-cell>
          <table:table-cell table:number-columns-repeated="3"/>
          <table:table-cell table:style-name="ce59" table:formula="of:=[.K144]/[.Q144]" office:value-type="float" office:value="13.6270724506019" calcext:value-type="float">
            <text:p>13.6270724506019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403" calcext:value-type="float">
            <text:p>19403</text:p>
          </table:table-cell>
          <table:table-cell table:style-name="ce129" office:value-type="float" office:value="64595" calcext:value-type="float">
            <text:p>64595</text:p>
          </table:table-cell>
          <table:table-cell table:style-name="ce49" office:value-type="float" office:value="50997" calcext:value-type="float">
            <text:p>50997</text:p>
          </table:table-cell>
          <table:table-cell table:style-name="ce44" office:value-type="float" office:value="24649" calcext:value-type="float">
            <text:p>24649</text:p>
          </table:table-cell>
          <table:table-cell office:value-type="float" office:value="45372" calcext:value-type="float">
            <text:p>45372</text:p>
          </table:table-cell>
          <table:table-cell table:style-name="ce49" office:value-type="float" office:value="77632" calcext:value-type="float">
            <text:p>77632</text:p>
          </table:table-cell>
          <table:table-cell table:style-name="ce44" office:value-type="float" office:value="21863" calcext:value-type="float">
            <text:p>21863</text:p>
          </table:table-cell>
          <table:table-cell table:style-name="ce129" office:value-type="float" office:value="51939" calcext:value-type="float">
            <text:p>51939</text:p>
          </table:table-cell>
          <table:table-cell table:style-name="ce49" office:value-type="float" office:value="81357" calcext:value-type="float">
            <text:p>81357</text:p>
          </table:table-cell>
          <table:table-cell table:style-name="ce26" table:formula="of:=([.D90]+[.G90]+[.J90])/3" office:value-type="float" office:value="21971.6666666667" calcext:value-type="float">
            <text:p>21972</text:p>
          </table:table-cell>
          <table:table-cell table:style-name="ce29" table:formula="of:=([.E90]+[.H90]+[.K90])/3" office:value-type="float" office:value="53968.6666666667" calcext:value-type="float">
            <text:p>53969</text:p>
          </table:table-cell>
          <table:table-cell table:style-name="ce32" table:formula="of:=([.F90]+[.I90]+[.L90])/3" office:value-type="float" office:value="69995.3333333333" calcext:value-type="float">
            <text:p>69995</text:p>
          </table:table-cell>
          <table:table-cell table:style-name="ce35" table:formula="of:=[.C90]/[.M90]" office:value-type="float" office:value="9.51423499962071" calcext:value-type="float">
            <text:p>9.51423499962071</text:p>
          </table:table-cell>
          <table:table-cell table:style-name="ce38" table:formula="of:=[.C90]/[.N90]" office:value-type="float" office:value="3.87342532086519" calcext:value-type="float">
            <text:p>3.87342532086519</text:p>
          </table:table-cell>
          <table:table-cell table:style-name="ce41" table:formula="of:=[.C90]/[.O90]" office:value-type="float" office:value="2.9865362452735" calcext:value-type="float">
            <text:p>2.9865362452735</text:p>
          </table:table-cell>
          <table:table-cell table:style-name="ce35" table:formula="of:=[.M60]/[.M90]" office:value-type="float" office:value="9.60145642114843" calcext:value-type="float">
            <text:p>9.60145642114843</text:p>
          </table:table-cell>
          <table:table-cell table:style-name="ce38" table:formula="of:=[.N60]/[.N90]" office:value-type="float" office:value="3.9956147394167" calcext:value-type="float">
            <text:p>3.9956147394167</text:p>
          </table:table-cell>
          <table:table-cell table:style-name="ce41" table:formula="of:=[.O60]/[.O90]" office:value-type="float" office:value="3.13469945615422" calcext:value-type="float">
            <text:p>3.13469945615422</text:p>
          </table:table-cell>
          <table:table-cell table:style-name="ce44" table:formula="of:=[.P90]/31" office:value-type="float" office:value="0.306910806439378" calcext:value-type="float">
            <text:p>0.306910806439378</text:p>
          </table:table-cell>
          <table:table-cell table:formula="of:=[.Q90]/31" office:value-type="float" office:value="0.124949203898877" calcext:value-type="float">
            <text:p>0.124949203898877</text:p>
          </table:table-cell>
          <table:table-cell table:style-name="ce49" table:formula="of:=[.R90]/31" office:value-type="float" office:value="0.0963398788797902" calcext:value-type="float">
            <text:p>0.0963398788797902</text:p>
          </table:table-cell>
          <table:table-cell table:number-columns-repeated="3"/>
          <table:table-cell table:style-name="ce59" table:formula="of:=[.K145]/[.Q145]" office:value-type="float" office:value="13.5790112289662" calcext:value-type="float">
            <text:p>13.5790112289662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74" office:value-type="float" office:value="209043.6" calcext:value-type="float">
            <text:p>209043.6</text:p>
          </table:table-cell>
          <table:table-cell table:style-name="ce45" office:value-type="float" office:value="23173" calcext:value-type="float">
            <text:p>23173</text:p>
          </table:table-cell>
          <table:table-cell table:style-name="ce143" office:value-type="float" office:value="71810" calcext:value-type="float">
            <text:p>71810</text:p>
          </table:table-cell>
          <table:table-cell table:style-name="ce50" office:value-type="float" office:value="50823" calcext:value-type="float">
            <text:p>50823</text:p>
          </table:table-cell>
          <table:table-cell table:style-name="ce45" office:value-type="float" office:value="25307" calcext:value-type="float">
            <text:p>25307</text:p>
          </table:table-cell>
          <table:table-cell table:style-name="ce143" office:value-type="float" office:value="49407" calcext:value-type="float">
            <text:p>49407</text:p>
          </table:table-cell>
          <table:table-cell table:style-name="ce50" office:value-type="float" office:value="40932" calcext:value-type="float">
            <text:p>40932</text:p>
          </table:table-cell>
          <table:table-cell table:style-name="ce45" office:value-type="float" office:value="22339" calcext:value-type="float">
            <text:p>22339</text:p>
          </table:table-cell>
          <table:table-cell table:style-name="ce143" office:value-type="float" office:value="46986" calcext:value-type="float">
            <text:p>46986</text:p>
          </table:table-cell>
          <table:table-cell table:style-name="ce50" office:value-type="float" office:value="40708" calcext:value-type="float">
            <text:p>40708</text:p>
          </table:table-cell>
          <table:table-cell table:style-name="ce27" table:formula="of:=([.D91]+[.G91]+[.J91])/3" office:value-type="float" office:value="23606.3333333333" calcext:value-type="float">
            <text:p>23606</text:p>
          </table:table-cell>
          <table:table-cell table:style-name="ce30" table:formula="of:=([.E91]+[.H91]+[.K91])/3" office:value-type="float" office:value="56067.6666666667" calcext:value-type="float">
            <text:p>56068</text:p>
          </table:table-cell>
          <table:table-cell table:style-name="ce33" table:formula="of:=([.F91]+[.I91]+[.L91])/3" office:value-type="float" office:value="44154.3333333333" calcext:value-type="float">
            <text:p>44154</text:p>
          </table:table-cell>
          <table:table-cell table:style-name="ce36" table:formula="of:=[.C91]/[.M91]" office:value-type="float" office:value="8.8554032110027" calcext:value-type="float">
            <text:p>8.8554032110027</text:p>
          </table:table-cell>
          <table:table-cell table:style-name="ce39" table:formula="of:=[.C91]/[.N91]" office:value-type="float" office:value="3.72841625892523" calcext:value-type="float">
            <text:p>3.72841625892523</text:p>
          </table:table-cell>
          <table:table-cell table:style-name="ce42" table:formula="of:=[.C91]/[.O91]" office:value-type="float" office:value="4.73438469610382" calcext:value-type="float">
            <text:p>4.73438469610382</text:p>
          </table:table-cell>
          <table:table-cell table:style-name="ce36" table:formula="of:=[.M60]/[.M91]" office:value-type="float" office:value="8.93658481480959" calcext:value-type="float">
            <text:p>8.93658481480959</text:p>
          </table:table-cell>
          <table:table-cell table:style-name="ce39" table:formula="of:=[.N60]/[.N91]" office:value-type="float" office:value="3.84603128362752" calcext:value-type="float">
            <text:p>3.84603128362752</text:p>
          </table:table-cell>
          <table:table-cell table:style-name="ce42" table:formula="of:=[.O60]/[.O91]" office:value-type="float" office:value="4.9692593403441" calcext:value-type="float">
            <text:p>4.9692593403441</text:p>
          </table:table-cell>
          <table:table-cell table:style-name="ce45" table:formula="of:=[.P91]/32" office:value-type="float" office:value="0.276731350343834" calcext:value-type="float">
            <text:p>0.276731350343834</text:p>
          </table:table-cell>
          <table:table-cell table:style-name="ce47" table:formula="of:=[.Q91]/32" office:value-type="float" office:value="0.116513008091413" calcext:value-type="float">
            <text:p>0.116513008091413</text:p>
          </table:table-cell>
          <table:table-cell table:style-name="ce50" table:formula="of:=[.R91]/32" office:value-type="float" office:value="0.147949521753244" calcext:value-type="float">
            <text:p>0.147949521753244</text:p>
          </table:table-cell>
          <table:table-cell table:number-columns-repeated="3"/>
          <table:table-cell table:style-name="ce60" table:formula="of:=[.K146]/[.Q146]" office:value-type="float" office:value="13.5189941868325" calcext:value-type="float">
            <text:p>13.518994186832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2 small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208733" calcext:value-type="float">
            <text:p>208733</text:p>
          </table:table-cell>
          <table:table-cell table:style-name="ce14" table:formula="of:=([.C98]+[.C99]+[.C100]+[.C101]+[.C102]+[.C103]+[.C104]+[.C105]+[.C106]+[.C107])/10" office:value-type="float" office:value="209043.6" calcext:value-type="float">
            <text:p>209043.6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210249" calcext:value-type="float">
            <text:p>210249</text:p>
          </table:table-cell>
          <table:table-cell table:style-name="ce14"/>
          <table:table-cell table:style-name="ce20" office:value-type="float" office:value="2048" calcext:value-type="float">
            <text:p>204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208828" calcext:value-type="float">
            <text:p>208828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210933" calcext:value-type="float">
            <text:p>21093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208293" calcext:value-type="float">
            <text:p>208293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206929" calcext:value-type="float">
            <text:p>20692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208329" calcext:value-type="float">
            <text:p>208329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207485" calcext:value-type="float">
            <text:p>207485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211092" calcext:value-type="float">
            <text:p>21109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09565" calcext:value-type="float">
            <text:p>20956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ne jacobi iteration </text:p>
          </table:table-cell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Stats 1</text:p>
          </table:table-cell>
          <table:table-cell table:style-name="Default" office:value-type="string" calcext:value-type="string">
            <text:p>Best achievable speed up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7" office:value-type="string" calcext:value-type="string">
            <text:p>Seq time 2048x2048 16 iter 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T Reduce (N=2048, M=16)</text:p>
          </table:table-cell>
          <table:table-cell/>
          <table:table-cell table:style-name="ce7" office:value-type="string" calcext:value-type="string">
            <text:p>CT Farm (N=2048, M=16)</text:p>
          </table:table-cell>
          <table:table-cell table:number-columns-repeated="4"/>
          <table:table-cell table:style-name="ce7"/>
          <table:table-cell/>
          <table:table-cell table:style-name="ce7" office:value-type="string" calcext:value-type="string">
            <text:p>SU Farm (N=2048, M=16)</text:p>
          </table:table-cell>
          <table:table-cell table:style-name="ce7" office:value-type="string" calcext:value-type="string">
            <text:p>SU Farm (N=2048, M=32)</text:p>
          </table:table-cell>
          <table:table-cell table:style-name="ce7" office:value-type="string" calcext:value-type="string">
            <text:p>SU Farm (N=16384, M=256)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58" office:value-type="string" calcext:value-type="string">
            <text:p>Workers</text:p>
          </table:table-cell>
          <table:table-cell table:style-name="ce84" office:value-type="string" calcext:value-type="string">
            <text:p>Fork-join thread time</text:p>
          </table:table-cell>
          <table:table-cell table:style-name="ce122" office:value-type="string" calcext:value-type="string">
            <text:p>notify a thread time</text:p>
          </table:table-cell>
          <table:table-cell table:style-name="ce109" office:value-type="string" calcext:value-type="string" table:number-columns-spanned="4" table:number-rows-spanned="1">
            <text:p>Iterations</text:p>
          </table:table-cell>
          <table:covered-table-cell table:number-columns-repeated="3" table:style-name="ce7"/>
          <table:table-cell table:style-name="ce145" office:value-type="string" calcext:value-type="string">
            <text:p>Seq time 2048x2048 1 iter </text:p>
          </table:table-cell>
          <table:table-cell table:style-name="ce109" office:value-type="string" calcext:value-type="string">
            <text:p>Sequential</text:p>
          </table:table-cell>
          <table:table-cell table:style-name="ce109" office:value-type="string" calcext:value-type="string">
            <text:p>Seq time 2048x2048 32 iter </text:p>
          </table:table-cell>
          <table:table-cell table:style-name="ce146" office:value-type="string" calcext:value-type="string">
            <text:p>Seq time 16384x16384 256 iter </text:p>
          </table:table-cell>
          <table:table-cell table:style-name="ce145" office:value-type="string" calcext:value-type="string">
            <text:p>CT Reduce (N=2048, M=1)</text:p>
          </table:table-cell>
          <table:table-cell table:style-name="ce146" office:value-type="string" calcext:value-type="string">
            <text:p>Reduce</text:p>
          </table:table-cell>
          <table:table-cell table:style-name="ce145" office:value-type="string" calcext:value-type="string">
            <text:p>CT Farm (N=2048, M=1)</text:p>
          </table:table-cell>
          <table:table-cell table:style-name="ce109" office:value-type="string" calcext:value-type="string">
            <text:p>Farm</text:p>
          </table:table-cell>
          <table:table-cell table:style-name="ce109" office:value-type="string" calcext:value-type="string">
            <text:p>CT Farm (N=2048, M=32)</text:p>
          </table:table-cell>
          <table:table-cell table:style-name="ce146" office:value-type="string" calcext:value-type="string">
            <text:p>CT Farm (N=16384, M=256)</text:p>
          </table:table-cell>
          <table:table-cell table:style-name="ce58" office:value-type="string" calcext:value-type="string">
            <text:p>Ideal Speed Up</text:p>
          </table:table-cell>
          <table:table-cell table:style-name="ce145" office:value-type="string" calcext:value-type="string">
            <text:p>SU Reduce (N=2048, M=1)</text:p>
          </table:table-cell>
          <table:table-cell table:style-name="ce146" office:value-type="string" calcext:value-type="string">
            <text:p>SU Reduce (N=2048, M=16)</text:p>
          </table:table-cell>
          <table:table-cell table:style-name="ce145" office:value-type="string" calcext:value-type="string">
            <text:p>SU Farm (N=2048, M=1)</text:p>
          </table:table-cell>
          <table:table-cell table:style-name="ce109" office:value-type="string" calcext:value-type="string">
            <text:p>Farm’s maximum Speed Up</text:p>
          </table:table-cell>
          <table:table-cell table:style-name="ce109" office:value-type="string" calcext:value-type="string">
            <text:p>Maximum Speed Up</text:p>
          </table:table-cell>
          <table:table-cell table:style-name="ce146" office:value-type="string" calcext:value-type="string">
            <text:p>Maximum Speed Up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8" office:value-type="float" office:value="1" calcext:value-type="float">
            <text:p>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 office:value-type="float" office:value="32" calcext:value-type="float">
            <text:p>32</text:p>
          </table:table-cell>
          <table:table-cell table:style-name="ce136" office:value-type="float" office:value="256" calcext:value-type="float">
            <text:p>256</text:p>
          </table:table-cell>
          <table:table-cell table:style-name="ce118" office:value-type="float" office:value="6250" calcext:value-type="float">
            <text:p>6250</text:p>
          </table:table-cell>
          <table:table-cell table:style-name="ce127" office:value-type="float" office:value="100000" calcext:value-type="float">
            <text:p>100000</text:p>
          </table:table-cell>
          <table:table-cell table:style-name="ce127" office:value-type="float" office:value="200000" calcext:value-type="float">
            <text:p>200000</text:p>
          </table:table-cell>
          <table:table-cell table:style-name="ce136" office:value-type="float" office:value="110600000" calcext:value-type="float">
            <text:p>110600000</text:p>
          </table:table-cell>
          <table:table-cell table:style-name="ce118"/>
          <table:table-cell table:style-name="ce154" table:formula="of:=[.C115]*[.B115]+2048*[.F115]*[.D115]*[.B115]+[.J115]/[.B115]" office:value-type="float" office:value="329426" calcext:value-type="float">
            <text:p>329426.0</text:p>
          </table:table-cell>
          <table:table-cell table:style-name="ce118"/>
          <table:table-cell table:style-name="ce163" table:formula="of:=[.C115]*[.B115]+([.F115]-1)*[.D115]*[.B115]+[.J115]/[.B115]" office:value-type="float" office:value="100155" calcext:value-type="float">
            <text:p>100155.0</text:p>
          </table:table-cell>
          <table:table-cell table:style-name="ce163" table:formula="of:=[.C115]*[.B115]+([.G115]-1)*[.D115]*[.B115]+[.K115]/[.B115]" office:value-type="float" office:value="200267" calcext:value-type="float">
            <text:p>200267.0</text:p>
          </table:table-cell>
          <table:table-cell table:style-name="ce163" table:formula="of:=[.C115]*[.B115]+([.H115]-1)*[.D115]*[.B115]+[.L115]/[.B115]" office:value-type="float" office:value="110601835" calcext:value-type="float">
            <text:p>110601835.0</text:p>
          </table:table-cell>
          <table:table-cell table:style-name="ce171" office:value-type="float" office:value="1" calcext:value-type="float">
            <text:p>1</text:p>
          </table:table-cell>
          <table:table-cell table:style-name="ce118"/>
          <table:table-cell table:style-name="ce137" table:formula="of:=[.J115]/[.N115]" office:value-type="float" office:value="0.303558310515867" calcext:value-type="float">
            <text:p>0.303558310515867</text:p>
          </table:table-cell>
          <table:table-cell table:style-name="ce118"/>
          <table:table-cell table:style-name="ce127" table:formula="of:=[.J115]/[.P115]" office:value-type="float" office:value="0.998452398781888" calcext:value-type="float">
            <text:p>0.998452398781888</text:p>
          </table:table-cell>
          <table:table-cell table:style-name="ce7" table:formula="of:=[.K115]/[.Q115]" office:value-type="float" office:value="0.998666779848902" calcext:value-type="float">
            <text:p>0.998666779848902</text:p>
          </table:table-cell>
          <table:table-cell table:style-name="ce179" table:formula="of:=[.L115]/[.R115]" office:value-type="float" office:value="0.999983408955195" calcext:value-type="float">
            <text:p>0.9999834089551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" calcext:value-type="float">
            <text:p>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6]*[.B116]+2048*[.F116]*[.D116]*[.B116]+[.J116]/[.B116]" office:value-type="float" office:value="508852" calcext:value-type="float">
            <text:p>508852.0</text:p>
          </table:table-cell>
          <table:table-cell table:style-name="ce119"/>
          <table:table-cell table:style-name="ce163" table:formula="of:=[.C116]*[.B116]+([.F116]-1)*[.D116]*[.B116]+[.J116]/[.B116]" office:value-type="float" office:value="50310" calcext:value-type="float">
            <text:p>50310.0</text:p>
          </table:table-cell>
          <table:table-cell table:style-name="ce163" table:formula="of:=[.C116]*[.B116]+([.G116]-1)*[.D116]*[.B116]+[.K116]/[.B116]" office:value-type="float" office:value="100534" calcext:value-type="float">
            <text:p>100534.0</text:p>
          </table:table-cell>
          <table:table-cell table:style-name="ce163" table:formula="of:=[.C116]*[.B116]+([.H116]-1)*[.D116]*[.B116]+[.L116]/[.B116]" office:value-type="float" office:value="55303670" calcext:value-type="float">
            <text:p>55303670.0</text:p>
          </table:table-cell>
          <table:table-cell table:style-name="ce59" office:value-type="float" office:value="2" calcext:value-type="float">
            <text:p>2</text:p>
          </table:table-cell>
          <table:table-cell table:style-name="ce119"/>
          <table:table-cell table:style-name="ce137" table:formula="of:=[.J116]/[.N116]" office:value-type="float" office:value="0.196520795830615" calcext:value-type="float">
            <text:p>0.196520795830615</text:p>
          </table:table-cell>
          <table:table-cell table:style-name="ce119"/>
          <table:table-cell table:style-name="ce7" table:formula="of:=[.J116]/[.P116]" office:value-type="float" office:value="1.98767640628106" calcext:value-type="float">
            <text:p>1.98767640628106</text:p>
          </table:table-cell>
          <table:table-cell table:style-name="ce7" table:formula="of:=[.K116]/[.Q116]" office:value-type="float" office:value="1.98937672827103" calcext:value-type="float">
            <text:p>1.98937672827103</text:p>
          </table:table-cell>
          <table:table-cell table:style-name="ce179" table:formula="of:=[.L116]/[.R116]" office:value-type="float" office:value="1.99986727824754" calcext:value-type="float">
            <text:p>1.99986727824754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7]*[.B117]+2048*[.F117]*[.D117]*[.B117]+[.J117]/[.B117]" office:value-type="float" office:value="721611.333333333" calcext:value-type="float">
            <text:p>721611.3</text:p>
          </table:table-cell>
          <table:table-cell table:style-name="ce119"/>
          <table:table-cell table:style-name="ce163" table:formula="of:=[.C117]*[.B117]+([.F117]-1)*[.D117]*[.B117]+[.J117]/[.B117]" office:value-type="float" office:value="33798.3333333333" calcext:value-type="float">
            <text:p>33798.3</text:p>
          </table:table-cell>
          <table:table-cell table:style-name="ce163" table:formula="of:=[.C117]*[.B117]+([.G117]-1)*[.D117]*[.B117]+[.K117]/[.B117]" office:value-type="float" office:value="67467.6666666667" calcext:value-type="float">
            <text:p>67467.7</text:p>
          </table:table-cell>
          <table:table-cell table:style-name="ce163" table:formula="of:=[.C117]*[.B117]+([.H117]-1)*[.D117]*[.B117]+[.L117]/[.B117]" office:value-type="float" office:value="36872171.6666667" calcext:value-type="float">
            <text:p>36872171.7</text:p>
          </table:table-cell>
          <table:table-cell table:style-name="ce59" office:value-type="float" office:value="3" calcext:value-type="float">
            <text:p>3</text:p>
          </table:table-cell>
          <table:table-cell table:style-name="ce119"/>
          <table:table-cell table:style-name="ce137" table:formula="of:=[.J117]/[.N117]" office:value-type="float" office:value="0.138578754768264" calcext:value-type="float">
            <text:p>0.138578754768264</text:p>
          </table:table-cell>
          <table:table-cell table:style-name="ce119"/>
          <table:table-cell table:style-name="ce7" table:formula="of:=[.J117]/[.P117]" office:value-type="float" office:value="2.95872577543271" calcext:value-type="float">
            <text:p>2.95872577543271</text:p>
          </table:table-cell>
          <table:table-cell table:style-name="ce7" table:formula="of:=[.K117]/[.Q117]" office:value-type="float" office:value="2.96438293898806" calcext:value-type="float">
            <text:p>2.96438293898806</text:p>
          </table:table-cell>
          <table:table-cell table:style-name="ce179" table:formula="of:=[.L117]/[.R117]" office:value-type="float" office:value="2.99955210123913" calcext:value-type="float">
            <text:p>2.9995521012391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4" calcext:value-type="float">
            <text:p>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8]*[.B118]+2048*[.F118]*[.D118]*[.B118]+[.J118]/[.B118]" office:value-type="float" office:value="942704" calcext:value-type="float">
            <text:p>942704.0</text:p>
          </table:table-cell>
          <table:table-cell table:style-name="ce119"/>
          <table:table-cell table:style-name="ce163" table:formula="of:=[.C118]*[.B118]+([.F118]-1)*[.D118]*[.B118]+[.J118]/[.B118]" office:value-type="float" office:value="25620" calcext:value-type="float">
            <text:p>25620.0</text:p>
          </table:table-cell>
          <table:table-cell table:style-name="ce163" table:formula="of:=[.C118]*[.B118]+([.G118]-1)*[.D118]*[.B118]+[.K118]/[.B118]" office:value-type="float" office:value="51068" calcext:value-type="float">
            <text:p>51068.0</text:p>
          </table:table-cell>
          <table:table-cell table:style-name="ce163" table:formula="of:=[.C118]*[.B118]+([.H118]-1)*[.D118]*[.B118]+[.L118]/[.B118]" office:value-type="float" office:value="27657340" calcext:value-type="float">
            <text:p>27657340.0</text:p>
          </table:table-cell>
          <table:table-cell table:style-name="ce59" office:value-type="float" office:value="4" calcext:value-type="float">
            <text:p>4</text:p>
          </table:table-cell>
          <table:table-cell table:style-name="ce119"/>
          <table:table-cell table:style-name="ce137" table:formula="of:=[.J118]/[.N118]" office:value-type="float" office:value="0.106077835672703" calcext:value-type="float">
            <text:p>0.106077835672703</text:p>
          </table:table-cell>
          <table:table-cell table:style-name="ce119"/>
          <table:table-cell table:style-name="ce7" table:formula="of:=[.J118]/[.P118]" office:value-type="float" office:value="3.9032006245121" calcext:value-type="float">
            <text:p>3.9032006245121</text:p>
          </table:table-cell>
          <table:table-cell table:style-name="ce7" table:formula="of:=[.K118]/[.Q118]" office:value-type="float" office:value="3.91634683167541" calcext:value-type="float">
            <text:p>3.91634683167541</text:p>
          </table:table-cell>
          <table:table-cell table:style-name="ce179" table:formula="of:=[.L118]/[.R118]" office:value-type="float" office:value="3.99893843731899" calcext:value-type="float">
            <text:p>3.99893843731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9]*[.B119]+2048*[.F119]*[.D119]*[.B119]+[.J119]/[.B119]" office:value-type="float" office:value="1167130" calcext:value-type="float">
            <text:p>1167130.0</text:p>
          </table:table-cell>
          <table:table-cell table:style-name="ce119"/>
          <table:table-cell table:style-name="ce163" table:formula="of:=[.C119]*[.B119]+([.F119]-1)*[.D119]*[.B119]+[.J119]/[.B119]" office:value-type="float" office:value="20775" calcext:value-type="float">
            <text:p>20775.0</text:p>
          </table:table-cell>
          <table:table-cell table:style-name="ce163" table:formula="of:=[.C119]*[.B119]+([.G119]-1)*[.D119]*[.B119]+[.K119]/[.B119]" office:value-type="float" office:value="41335" calcext:value-type="float">
            <text:p>41335.0</text:p>
          </table:table-cell>
          <table:table-cell table:style-name="ce163" table:formula="of:=[.C119]*[.B119]+([.H119]-1)*[.D119]*[.B119]+[.L119]/[.B119]" office:value-type="float" office:value="22129175" calcext:value-type="float">
            <text:p>22129175.0</text:p>
          </table:table-cell>
          <table:table-cell table:style-name="ce59" office:value-type="float" office:value="5" calcext:value-type="float">
            <text:p>5</text:p>
          </table:table-cell>
          <table:table-cell table:style-name="ce119"/>
          <table:table-cell table:style-name="ce137" table:formula="of:=[.J119]/[.N119]" office:value-type="float" office:value="0.0856802584116594" calcext:value-type="float">
            <text:p>0.0856802584116594</text:p>
          </table:table-cell>
          <table:table-cell table:style-name="ce119"/>
          <table:table-cell table:style-name="ce7" table:formula="of:=[.J119]/[.P119]" office:value-type="float" office:value="4.81347773766546" calcext:value-type="float">
            <text:p>4.81347773766546</text:p>
          </table:table-cell>
          <table:table-cell table:style-name="ce7" table:formula="of:=[.K119]/[.Q119]" office:value-type="float" office:value="4.83851457602516" calcext:value-type="float">
            <text:p>4.83851457602516</text:p>
          </table:table-cell>
          <table:table-cell table:style-name="ce179" table:formula="of:=[.L119]/[.R119]" office:value-type="float" office:value="4.99792694485899" calcext:value-type="float">
            <text:p>4.99792694485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6" calcext:value-type="float">
            <text:p>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0]*[.B120]+2048*[.F120]*[.D120]*[.B120]+[.J120]/[.B120]" office:value-type="float" office:value="1393222.66666667" calcext:value-type="float">
            <text:p>1393222.7</text:p>
          </table:table-cell>
          <table:table-cell table:style-name="ce119"/>
          <table:table-cell table:style-name="ce163" table:formula="of:=[.C120]*[.B120]+([.F120]-1)*[.D120]*[.B120]+[.J120]/[.B120]" office:value-type="float" office:value="17596.6666666667" calcext:value-type="float">
            <text:p>17596.7</text:p>
          </table:table-cell>
          <table:table-cell table:style-name="ce163" table:formula="of:=[.C120]*[.B120]+([.G120]-1)*[.D120]*[.B120]+[.K120]/[.B120]" office:value-type="float" office:value="34935.3333333333" calcext:value-type="float">
            <text:p>34935.3</text:p>
          </table:table-cell>
          <table:table-cell table:style-name="ce163" table:formula="of:=[.C120]*[.B120]+([.H120]-1)*[.D120]*[.B120]+[.L120]/[.B120]" office:value-type="float" office:value="18444343.3333333" calcext:value-type="float">
            <text:p>18444343.3</text:p>
          </table:table-cell>
          <table:table-cell table:style-name="ce59" office:value-type="float" office:value="6" calcext:value-type="float">
            <text:p>6</text:p>
          </table:table-cell>
          <table:table-cell table:style-name="ce119"/>
          <table:table-cell table:style-name="ce137" table:formula="of:=[.J120]/[.N120]" office:value-type="float" office:value="0.0717760357999726" calcext:value-type="float">
            <text:p>0.0717760357999726</text:p>
          </table:table-cell>
          <table:table-cell table:style-name="ce119"/>
          <table:table-cell table:style-name="ce7" table:formula="of:=[.J120]/[.P120]" office:value-type="float" office:value="5.68289448759235" calcext:value-type="float">
            <text:p>5.68289448759235</text:p>
          </table:table-cell>
          <table:table-cell table:style-name="ce7" table:formula="of:=[.K120]/[.Q120]" office:value-type="float" office:value="5.72486308035799" calcext:value-type="float">
            <text:p>5.72486308035799</text:p>
          </table:table-cell>
          <table:table-cell table:style-name="ce179" table:formula="of:=[.L120]/[.R120]" office:value-type="float" office:value="5.99641841410095" calcext:value-type="float">
            <text:p>5.996418414100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7" calcext:value-type="float">
            <text:p>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1]*[.B121]+2048*[.F121]*[.D121]*[.B121]+[.J121]/[.B121]" office:value-type="float" office:value="1620267.71428571" calcext:value-type="float">
            <text:p>1620267.7</text:p>
          </table:table-cell>
          <table:table-cell table:style-name="ce119"/>
          <table:table-cell table:style-name="ce163" table:formula="of:=[.C121]*[.B121]+([.F121]-1)*[.D121]*[.B121]+[.J121]/[.B121]" office:value-type="float" office:value="15370.7142857143" calcext:value-type="float">
            <text:p>15370.7</text:p>
          </table:table-cell>
          <table:table-cell table:style-name="ce163" table:formula="of:=[.C121]*[.B121]+([.G121]-1)*[.D121]*[.B121]+[.K121]/[.B121]" office:value-type="float" office:value="30440.4285714286" calcext:value-type="float">
            <text:p>30440.4</text:p>
          </table:table-cell>
          <table:table-cell table:style-name="ce163" table:formula="of:=[.C121]*[.B121]+([.H121]-1)*[.D121]*[.B121]+[.L121]/[.B121]" office:value-type="float" office:value="15812845" calcext:value-type="float">
            <text:p>15812845.0</text:p>
          </table:table-cell>
          <table:table-cell table:style-name="ce59" office:value-type="float" office:value="7" calcext:value-type="float">
            <text:p>7</text:p>
          </table:table-cell>
          <table:table-cell table:style-name="ce119"/>
          <table:table-cell table:style-name="ce137" table:formula="of:=[.J121]/[.N121]" office:value-type="float" office:value="0.0617181957761125" calcext:value-type="float">
            <text:p>0.0617181957761125</text:p>
          </table:table-cell>
          <table:table-cell table:style-name="ce119"/>
          <table:table-cell table:style-name="ce7" table:formula="of:=[.J121]/[.P121]" office:value-type="float" office:value="6.50587852595381" calcext:value-type="float">
            <text:p>6.50587852595381</text:p>
          </table:table-cell>
          <table:table-cell table:style-name="ce7" table:formula="of:=[.K121]/[.Q121]" office:value-type="float" office:value="6.57020973048061" calcext:value-type="float">
            <text:p>6.57020973048061</text:p>
          </table:table-cell>
          <table:table-cell table:style-name="ce179" table:formula="of:=[.L121]/[.R121]" office:value-type="float" office:value="6.99431379995187" calcext:value-type="float">
            <text:p>6.994313799951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8" calcext:value-type="float">
            <text:p>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2]*[.B122]+2048*[.F122]*[.D122]*[.B122]+[.J122]/[.B122]" office:value-type="float" office:value="1847908" calcext:value-type="float">
            <text:p>1847908.0</text:p>
          </table:table-cell>
          <table:table-cell table:style-name="ce119"/>
          <table:table-cell table:style-name="ce163" table:formula="of:=[.C122]*[.B122]+([.F122]-1)*[.D122]*[.B122]+[.J122]/[.B122]" office:value-type="float" office:value="13740" calcext:value-type="float">
            <text:p>13740.0</text:p>
          </table:table-cell>
          <table:table-cell table:style-name="ce163" table:formula="of:=[.C122]*[.B122]+([.G122]-1)*[.D122]*[.B122]+[.K122]/[.B122]" office:value-type="float" office:value="27136" calcext:value-type="float">
            <text:p>27136.0</text:p>
          </table:table-cell>
          <table:table-cell table:style-name="ce163" table:formula="of:=[.C122]*[.B122]+([.H122]-1)*[.D122]*[.B122]+[.L122]/[.B122]" office:value-type="float" office:value="13839680" calcext:value-type="float">
            <text:p>13839680.0</text:p>
          </table:table-cell>
          <table:table-cell table:style-name="ce59" office:value-type="float" office:value="8" calcext:value-type="float">
            <text:p>8</text:p>
          </table:table-cell>
          <table:table-cell table:style-name="ce119"/>
          <table:table-cell table:style-name="ce137" table:formula="of:=[.J122]/[.N122]" office:value-type="float" office:value="0.054115248161705" calcext:value-type="float">
            <text:p>0.054115248161705</text:p>
          </table:table-cell>
          <table:table-cell table:style-name="ce119"/>
          <table:table-cell table:style-name="ce7" table:formula="of:=[.J122]/[.P122]" office:value-type="float" office:value="7.27802037845706" calcext:value-type="float">
            <text:p>7.27802037845706</text:p>
          </table:table-cell>
          <table:table-cell table:style-name="ce7" table:formula="of:=[.K122]/[.Q122]" office:value-type="float" office:value="7.37028301886793" calcext:value-type="float">
            <text:p>7.37028301886793</text:p>
          </table:table-cell>
          <table:table-cell table:style-name="ce179" table:formula="of:=[.L122]/[.R122]" office:value-type="float" office:value="7.99151425466485" calcext:value-type="float">
            <text:p>7.9915142546648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9" calcext:value-type="float">
            <text:p>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3]*[.B123]+2048*[.F123]*[.D123]*[.B123]+[.J123]/[.B123]" office:value-type="float" office:value="2075945.11111111" calcext:value-type="float">
            <text:p>2075945.1</text:p>
          </table:table-cell>
          <table:table-cell table:style-name="ce119"/>
          <table:table-cell table:style-name="ce163" table:formula="of:=[.C123]*[.B123]+([.F123]-1)*[.D123]*[.B123]+[.J123]/[.B123]" office:value-type="float" office:value="12506.1111111111" calcext:value-type="float">
            <text:p>12506.1</text:p>
          </table:table-cell>
          <table:table-cell table:style-name="ce163" table:formula="of:=[.C123]*[.B123]+([.G123]-1)*[.D123]*[.B123]+[.K123]/[.B123]" office:value-type="float" office:value="24625.2222222222" calcext:value-type="float">
            <text:p>24625.2</text:p>
          </table:table-cell>
          <table:table-cell table:style-name="ce163" table:formula="of:=[.C123]*[.B123]+([.H123]-1)*[.D123]*[.B123]+[.L123]/[.B123]" office:value-type="float" office:value="12305403.8888889" calcext:value-type="float">
            <text:p>12305403.9</text:p>
          </table:table-cell>
          <table:table-cell table:style-name="ce59" office:value-type="float" office:value="9" calcext:value-type="float">
            <text:p>9</text:p>
          </table:table-cell>
          <table:table-cell table:style-name="ce119"/>
          <table:table-cell table:style-name="ce137" table:formula="of:=[.J123]/[.N123]" office:value-type="float" office:value="0.0481708304640467" calcext:value-type="float">
            <text:p>0.0481708304640467</text:p>
          </table:table-cell>
          <table:table-cell table:style-name="ce119"/>
          <table:table-cell table:style-name="ce7" table:formula="of:=[.J123]/[.P123]" office:value-type="float" office:value="7.99609080005331" calcext:value-type="float">
            <text:p>7.99609080005331</text:p>
          </table:table-cell>
          <table:table-cell table:style-name="ce7" table:formula="of:=[.K123]/[.Q123]" office:value-type="float" office:value="8.12175411840615" calcext:value-type="float">
            <text:p>8.12175411840615</text:p>
          </table:table-cell>
          <table:table-cell table:style-name="ce179" table:formula="of:=[.L123]/[.R123]" office:value-type="float" office:value="8.9879211603827" calcext:value-type="float">
            <text:p>8.987921160382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0" calcext:value-type="float">
            <text:p>1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4]*[.B124]+2048*[.F124]*[.D124]*[.B124]+[.J124]/[.B124]" office:value-type="float" office:value="2304260" calcext:value-type="float">
            <text:p>2304260.0</text:p>
          </table:table-cell>
          <table:table-cell table:style-name="ce119"/>
          <table:table-cell table:style-name="ce163" table:formula="of:=[.C124]*[.B124]+([.F124]-1)*[.D124]*[.B124]+[.J124]/[.B124]" office:value-type="float" office:value="11550" calcext:value-type="float">
            <text:p>11550.0</text:p>
          </table:table-cell>
          <table:table-cell table:style-name="ce163" table:formula="of:=[.C124]*[.B124]+([.G124]-1)*[.D124]*[.B124]+[.K124]/[.B124]" office:value-type="float" office:value="22670" calcext:value-type="float">
            <text:p>22670.0</text:p>
          </table:table-cell>
          <table:table-cell table:style-name="ce163" table:formula="of:=[.C124]*[.B124]+([.H124]-1)*[.D124]*[.B124]+[.L124]/[.B124]" office:value-type="float" office:value="11078350" calcext:value-type="float">
            <text:p>11078350.0</text:p>
          </table:table-cell>
          <table:table-cell table:style-name="ce59" office:value-type="float" office:value="10" calcext:value-type="float">
            <text:p>10</text:p>
          </table:table-cell>
          <table:table-cell table:style-name="ce119"/>
          <table:table-cell table:style-name="ce137" table:formula="of:=[.J124]/[.N124]" office:value-type="float" office:value="0.0433978804475189" calcext:value-type="float">
            <text:p>0.0433978804475189</text:p>
          </table:table-cell>
          <table:table-cell table:style-name="ce119"/>
          <table:table-cell table:style-name="ce7" table:formula="of:=[.J124]/[.P124]" office:value-type="float" office:value="8.65800865800866" calcext:value-type="float">
            <text:p>8.65800865800866</text:p>
          </table:table-cell>
          <table:table-cell table:style-name="ce7" table:formula="of:=[.K124]/[.Q124]" office:value-type="float" office:value="8.82223202470225" calcext:value-type="float">
            <text:p>8.82223202470225</text:p>
          </table:table-cell>
          <table:table-cell table:style-name="ce179" table:formula="of:=[.L124]/[.R124]" office:value-type="float" office:value="9.98343616152225" calcext:value-type="float">
            <text:p>9.98343616152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1" calcext:value-type="float">
            <text:p>1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5]*[.B125]+2048*[.F125]*[.D125]*[.B125]+[.J125]/[.B125]" office:value-type="float" office:value="2532776.90909091" calcext:value-type="float">
            <text:p>2532776.9</text:p>
          </table:table-cell>
          <table:table-cell table:style-name="ce119"/>
          <table:table-cell table:style-name="ce163" table:formula="of:=[.C125]*[.B125]+([.F125]-1)*[.D125]*[.B125]+[.J125]/[.B125]" office:value-type="float" office:value="10795.9090909091" calcext:value-type="float">
            <text:p>10795.9</text:p>
          </table:table-cell>
          <table:table-cell table:style-name="ce163" table:formula="of:=[.C125]*[.B125]+([.G125]-1)*[.D125]*[.B125]+[.K125]/[.B125]" office:value-type="float" office:value="21118.8181818182" calcext:value-type="float">
            <text:p>21118.8</text:p>
          </table:table-cell>
          <table:table-cell table:style-name="ce163" table:formula="of:=[.C125]*[.B125]+([.H125]-1)*[.D125]*[.B125]+[.L125]/[.B125]" office:value-type="float" office:value="10074730.4545455" calcext:value-type="float">
            <text:p>10074730.5</text:p>
          </table:table-cell>
          <table:table-cell table:style-name="ce59" office:value-type="float" office:value="11" calcext:value-type="float">
            <text:p>11</text:p>
          </table:table-cell>
          <table:table-cell table:style-name="ce119"/>
          <table:table-cell table:style-name="ce137" table:formula="of:=[.J125]/[.N125]" office:value-type="float" office:value="0.039482356160572" calcext:value-type="float">
            <text:p>0.039482356160572</text:p>
          </table:table-cell>
          <table:table-cell table:style-name="ce119"/>
          <table:table-cell table:style-name="ce7" table:formula="of:=[.J125]/[.P125]" office:value-type="float" office:value="9.26276788345754" calcext:value-type="float">
            <text:p>9.26276788345754</text:p>
          </table:table-cell>
          <table:table-cell table:style-name="ce7" table:formula="of:=[.K125]/[.Q125]" office:value-type="float" office:value="9.47022689802718" calcext:value-type="float">
            <text:p>9.47022689802718</text:p>
          </table:table-cell>
          <table:table-cell table:style-name="ce179" table:formula="of:=[.L125]/[.R125]" office:value-type="float" office:value="10.9779611969768" calcext:value-type="float">
            <text:p>10.977961196976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2" calcext:value-type="float">
            <text:p>1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6]*[.B126]+2048*[.F126]*[.D126]*[.B126]+[.J126]/[.B126]" office:value-type="float" office:value="2761445.33333333" calcext:value-type="float">
            <text:p>2761445.3</text:p>
          </table:table-cell>
          <table:table-cell table:style-name="ce119"/>
          <table:table-cell table:style-name="ce163" table:formula="of:=[.C126]*[.B126]+([.F126]-1)*[.D126]*[.B126]+[.J126]/[.B126]" office:value-type="float" office:value="10193.3333333333" calcext:value-type="float">
            <text:p>10193.3</text:p>
          </table:table-cell>
          <table:table-cell table:style-name="ce163" table:formula="of:=[.C126]*[.B126]+([.G126]-1)*[.D126]*[.B126]+[.K126]/[.B126]" office:value-type="float" office:value="19870.6666666667" calcext:value-type="float">
            <text:p>19870.7</text:p>
          </table:table-cell>
          <table:table-cell table:style-name="ce163" table:formula="of:=[.C126]*[.B126]+([.H126]-1)*[.D126]*[.B126]+[.L126]/[.B126]" office:value-type="float" office:value="9238686.66666667" calcext:value-type="float">
            <text:p>9238686.7</text:p>
          </table:table-cell>
          <table:table-cell table:style-name="ce59" office:value-type="float" office:value="12" calcext:value-type="float">
            <text:p>12</text:p>
          </table:table-cell>
          <table:table-cell table:style-name="ce119"/>
          <table:table-cell table:style-name="ce137" table:formula="of:=[.J126]/[.N126]" office:value-type="float" office:value="0.0362129203837218" calcext:value-type="float">
            <text:p>0.0362129203837218</text:p>
          </table:table-cell>
          <table:table-cell table:style-name="ce119"/>
          <table:table-cell table:style-name="ce7" table:formula="of:=[.J126]/[.P126]" office:value-type="float" office:value="9.81033355134075" calcext:value-type="float">
            <text:p>9.81033355134075</text:p>
          </table:table-cell>
          <table:table-cell table:style-name="ce7" table:formula="of:=[.K126]/[.Q126]" office:value-type="float" office:value="10.0650875662618" calcext:value-type="float">
            <text:p>10.0650875662618</text:p>
          </table:table-cell>
          <table:table-cell table:style-name="ce179" table:formula="of:=[.L126]/[.R126]" office:value-type="float" office:value="11.9713985321146" calcext:value-type="float">
            <text:p>11.971398532114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3" calcext:value-type="float">
            <text:p>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7]*[.B127]+2048*[.F127]*[.D127]*[.B127]+[.J127]/[.B127]" office:value-type="float" office:value="2990230.30769231" calcext:value-type="float">
            <text:p>2990230.3</text:p>
          </table:table-cell>
          <table:table-cell table:style-name="ce119"/>
          <table:table-cell table:style-name="ce163" table:formula="of:=[.C127]*[.B127]+([.F127]-1)*[.D127]*[.B127]+[.J127]/[.B127]" office:value-type="float" office:value="9707.30769230769" calcext:value-type="float">
            <text:p>9707.3</text:p>
          </table:table-cell>
          <table:table-cell table:style-name="ce163" table:formula="of:=[.C127]*[.B127]+([.G127]-1)*[.D127]*[.B127]+[.K127]/[.B127]" office:value-type="float" office:value="18855.6153846154" calcext:value-type="float">
            <text:p>18855.6</text:p>
          </table:table-cell>
          <table:table-cell table:style-name="ce163" table:formula="of:=[.C127]*[.B127]+([.H127]-1)*[.D127]*[.B127]+[.L127]/[.B127]" office:value-type="float" office:value="8531547.30769231" calcext:value-type="float">
            <text:p>8531547.3</text:p>
          </table:table-cell>
          <table:table-cell table:style-name="ce59" office:value-type="float" office:value="13" calcext:value-type="float">
            <text:p>13</text:p>
          </table:table-cell>
          <table:table-cell table:style-name="ce119"/>
          <table:table-cell table:style-name="ce137" table:formula="of:=[.J127]/[.N127]" office:value-type="float" office:value="0.0334422401320567" calcext:value-type="float">
            <text:p>0.0334422401320567</text:p>
          </table:table-cell>
          <table:table-cell table:style-name="ce119"/>
          <table:table-cell table:style-name="ce7" table:formula="of:=[.J127]/[.P127]" office:value-type="float" office:value="10.3015174927691" calcext:value-type="float">
            <text:p>10.3015174927691</text:p>
          </table:table-cell>
          <table:table-cell table:style-name="ce7" table:formula="of:=[.K127]/[.Q127]" office:value-type="float" office:value="10.6069197912885" calcext:value-type="float">
            <text:p>10.6069197912885</text:p>
          </table:table-cell>
          <table:table-cell table:style-name="ce179" table:formula="of:=[.L127]/[.R127]" office:value-type="float" office:value="12.9636507905523" calcext:value-type="float">
            <text:p>12.96365079055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4" calcext:value-type="float">
            <text:p>1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8]*[.B128]+2048*[.F128]*[.D128]*[.B128]+[.J128]/[.B128]" office:value-type="float" office:value="3219106.85714286" calcext:value-type="float">
            <text:p>3219106.9</text:p>
          </table:table-cell>
          <table:table-cell table:style-name="ce119"/>
          <table:table-cell table:style-name="ce163" table:formula="of:=[.C128]*[.B128]+([.F128]-1)*[.D128]*[.B128]+[.J128]/[.B128]" office:value-type="float" office:value="9312.85714285714" calcext:value-type="float">
            <text:p>9312.9</text:p>
          </table:table-cell>
          <table:table-cell table:style-name="ce163" table:formula="of:=[.C128]*[.B128]+([.G128]-1)*[.D128]*[.B128]+[.K128]/[.B128]" office:value-type="float" office:value="18023.7142857143" calcext:value-type="float">
            <text:p>18023.7</text:p>
          </table:table-cell>
          <table:table-cell table:style-name="ce163" table:formula="of:=[.C128]*[.B128]+([.H128]-1)*[.D128]*[.B128]+[.L128]/[.B128]" office:value-type="float" office:value="7925690" calcext:value-type="float">
            <text:p>7925690.0</text:p>
          </table:table-cell>
          <table:table-cell table:style-name="ce59" office:value-type="float" office:value="14" calcext:value-type="float">
            <text:p>14</text:p>
          </table:table-cell>
          <table:table-cell table:style-name="ce119"/>
          <table:table-cell table:style-name="ce137" table:formula="of:=[.J128]/[.N128]" office:value-type="float" office:value="0.0310645170967564" calcext:value-type="float">
            <text:p>0.0310645170967564</text:p>
          </table:table-cell>
          <table:table-cell table:style-name="ce119"/>
          <table:table-cell table:style-name="ce7" table:formula="of:=[.J128]/[.P128]" office:value-type="float" office:value="10.7378432274889" calcext:value-type="float">
            <text:p>10.7378432274889</text:p>
          </table:table-cell>
          <table:table-cell table:style-name="ce7" table:formula="of:=[.K128]/[.Q128]" office:value-type="float" office:value="11.0964919233391" calcext:value-type="float">
            <text:p>11.0964919233391</text:p>
          </table:table-cell>
          <table:table-cell table:style-name="ce179" table:formula="of:=[.L128]/[.R128]" office:value-type="float" office:value="13.9546209856807" calcext:value-type="float">
            <text:p>13.954620985680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5" calcext:value-type="float">
            <text:p>1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9]*[.B129]+2048*[.F129]*[.D129]*[.B129]+[.J129]/[.B129]" office:value-type="float" office:value="3448056.66666667" calcext:value-type="float">
            <text:p>3448056.7</text:p>
          </table:table-cell>
          <table:table-cell table:style-name="ce119"/>
          <table:table-cell table:style-name="ce163" table:formula="of:=[.C129]*[.B129]+([.F129]-1)*[.D129]*[.B129]+[.J129]/[.B129]" office:value-type="float" office:value="8991.66666666667" calcext:value-type="float">
            <text:p>8991.7</text:p>
          </table:table-cell>
          <table:table-cell table:style-name="ce163" table:formula="of:=[.C129]*[.B129]+([.G129]-1)*[.D129]*[.B129]+[.K129]/[.B129]" office:value-type="float" office:value="17338.3333333333" calcext:value-type="float">
            <text:p>17338.3</text:p>
          </table:table-cell>
          <table:table-cell table:style-name="ce163" table:formula="of:=[.C129]*[.B129]+([.H129]-1)*[.D129]*[.B129]+[.L129]/[.B129]" office:value-type="float" office:value="7400858.33333333" calcext:value-type="float">
            <text:p>7400858.3</text:p>
          </table:table-cell>
          <table:table-cell table:style-name="ce59" office:value-type="float" office:value="15" calcext:value-type="float">
            <text:p>15</text:p>
          </table:table-cell>
          <table:table-cell table:style-name="ce119"/>
          <table:table-cell table:style-name="ce137" table:formula="of:=[.J129]/[.N129]" office:value-type="float" office:value="0.0290018435505217" calcext:value-type="float">
            <text:p>0.0290018435505217</text:p>
          </table:table-cell>
          <table:table-cell table:style-name="ce119"/>
          <table:table-cell table:style-name="ce7" table:formula="of:=[.J129]/[.P129]" office:value-type="float" office:value="11.1214087117702" calcext:value-type="float">
            <text:p>11.1214087117702</text:p>
          </table:table-cell>
          <table:table-cell table:style-name="ce7" table:formula="of:=[.K129]/[.Q129]" office:value-type="float" office:value="11.5351340959339" calcext:value-type="float">
            <text:p>11.5351340959339</text:p>
          </table:table-cell>
          <table:table-cell table:style-name="ce179" table:formula="of:=[.L129]/[.R129]" office:value-type="float" office:value="14.9442125519225" calcext:value-type="float">
            <text:p>14.9442125519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6" calcext:value-type="float">
            <text:p>1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0]*[.B130]+2048*[.F130]*[.D130]*[.B130]+[.J130]/[.B130]" office:value-type="float" office:value="3677066" calcext:value-type="float">
            <text:p>3677066.0</text:p>
          </table:table-cell>
          <table:table-cell table:style-name="ce119"/>
          <table:table-cell table:style-name="ce163" table:formula="of:=[.C130]*[.B130]+([.F130]-1)*[.D130]*[.B130]+[.J130]/[.B130]" office:value-type="float" office:value="8730" calcext:value-type="float">
            <text:p>8730.0</text:p>
          </table:table-cell>
          <table:table-cell table:style-name="ce163" table:formula="of:=[.C130]*[.B130]+([.G130]-1)*[.D130]*[.B130]+[.K130]/[.B130]" office:value-type="float" office:value="16772" calcext:value-type="float">
            <text:p>16772.0</text:p>
          </table:table-cell>
          <table:table-cell table:style-name="ce163" table:formula="of:=[.C130]*[.B130]+([.H130]-1)*[.D130]*[.B130]+[.L130]/[.B130]" office:value-type="float" office:value="6941860" calcext:value-type="float">
            <text:p>6941860.0</text:p>
          </table:table-cell>
          <table:table-cell table:style-name="ce59" office:value-type="float" office:value="16" calcext:value-type="float">
            <text:p>16</text:p>
          </table:table-cell>
          <table:table-cell table:style-name="ce119"/>
          <table:table-cell table:style-name="ce137" table:formula="of:=[.J130]/[.N130]" office:value-type="float" office:value="0.0271955956188983" calcext:value-type="float">
            <text:p>0.0271955956188983</text:p>
          </table:table-cell>
          <table:table-cell table:style-name="ce119"/>
          <table:table-cell table:style-name="ce7" table:formula="of:=[.J130]/[.P130]" office:value-type="float" office:value="11.454753722795" calcext:value-type="float">
            <text:p>11.454753722795</text:p>
          </table:table-cell>
          <table:table-cell table:style-name="ce7" table:formula="of:=[.K130]/[.Q130]" office:value-type="float" office:value="11.9246362985929" calcext:value-type="float">
            <text:p>11.9246362985929</text:p>
          </table:table-cell>
          <table:table-cell table:style-name="ce179" table:formula="of:=[.L130]/[.R130]" office:value-type="float" office:value="15.9323293757005" calcext:value-type="float">
            <text:p>15.932329375700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7" calcext:value-type="float">
            <text:p>1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1]*[.B131]+2048*[.F131]*[.D131]*[.B131]+[.J131]/[.B131]" office:value-type="float" office:value="3906124.35294118" calcext:value-type="float">
            <text:p>3906124.4</text:p>
          </table:table-cell>
          <table:table-cell table:style-name="ce119"/>
          <table:table-cell table:style-name="ce163" table:formula="of:=[.C131]*[.B131]+([.F131]-1)*[.D131]*[.B131]+[.J131]/[.B131]" office:value-type="float" office:value="8517.35294117647" calcext:value-type="float">
            <text:p>8517.4</text:p>
          </table:table-cell>
          <table:table-cell table:style-name="ce163" table:formula="of:=[.C131]*[.B131]+([.G131]-1)*[.D131]*[.B131]+[.K131]/[.B131]" office:value-type="float" office:value="16303.7058823529" calcext:value-type="float">
            <text:p>16303.7</text:p>
          </table:table-cell>
          <table:table-cell table:style-name="ce163" table:formula="of:=[.C131]*[.B131]+([.H131]-1)*[.D131]*[.B131]+[.L131]/[.B131]" office:value-type="float" office:value="6537077.35294118" calcext:value-type="float">
            <text:p>6537077.4</text:p>
          </table:table-cell>
          <table:table-cell table:style-name="ce59" office:value-type="float" office:value="17" calcext:value-type="float">
            <text:p>17</text:p>
          </table:table-cell>
          <table:table-cell table:style-name="ce119"/>
          <table:table-cell table:style-name="ce137" table:formula="of:=[.J131]/[.N131]" office:value-type="float" office:value="0.0256008234670521" calcext:value-type="float">
            <text:p>0.0256008234670521</text:p>
          </table:table-cell>
          <table:table-cell table:style-name="ce119"/>
          <table:table-cell table:style-name="ce7" table:formula="of:=[.J131]/[.P131]" office:value-type="float" office:value="11.7407369038986" calcext:value-type="float">
            <text:p>11.7407369038986</text:p>
          </table:table-cell>
          <table:table-cell table:style-name="ce7" table:formula="of:=[.K131]/[.Q131]" office:value-type="float" office:value="12.2671496556178" calcext:value-type="float">
            <text:p>12.2671496556178</text:p>
          </table:table-cell>
          <table:table-cell table:style-name="ce179" table:formula="of:=[.L131]/[.R131]" office:value-type="float" office:value="16.9188758260966" calcext:value-type="float">
            <text:p>16.918875826096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8" calcext:value-type="float">
            <text:p>1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2]*[.B132]+2048*[.F132]*[.D132]*[.B132]+[.J132]/[.B132]" office:value-type="float" office:value="4135223.55555556" calcext:value-type="float">
            <text:p>4135223.6</text:p>
          </table:table-cell>
          <table:table-cell table:style-name="ce119"/>
          <table:table-cell table:style-name="ce163" table:formula="of:=[.C132]*[.B132]+([.F132]-1)*[.D132]*[.B132]+[.J132]/[.B132]" office:value-type="float" office:value="8345.55555555555" calcext:value-type="float">
            <text:p>8345.6</text:p>
          </table:table-cell>
          <table:table-cell table:style-name="ce163" table:formula="of:=[.C132]*[.B132]+([.G132]-1)*[.D132]*[.B132]+[.K132]/[.B132]" office:value-type="float" office:value="15917.1111111111" calcext:value-type="float">
            <text:p>15917.1</text:p>
          </table:table-cell>
          <table:table-cell table:style-name="ce163" table:formula="of:=[.C132]*[.B132]+([.H132]-1)*[.D132]*[.B132]+[.L132]/[.B132]" office:value-type="float" office:value="6177474.44444444" calcext:value-type="float">
            <text:p>6177474.4</text:p>
          </table:table-cell>
          <table:table-cell table:style-name="ce59" office:value-type="float" office:value="18" calcext:value-type="float">
            <text:p>18</text:p>
          </table:table-cell>
          <table:table-cell table:style-name="ce119"/>
          <table:table-cell table:style-name="ce137" table:formula="of:=[.J132]/[.N132]" office:value-type="float" office:value="0.0241824894486425" calcext:value-type="float">
            <text:p>0.0241824894486425</text:p>
          </table:table-cell>
          <table:table-cell table:style-name="ce119"/>
          <table:table-cell table:style-name="ce7" table:formula="of:=[.J132]/[.P132]" office:value-type="float" office:value="11.9824257755292" calcext:value-type="float">
            <text:p>11.9824257755292</text:p>
          </table:table-cell>
          <table:table-cell table:style-name="ce7" table:formula="of:=[.K132]/[.Q132]" office:value-type="float" office:value="12.5650941684002" calcext:value-type="float">
            <text:p>12.5650941684002</text:p>
          </table:table-cell>
          <table:table-cell table:style-name="ce179" table:formula="of:=[.L132]/[.R132]" office:value-type="float" office:value="17.9037567851803" calcext:value-type="float">
            <text:p>17.903756785180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9" calcext:value-type="float">
            <text:p>1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3]*[.B133]+2048*[.F133]*[.D133]*[.B133]+[.J133]/[.B133]" office:value-type="float" office:value="4364357.15789474" calcext:value-type="float">
            <text:p>4364357.2</text:p>
          </table:table-cell>
          <table:table-cell table:style-name="ce119"/>
          <table:table-cell table:style-name="ce163" table:formula="of:=[.C133]*[.B133]+([.F133]-1)*[.D133]*[.B133]+[.J133]/[.B133]" office:value-type="float" office:value="8208.15789473684" calcext:value-type="float">
            <text:p>8208.2</text:p>
          </table:table-cell>
          <table:table-cell table:style-name="ce163" table:formula="of:=[.C133]*[.B133]+([.G133]-1)*[.D133]*[.B133]+[.K133]/[.B133]" office:value-type="float" office:value="15599.3157894737" calcext:value-type="float">
            <text:p>15599.3</text:p>
          </table:table-cell>
          <table:table-cell table:style-name="ce163" table:formula="of:=[.C133]*[.B133]+([.H133]-1)*[.D133]*[.B133]+[.L133]/[.B133]" office:value-type="float" office:value="5855917.63157895" calcext:value-type="float">
            <text:p>5855917.6</text:p>
          </table:table-cell>
          <table:table-cell table:style-name="ce59" office:value-type="float" office:value="19" calcext:value-type="float">
            <text:p>19</text:p>
          </table:table-cell>
          <table:table-cell table:style-name="ce119"/>
          <table:table-cell table:style-name="ce137" table:formula="of:=[.J133]/[.N133]" office:value-type="float" office:value="0.0229128818706115" calcext:value-type="float">
            <text:p>0.0229128818706115</text:p>
          </table:table-cell>
          <table:table-cell table:style-name="ce119"/>
          <table:table-cell table:style-name="ce7" table:formula="of:=[.J133]/[.P133]" office:value-type="float" office:value="12.1830015068449" calcext:value-type="float">
            <text:p>12.1830015068449</text:p>
          </table:table-cell>
          <table:table-cell table:style-name="ce7" table:formula="of:=[.K133]/[.Q133]" office:value-type="float" office:value="12.8210751483702" calcext:value-type="float">
            <text:p>12.8210751483702</text:p>
          </table:table-cell>
          <table:table-cell table:style-name="ce179" table:formula="of:=[.L133]/[.R133]" office:value-type="float" office:value="18.8868776779872" calcext:value-type="float">
            <text:p>18.886877677987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0" calcext:value-type="float">
            <text:p>2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4]*[.B134]+2048*[.F134]*[.D134]*[.B134]+[.J134]/[.B134]" office:value-type="float" office:value="4593520" calcext:value-type="float">
            <text:p>4593520.0</text:p>
          </table:table-cell>
          <table:table-cell table:style-name="ce119"/>
          <table:table-cell table:style-name="ce163" table:formula="of:=[.C134]*[.B134]+([.F134]-1)*[.D134]*[.B134]+[.J134]/[.B134]" office:value-type="float" office:value="8100" calcext:value-type="float">
            <text:p>8100.0</text:p>
          </table:table-cell>
          <table:table-cell table:style-name="ce163" table:formula="of:=[.C134]*[.B134]+([.G134]-1)*[.D134]*[.B134]+[.K134]/[.B134]" office:value-type="float" office:value="15340" calcext:value-type="float">
            <text:p>15340.0</text:p>
          </table:table-cell>
          <table:table-cell table:style-name="ce163" table:formula="of:=[.C134]*[.B134]+([.H134]-1)*[.D134]*[.B134]+[.L134]/[.B134]" office:value-type="float" office:value="5566700" calcext:value-type="float">
            <text:p>5566700.0</text:p>
          </table:table-cell>
          <table:table-cell table:style-name="ce59" office:value-type="float" office:value="20" calcext:value-type="float">
            <text:p>20</text:p>
          </table:table-cell>
          <table:table-cell table:style-name="ce119"/>
          <table:table-cell table:style-name="ce137" table:formula="of:=[.J134]/[.N134]" office:value-type="float" office:value="0.0217697974538045" calcext:value-type="float">
            <text:p>0.0217697974538045</text:p>
          </table:table-cell>
          <table:table-cell table:style-name="ce119"/>
          <table:table-cell table:style-name="ce7" table:formula="of:=[.J134]/[.P134]" office:value-type="float" office:value="12.3456790123457" calcext:value-type="float">
            <text:p>12.3456790123457</text:p>
          </table:table-cell>
          <table:table-cell table:style-name="ce7" table:formula="of:=[.K134]/[.Q134]" office:value-type="float" office:value="13.0378096479791" calcext:value-type="float">
            <text:p>13.0378096479791</text:p>
          </table:table-cell>
          <table:table-cell table:style-name="ce179" table:formula="of:=[.L134]/[.R134]" office:value-type="float" office:value="19.8681445021287" calcext:value-type="float">
            <text:p>19.86814450212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5]*[.B135]+2048*[.F135]*[.D135]*[.B135]+[.J135]/[.B135]" office:value-type="float" office:value="4822707.90476191" calcext:value-type="float">
            <text:p>4822707.9</text:p>
          </table:table-cell>
          <table:table-cell table:style-name="ce119"/>
          <table:table-cell table:style-name="ce163" table:formula="of:=[.C135]*[.B135]+([.F135]-1)*[.D135]*[.B135]+[.J135]/[.B135]" office:value-type="float" office:value="8016.90476190476" calcext:value-type="float">
            <text:p>8016.9</text:p>
          </table:table-cell>
          <table:table-cell table:style-name="ce163" table:formula="of:=[.C135]*[.B135]+([.G135]-1)*[.D135]*[.B135]+[.K135]/[.B135]" office:value-type="float" office:value="15130.8095238095" calcext:value-type="float">
            <text:p>15130.8</text:p>
          </table:table-cell>
          <table:table-cell table:style-name="ce163" table:formula="of:=[.C135]*[.B135]+([.H135]-1)*[.D135]*[.B135]+[.L135]/[.B135]" office:value-type="float" office:value="5305201.66666667" calcext:value-type="float">
            <text:p>5305201.7</text:p>
          </table:table-cell>
          <table:table-cell table:style-name="ce59" office:value-type="float" office:value="21" calcext:value-type="float">
            <text:p>21</text:p>
          </table:table-cell>
          <table:table-cell table:style-name="ce119"/>
          <table:table-cell table:style-name="ce137" table:formula="of:=[.J135]/[.N135]" office:value-type="float" office:value="0.0207352387859237" calcext:value-type="float">
            <text:p>0.0207352387859237</text:p>
          </table:table-cell>
          <table:table-cell table:style-name="ce119"/>
          <table:table-cell table:style-name="ce7" table:formula="of:=[.J135]/[.P135]" office:value-type="float" office:value="12.4736420064744" calcext:value-type="float">
            <text:p>12.4736420064744</text:p>
          </table:table-cell>
          <table:table-cell table:style-name="ce7" table:formula="of:=[.K135]/[.Q135]" office:value-type="float" office:value="13.2180634278215" calcext:value-type="float">
            <text:p>13.2180634278215</text:p>
          </table:table-cell>
          <table:table-cell table:style-name="ce179" table:formula="of:=[.L135]/[.R135]" office:value-type="float" office:value="20.8474638570133" calcext:value-type="float">
            <text:p>20.847463857013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2" calcext:value-type="float">
            <text:p>2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6]*[.B136]+2048*[.F136]*[.D136]*[.B136]+[.J136]/[.B136]" office:value-type="float" office:value="5051917.45454545" calcext:value-type="float">
            <text:p>5051917.5</text:p>
          </table:table-cell>
          <table:table-cell table:style-name="ce119"/>
          <table:table-cell table:style-name="ce163" table:formula="of:=[.C136]*[.B136]+([.F136]-1)*[.D136]*[.B136]+[.J136]/[.B136]" office:value-type="float" office:value="7955.45454545455" calcext:value-type="float">
            <text:p>7955.5</text:p>
          </table:table-cell>
          <table:table-cell table:style-name="ce163" table:formula="of:=[.C136]*[.B136]+([.G136]-1)*[.D136]*[.B136]+[.K136]/[.B136]" office:value-type="float" office:value="14964.9090909091" calcext:value-type="float">
            <text:p>14964.9</text:p>
          </table:table-cell>
          <table:table-cell table:style-name="ce163" table:formula="of:=[.C136]*[.B136]+([.H136]-1)*[.D136]*[.B136]+[.L136]/[.B136]" office:value-type="float" office:value="5067642.72727273" calcext:value-type="float">
            <text:p>5067642.7</text:p>
          </table:table-cell>
          <table:table-cell table:style-name="ce59" office:value-type="float" office:value="22" calcext:value-type="float">
            <text:p>22</text:p>
          </table:table-cell>
          <table:table-cell table:style-name="ce119"/>
          <table:table-cell table:style-name="ce137" table:formula="of:=[.J136]/[.N136]" office:value-type="float" office:value="0.0197944643592751" calcext:value-type="float">
            <text:p>0.0197944643592751</text:p>
          </table:table-cell>
          <table:table-cell table:style-name="ce119"/>
          <table:table-cell table:style-name="ce7" table:formula="of:=[.J136]/[.P136]" office:value-type="float" office:value="12.5699920009142" calcext:value-type="float">
            <text:p>12.5699920009142</text:p>
          </table:table-cell>
          <table:table-cell table:style-name="ce7" table:formula="of:=[.K136]/[.Q136]" office:value-type="float" office:value="13.3645983938183" calcext:value-type="float">
            <text:p>13.3645983938183</text:p>
          </table:table-cell>
          <table:table-cell table:style-name="ce179" table:formula="of:=[.L136]/[.R136]" office:value-type="float" office:value="21.8247429726606" calcext:value-type="float">
            <text:p>21.824742972660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3" calcext:value-type="float">
            <text:p>2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7]*[.B137]+2048*[.F137]*[.D137]*[.B137]+[.J137]/[.B137]" office:value-type="float" office:value="5281145.82608696" calcext:value-type="float">
            <text:p>5281145.8</text:p>
          </table:table-cell>
          <table:table-cell table:style-name="ce119"/>
          <table:table-cell table:style-name="ce163" table:formula="of:=[.C137]*[.B137]+([.F137]-1)*[.D137]*[.B137]+[.J137]/[.B137]" office:value-type="float" office:value="7912.82608695652" calcext:value-type="float">
            <text:p>7912.8</text:p>
          </table:table-cell>
          <table:table-cell table:style-name="ce163" table:formula="of:=[.C137]*[.B137]+([.G137]-1)*[.D137]*[.B137]+[.K137]/[.B137]" office:value-type="float" office:value="14836.652173913" calcext:value-type="float">
            <text:p>14836.7</text:p>
          </table:table-cell>
          <table:table-cell table:style-name="ce163" table:formula="of:=[.C137]*[.B137]+([.H137]-1)*[.D137]*[.B137]+[.L137]/[.B137]" office:value-type="float" office:value="4850900.65217391" calcext:value-type="float">
            <text:p>4850900.7</text:p>
          </table:table-cell>
          <table:table-cell table:style-name="ce59" office:value-type="float" office:value="23" calcext:value-type="float">
            <text:p>23</text:p>
          </table:table-cell>
          <table:table-cell table:style-name="ce119"/>
          <table:table-cell table:style-name="ce137" table:formula="of:=[.J137]/[.N137]" office:value-type="float" office:value="0.0189352847456012" calcext:value-type="float">
            <text:p>0.0189352847456012</text:p>
          </table:table-cell>
          <table:table-cell table:style-name="ce119"/>
          <table:table-cell table:style-name="ce7" table:formula="of:=[.J137]/[.P137]" office:value-type="float" office:value="12.6377098271931" calcext:value-type="float">
            <text:p>12.6377098271931</text:p>
          </table:table-cell>
          <table:table-cell table:style-name="ce7" table:formula="of:=[.K137]/[.Q137]" office:value-type="float" office:value="13.4801299953406" calcext:value-type="float">
            <text:p>13.4801299953406</text:p>
          </table:table-cell>
          <table:table-cell table:style-name="ce179" table:formula="of:=[.L137]/[.R137]" office:value-type="float" office:value="22.7998897380912" calcext:value-type="float">
            <text:p>22.799889738091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4" calcext:value-type="float">
            <text:p>2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8]*[.B138]+2048*[.F138]*[.D138]*[.B138]+[.J138]/[.B138]" office:value-type="float" office:value="5510390.66666667" calcext:value-type="float">
            <text:p>5510390.7</text:p>
          </table:table-cell>
          <table:table-cell table:style-name="ce119"/>
          <table:table-cell table:style-name="ce163" table:formula="of:=[.C138]*[.B138]+([.F138]-1)*[.D138]*[.B138]+[.J138]/[.B138]" office:value-type="float" office:value="7886.66666666667" calcext:value-type="float">
            <text:p>7886.7</text:p>
          </table:table-cell>
          <table:table-cell table:style-name="ce163" table:formula="of:=[.C138]*[.B138]+([.G138]-1)*[.D138]*[.B138]+[.K138]/[.B138]" office:value-type="float" office:value="14741.3333333333" calcext:value-type="float">
            <text:p>14741.3</text:p>
          </table:table-cell>
          <table:table-cell table:style-name="ce163" table:formula="of:=[.C138]*[.B138]+([.H138]-1)*[.D138]*[.B138]+[.L138]/[.B138]" office:value-type="float" office:value="4652373.33333333" calcext:value-type="float">
            <text:p>4652373.3</text:p>
          </table:table-cell>
          <table:table-cell table:style-name="ce59" office:value-type="float" office:value="24" calcext:value-type="float">
            <text:p>24</text:p>
          </table:table-cell>
          <table:table-cell table:style-name="ce119"/>
          <table:table-cell table:style-name="ce137" table:formula="of:=[.J138]/[.N138]" office:value-type="float" office:value="0.0181475336412929" calcext:value-type="float">
            <text:p>0.0181475336412929</text:p>
          </table:table-cell>
          <table:table-cell table:style-name="ce119"/>
          <table:table-cell table:style-name="ce7" table:formula="of:=[.J138]/[.P138]" office:value-type="float" office:value="12.6796280642434" calcext:value-type="float">
            <text:p>12.6796280642434</text:p>
          </table:table-cell>
          <table:table-cell table:style-name="ce7" table:formula="of:=[.K138]/[.Q138]" office:value-type="float" office:value="13.5672937771346" calcext:value-type="float">
            <text:p>13.5672937771346</text:p>
          </table:table-cell>
          <table:table-cell table:style-name="ce179" table:formula="of:=[.L138]/[.R138]" office:value-type="float" office:value="23.7728127292737" calcext:value-type="float">
            <text:p>23.772812729273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5" calcext:value-type="float">
            <text:p>2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9]*[.B139]+2048*[.F139]*[.D139]*[.B139]+[.J139]/[.B139]" office:value-type="float" office:value="5739650" calcext:value-type="float">
            <text:p>5739650.0</text:p>
          </table:table-cell>
          <table:table-cell table:style-name="ce119"/>
          <table:table-cell table:style-name="ce163" table:formula="of:=[.C139]*[.B139]+([.F139]-1)*[.D139]*[.B139]+[.J139]/[.B139]" office:value-type="float" office:value="7875" calcext:value-type="float">
            <text:p>7875.0</text:p>
          </table:table-cell>
          <table:table-cell table:style-name="ce163" table:formula="of:=[.C139]*[.B139]+([.G139]-1)*[.D139]*[.B139]+[.K139]/[.B139]" office:value-type="float" office:value="14675" calcext:value-type="float">
            <text:p>14675.0</text:p>
          </table:table-cell>
          <table:table-cell table:style-name="ce163" table:formula="of:=[.C139]*[.B139]+([.H139]-1)*[.D139]*[.B139]+[.L139]/[.B139]" office:value-type="float" office:value="4469875" calcext:value-type="float">
            <text:p>4469875.0</text:p>
          </table:table-cell>
          <table:table-cell table:style-name="ce59" office:value-type="float" office:value="25" calcext:value-type="float">
            <text:p>25</text:p>
          </table:table-cell>
          <table:table-cell table:style-name="ce119"/>
          <table:table-cell table:style-name="ce137" table:formula="of:=[.J139]/[.N139]" office:value-type="float" office:value="0.0174226651450872" calcext:value-type="float">
            <text:p>0.0174226651450872</text:p>
          </table:table-cell>
          <table:table-cell table:style-name="ce119"/>
          <table:table-cell table:style-name="ce7" table:formula="of:=[.J139]/[.P139]" office:value-type="float" office:value="12.6984126984127" calcext:value-type="float">
            <text:p>12.6984126984127</text:p>
          </table:table-cell>
          <table:table-cell table:style-name="ce7" table:formula="of:=[.K139]/[.Q139]" office:value-type="float" office:value="13.6286201022147" calcext:value-type="float">
            <text:p>13.6286201022147</text:p>
          </table:table-cell>
          <table:table-cell table:style-name="ce179" table:formula="of:=[.L139]/[.R139]" office:value-type="float" office:value="24.7434212366118" calcext:value-type="float">
            <text:p>24.743421236611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6" calcext:value-type="float">
            <text:p>2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0]*[.B140]+2048*[.F140]*[.D140]*[.B140]+[.J140]/[.B140]" office:value-type="float" office:value="5968922.15384615" calcext:value-type="float">
            <text:p>5968922.2</text:p>
          </table:table-cell>
          <table:table-cell table:style-name="ce119"/>
          <table:table-cell table:style-name="ce163" table:formula="of:=[.C140]*[.B140]+([.F140]-1)*[.D140]*[.B140]+[.J140]/[.B140]" office:value-type="float" office:value="7876.15384615385" calcext:value-type="float">
            <text:p>7876.2</text:p>
          </table:table-cell>
          <table:table-cell table:style-name="ce163" table:formula="of:=[.C140]*[.B140]+([.G140]-1)*[.D140]*[.B140]+[.K140]/[.B140]" office:value-type="float" office:value="14634.3076923077" calcext:value-type="float">
            <text:p>14634.3</text:p>
          </table:table-cell>
          <table:table-cell table:style-name="ce163" table:formula="of:=[.C140]*[.B140]+([.H140]-1)*[.D140]*[.B140]+[.L140]/[.B140]" office:value-type="float" office:value="4301556.15384615" calcext:value-type="float">
            <text:p>4301556.2</text:p>
          </table:table-cell>
          <table:table-cell table:style-name="ce59" office:value-type="float" office:value="26" calcext:value-type="float">
            <text:p>26</text:p>
          </table:table-cell>
          <table:table-cell table:style-name="ce119"/>
          <table:table-cell table:style-name="ce137" table:formula="of:=[.J140]/[.N140]" office:value-type="float" office:value="0.0167534434898876" calcext:value-type="float">
            <text:p>0.0167534434898876</text:p>
          </table:table-cell>
          <table:table-cell table:style-name="ce119"/>
          <table:table-cell table:style-name="ce7" table:formula="of:=[.J140]/[.P140]" office:value-type="float" office:value="12.6965523976951" calcext:value-type="float">
            <text:p>12.6965523976951</text:p>
          </table:table-cell>
          <table:table-cell table:style-name="ce7" table:formula="of:=[.K140]/[.Q140]" office:value-type="float" office:value="13.6665159845674" calcext:value-type="float">
            <text:p>13.6665159845674</text:p>
          </table:table-cell>
          <table:table-cell table:style-name="ce179" table:formula="of:=[.L140]/[.R140]" office:value-type="float" office:value="25.7116252919561" calcext:value-type="float">
            <text:p>25.71162529195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1]*[.B141]+2048*[.F141]*[.D141]*[.B141]+[.J141]/[.B141]" office:value-type="float" office:value="6198205.7037037" calcext:value-type="float">
            <text:p>6198205.7</text:p>
          </table:table-cell>
          <table:table-cell table:style-name="ce119"/>
          <table:table-cell table:style-name="ce163" table:formula="of:=[.C141]*[.B141]+([.F141]-1)*[.D141]*[.B141]+[.J141]/[.B141]" office:value-type="float" office:value="7888.7037037037" calcext:value-type="float">
            <text:p>7888.7</text:p>
          </table:table-cell>
          <table:table-cell table:style-name="ce163" table:formula="of:=[.C141]*[.B141]+([.G141]-1)*[.D141]*[.B141]+[.K141]/[.B141]" office:value-type="float" office:value="14616.4074074074" calcext:value-type="float">
            <text:p>14616.4</text:p>
          </table:table-cell>
          <table:table-cell table:style-name="ce163" table:formula="of:=[.C141]*[.B141]+([.H141]-1)*[.D141]*[.B141]+[.L141]/[.B141]" office:value-type="float" office:value="4145841.2962963" calcext:value-type="float">
            <text:p>4145841.3</text:p>
          </table:table-cell>
          <table:table-cell table:style-name="ce59" office:value-type="float" office:value="27" calcext:value-type="float">
            <text:p>27</text:p>
          </table:table-cell>
          <table:table-cell table:style-name="ce119"/>
          <table:table-cell table:style-name="ce137" table:formula="of:=[.J141]/[.N141]" office:value-type="float" office:value="0.0161337013936542" calcext:value-type="float">
            <text:p>0.0161337013936542</text:p>
          </table:table-cell>
          <table:table-cell table:style-name="ce119"/>
          <table:table-cell table:style-name="ce7" table:formula="of:=[.J141]/[.P141]" office:value-type="float" office:value="12.6763539050212" calcext:value-type="float">
            <text:p>12.6763539050212</text:p>
          </table:table-cell>
          <table:table-cell table:style-name="ce7" table:formula="of:=[.K141]/[.Q141]" office:value-type="float" office:value="13.6832529653383" calcext:value-type="float">
            <text:p>13.6832529653383</text:p>
          </table:table-cell>
          <table:table-cell table:style-name="ce179" table:formula="of:=[.L141]/[.R141]" office:value-type="float" office:value="26.677335695123" calcext:value-type="float">
            <text:p>26.6773356951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8" calcext:value-type="float">
            <text:p>2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2]*[.B142]+2048*[.F142]*[.D142]*[.B142]+[.J142]/[.B142]" office:value-type="float" office:value="6427499.42857143" calcext:value-type="float">
            <text:p>6427499.4</text:p>
          </table:table-cell>
          <table:table-cell table:style-name="ce119"/>
          <table:table-cell table:style-name="ce163" table:formula="of:=[.C142]*[.B142]+([.F142]-1)*[.D142]*[.B142]+[.J142]/[.B142]" office:value-type="float" office:value="7911.42857142857" calcext:value-type="float">
            <text:p>7911.4</text:p>
          </table:table-cell>
          <table:table-cell table:style-name="ce163" table:formula="of:=[.C142]*[.B142]+([.G142]-1)*[.D142]*[.B142]+[.K142]/[.B142]" office:value-type="float" office:value="14618.8571428571" calcext:value-type="float">
            <text:p>14618.9</text:p>
          </table:table-cell>
          <table:table-cell table:style-name="ce163" table:formula="of:=[.C142]*[.B142]+([.H142]-1)*[.D142]*[.B142]+[.L142]/[.B142]" office:value-type="float" office:value="4001380" calcext:value-type="float">
            <text:p>4001380.0</text:p>
          </table:table-cell>
          <table:table-cell table:style-name="ce59" office:value-type="float" office:value="28" calcext:value-type="float">
            <text:p>28</text:p>
          </table:table-cell>
          <table:table-cell table:style-name="ce119"/>
          <table:table-cell table:style-name="ce137" table:formula="of:=[.J142]/[.N142]" office:value-type="float" office:value="0.0155581499634961" calcext:value-type="float">
            <text:p>0.0155581499634961</text:p>
          </table:table-cell>
          <table:table-cell table:style-name="ce119"/>
          <table:table-cell table:style-name="ce7" table:formula="of:=[.J142]/[.P142]" office:value-type="float" office:value="12.639942217407" calcext:value-type="float">
            <text:p>12.639942217407</text:p>
          </table:table-cell>
          <table:table-cell table:style-name="ce7" table:formula="of:=[.K142]/[.Q142]" office:value-type="float" office:value="13.6809600125083" calcext:value-type="float">
            <text:p>13.6809600125083</text:p>
          </table:table-cell>
          <table:table-cell table:style-name="ce179" table:formula="of:=[.L142]/[.R142]" office:value-type="float" office:value="27.6404640399062" calcext:value-type="float">
            <text:p>27.640464039906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9" calcext:value-type="float">
            <text:p>2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3]*[.B143]+2048*[.F143]*[.D143]*[.B143]+[.J143]/[.B143]" office:value-type="float" office:value="6656802.27586207" calcext:value-type="float">
            <text:p>6656802.3</text:p>
          </table:table-cell>
          <table:table-cell table:style-name="ce119"/>
          <table:table-cell table:style-name="ce163" table:formula="of:=[.C143]*[.B143]+([.F143]-1)*[.D143]*[.B143]+[.J143]/[.B143]" office:value-type="float" office:value="7943.27586206897" calcext:value-type="float">
            <text:p>7943.3</text:p>
          </table:table-cell>
          <table:table-cell table:style-name="ce163" table:formula="of:=[.C143]*[.B143]+([.G143]-1)*[.D143]*[.B143]+[.K143]/[.B143]" office:value-type="float" office:value="14639.5517241379" calcext:value-type="float">
            <text:p>14639.6</text:p>
          </table:table-cell>
          <table:table-cell table:style-name="ce163" table:formula="of:=[.C143]*[.B143]+([.H143]-1)*[.D143]*[.B143]+[.L143]/[.B143]" office:value-type="float" office:value="3867008.10344828" calcext:value-type="float">
            <text:p>3867008.1</text:p>
          </table:table-cell>
          <table:table-cell table:style-name="ce59" office:value-type="float" office:value="29" calcext:value-type="float">
            <text:p>29</text:p>
          </table:table-cell>
          <table:table-cell table:style-name="ce119"/>
          <table:table-cell table:style-name="ce137" table:formula="of:=[.J143]/[.N143]" office:value-type="float" office:value="0.0150222277688201" calcext:value-type="float">
            <text:p>0.0150222277688201</text:p>
          </table:table-cell>
          <table:table-cell table:style-name="ce119"/>
          <table:table-cell table:style-name="ce7" table:formula="of:=[.J143]/[.P143]" office:value-type="float" office:value="12.5892643962579" calcext:value-type="float">
            <text:p>12.5892643962579</text:p>
          </table:table-cell>
          <table:table-cell table:style-name="ce7" table:formula="of:=[.K143]/[.Q143]" office:value-type="float" office:value="13.6616205037369" calcext:value-type="float">
            <text:p>13.6616205037369</text:p>
          </table:table-cell>
          <table:table-cell table:style-name="ce179" table:formula="of:=[.L143]/[.R143]" office:value-type="float" office:value="28.6009227395661" calcext:value-type="float">
            <text:p>28.60092273956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0" calcext:value-type="float">
            <text:p>3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4]*[.B144]+2048*[.F144]*[.D144]*[.B144]+[.J144]/[.B144]" office:value-type="float" office:value="6886113.33333333" calcext:value-type="float">
            <text:p>6886113.3</text:p>
          </table:table-cell>
          <table:table-cell table:style-name="ce119"/>
          <table:table-cell table:style-name="ce163" table:formula="of:=[.C144]*[.B144]+([.F144]-1)*[.D144]*[.B144]+[.J144]/[.B144]" office:value-type="float" office:value="7983.33333333333" calcext:value-type="float">
            <text:p>7983.3</text:p>
          </table:table-cell>
          <table:table-cell table:style-name="ce163" table:formula="of:=[.C144]*[.B144]+([.G144]-1)*[.D144]*[.B144]+[.K144]/[.B144]" office:value-type="float" office:value="14676.6666666667" calcext:value-type="float">
            <text:p>14676.7</text:p>
          </table:table-cell>
          <table:table-cell table:style-name="ce163" table:formula="of:=[.C144]*[.B144]+([.H144]-1)*[.D144]*[.B144]+[.L144]/[.B144]" office:value-type="float" office:value="3741716.66666667" calcext:value-type="float">
            <text:p>3741716.7</text:p>
          </table:table-cell>
          <table:table-cell table:style-name="ce59" office:value-type="float" office:value="30" calcext:value-type="float">
            <text:p>30</text:p>
          </table:table-cell>
          <table:table-cell table:style-name="ce119"/>
          <table:table-cell table:style-name="ce137" table:formula="of:=[.J144]/[.N144]" office:value-type="float" office:value="0.0145219799848391" calcext:value-type="float">
            <text:p>0.0145219799848391</text:p>
          </table:table-cell>
          <table:table-cell table:style-name="ce119"/>
          <table:table-cell table:style-name="ce7" table:formula="of:=[.J144]/[.P144]" office:value-type="float" office:value="12.5260960334029" calcext:value-type="float">
            <text:p>12.5260960334029</text:p>
          </table:table-cell>
          <table:table-cell table:style-name="ce7" table:formula="of:=[.K144]/[.Q144]" office:value-type="float" office:value="13.6270724506019" calcext:value-type="float">
            <text:p>13.6270724506019</text:p>
          </table:table-cell>
          <table:table-cell table:style-name="ce179" table:formula="of:=[.L144]/[.R144]" office:value-type="float" office:value="29.558625051781" calcext:value-type="float">
            <text:p>29.55862505178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1" calcext:value-type="float">
            <text:p>3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5]*[.B145]+2048*[.F145]*[.D145]*[.B145]+[.J145]/[.B145]" office:value-type="float" office:value="7115431.80645161" calcext:value-type="float">
            <text:p>7115431.8</text:p>
          </table:table-cell>
          <table:table-cell table:style-name="ce119"/>
          <table:table-cell table:style-name="ce163" table:formula="of:=[.C145]*[.B145]+([.F145]-1)*[.D145]*[.B145]+[.J145]/[.B145]" office:value-type="float" office:value="8030.8064516129" calcext:value-type="float">
            <text:p>8030.8</text:p>
          </table:table-cell>
          <table:table-cell table:style-name="ce163" table:formula="of:=[.C145]*[.B145]+([.G145]-1)*[.D145]*[.B145]+[.K145]/[.B145]" office:value-type="float" office:value="14728.6129032258" calcext:value-type="float">
            <text:p>14728.6</text:p>
          </table:table-cell>
          <table:table-cell table:style-name="ce163" table:formula="of:=[.C145]*[.B145]+([.H145]-1)*[.D145]*[.B145]+[.L145]/[.B145]" office:value-type="float" office:value="3624626.93548387" calcext:value-type="float">
            <text:p>3624626.9</text:p>
          </table:table-cell>
          <table:table-cell table:style-name="ce59" office:value-type="float" office:value="31" calcext:value-type="float">
            <text:p>31</text:p>
          </table:table-cell>
          <table:table-cell table:style-name="ce119"/>
          <table:table-cell table:style-name="ce137" table:formula="of:=[.J145]/[.N145]" office:value-type="float" office:value="0.0140539608445589" calcext:value-type="float">
            <text:p>0.0140539608445589</text:p>
          </table:table-cell>
          <table:table-cell table:style-name="ce119"/>
          <table:table-cell table:style-name="ce7" table:formula="of:=[.J145]/[.P145]" office:value-type="float" office:value="12.4520495671909" calcext:value-type="float">
            <text:p>12.4520495671909</text:p>
          </table:table-cell>
          <table:table-cell table:style-name="ce7" table:formula="of:=[.K145]/[.Q145]" office:value-type="float" office:value="13.5790112289662" calcext:value-type="float">
            <text:p>13.5790112289662</text:p>
          </table:table-cell>
          <table:table-cell table:style-name="ce179" table:formula="of:=[.L145]/[.R145]" office:value-type="float" office:value="30.5134851030498" calcext:value-type="float">
            <text:p>30.51348510304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60" office:value-type="float" office:value="32" calcext:value-type="float">
            <text:p>32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7" calcext:value-type="float">
            <text:p>7</text:p>
          </table:table-cell>
          <table:table-cell table:style-name="ce120" office:value-type="float" office:value="1" calcext:value-type="float">
            <text:p>1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2" calcext:value-type="float">
            <text:p>32</text:p>
          </table:table-cell>
          <table:table-cell table:style-name="ce139" office:value-type="float" office:value="256" calcext:value-type="float">
            <text:p>256</text:p>
          </table:table-cell>
          <table:table-cell table:style-name="ce128" office:value-type="float" office:value="6250" calcext:value-type="float">
            <text:p>6250</text:p>
          </table:table-cell>
          <table:table-cell table:style-name="ce128" office:value-type="float" office:value="100000" calcext:value-type="float">
            <text:p>100000</text:p>
          </table:table-cell>
          <table:table-cell table:style-name="ce128" office:value-type="float" office:value="200000" calcext:value-type="float">
            <text:p>200000</text:p>
          </table:table-cell>
          <table:table-cell table:style-name="ce139" office:value-type="float" office:value="110600000" calcext:value-type="float">
            <text:p>110600000</text:p>
          </table:table-cell>
          <table:table-cell table:style-name="ce120"/>
          <table:table-cell table:style-name="ce156" table:formula="of:=[.C146]*[.B146]+2048*[.F146]*[.D146]*[.B146]+[.J146]/[.B146]" office:value-type="float" office:value="7344757" calcext:value-type="float">
            <text:p>7344757.0</text:p>
          </table:table-cell>
          <table:table-cell table:style-name="ce120"/>
          <table:table-cell table:style-name="ce164" table:formula="of:=[.C146]*[.B146]+([.F146]-1)*[.D146]*[.B146]+[.J146]/[.B146]" office:value-type="float" office:value="8085" calcext:value-type="float">
            <text:p>8085.0</text:p>
          </table:table-cell>
          <table:table-cell table:style-name="ce164" table:formula="of:=[.C146]*[.B146]+([.G146]-1)*[.D146]*[.B146]+[.K146]/[.B146]" office:value-type="float" office:value="14794" calcext:value-type="float">
            <text:p>14794.0</text:p>
          </table:table-cell>
          <table:table-cell table:style-name="ce164" table:formula="of:=[.C146]*[.B146]+([.H146]-1)*[.D146]*[.B146]+[.L146]/[.B146]" office:value-type="float" office:value="3514970" calcext:value-type="float">
            <text:p>3514970.0</text:p>
          </table:table-cell>
          <table:table-cell table:style-name="ce60" office:value-type="float" office:value="32" calcext:value-type="float">
            <text:p>32</text:p>
          </table:table-cell>
          <table:table-cell table:style-name="ce120"/>
          <table:table-cell table:style-name="ce128" table:formula="of:=[.J146]/[.N146]" office:value-type="float" office:value="0.0136151543202859" calcext:value-type="float">
            <text:p>0.0136151543202859</text:p>
          </table:table-cell>
          <table:table-cell table:style-name="ce120"/>
          <table:table-cell table:style-name="ce128" table:formula="of:=[.J146]/[.P146]" office:value-type="float" office:value="12.3685837971552" calcext:value-type="float">
            <text:p>12.3685837971552</text:p>
          </table:table-cell>
          <table:table-cell table:style-name="ce128" table:formula="of:=[.K146]/[.Q146]" office:value-type="float" office:value="13.5189941868325" calcext:value-type="float">
            <text:p>13.5189941868325</text:p>
          </table:table-cell>
          <table:table-cell table:style-name="ce179" table:formula="of:=[.L146]/[.R146]" office:value-type="float" office:value="31.4654179125284" calcext:value-type="float">
            <text:p>31.4654179125284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Barrier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table:number-columns-repeated="3"/>
          <table:table-cell table:style-name="Default"/>
          <table:table-cell office:value-type="string" calcext:value-type="string">
            <text:p>System 16384x16384 iter 256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lapsed time</text:p>
          </table:table-cell>
          <table:table-cell table:style-name="ce109" office:value-type="string" calcext:value-type="string">
            <text:p>Slowest elapsed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Ratio E / (E+W)</text:p>
          </table:table-cell>
          <table:table-cell table:style-name="ce145" office:value-type="string" calcext:value-type="string">
            <text:p>Average elapsed time</text:p>
          </table:table-cell>
          <table:table-cell table:style-name="ce109" office:value-type="string" calcext:value-type="string">
            <text:p>Slowest elapsed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Ratio E / (E+W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/>
          <table:table-cell table:style-name="ce127" table:number-columns-repeated="2"/>
          <table:table-cell table:style-name="ce136"/>
          <table:table-cell table:style-name="ce171"/>
          <table:table-cell table:style-name="ce118"/>
          <table:table-cell table:style-name="ce127" table:number-columns-repeated="2"/>
          <table:table-cell table:style-name="ce136"/>
          <table:table-cell table:style-name="ce171"/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/>
          <table:table-cell table:style-name="ce128" table:number-columns-repeated="2"/>
          <table:table-cell table:style-name="ce139"/>
          <table:table-cell table:style-name="ce60"/>
          <table:table-cell table:style-name="ce120"/>
          <table:table-cell table:style-name="ce128" table:number-columns-repeated="2"/>
          <table:table-cell table:style-name="ce139"/>
          <table:table-cell table:style-name="ce60"/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hr pool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office:value-type="string" calcext:value-type="string">
            <text:p>Chunks 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ystem 16384x16384 iter 256</text:p>
          </table:table-cell>
          <table:table-cell office:value-type="string" calcext:value-type="string">
            <text:p>Chunks 64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14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2048, M = 32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16384, M = 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 office:value-type="float" office:value="201334" calcext:value-type="float">
            <text:p>201334</text:p>
          </table:table-cell>
          <table:table-cell table:style-name="ce127" office:value-type="float" office:value="201334" calcext:value-type="float">
            <text:p>201334</text:p>
          </table:table-cell>
          <table:table-cell table:style-name="ce127" office:value-type="float" office:value="2295" calcext:value-type="float">
            <text:p>2295</text:p>
          </table:table-cell>
          <table:table-cell table:style-name="ce136" office:value-type="float" office:value="2295" calcext:value-type="float">
            <text:p>2295</text:p>
          </table:table-cell>
          <table:table-cell table:style-name="ce171" office:value-type="float" office:value="0.988729" calcext:value-type="float">
            <text:p>0.988729</text:p>
          </table:table-cell>
          <table:table-cell table:style-name="ce171" office:value-type="float" office:value="914" calcext:value-type="float">
            <text:p>914</text:p>
          </table:table-cell>
          <table:table-cell table:style-name="ce118" office:value-type="float" office:value="110042612" calcext:value-type="float">
            <text:p>110042612</text:p>
          </table:table-cell>
          <table:table-cell table:style-name="ce127" office:value-type="float" office:value="110042612" calcext:value-type="float">
            <text:p>110042612</text:p>
          </table:table-cell>
          <table:table-cell table:style-name="ce127" office:value-type="float" office:value="28912" calcext:value-type="float">
            <text:p>28912</text:p>
          </table:table-cell>
          <table:table-cell table:style-name="ce136" office:value-type="float" office:value="28912" calcext:value-type="float">
            <text:p>28912</text:p>
          </table:table-cell>
          <table:table-cell table:style-name="ce171" office:value-type="float" office:value="0.999737" calcext:value-type="float">
            <text:p>0.999737</text:p>
          </table:table-cell>
          <table:table-cell table:style-name="ce171" office:value-type="float" office:value="6540" calcext:value-type="float">
            <text:p>65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482" calcext:value-type="float">
            <text:p>102482</text:p>
          </table:table-cell>
          <table:table-cell office:value-type="float" office:value="102472" calcext:value-type="float">
            <text:p>102472</text:p>
          </table:table-cell>
          <table:table-cell office:value-type="float" office:value="2849" calcext:value-type="float">
            <text:p>2849</text:p>
          </table:table-cell>
          <table:table-cell table:style-name="ce137" office:value-type="float" office:value="2951" calcext:value-type="float">
            <text:p>2951</text:p>
          </table:table-cell>
          <table:table-cell table:style-name="ce59" office:value-type="float" office:value="0.972952" calcext:value-type="float">
            <text:p>0.972952</text:p>
          </table:table-cell>
          <table:table-cell table:style-name="ce59" office:value-type="float" office:value="1262" calcext:value-type="float">
            <text:p>1262</text:p>
          </table:table-cell>
          <table:table-cell table:style-name="ce119" office:value-type="float" office:value="54704708" calcext:value-type="float">
            <text:p>54704708</text:p>
          </table:table-cell>
          <table:table-cell office:value-type="float" office:value="54700882" calcext:value-type="float">
            <text:p>54700882</text:p>
          </table:table-cell>
          <table:table-cell office:value-type="float" office:value="128156" calcext:value-type="float">
            <text:p>128156</text:p>
          </table:table-cell>
          <table:table-cell office:value-type="float" office:value="132123" calcext:value-type="float">
            <text:p>132123</text:p>
          </table:table-cell>
          <table:table-cell table:style-name="ce59" office:value-type="float" office:value="0.997663" calcext:value-type="float">
            <text:p>0.997663</text:p>
          </table:table-cell>
          <table:table-cell table:style-name="ce59" office:value-type="float" office:value="6771" calcext:value-type="float">
            <text:p>67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030" calcext:value-type="float">
            <text:p>69030</text:p>
          </table:table-cell>
          <table:table-cell office:value-type="float" office:value="68779" calcext:value-type="float">
            <text:p>68779</text:p>
          </table:table-cell>
          <table:table-cell office:value-type="float" office:value="3888" calcext:value-type="float">
            <text:p>3888</text:p>
          </table:table-cell>
          <table:table-cell table:style-name="ce137" office:value-type="float" office:value="4042" calcext:value-type="float">
            <text:p>4042</text:p>
          </table:table-cell>
          <table:table-cell table:style-name="ce59" office:value-type="float" office:value="0.94668" calcext:value-type="float">
            <text:p>0.94668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36811014" calcext:value-type="float">
            <text:p>36811014</text:p>
          </table:table-cell>
          <table:table-cell office:value-type="float" office:value="36800860" calcext:value-type="float">
            <text:p>36800860</text:p>
          </table:table-cell>
          <table:table-cell office:value-type="float" office:value="159028" calcext:value-type="float">
            <text:p>159028</text:p>
          </table:table-cell>
          <table:table-cell office:value-type="float" office:value="169434" calcext:value-type="float">
            <text:p>169434</text:p>
          </table:table-cell>
          <table:table-cell table:style-name="ce59" office:value-type="float" office:value="0.995698" calcext:value-type="float">
            <text:p>0.995698</text:p>
          </table:table-cell>
          <table:table-cell table:style-name="ce59" office:value-type="float" office:value="7635" calcext:value-type="float">
            <text:p>76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044" calcext:value-type="float">
            <text:p>53044</text:p>
          </table:table-cell>
          <table:table-cell office:value-type="float" office:value="52997" calcext:value-type="float">
            <text:p>52997</text:p>
          </table:table-cell>
          <table:table-cell office:value-type="float" office:value="3906" calcext:value-type="float">
            <text:p>3906</text:p>
          </table:table-cell>
          <table:table-cell table:style-name="ce137" office:value-type="float" office:value="4004" calcext:value-type="float">
            <text:p>4004</text:p>
          </table:table-cell>
          <table:table-cell table:style-name="ce59" office:value-type="float" office:value="0.931414" calcext:value-type="float">
            <text:p>0.931414</text:p>
          </table:table-cell>
          <table:table-cell table:style-name="ce59" office:value-type="float" office:value="1323" calcext:value-type="float">
            <text:p>1323</text:p>
          </table:table-cell>
          <table:table-cell table:style-name="ce119" office:value-type="float" office:value="27442640" calcext:value-type="float">
            <text:p>27442640</text:p>
          </table:table-cell>
          <table:table-cell office:value-type="float" office:value="27425376" calcext:value-type="float">
            <text:p>27425376</text:p>
          </table:table-cell>
          <table:table-cell office:value-type="float" office:value="182303" calcext:value-type="float">
            <text:p>182303</text:p>
          </table:table-cell>
          <table:table-cell office:value-type="float" office:value="200691" calcext:value-type="float">
            <text:p>200691</text:p>
          </table:table-cell>
          <table:table-cell table:style-name="ce59" office:value-type="float" office:value="0.993401" calcext:value-type="float">
            <text:p>0.993401</text:p>
          </table:table-cell>
          <table:table-cell table:style-name="ce59" office:value-type="float" office:value="10296" calcext:value-type="float">
            <text:p>102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503" calcext:value-type="float">
            <text:p>42503</text:p>
          </table:table-cell>
          <table:table-cell office:value-type="float" office:value="42449" calcext:value-type="float">
            <text:p>42449</text:p>
          </table:table-cell>
          <table:table-cell office:value-type="float" office:value="4375" calcext:value-type="float">
            <text:p>4375</text:p>
          </table:table-cell>
          <table:table-cell table:style-name="ce137" office:value-type="float" office:value="4701" calcext:value-type="float">
            <text:p>4701</text:p>
          </table:table-cell>
          <table:table-cell table:style-name="ce59" office:value-type="float" office:value="0.906673" calcext:value-type="float">
            <text:p>0.906673</text:p>
          </table:table-cell>
          <table:table-cell table:style-name="ce59" office:value-type="float" office:value="1633" calcext:value-type="float">
            <text:p>1633</text:p>
          </table:table-cell>
          <table:table-cell table:style-name="ce119" office:value-type="float" office:value="22192638" calcext:value-type="float">
            <text:p>22192638</text:p>
          </table:table-cell>
          <table:table-cell office:value-type="float" office:value="22186035" calcext:value-type="float">
            <text:p>22186035</text:p>
          </table:table-cell>
          <table:table-cell office:value-type="float" office:value="202021" calcext:value-type="float">
            <text:p>202021</text:p>
          </table:table-cell>
          <table:table-cell office:value-type="float" office:value="208663" calcext:value-type="float">
            <text:p>208663</text:p>
          </table:table-cell>
          <table:table-cell table:style-name="ce59" office:value-type="float" office:value="0.990979" calcext:value-type="float">
            <text:p>0.990979</text:p>
          </table:table-cell>
          <table:table-cell table:style-name="ce59" office:value-type="float" office:value="11632" calcext:value-type="float">
            <text:p>116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548" calcext:value-type="float">
            <text:p>36548</text:p>
          </table:table-cell>
          <table:table-cell office:value-type="float" office:value="35998" calcext:value-type="float">
            <text:p>35998</text:p>
          </table:table-cell>
          <table:table-cell office:value-type="float" office:value="4505" calcext:value-type="float">
            <text:p>4505</text:p>
          </table:table-cell>
          <table:table-cell table:style-name="ce137" office:value-type="float" office:value="4885" calcext:value-type="float">
            <text:p>4885</text:p>
          </table:table-cell>
          <table:table-cell table:style-name="ce59" office:value-type="float" office:value="0.890264" calcext:value-type="float">
            <text:p>0.890264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18419682" calcext:value-type="float">
            <text:p>18419682</text:p>
          </table:table-cell>
          <table:table-cell office:value-type="float" office:value="18408166" calcext:value-type="float">
            <text:p>18408166</text:p>
          </table:table-cell>
          <table:table-cell office:value-type="float" office:value="158604" calcext:value-type="float">
            <text:p>158604</text:p>
          </table:table-cell>
          <table:table-cell office:value-type="float" office:value="170210" calcext:value-type="float">
            <text:p>170210</text:p>
          </table:table-cell>
          <table:table-cell table:style-name="ce59" office:value-type="float" office:value="0.991463" calcext:value-type="float">
            <text:p>0.991463</text:p>
          </table:table-cell>
          <table:table-cell table:style-name="ce59" office:value-type="float" office:value="9517" calcext:value-type="float">
            <text:p>95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529" calcext:value-type="float">
            <text:p>29529</text:p>
          </table:table-cell>
          <table:table-cell office:value-type="float" office:value="29221" calcext:value-type="float">
            <text:p>29221</text:p>
          </table:table-cell>
          <table:table-cell office:value-type="float" office:value="4321" calcext:value-type="float">
            <text:p>4321</text:p>
          </table:table-cell>
          <table:table-cell table:style-name="ce137" office:value-type="float" office:value="4599" calcext:value-type="float">
            <text:p>4599</text:p>
          </table:table-cell>
          <table:table-cell table:style-name="ce59" office:value-type="float" office:value="0.872349" calcext:value-type="float">
            <text:p>0.872349</text:p>
          </table:table-cell>
          <table:table-cell table:style-name="ce59" office:value-type="float" office:value="1236" calcext:value-type="float">
            <text:p>1236</text:p>
          </table:table-cell>
          <table:table-cell table:style-name="ce119" office:value-type="float" office:value="15750602" calcext:value-type="float">
            <text:p>15750602</text:p>
          </table:table-cell>
          <table:table-cell office:value-type="float" office:value="15725175" calcext:value-type="float">
            <text:p>15725175</text:p>
          </table:table-cell>
          <table:table-cell table:number-columns-repeated="2" office:value-type="float" office:value="219276" calcext:value-type="float">
            <text:p>219276</text:p>
          </table:table-cell>
          <table:table-cell table:style-name="ce59" office:value-type="float" office:value="0.986269" calcext:value-type="float">
            <text:p>0.986269</text:p>
          </table:table-cell>
          <table:table-cell table:style-name="ce59" office:value-type="float" office:value="13205" calcext:value-type="float">
            <text:p>132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590" calcext:value-type="float">
            <text:p>25590</text:p>
          </table:table-cell>
          <table:table-cell office:value-type="float" office:value="25298" calcext:value-type="float">
            <text:p>25298</text:p>
          </table:table-cell>
          <table:table-cell office:value-type="float" office:value="4613" calcext:value-type="float">
            <text:p>4613</text:p>
          </table:table-cell>
          <table:table-cell table:style-name="ce137" office:value-type="float" office:value="4938" calcext:value-type="float">
            <text:p>4938</text:p>
          </table:table-cell>
          <table:table-cell table:style-name="ce59" office:value-type="float" office:value="0.847267" calcext:value-type="float">
            <text:p>0.847267</text:p>
          </table:table-cell>
          <table:table-cell table:style-name="ce59" office:value-type="float" office:value="1452" calcext:value-type="float">
            <text:p>1452</text:p>
          </table:table-cell>
          <table:table-cell table:style-name="ce119" office:value-type="float" office:value="13827884" calcext:value-type="float">
            <text:p>13827884</text:p>
          </table:table-cell>
          <table:table-cell office:value-type="float" office:value="13809997" calcext:value-type="float">
            <text:p>13809997</text:p>
          </table:table-cell>
          <table:table-cell office:value-type="float" office:value="193756" calcext:value-type="float">
            <text:p>193756</text:p>
          </table:table-cell>
          <table:table-cell office:value-type="float" office:value="211794" calcext:value-type="float">
            <text:p>211794</text:p>
          </table:table-cell>
          <table:table-cell table:style-name="ce59" office:value-type="float" office:value="0.986182" calcext:value-type="float">
            <text:p>0.986182</text:p>
          </table:table-cell>
          <table:table-cell table:style-name="ce59" office:value-type="float" office:value="18389" calcext:value-type="float">
            <text:p>183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664" calcext:value-type="float">
            <text:p>23664</text:p>
          </table:table-cell>
          <table:table-cell office:value-type="float" office:value="22879" calcext:value-type="float">
            <text:p>22879</text:p>
          </table:table-cell>
          <table:table-cell office:value-type="float" office:value="5868" calcext:value-type="float">
            <text:p>5868</text:p>
          </table:table-cell>
          <table:table-cell table:style-name="ce137" office:value-type="float" office:value="6689" calcext:value-type="float">
            <text:p>6689</text:p>
          </table:table-cell>
          <table:table-cell table:style-name="ce59" office:value-type="float" office:value="0.8013" calcext:value-type="float">
            <text:p>0.8013</text:p>
          </table:table-cell>
          <table:table-cell table:style-name="ce59" office:value-type="float" office:value="1380" calcext:value-type="float">
            <text:p>1380</text:p>
          </table:table-cell>
          <table:table-cell table:style-name="ce119" office:value-type="float" office:value="12212128" calcext:value-type="float">
            <text:p>12212128</text:p>
          </table:table-cell>
          <table:table-cell office:value-type="float" office:value="12171015" calcext:value-type="float">
            <text:p>12171015</text:p>
          </table:table-cell>
          <table:table-cell office:value-type="float" office:value="240869" calcext:value-type="float">
            <text:p>240869</text:p>
          </table:table-cell>
          <table:table-cell office:value-type="float" office:value="281787" calcext:value-type="float">
            <text:p>281787</text:p>
          </table:table-cell>
          <table:table-cell table:style-name="ce59" office:value-type="float" office:value="0.980658" calcext:value-type="float">
            <text:p>0.980658</text:p>
          </table:table-cell>
          <table:table-cell table:style-name="ce59" office:value-type="float" office:value="14305" calcext:value-type="float">
            <text:p>143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89" calcext:value-type="float">
            <text:p>20789</text:p>
          </table:table-cell>
          <table:table-cell office:value-type="float" office:value="20328" calcext:value-type="float">
            <text:p>20328</text:p>
          </table:table-cell>
          <table:table-cell office:value-type="float" office:value="4951" calcext:value-type="float">
            <text:p>4951</text:p>
          </table:table-cell>
          <table:table-cell table:style-name="ce137" office:value-type="float" office:value="5450" calcext:value-type="float">
            <text:p>5450</text:p>
          </table:table-cell>
          <table:table-cell table:style-name="ce59" office:value-type="float" office:value="0.807653" calcext:value-type="float">
            <text:p>0.807653</text:p>
          </table:table-cell>
          <table:table-cell table:style-name="ce59" office:value-type="float" office:value="1349" calcext:value-type="float">
            <text:p>1349</text:p>
          </table:table-cell>
          <table:table-cell table:style-name="ce119" office:value-type="float" office:value="11079198" calcext:value-type="float">
            <text:p>11079198</text:p>
          </table:table-cell>
          <table:table-cell office:value-type="float" office:value="11062490" calcext:value-type="float">
            <text:p>11062490</text:p>
          </table:table-cell>
          <table:table-cell office:value-type="float" office:value="206439" calcext:value-type="float">
            <text:p>206439</text:p>
          </table:table-cell>
          <table:table-cell office:value-type="float" office:value="223152" calcext:value-type="float">
            <text:p>223152</text:p>
          </table:table-cell>
          <table:table-cell table:style-name="ce59" office:value-type="float" office:value="0.981708" calcext:value-type="float">
            <text:p>0.981708</text:p>
          </table:table-cell>
          <table:table-cell table:style-name="ce59" office:value-type="float" office:value="13207" calcext:value-type="float">
            <text:p>132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350" calcext:value-type="float">
            <text:p>19350</text:p>
          </table:table-cell>
          <table:table-cell office:value-type="float" office:value="19037" calcext:value-type="float">
            <text:p>19037</text:p>
          </table:table-cell>
          <table:table-cell office:value-type="float" office:value="6505" calcext:value-type="float">
            <text:p>6505</text:p>
          </table:table-cell>
          <table:table-cell table:style-name="ce137" office:value-type="float" office:value="6979" calcext:value-type="float">
            <text:p>6979</text:p>
          </table:table-cell>
          <table:table-cell table:style-name="ce59" office:value-type="float" office:value="0.748405" calcext:value-type="float">
            <text:p>0.748405</text:p>
          </table:table-cell>
          <table:table-cell table:style-name="ce59" office:value-type="float" office:value="1781" calcext:value-type="float">
            <text:p>1781</text:p>
          </table:table-cell>
          <table:table-cell table:style-name="ce119" office:value-type="float" office:value="10059235" calcext:value-type="float">
            <text:p>10059235</text:p>
          </table:table-cell>
          <table:table-cell office:value-type="float" office:value="10016623" calcext:value-type="float">
            <text:p>10016623</text:p>
          </table:table-cell>
          <table:table-cell office:value-type="float" office:value="279901" calcext:value-type="float">
            <text:p>279901</text:p>
          </table:table-cell>
          <table:table-cell office:value-type="float" office:value="322686" calcext:value-type="float">
            <text:p>322686</text:p>
          </table:table-cell>
          <table:table-cell table:style-name="ce59" office:value-type="float" office:value="0.972928" calcext:value-type="float">
            <text:p>0.972928</text:p>
          </table:table-cell>
          <table:table-cell table:style-name="ce59" office:value-type="float" office:value="13774" calcext:value-type="float">
            <text:p>137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490" calcext:value-type="float">
            <text:p>17490</text:p>
          </table:table-cell>
          <table:table-cell office:value-type="float" office:value="16750" calcext:value-type="float">
            <text:p>16750</text:p>
          </table:table-cell>
          <table:table-cell office:value-type="float" office:value="5601" calcext:value-type="float">
            <text:p>5601</text:p>
          </table:table-cell>
          <table:table-cell table:style-name="ce137" office:value-type="float" office:value="6515" calcext:value-type="float">
            <text:p>6515</text:p>
          </table:table-cell>
          <table:table-cell table:style-name="ce59" office:value-type="float" office:value="0.757438" calcext:value-type="float">
            <text:p>0.757438</text:p>
          </table:table-cell>
          <table:table-cell table:style-name="ce59" office:value-type="float" office:value="1277" calcext:value-type="float">
            <text:p>1277</text:p>
          </table:table-cell>
          <table:table-cell table:style-name="ce119" office:value-type="float" office:value="9228420" calcext:value-type="float">
            <text:p>9228420</text:p>
          </table:table-cell>
          <table:table-cell office:value-type="float" office:value="9180165" calcext:value-type="float">
            <text:p>9180165</text:p>
          </table:table-cell>
          <table:table-cell office:value-type="float" office:value="271219" calcext:value-type="float">
            <text:p>271219</text:p>
          </table:table-cell>
          <table:table-cell office:value-type="float" office:value="319507" calcext:value-type="float">
            <text:p>319507</text:p>
          </table:table-cell>
          <table:table-cell table:style-name="ce59" office:value-type="float" office:value="0.97145" calcext:value-type="float">
            <text:p>0.97145</text:p>
          </table:table-cell>
          <table:table-cell table:style-name="ce59" office:value-type="float" office:value="22636" calcext:value-type="float">
            <text:p>226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001" calcext:value-type="float">
            <text:p>16001</text:p>
          </table:table-cell>
          <table:table-cell office:value-type="float" office:value="15522" calcext:value-type="float">
            <text:p>15522</text:p>
          </table:table-cell>
          <table:table-cell office:value-type="float" office:value="6644" calcext:value-type="float">
            <text:p>6644</text:p>
          </table:table-cell>
          <table:table-cell table:style-name="ce137" office:value-type="float" office:value="7186" calcext:value-type="float">
            <text:p>7186</text:p>
          </table:table-cell>
          <table:table-cell table:style-name="ce59" office:value-type="float" office:value="0.706602" calcext:value-type="float">
            <text:p>0.706602</text:p>
          </table:table-cell>
          <table:table-cell table:style-name="ce59" office:value-type="float" office:value="1590" calcext:value-type="float">
            <text:p>1590</text:p>
          </table:table-cell>
          <table:table-cell table:style-name="ce119" office:value-type="float" office:value="8554049" calcext:value-type="float">
            <text:p>8554049</text:p>
          </table:table-cell>
          <table:table-cell office:value-type="float" office:value="8540431" calcext:value-type="float">
            <text:p>8540431</text:p>
          </table:table-cell>
          <table:table-cell office:value-type="float" office:value="201863" calcext:value-type="float">
            <text:p>201863</text:p>
          </table:table-cell>
          <table:table-cell office:value-type="float" office:value="214905" calcext:value-type="float">
            <text:p>214905</text:p>
          </table:table-cell>
          <table:table-cell table:style-name="ce59" office:value-type="float" office:value="0.976946" calcext:value-type="float">
            <text:p>0.976946</text:p>
          </table:table-cell>
          <table:table-cell table:style-name="ce59" office:value-type="float" office:value="17725" calcext:value-type="float">
            <text:p>177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922" calcext:value-type="float">
            <text:p>14922</text:p>
          </table:table-cell>
          <table:table-cell office:value-type="float" office:value="14355" calcext:value-type="float">
            <text:p>14355</text:p>
          </table:table-cell>
          <table:table-cell office:value-type="float" office:value="7398" calcext:value-type="float">
            <text:p>7398</text:p>
          </table:table-cell>
          <table:table-cell table:style-name="ce137" office:value-type="float" office:value="8111" calcext:value-type="float">
            <text:p>8111</text:p>
          </table:table-cell>
          <table:table-cell table:style-name="ce59" office:value-type="float" office:value="0.668548" calcext:value-type="float">
            <text:p>0.668548</text:p>
          </table:table-cell>
          <table:table-cell table:style-name="ce59" office:value-type="float" office:value="1829" calcext:value-type="float">
            <text:p>1829</text:p>
          </table:table-cell>
          <table:table-cell table:style-name="ce119" office:value-type="float" office:value="7962453" calcext:value-type="float">
            <text:p>7962453</text:p>
          </table:table-cell>
          <table:table-cell office:value-type="float" office:value="7943215" calcext:value-type="float">
            <text:p>7943215</text:p>
          </table:table-cell>
          <table:table-cell office:value-type="float" office:value="274224" calcext:value-type="float">
            <text:p>274224</text:p>
          </table:table-cell>
          <table:table-cell office:value-type="float" office:value="293672" calcext:value-type="float">
            <text:p>293672</text:p>
          </table:table-cell>
          <table:table-cell table:style-name="ce59" office:value-type="float" office:value="0.966707" calcext:value-type="float">
            <text:p>0.966707</text:p>
          </table:table-cell>
          <table:table-cell table:style-name="ce59" office:value-type="float" office:value="21083" calcext:value-type="float">
            <text:p>210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949" calcext:value-type="float">
            <text:p>13949</text:p>
          </table:table-cell>
          <table:table-cell office:value-type="float" office:value="13187" calcext:value-type="float">
            <text:p>13187</text:p>
          </table:table-cell>
          <table:table-cell office:value-type="float" office:value="6931" calcext:value-type="float">
            <text:p>6931</text:p>
          </table:table-cell>
          <table:table-cell table:style-name="ce137" office:value-type="float" office:value="7709" calcext:value-type="float">
            <text:p>7709</text:p>
          </table:table-cell>
          <table:table-cell table:style-name="ce59" office:value-type="float" office:value="0.668056" calcext:value-type="float">
            <text:p>0.668056</text:p>
          </table:table-cell>
          <table:table-cell table:style-name="ce59" office:value-type="float" office:value="1305" calcext:value-type="float">
            <text:p>1305</text:p>
          </table:table-cell>
          <table:table-cell table:style-name="ce119" office:value-type="float" office:value="7620658" calcext:value-type="float">
            <text:p>7620658</text:p>
          </table:table-cell>
          <table:table-cell office:value-type="float" office:value="7606429" calcext:value-type="float">
            <text:p>7606429</text:p>
          </table:table-cell>
          <table:table-cell office:value-type="float" office:value="314630" calcext:value-type="float">
            <text:p>314630</text:p>
          </table:table-cell>
          <table:table-cell office:value-type="float" office:value="328771" calcext:value-type="float">
            <text:p>328771</text:p>
          </table:table-cell>
          <table:table-cell table:style-name="ce59" office:value-type="float" office:value="0.960351" calcext:value-type="float">
            <text:p>0.960351</text:p>
          </table:table-cell>
          <table:table-cell table:style-name="ce59" office:value-type="float" office:value="32556" calcext:value-type="float">
            <text:p>325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037" calcext:value-type="float">
            <text:p>13037</text:p>
          </table:table-cell>
          <table:table-cell office:value-type="float" office:value="12474" calcext:value-type="float">
            <text:p>12474</text:p>
          </table:table-cell>
          <table:table-cell office:value-type="float" office:value="9543" calcext:value-type="float">
            <text:p>9543</text:p>
          </table:table-cell>
          <table:table-cell table:style-name="ce137" office:value-type="float" office:value="10137" calcext:value-type="float">
            <text:p>10137</text:p>
          </table:table-cell>
          <table:table-cell table:style-name="ce59" office:value-type="float" office:value="0.577369" calcext:value-type="float">
            <text:p>0.577369</text:p>
          </table:table-cell>
          <table:table-cell table:style-name="ce59" office:value-type="float" office:value="1972" calcext:value-type="float">
            <text:p>1972</text:p>
          </table:table-cell>
          <table:table-cell table:style-name="ce119" office:value-type="float" office:value="6969145" calcext:value-type="float">
            <text:p>6969145</text:p>
          </table:table-cell>
          <table:table-cell office:value-type="float" office:value="6948641" calcext:value-type="float">
            <text:p>6948641</text:p>
          </table:table-cell>
          <table:table-cell office:value-type="float" office:value="244596" calcext:value-type="float">
            <text:p>244596</text:p>
          </table:table-cell>
          <table:table-cell office:value-type="float" office:value="265072" calcext:value-type="float">
            <text:p>265072</text:p>
          </table:table-cell>
          <table:table-cell table:style-name="ce59" office:value-type="float" office:value="0.966093" calcext:value-type="float">
            <text:p>0.966093</text:p>
          </table:table-cell>
          <table:table-cell table:style-name="ce59" office:value-type="float" office:value="23923" calcext:value-type="float">
            <text:p>239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86" calcext:value-type="float">
            <text:p>12486</text:p>
          </table:table-cell>
          <table:table-cell office:value-type="float" office:value="11491" calcext:value-type="float">
            <text:p>11491</text:p>
          </table:table-cell>
          <table:table-cell office:value-type="float" office:value="7688" calcext:value-type="float">
            <text:p>7688</text:p>
          </table:table-cell>
          <table:table-cell table:style-name="ce137" office:value-type="float" office:value="8688" calcext:value-type="float">
            <text:p>8688</text:p>
          </table:table-cell>
          <table:table-cell table:style-name="ce59" office:value-type="float" office:value="0.618915" calcext:value-type="float">
            <text:p>0.618915</text:p>
          </table:table-cell>
          <table:table-cell table:style-name="ce59" office:value-type="float" office:value="1915" calcext:value-type="float">
            <text:p>1915</text:p>
          </table:table-cell>
          <table:table-cell table:style-name="ce119" office:value-type="float" office:value="6608918" calcext:value-type="float">
            <text:p>6608918</text:p>
          </table:table-cell>
          <table:table-cell office:value-type="float" office:value="6589372" calcext:value-type="float">
            <text:p>6589372</text:p>
          </table:table-cell>
          <table:table-cell office:value-type="float" office:value="357618" calcext:value-type="float">
            <text:p>357618</text:p>
          </table:table-cell>
          <table:table-cell office:value-type="float" office:value="377101" calcext:value-type="float">
            <text:p>377101</text:p>
          </table:table-cell>
          <table:table-cell table:style-name="ce59" office:value-type="float" office:value="0.948666" calcext:value-type="float">
            <text:p>0.948666</text:p>
          </table:table-cell>
          <table:table-cell table:style-name="ce59" office:value-type="float" office:value="25494" calcext:value-type="float">
            <text:p>254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81" calcext:value-type="float">
            <text:p>12581</text:p>
          </table:table-cell>
          <table:table-cell office:value-type="float" office:value="11075" calcext:value-type="float">
            <text:p>11075</text:p>
          </table:table-cell>
          <table:table-cell office:value-type="float" office:value="11620" calcext:value-type="float">
            <text:p>11620</text:p>
          </table:table-cell>
          <table:table-cell table:style-name="ce137" office:value-type="float" office:value="13438" calcext:value-type="float">
            <text:p>13438</text:p>
          </table:table-cell>
          <table:table-cell table:style-name="ce59" office:value-type="float" office:value="0.519855" calcext:value-type="float">
            <text:p>0.519855</text:p>
          </table:table-cell>
          <table:table-cell table:style-name="ce59" office:value-type="float" office:value="1910" calcext:value-type="float">
            <text:p>1910</text:p>
          </table:table-cell>
          <table:table-cell table:style-name="ce119" office:value-type="float" office:value="6488057" calcext:value-type="float">
            <text:p>6488057</text:p>
          </table:table-cell>
          <table:table-cell office:value-type="float" office:value="6464296" calcext:value-type="float">
            <text:p>6464296</text:p>
          </table:table-cell>
          <table:table-cell office:value-type="float" office:value="387185" calcext:value-type="float">
            <text:p>387185</text:p>
          </table:table-cell>
          <table:table-cell office:value-type="float" office:value="410872" calcext:value-type="float">
            <text:p>410872</text:p>
          </table:table-cell>
          <table:table-cell table:style-name="ce59" office:value-type="float" office:value="0.943684" calcext:value-type="float">
            <text:p>0.943684</text:p>
          </table:table-cell>
          <table:table-cell table:style-name="ce59" office:value-type="float" office:value="49727" calcext:value-type="float">
            <text:p>497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752" calcext:value-type="float">
            <text:p>11752</text:p>
          </table:table-cell>
          <table:table-cell office:value-type="float" office:value="10453" calcext:value-type="float">
            <text:p>10453</text:p>
          </table:table-cell>
          <table:table-cell office:value-type="float" office:value="26922" calcext:value-type="float">
            <text:p>26922</text:p>
          </table:table-cell>
          <table:table-cell table:style-name="ce137" office:value-type="float" office:value="28960" calcext:value-type="float">
            <text:p>28960</text:p>
          </table:table-cell>
          <table:table-cell table:style-name="ce59" office:value-type="float" office:value="0.303873" calcext:value-type="float">
            <text:p>0.303873</text:p>
          </table:table-cell>
          <table:table-cell table:style-name="ce59" office:value-type="float" office:value="3208" calcext:value-type="float">
            <text:p>3208</text:p>
          </table:table-cell>
          <table:table-cell table:style-name="ce119" office:value-type="float" office:value="6267741" calcext:value-type="float">
            <text:p>6267741</text:p>
          </table:table-cell>
          <table:table-cell office:value-type="float" office:value="6251969" calcext:value-type="float">
            <text:p>6251969</text:p>
          </table:table-cell>
          <table:table-cell office:value-type="float" office:value="398050" calcext:value-type="float">
            <text:p>398050</text:p>
          </table:table-cell>
          <table:table-cell office:value-type="float" office:value="412491" calcext:value-type="float">
            <text:p>412491</text:p>
          </table:table-cell>
          <table:table-cell table:style-name="ce59" office:value-type="float" office:value="0.940285" calcext:value-type="float">
            <text:p>0.940285</text:p>
          </table:table-cell>
          <table:table-cell table:style-name="ce59" office:value-type="float" office:value="45318" calcext:value-type="float">
            <text:p>453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901" calcext:value-type="float">
            <text:p>10901</text:p>
          </table:table-cell>
          <table:table-cell office:value-type="float" office:value="10015" calcext:value-type="float">
            <text:p>10015</text:p>
          </table:table-cell>
          <table:table-cell office:value-type="float" office:value="14275" calcext:value-type="float">
            <text:p>14275</text:p>
          </table:table-cell>
          <table:table-cell table:style-name="ce137" office:value-type="float" office:value="15198" calcext:value-type="float">
            <text:p>15198</text:p>
          </table:table-cell>
          <table:table-cell table:style-name="ce59" office:value-type="float" office:value="0.432992" calcext:value-type="float">
            <text:p>0.432992</text:p>
          </table:table-cell>
          <table:table-cell table:style-name="ce59" office:value-type="float" office:value="1328" calcext:value-type="float">
            <text:p>1328</text:p>
          </table:table-cell>
          <table:table-cell table:style-name="ce119" office:value-type="float" office:value="5915443" calcext:value-type="float">
            <text:p>5915443</text:p>
          </table:table-cell>
          <table:table-cell office:value-type="float" office:value="5903973" calcext:value-type="float">
            <text:p>5903973</text:p>
          </table:table-cell>
          <table:table-cell office:value-type="float" office:value="362107" calcext:value-type="float">
            <text:p>362107</text:p>
          </table:table-cell>
          <table:table-cell office:value-type="float" office:value="373573" calcext:value-type="float">
            <text:p>373573</text:p>
          </table:table-cell>
          <table:table-cell table:style-name="ce59" office:value-type="float" office:value="0.942317" calcext:value-type="float">
            <text:p>0.942317</text:p>
          </table:table-cell>
          <table:table-cell table:style-name="ce59" office:value-type="float" office:value="54900" calcext:value-type="float">
            <text:p>549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430" calcext:value-type="float">
            <text:p>10430</text:p>
          </table:table-cell>
          <table:table-cell office:value-type="float" office:value="9223" calcext:value-type="float">
            <text:p>9223</text:p>
          </table:table-cell>
          <table:table-cell office:value-type="float" office:value="18741" calcext:value-type="float">
            <text:p>18741</text:p>
          </table:table-cell>
          <table:table-cell table:style-name="ce137" office:value-type="float" office:value="20007" calcext:value-type="float">
            <text:p>20007</text:p>
          </table:table-cell>
          <table:table-cell table:style-name="ce59" office:value-type="float" office:value="0.357547" calcext:value-type="float">
            <text:p>0.357547</text:p>
          </table:table-cell>
          <table:table-cell table:style-name="ce59" office:value-type="float" office:value="2548" calcext:value-type="float">
            <text:p>2548</text:p>
          </table:table-cell>
          <table:table-cell table:style-name="ce119" office:value-type="float" office:value="5578554" calcext:value-type="float">
            <text:p>5578554</text:p>
          </table:table-cell>
          <table:table-cell office:value-type="float" office:value="5550299" calcext:value-type="float">
            <text:p>5550299</text:p>
          </table:table-cell>
          <table:table-cell office:value-type="float" office:value="331514" calcext:value-type="float">
            <text:p>331514</text:p>
          </table:table-cell>
          <table:table-cell office:value-type="float" office:value="359831" calcext:value-type="float">
            <text:p>359831</text:p>
          </table:table-cell>
          <table:table-cell table:style-name="ce59" office:value-type="float" office:value="0.943907" calcext:value-type="float">
            <text:p>0.943907</text:p>
          </table:table-cell>
          <table:table-cell table:style-name="ce59" office:value-type="float" office:value="25559" calcext:value-type="float">
            <text:p>255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791" calcext:value-type="float">
            <text:p>9791</text:p>
          </table:table-cell>
          <table:table-cell office:value-type="float" office:value="8888" calcext:value-type="float">
            <text:p>8888</text:p>
          </table:table-cell>
          <table:table-cell office:value-type="float" office:value="12477" calcext:value-type="float">
            <text:p>12477</text:p>
          </table:table-cell>
          <table:table-cell table:style-name="ce137" office:value-type="float" office:value="13415" calcext:value-type="float">
            <text:p>13415</text:p>
          </table:table-cell>
          <table:table-cell table:style-name="ce59" office:value-type="float" office:value="0.439689" calcext:value-type="float">
            <text:p>0.439689</text:p>
          </table:table-cell>
          <table:table-cell table:style-name="ce59" office:value-type="float" office:value="2001" calcext:value-type="float">
            <text:p>2001</text:p>
          </table:table-cell>
          <table:table-cell table:style-name="ce119" office:value-type="float" office:value="5472880" calcext:value-type="float">
            <text:p>5472880</text:p>
          </table:table-cell>
          <table:table-cell office:value-type="float" office:value="5451085" calcext:value-type="float">
            <text:p>5451085</text:p>
          </table:table-cell>
          <table:table-cell office:value-type="float" office:value="334501" calcext:value-type="float">
            <text:p>334501</text:p>
          </table:table-cell>
          <table:table-cell office:value-type="float" office:value="356183" calcext:value-type="float">
            <text:p>356183</text:p>
          </table:table-cell>
          <table:table-cell table:style-name="ce59" office:value-type="float" office:value="0.942401" calcext:value-type="float">
            <text:p>0.942401</text:p>
          </table:table-cell>
          <table:table-cell table:style-name="ce59" office:value-type="float" office:value="36292" calcext:value-type="float">
            <text:p>362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158" calcext:value-type="float">
            <text:p>9158</text:p>
          </table:table-cell>
          <table:table-cell office:value-type="float" office:value="8030" calcext:value-type="float">
            <text:p>8030</text:p>
          </table:table-cell>
          <table:table-cell office:value-type="float" office:value="12684" calcext:value-type="float">
            <text:p>12684</text:p>
          </table:table-cell>
          <table:table-cell table:style-name="ce137" office:value-type="float" office:value="14129" calcext:value-type="float">
            <text:p>14129</text:p>
          </table:table-cell>
          <table:table-cell table:style-name="ce59" office:value-type="float" office:value="0.419284" calcext:value-type="float">
            <text:p>0.419284</text:p>
          </table:table-cell>
          <table:table-cell table:style-name="ce59" office:value-type="float" office:value="1489" calcext:value-type="float">
            <text:p>1489</text:p>
          </table:table-cell>
          <table:table-cell table:style-name="ce119" office:value-type="float" office:value="5548327" calcext:value-type="float">
            <text:p>5548327</text:p>
          </table:table-cell>
          <table:table-cell office:value-type="float" office:value="5520890" calcext:value-type="float">
            <text:p>5520890</text:p>
          </table:table-cell>
          <table:table-cell office:value-type="float" office:value="518600" calcext:value-type="float">
            <text:p>518600</text:p>
          </table:table-cell>
          <table:table-cell office:value-type="float" office:value="546434" calcext:value-type="float">
            <text:p>546434</text:p>
          </table:table-cell>
          <table:table-cell table:style-name="ce59" office:value-type="float" office:value="0.91452" calcext:value-type="float">
            <text:p>0.91452</text:p>
          </table:table-cell>
          <table:table-cell table:style-name="ce59" office:value-type="float" office:value="49829" calcext:value-type="float">
            <text:p>498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864" calcext:value-type="float">
            <text:p>8864</text:p>
          </table:table-cell>
          <table:table-cell office:value-type="float" office:value="7654" calcext:value-type="float">
            <text:p>7654</text:p>
          </table:table-cell>
          <table:table-cell office:value-type="float" office:value="11576" calcext:value-type="float">
            <text:p>11576</text:p>
          </table:table-cell>
          <table:table-cell table:style-name="ce137" office:value-type="float" office:value="13198" calcext:value-type="float">
            <text:p>13198</text:p>
          </table:table-cell>
          <table:table-cell table:style-name="ce59" office:value-type="float" office:value="0.433659" calcext:value-type="float">
            <text:p>0.433659</text:p>
          </table:table-cell>
          <table:table-cell table:style-name="ce59" office:value-type="float" office:value="1856" calcext:value-type="float">
            <text:p>1856</text:p>
          </table:table-cell>
          <table:table-cell table:style-name="ce119" office:value-type="float" office:value="5204265" calcext:value-type="float">
            <text:p>5204265</text:p>
          </table:table-cell>
          <table:table-cell office:value-type="float" office:value="5188344" calcext:value-type="float">
            <text:p>5188344</text:p>
          </table:table-cell>
          <table:table-cell office:value-type="float" office:value="398722" calcext:value-type="float">
            <text:p>398722</text:p>
          </table:table-cell>
          <table:table-cell office:value-type="float" office:value="414059" calcext:value-type="float">
            <text:p>414059</text:p>
          </table:table-cell>
          <table:table-cell table:style-name="ce59" office:value-type="float" office:value="0.928838" calcext:value-type="float">
            <text:p>0.928838</text:p>
          </table:table-cell>
          <table:table-cell table:style-name="ce59" office:value-type="float" office:value="56234" calcext:value-type="float">
            <text:p>56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656" calcext:value-type="float">
            <text:p>8656</text:p>
          </table:table-cell>
          <table:table-cell office:value-type="float" office:value="7576" calcext:value-type="float">
            <text:p>7576</text:p>
          </table:table-cell>
          <table:table-cell office:value-type="float" office:value="15155" calcext:value-type="float">
            <text:p>15155</text:p>
          </table:table-cell>
          <table:table-cell table:style-name="ce137" office:value-type="float" office:value="16347" calcext:value-type="float">
            <text:p>16347</text:p>
          </table:table-cell>
          <table:table-cell table:style-name="ce59" office:value-type="float" office:value="0.363529" calcext:value-type="float">
            <text:p>0.363529</text:p>
          </table:table-cell>
          <table:table-cell table:style-name="ce59" office:value-type="float" office:value="2724" calcext:value-type="float">
            <text:p>2724</text:p>
          </table:table-cell>
          <table:table-cell table:style-name="ce119" office:value-type="float" office:value="4912379" calcext:value-type="float">
            <text:p>4912379</text:p>
          </table:table-cell>
          <table:table-cell office:value-type="float" office:value="4883350" calcext:value-type="float">
            <text:p>4883350</text:p>
          </table:table-cell>
          <table:table-cell office:value-type="float" office:value="402448" calcext:value-type="float">
            <text:p>402448</text:p>
          </table:table-cell>
          <table:table-cell office:value-type="float" office:value="431473" calcext:value-type="float">
            <text:p>431473</text:p>
          </table:table-cell>
          <table:table-cell table:style-name="ce59" office:value-type="float" office:value="0.924278" calcext:value-type="float">
            <text:p>0.924278</text:p>
          </table:table-cell>
          <table:table-cell table:style-name="ce59" office:value-type="float" office:value="39731" calcext:value-type="float">
            <text:p>397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373" calcext:value-type="float">
            <text:p>8373</text:p>
          </table:table-cell>
          <table:table-cell office:value-type="float" office:value="6586" calcext:value-type="float">
            <text:p>6586</text:p>
          </table:table-cell>
          <table:table-cell office:value-type="float" office:value="15857" calcext:value-type="float">
            <text:p>15857</text:p>
          </table:table-cell>
          <table:table-cell table:style-name="ce137" office:value-type="float" office:value="18767" calcext:value-type="float">
            <text:p>18767</text:p>
          </table:table-cell>
          <table:table-cell table:style-name="ce59" office:value-type="float" office:value="0.345563" calcext:value-type="float">
            <text:p>0.345563</text:p>
          </table:table-cell>
          <table:table-cell table:style-name="ce59" office:value-type="float" office:value="4408" calcext:value-type="float">
            <text:p>4408</text:p>
          </table:table-cell>
          <table:table-cell table:style-name="ce119" office:value-type="float" office:value="5195762" calcext:value-type="float">
            <text:p>5195762</text:p>
          </table:table-cell>
          <table:table-cell office:value-type="float" office:value="5180996" calcext:value-type="float">
            <text:p>5180996</text:p>
          </table:table-cell>
          <table:table-cell office:value-type="float" office:value="455115" calcext:value-type="float">
            <text:p>455115</text:p>
          </table:table-cell>
          <table:table-cell office:value-type="float" office:value="470083" calcext:value-type="float">
            <text:p>470083</text:p>
          </table:table-cell>
          <table:table-cell table:style-name="ce59" office:value-type="float" office:value="0.919461" calcext:value-type="float">
            <text:p>0.919461</text:p>
          </table:table-cell>
          <table:table-cell table:style-name="ce59" office:value-type="float" office:value="44849" calcext:value-type="float">
            <text:p>448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142" calcext:value-type="float">
            <text:p>8142</text:p>
          </table:table-cell>
          <table:table-cell office:value-type="float" office:value="6836" calcext:value-type="float">
            <text:p>6836</text:p>
          </table:table-cell>
          <table:table-cell office:value-type="float" office:value="21076" calcext:value-type="float">
            <text:p>21076</text:p>
          </table:table-cell>
          <table:table-cell table:style-name="ce137" office:value-type="float" office:value="22358" calcext:value-type="float">
            <text:p>22358</text:p>
          </table:table-cell>
          <table:table-cell table:style-name="ce59" office:value-type="float" office:value="0.278664" calcext:value-type="float">
            <text:p>0.278664</text:p>
          </table:table-cell>
          <table:table-cell table:style-name="ce59" office:value-type="float" office:value="4256" calcext:value-type="float">
            <text:p>4256</text:p>
          </table:table-cell>
          <table:table-cell table:style-name="ce119" office:value-type="float" office:value="5262754" calcext:value-type="float">
            <text:p>5262754</text:p>
          </table:table-cell>
          <table:table-cell office:value-type="float" office:value="5231864" calcext:value-type="float">
            <text:p>5231864</text:p>
          </table:table-cell>
          <table:table-cell office:value-type="float" office:value="469053" calcext:value-type="float">
            <text:p>469053</text:p>
          </table:table-cell>
          <table:table-cell office:value-type="float" office:value="500926" calcext:value-type="float">
            <text:p>500926</text:p>
          </table:table-cell>
          <table:table-cell table:style-name="ce59" office:value-type="float" office:value="0.918167" calcext:value-type="float">
            <text:p>0.918167</text:p>
          </table:table-cell>
          <table:table-cell table:style-name="ce59" office:value-type="float" office:value="85280" calcext:value-type="float">
            <text:p>85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881" calcext:value-type="float">
            <text:p>7881</text:p>
          </table:table-cell>
          <table:table-cell office:value-type="float" office:value="5709" calcext:value-type="float">
            <text:p>5709</text:p>
          </table:table-cell>
          <table:table-cell office:value-type="float" office:value="52015" calcext:value-type="float">
            <text:p>52015</text:p>
          </table:table-cell>
          <table:table-cell table:style-name="ce137" office:value-type="float" office:value="54510" calcext:value-type="float">
            <text:p>54510</text:p>
          </table:table-cell>
          <table:table-cell table:style-name="ce59" office:value-type="float" office:value="0.131578" calcext:value-type="float">
            <text:p>0.131578</text:p>
          </table:table-cell>
          <table:table-cell table:style-name="ce59" office:value-type="float" office:value="11099" calcext:value-type="float">
            <text:p>11099</text:p>
          </table:table-cell>
          <table:table-cell table:style-name="ce119" office:value-type="float" office:value="5285333" calcext:value-type="float">
            <text:p>5285333</text:p>
          </table:table-cell>
          <table:table-cell office:value-type="float" office:value="5248577" calcext:value-type="float">
            <text:p>5248577</text:p>
          </table:table-cell>
          <table:table-cell office:value-type="float" office:value="567237" calcext:value-type="float">
            <text:p>567237</text:p>
          </table:table-cell>
          <table:table-cell office:value-type="float" office:value="603492" calcext:value-type="float">
            <text:p>603492</text:p>
          </table:table-cell>
          <table:table-cell table:style-name="ce59" office:value-type="float" office:value="0.903079" calcext:value-type="float">
            <text:p>0.903079</text:p>
          </table:table-cell>
          <table:table-cell table:style-name="ce59" office:value-type="float" office:value="115351" calcext:value-type="float">
            <text:p>1153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847" calcext:value-type="float">
            <text:p>7847</text:p>
          </table:table-cell>
          <table:table-cell office:value-type="float" office:value="6434" calcext:value-type="float">
            <text:p>6434</text:p>
          </table:table-cell>
          <table:table-cell office:value-type="float" office:value="42255" calcext:value-type="float">
            <text:p>42255</text:p>
          </table:table-cell>
          <table:table-cell table:style-name="ce137" office:value-type="float" office:value="44151" calcext:value-type="float">
            <text:p>44151</text:p>
          </table:table-cell>
          <table:table-cell table:style-name="ce59" office:value-type="float" office:value="0.15662" calcext:value-type="float">
            <text:p>0.15662</text:p>
          </table:table-cell>
          <table:table-cell table:style-name="ce59" office:value-type="float" office:value="11023" calcext:value-type="float">
            <text:p>11023</text:p>
          </table:table-cell>
          <table:table-cell table:style-name="ce119" office:value-type="float" office:value="5311053" calcext:value-type="float">
            <text:p>5311053</text:p>
          </table:table-cell>
          <table:table-cell office:value-type="float" office:value="5292236" calcext:value-type="float">
            <text:p>5292236</text:p>
          </table:table-cell>
          <table:table-cell office:value-type="float" office:value="457844" calcext:value-type="float">
            <text:p>457844</text:p>
          </table:table-cell>
          <table:table-cell office:value-type="float" office:value="476877" calcext:value-type="float">
            <text:p>476877</text:p>
          </table:table-cell>
          <table:table-cell table:style-name="ce59" office:value-type="float" office:value="0.920636" calcext:value-type="float">
            <text:p>0.920636</text:p>
          </table:table-cell>
          <table:table-cell table:style-name="ce59" office:value-type="float" office:value="66026" calcext:value-type="float">
            <text:p>660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373" calcext:value-type="float">
            <text:p>7373</text:p>
          </table:table-cell>
          <table:table-cell office:value-type="float" office:value="5147" calcext:value-type="float">
            <text:p>5147</text:p>
          </table:table-cell>
          <table:table-cell office:value-type="float" office:value="32615" calcext:value-type="float">
            <text:p>32615</text:p>
          </table:table-cell>
          <table:table-cell table:style-name="ce137" office:value-type="float" office:value="34884" calcext:value-type="float">
            <text:p>34884</text:p>
          </table:table-cell>
          <table:table-cell table:style-name="ce59" office:value-type="float" office:value="0.18438" calcext:value-type="float">
            <text:p>0.18438</text:p>
          </table:table-cell>
          <table:table-cell table:style-name="ce59" office:value-type="float" office:value="6507" calcext:value-type="float">
            <text:p>6507</text:p>
          </table:table-cell>
          <table:table-cell table:style-name="ce119" office:value-type="float" office:value="5356144" calcext:value-type="float">
            <text:p>5356144</text:p>
          </table:table-cell>
          <table:table-cell office:value-type="float" office:value="5330085" calcext:value-type="float">
            <text:p>5330085</text:p>
          </table:table-cell>
          <table:table-cell office:value-type="float" office:value="497051" calcext:value-type="float">
            <text:p>497051</text:p>
          </table:table-cell>
          <table:table-cell office:value-type="float" office:value="523102" calcext:value-type="float">
            <text:p>523102</text:p>
          </table:table-cell>
          <table:table-cell table:style-name="ce59" office:value-type="float" office:value="0.91508" calcext:value-type="float">
            <text:p>0.91508</text:p>
          </table:table-cell>
          <table:table-cell table:style-name="ce59" office:value-type="float" office:value="107999" calcext:value-type="float">
            <text:p>1079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210" calcext:value-type="float">
            <text:p>7210</text:p>
          </table:table-cell>
          <table:table-cell office:value-type="float" office:value="5818" calcext:value-type="float">
            <text:p>5818</text:p>
          </table:table-cell>
          <table:table-cell office:value-type="float" office:value="36171" calcext:value-type="float">
            <text:p>36171</text:p>
          </table:table-cell>
          <table:table-cell table:style-name="ce137" office:value-type="float" office:value="38210" calcext:value-type="float">
            <text:p>38210</text:p>
          </table:table-cell>
          <table:table-cell table:style-name="ce59" office:value-type="float" office:value="0.166202" calcext:value-type="float">
            <text:p>0.166202</text:p>
          </table:table-cell>
          <table:table-cell table:style-name="ce59" office:value-type="float" office:value="6731" calcext:value-type="float">
            <text:p>6731</text:p>
          </table:table-cell>
          <table:table-cell table:style-name="ce119" office:value-type="float" office:value="5260078" calcext:value-type="float">
            <text:p>5260078</text:p>
          </table:table-cell>
          <table:table-cell office:value-type="float" office:value="5236102" calcext:value-type="float">
            <text:p>5236102</text:p>
          </table:table-cell>
          <table:table-cell office:value-type="float" office:value="475063" calcext:value-type="float">
            <text:p>475063</text:p>
          </table:table-cell>
          <table:table-cell office:value-type="float" office:value="499625" calcext:value-type="float">
            <text:p>499625</text:p>
          </table:table-cell>
          <table:table-cell table:style-name="ce59" office:value-type="float" office:value="0.917166" calcext:value-type="float">
            <text:p>0.917166</text:p>
          </table:table-cell>
          <table:table-cell table:style-name="ce59" office:value-type="float" office:value="93226" calcext:value-type="float">
            <text:p>93226</text:p>
          </table:table-cell>
          <table:table-cell table:number-columns-repeated="14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 office:value-type="float" office:value="6850" calcext:value-type="float">
            <text:p>6850</text:p>
          </table:table-cell>
          <table:table-cell table:style-name="ce128" office:value-type="float" office:value="5063" calcext:value-type="float">
            <text:p>5063</text:p>
          </table:table-cell>
          <table:table-cell table:style-name="ce128" office:value-type="float" office:value="39286" calcext:value-type="float">
            <text:p>39286</text:p>
          </table:table-cell>
          <table:table-cell table:style-name="ce139" office:value-type="float" office:value="41687" calcext:value-type="float">
            <text:p>41687</text:p>
          </table:table-cell>
          <table:table-cell table:style-name="ce60" office:value-type="float" office:value="0.148474" calcext:value-type="float">
            <text:p>0.148474</text:p>
          </table:table-cell>
          <table:table-cell table:style-name="ce60" office:value-type="float" office:value="4846" calcext:value-type="float">
            <text:p>4846</text:p>
          </table:table-cell>
          <table:table-cell table:style-name="ce120" office:value-type="float" office:value="5243752" calcext:value-type="float">
            <text:p>5243752</text:p>
          </table:table-cell>
          <table:table-cell table:style-name="ce128" office:value-type="float" office:value="5203061" calcext:value-type="float">
            <text:p>5203061</text:p>
          </table:table-cell>
          <table:table-cell table:style-name="ce128" office:value-type="float" office:value="584931" calcext:value-type="float">
            <text:p>584931</text:p>
          </table:table-cell>
          <table:table-cell table:style-name="ce139" office:value-type="float" office:value="625158" calcext:value-type="float">
            <text:p>625158</text:p>
          </table:table-cell>
          <table:table-cell table:style-name="ce60" office:value-type="float" office:value="0.899646" calcext:value-type="float">
            <text:p>0.899646</text:p>
          </table:table-cell>
          <table:table-cell table:style-name="ce60" office:value-type="float" office:value="155628" calcext:value-type="float">
            <text:p>1556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8:57:29.477022014</meta:creation-date>
    <meta:generator>LibreOffice/7.3.5.2$Linux_X86_64 LibreOffice_project/30$Build-2</meta:generator>
    <dc:date>2022-09-14T14:45:16.950117697</dc:date>
    <meta:editing-duration>PT3H53M16S</meta:editing-duration>
    <meta:editing-cycles>46</meta:editing-cycles>
    <meta:document-statistic meta:table-count="1" meta:cell-count="287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11cm" svg:y="0.609cm" chart:style-name="ch2">
          <text:p>Completion Time</text:p>
        </chart:title>
        <chart:legend chart:legend-position="end" svg:x="18.161cm" svg:y="2.509cm" style:legend-expansion="custom" svg:width="7.037cm" svg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571868.4">
                <text:p>110571868.4</text:p>
                <draw:g>
                  <svg:desc>Sheet1.C5:Sheet1.C36</svg:desc>
                </draw:g>
              </table:table-cell>
              <table:table-cell office:value-type="float" office:value="109275104.333333">
                <text:p>109275104.333333</text:p>
                <draw:g>
                  <svg:desc>Sheet1.M5:Sheet1.M36</svg:desc>
                </draw:g>
              </table:table-cell>
              <table:table-cell office:value-type="float" office:value="109970693">
                <text:p>109970693</text:p>
                <draw:g>
                  <svg:desc>Sheet1.N5:Sheet1.N36</svg:desc>
                </draw:g>
              </table:table-cell>
              <table:table-cell office:value-type="float" office:value="109773593">
                <text:p>109773593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55784403.3333333">
                <text:p>55784403.3333333</text:p>
              </table:table-cell>
              <table:table-cell office:value-type="float" office:value="55045146.3333333">
                <text:p>55045146.3333333</text:p>
              </table:table-cell>
              <table:table-cell office:value-type="float" office:value="57435009">
                <text:p>5743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37551037.3333333">
                <text:p>37551037.3333333</text:p>
              </table:table-cell>
              <table:table-cell office:value-type="float" office:value="37058406.6666667">
                <text:p>37058406.6666667</text:p>
              </table:table-cell>
              <table:table-cell office:value-type="float" office:value="38049523.6666667">
                <text:p>38049523.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8998136.6666667">
                <text:p>28998136.6666667</text:p>
              </table:table-cell>
              <table:table-cell office:value-type="float" office:value="27763576">
                <text:p>27763576</text:p>
              </table:table-cell>
              <table:table-cell office:value-type="float" office:value="32540233">
                <text:p>3254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2884413.6666667">
                <text:p>22884413.6666667</text:p>
              </table:table-cell>
              <table:table-cell office:value-type="float" office:value="22263213.6666667">
                <text:p>22263213.6666667</text:p>
              </table:table-cell>
              <table:table-cell office:value-type="float" office:value="24126594">
                <text:p>24126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8865223">
                <text:p>18865223</text:p>
              </table:table-cell>
              <table:table-cell office:value-type="float" office:value="18642194.6666667">
                <text:p>18642194.6666667</text:p>
              </table:table-cell>
              <table:table-cell office:value-type="float" office:value="18678103">
                <text:p>1867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7291160.6666667">
                <text:p>17291160.6666667</text:p>
              </table:table-cell>
              <table:table-cell office:value-type="float" office:value="16017826.6666667">
                <text:p>16017826.6666667</text:p>
              </table:table-cell>
              <table:table-cell office:value-type="float" office:value="16145833.6666667">
                <text:p>16145833.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4850414">
                <text:p>14850414</text:p>
              </table:table-cell>
              <table:table-cell office:value-type="float" office:value="14014633.6666667">
                <text:p>14014633.6666667</text:p>
              </table:table-cell>
              <table:table-cell office:value-type="float" office:value="14571361">
                <text:p>14571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3150087">
                <text:p>13150087</text:p>
              </table:table-cell>
              <table:table-cell office:value-type="float" office:value="12593678">
                <text:p>12593678</text:p>
              </table:table-cell>
              <table:table-cell office:value-type="float" office:value="12694074">
                <text:p>1269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1770901">
                <text:p>11770901</text:p>
              </table:table-cell>
              <table:table-cell office:value-type="float" office:value="11336683.3333333">
                <text:p>11336683.3333333</text:p>
              </table:table-cell>
              <table:table-cell office:value-type="float" office:value="12583729">
                <text:p>1258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881949.3333333">
                <text:p>10881949.3333333</text:p>
              </table:table-cell>
              <table:table-cell office:value-type="float" office:value="10452684">
                <text:p>10452684</text:p>
              </table:table-cell>
              <table:table-cell office:value-type="float" office:value="10519319.3333333">
                <text:p>10519319.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035194">
                <text:p>10035194</text:p>
              </table:table-cell>
              <table:table-cell office:value-type="float" office:value="9568003.66666667">
                <text:p>9568003.66666667</text:p>
              </table:table-cell>
              <table:table-cell office:value-type="float" office:value="9721993.33333333">
                <text:p>9721993.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9336216.33333333">
                <text:p>9336216.33333333</text:p>
              </table:table-cell>
              <table:table-cell office:value-type="float" office:value="8787544.66666667">
                <text:p>8787544.66666667</text:p>
              </table:table-cell>
              <table:table-cell office:value-type="float" office:value="8805772">
                <text:p>880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622425.66666667">
                <text:p>8622425.66666667</text:p>
              </table:table-cell>
              <table:table-cell office:value-type="float" office:value="8261359.66666667">
                <text:p>8261359.66666667</text:p>
              </table:table-cell>
              <table:table-cell office:value-type="float" office:value="8249212.33333333">
                <text:p>8249212.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262714.33333333">
                <text:p>8262714.33333333</text:p>
              </table:table-cell>
              <table:table-cell office:value-type="float" office:value="7769421.33333333">
                <text:p>7769421.33333333</text:p>
              </table:table-cell>
              <table:table-cell office:value-type="float" office:value="7655681.33333333">
                <text:p>7655681.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45374.33333333">
                <text:p>7645374.33333333</text:p>
              </table:table-cell>
              <table:table-cell office:value-type="float" office:value="7300498.66666667">
                <text:p>7300498.66666667</text:p>
              </table:table-cell>
              <table:table-cell office:value-type="float" office:value="7326634">
                <text:p>732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452788">
                <text:p>7452788</text:p>
              </table:table-cell>
              <table:table-cell office:value-type="float" office:value="6933185">
                <text:p>6933185</text:p>
              </table:table-cell>
              <table:table-cell office:value-type="float" office:value="6749419.66666667">
                <text:p>6749419.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996317.66666667">
                <text:p>6996317.66666667</text:p>
              </table:table-cell>
              <table:table-cell office:value-type="float" office:value="6653370.66666667">
                <text:p>6653370.66666667</text:p>
              </table:table-cell>
              <table:table-cell office:value-type="float" office:value="6459761.33333333">
                <text:p>6459761.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47661.66666667">
                <text:p>6747661.66666667</text:p>
              </table:table-cell>
              <table:table-cell office:value-type="float" office:value="6321336.33333333">
                <text:p>6321336.33333333</text:p>
              </table:table-cell>
              <table:table-cell office:value-type="float" office:value="6302580">
                <text:p>6302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18435.66666667">
                <text:p>6718435.66666667</text:p>
              </table:table-cell>
              <table:table-cell office:value-type="float" office:value="6089729">
                <text:p>6089729</text:p>
              </table:table-cell>
              <table:table-cell office:value-type="float" office:value="5994381.33333333">
                <text:p>5994381.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29270">
                <text:p>6529270</text:p>
              </table:table-cell>
              <table:table-cell office:value-type="float" office:value="6052004.66666667">
                <text:p>6052004.66666667</text:p>
              </table:table-cell>
              <table:table-cell office:value-type="float" office:value="6057384">
                <text:p>6057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459796.66666667">
                <text:p>6459796.66666667</text:p>
              </table:table-cell>
              <table:table-cell office:value-type="float" office:value="5788204.66666667">
                <text:p>5788204.66666667</text:p>
              </table:table-cell>
              <table:table-cell office:value-type="float" office:value="5858083.66666667">
                <text:p>5858083.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58749.66666667">
                <text:p>6158749.66666667</text:p>
              </table:table-cell>
              <table:table-cell office:value-type="float" office:value="5673301">
                <text:p>5673301</text:p>
              </table:table-cell>
              <table:table-cell office:value-type="float" office:value="5504771.66666667">
                <text:p>5504771.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303319.66666667">
                <text:p>6303319.66666667</text:p>
              </table:table-cell>
              <table:table-cell office:value-type="float" office:value="5466912.66666667">
                <text:p>5466912.66666667</text:p>
              </table:table-cell>
              <table:table-cell office:value-type="float" office:value="5553910.33333333">
                <text:p>5553910.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24925">
                <text:p>6124925</text:p>
              </table:table-cell>
              <table:table-cell office:value-type="float" office:value="5457856.33333333">
                <text:p>5457856.33333333</text:p>
              </table:table-cell>
              <table:table-cell office:value-type="float" office:value="5938935.33333333">
                <text:p>5938935.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80669.33333333">
                <text:p>6180669.33333333</text:p>
              </table:table-cell>
              <table:table-cell office:value-type="float" office:value="5573944.33333333">
                <text:p>5573944.33333333</text:p>
              </table:table-cell>
              <table:table-cell office:value-type="float" office:value="6142978.66666667">
                <text:p>6142978.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086065.66666667">
                <text:p>6086065.66666667</text:p>
              </table:table-cell>
              <table:table-cell office:value-type="float" office:value="5826737">
                <text:p>5826737</text:p>
              </table:table-cell>
              <table:table-cell office:value-type="float" office:value="5811403">
                <text:p>5811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42819">
                <text:p>6242819</text:p>
              </table:table-cell>
              <table:table-cell office:value-type="float" office:value="5602434.66666667">
                <text:p>5602434.66666667</text:p>
              </table:table-cell>
              <table:table-cell office:value-type="float" office:value="5222899">
                <text:p>5222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60869">
                <text:p>6160869</text:p>
              </table:table-cell>
              <table:table-cell office:value-type="float" office:value="5751431.66666667">
                <text:p>5751431.66666667</text:p>
              </table:table-cell>
              <table:table-cell office:value-type="float" office:value="5330863">
                <text:p>5330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37280.33333333">
                <text:p>6237280.33333333</text:p>
              </table:table-cell>
              <table:table-cell office:value-type="float" office:value="5624504.33333333">
                <text:p>5624504.33333333</text:p>
              </table:table-cell>
              <table:table-cell office:value-type="float" office:value="6420308.66666667">
                <text:p>6420308.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18254.33333333">
                <text:p>6518254.33333333</text:p>
              </table:table-cell>
              <table:table-cell office:value-type="float" office:value="5732177.33333333">
                <text:p>5732177.33333333</text:p>
              </table:table-cell>
              <table:table-cell office:value-type="float" office:value="7651660.66666667">
                <text:p>7651660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63150.66666667">
                <text:p>7663150.66666667</text:p>
              </table:table-cell>
              <table:table-cell office:value-type="float" office:value="5773537">
                <text:p>5773537</text:p>
              </table:table-cell>
              <table:table-cell office:value-type="float" office:value="7576068">
                <text:p>7576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76cm" svg:height="16.636cm" xlink:href=".." xlink:type="simple" chart:class="chart:line" chart:style-name="ch1">
        <chart:title svg:x="13.739cm" svg:y="0.468cm" chart:style-name="ch2">
          <text:p>Speed Up</text:p>
        </chart:title>
        <chart:legend chart:legend-position="end" svg:x="2.181cm" svg:y="2.617cm" style:legend-expansion="custom" svg:width="8.573cm" svg:height="2.625cm" style:legend-expansion-aspect-ratio="3.26590476190476" chart:style-name="ch3"/>
        <chart:plot-area chart:style-name="ch4" table:cell-range-address="Sheet1.S114:Sheet1.S146 Sheet1.W114:Sheet1.W146" chart:data-source-has-labels="row" svg:x="0.655cm" svg:y="1.695cm" svg:width="28.048cm" svg:height="14.54cm">
          <chart:coordinate-region svg:x="1.276cm" svg:y="1.894cm" svg:width="27.241cm" svg:height="13.69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115:Sheet1.S146" chart:label-cell-address="Sheet1.S114:Sheet1.S114" chart:class="chart:line">
            <chart:data-point chart:repeated="32"/>
          </chart:series>
          <chart:series chart:style-name="ch8" chart:values-cell-range-address="Sheet1.W115:Sheet1.W146" chart:label-cell-address="Sheet1.W114:Sheet1.W114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Sheet1.S114:Sheet1.S114</svg:desc>
                </draw:g>
              </table:table-cell>
              <table:table-cell office:value-type="string">
                <text:p>Farm’s maximum Speed Up</text:p>
                <draw:g>
                  <svg:desc>Sheet1.W114:Sheet1.W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115:Sheet1.S146</svg:desc>
                </draw:g>
              </table:table-cell>
              <table:table-cell office:value-type="float" office:value="0.998452398781888">
                <text:p>0.998452398781888</text:p>
                <draw:g>
                  <svg:desc>Sheet1.W115:Sheet1.W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767640628106">
                <text:p>1.98767640628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872577543271">
                <text:p>2.9587257754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032006245121">
                <text:p>3.903200624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1347773766546">
                <text:p>4.81347773766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8289448759235">
                <text:p>5.68289448759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0587852595381">
                <text:p>6.5058785259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27802037845706">
                <text:p>7.2780203784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99609080005331">
                <text:p>7.99609080005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65800865800866">
                <text:p>8.65800865800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26276788345754">
                <text:p>9.26276788345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81033355134075">
                <text:p>9.81033355134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3015174927691">
                <text:p>10.3015174927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7378432274889">
                <text:p>10.7378432274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214087117702">
                <text:p>11.1214087117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454753722795">
                <text:p>11.454753722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7407369038986">
                <text:p>11.7407369038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9824257755292">
                <text:p>11.9824257755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830015068449">
                <text:p>12.1830015068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4736420064744">
                <text:p>12.4736420064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5699920009142">
                <text:p>12.569992000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377098271931">
                <text:p>12.637709827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6796280642434">
                <text:p>12.6796280642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6984126984127">
                <text:p>12.698412698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6965523976951">
                <text:p>12.696552397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6763539050212">
                <text:p>12.6763539050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639942217407">
                <text:p>12.63994221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5892643962579">
                <text:p>12.5892643962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5260960334029">
                <text:p>12.5260960334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4520495671909">
                <text:p>12.4520495671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3685837971552">
                <text:p>12.3685837971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63cm" svg:height="16.104cm" xlink:href=".." xlink:type="simple" chart:class="chart:line" chart:style-name="ch1">
        <chart:title svg:x="10.012cm" svg:y="0.458cm" chart:style-name="ch2">
          <text:p>Thread pool execution time vs waiting time</text:p>
        </chart:title>
        <chart:subtitle svg:x="11.721cm" svg:y="1.238cm" chart:style-name="ch3">
          <text:p>results on the smaller system</text:p>
        </chart:subtitle>
        <chart:legend chart:legend-position="end" svg:x="19.559cm" svg:y="2.762cm" style:legend-expansion="custom" svg:width="5.844cm" svg:height="2.916cm" style:legend-expansion-aspect-ratio="2.00411522633745" chart:style-name="ch4"/>
        <chart:plot-area chart:style-name="ch5" table:cell-range-address="Sheet1.C192:Sheet1.F224" chart:data-source-has-labels="row" svg:x="1.132cm" svg:y="1.921cm" svg:width="26.691cm" svg:height="13.122cm">
          <chart:coordinate-region svg:x="2.679cm" svg:y="2.121cm" svg:width="24.958cm" svg:height="12.275cm"/>
          <chart:axis chart:dimension="x" chart:name="primary-x" chart:style-name="ch6">
            <chart:title svg:x="13.851cm" svg:y="15.365cm" chart:style-name="ch7">
              <text:p>workers</text:p>
            </chart:title>
          </chart:axis>
          <chart:axis chart:dimension="y" chart:name="primary-y" chart:style-name="ch8">
            <chart:title svg:x="0cm" svg:y="9.54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C193:Sheet1.C224" chart:label-cell-address="Sheet1.C192:Sheet1.C192" chart:class="chart:line">
            <chart:data-point chart:repeated="32"/>
          </chart:series>
          <chart:series chart:style-name="ch12" chart:values-cell-range-address="Sheet1.D193:Sheet1.D224" chart:label-cell-address="Sheet1.D192:Sheet1.D192" chart:class="chart:line">
            <chart:data-point chart:repeated="32"/>
          </chart:series>
          <chart:series chart:style-name="ch13" chart:values-cell-range-address="Sheet1.E193:Sheet1.E224" chart:label-cell-address="Sheet1.E192:Sheet1.E192" chart:class="chart:line">
            <chart:data-point chart:repeated="32"/>
          </chart:series>
          <chart:series chart:style-name="ch14" chart:values-cell-range-address="Sheet1.F193:Sheet1.F224" chart:label-cell-address="Sheet1.F192:Sheet1.F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C192:Sheet1.C192</svg:desc>
                </draw:g>
              </table:table-cell>
              <table:table-cell office:value-type="string">
                <text:p>Lowest execution time</text:p>
                <draw:g>
                  <svg:desc>Sheet1.D192:Sheet1.D192</svg:desc>
                </draw:g>
              </table:table-cell>
              <table:table-cell office:value-type="string">
                <text:p>Average waiting time</text:p>
                <draw:g>
                  <svg:desc>Sheet1.E192:Sheet1.E192</svg:desc>
                </draw:g>
              </table:table-cell>
              <table:table-cell office:value-type="string">
                <text:p>Maximum waiting time</text:p>
                <draw:g>
                  <svg:desc>Sheet1.F192:Sheet1.F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334">
                <text:p>201334</text:p>
                <draw:g>
                  <svg:desc>Sheet1.C193:Sheet1.C224</svg:desc>
                </draw:g>
              </table:table-cell>
              <table:table-cell office:value-type="float" office:value="201334">
                <text:p>201334</text:p>
                <draw:g>
                  <svg:desc>Sheet1.D193:Sheet1.D224</svg:desc>
                </draw:g>
              </table:table-cell>
              <table:table-cell office:value-type="float" office:value="2295">
                <text:p>2295</text:p>
                <draw:g>
                  <svg:desc>Sheet1.E193:Sheet1.E224</svg:desc>
                </draw:g>
              </table:table-cell>
              <table:table-cell office:value-type="float" office:value="2295">
                <text:p>2295</text:p>
                <draw:g>
                  <svg:desc>Sheet1.F193:Sheet1.F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82">
                <text:p>102482</text:p>
              </table:table-cell>
              <table:table-cell office:value-type="float" office:value="102472">
                <text:p>102472</text:p>
              </table:table-cell>
              <table:table-cell office:value-type="float" office:value="2849">
                <text:p>284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30">
                <text:p>69030</text:p>
              </table:table-cell>
              <table:table-cell office:value-type="float" office:value="68779">
                <text:p>68779</text:p>
              </table:table-cell>
              <table:table-cell office:value-type="float" office:value="3888">
                <text:p>388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44">
                <text:p>53044</text:p>
              </table:table-cell>
              <table:table-cell office:value-type="float" office:value="52997">
                <text:p>52997</text:p>
              </table:table-cell>
              <table:table-cell office:value-type="float" office:value="3906">
                <text:p>3906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03">
                <text:p>42503</text:p>
              </table:table-cell>
              <table:table-cell office:value-type="float" office:value="42449">
                <text:p>42449</text:p>
              </table:table-cell>
              <table:table-cell office:value-type="float" office:value="4375">
                <text:p>4375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48">
                <text:p>36548</text:p>
              </table:table-cell>
              <table:table-cell office:value-type="float" office:value="35998">
                <text:p>35998</text:p>
              </table:table-cell>
              <table:table-cell office:value-type="float" office:value="4505">
                <text:p>4505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29">
                <text:p>29529</text:p>
              </table:table-cell>
              <table:table-cell office:value-type="float" office:value="29221">
                <text:p>29221</text:p>
              </table:table-cell>
              <table:table-cell office:value-type="float" office:value="4321">
                <text:p>4321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90">
                <text:p>25590</text:p>
              </table:table-cell>
              <table:table-cell office:value-type="float" office:value="25298">
                <text:p>25298</text:p>
              </table:table-cell>
              <table:table-cell office:value-type="float" office:value="4613">
                <text:p>4613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64">
                <text:p>23664</text:p>
              </table:table-cell>
              <table:table-cell office:value-type="float" office:value="22879">
                <text:p>22879</text:p>
              </table:table-cell>
              <table:table-cell office:value-type="float" office:value="5868">
                <text:p>5868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89">
                <text:p>20789</text:p>
              </table:table-cell>
              <table:table-cell office:value-type="float" office:value="20328">
                <text:p>20328</text:p>
              </table:table-cell>
              <table:table-cell office:value-type="float" office:value="4951">
                <text:p>4951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50">
                <text:p>19350</text:p>
              </table:table-cell>
              <table:table-cell office:value-type="float" office:value="19037">
                <text:p>19037</text:p>
              </table:table-cell>
              <table:table-cell office:value-type="float" office:value="6505">
                <text:p>6505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90">
                <text:p>17490</text:p>
              </table:table-cell>
              <table:table-cell office:value-type="float" office:value="16750">
                <text:p>16750</text:p>
              </table:table-cell>
              <table:table-cell office:value-type="float" office:value="5601">
                <text:p>5601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1">
                <text:p>16001</text:p>
              </table:table-cell>
              <table:table-cell office:value-type="float" office:value="15522">
                <text:p>15522</text:p>
              </table:table-cell>
              <table:table-cell office:value-type="float" office:value="6644">
                <text:p>6644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22">
                <text:p>14922</text:p>
              </table:table-cell>
              <table:table-cell office:value-type="float" office:value="14355">
                <text:p>14355</text:p>
              </table:table-cell>
              <table:table-cell office:value-type="float" office:value="7398">
                <text:p>7398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49">
                <text:p>13949</text:p>
              </table:table-cell>
              <table:table-cell office:value-type="float" office:value="13187">
                <text:p>13187</text:p>
              </table:table-cell>
              <table:table-cell office:value-type="float" office:value="6931">
                <text:p>693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37">
                <text:p>13037</text:p>
              </table:table-cell>
              <table:table-cell office:value-type="float" office:value="12474">
                <text:p>12474</text:p>
              </table:table-cell>
              <table:table-cell office:value-type="float" office:value="9543">
                <text:p>9543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86">
                <text:p>12486</text:p>
              </table:table-cell>
              <table:table-cell office:value-type="float" office:value="11491">
                <text:p>11491</text:p>
              </table:table-cell>
              <table:table-cell office:value-type="float" office:value="7688">
                <text:p>7688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81">
                <text:p>12581</text:p>
              </table:table-cell>
              <table:table-cell office:value-type="float" office:value="11075">
                <text:p>11075</text:p>
              </table:table-cell>
              <table:table-cell office:value-type="float" office:value="11620">
                <text:p>11620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52">
                <text:p>11752</text:p>
              </table:table-cell>
              <table:table-cell office:value-type="float" office:value="10453">
                <text:p>10453</text:p>
              </table:table-cell>
              <table:table-cell office:value-type="float" office:value="26922">
                <text:p>26922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01">
                <text:p>10901</text:p>
              </table:table-cell>
              <table:table-cell office:value-type="float" office:value="10015">
                <text:p>10015</text:p>
              </table:table-cell>
              <table:table-cell office:value-type="float" office:value="14275">
                <text:p>14275</text:p>
              </table:table-cell>
              <table:table-cell office:value-type="float" office:value="15198">
                <text:p>1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30">
                <text:p>10430</text:p>
              </table:table-cell>
              <table:table-cell office:value-type="float" office:value="9223">
                <text:p>9223</text:p>
              </table:table-cell>
              <table:table-cell office:value-type="float" office:value="18741">
                <text:p>18741</text:p>
              </table:table-cell>
              <table:table-cell office:value-type="float" office:value="20007">
                <text:p>20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1">
                <text:p>9791</text:p>
              </table:table-cell>
              <table:table-cell office:value-type="float" office:value="8888">
                <text:p>8888</text:p>
              </table:table-cell>
              <table:table-cell office:value-type="float" office:value="12477">
                <text:p>12477</text:p>
              </table:table-cell>
              <table:table-cell office:value-type="float" office:value="13415">
                <text:p>13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58">
                <text:p>9158</text:p>
              </table:table-cell>
              <table:table-cell office:value-type="float" office:value="8030">
                <text:p>8030</text:p>
              </table:table-cell>
              <table:table-cell office:value-type="float" office:value="12684">
                <text:p>12684</text:p>
              </table:table-cell>
              <table:table-cell office:value-type="float" office:value="14129">
                <text:p>14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64">
                <text:p>8864</text:p>
              </table:table-cell>
              <table:table-cell office:value-type="float" office:value="7654">
                <text:p>7654</text:p>
              </table:table-cell>
              <table:table-cell office:value-type="float" office:value="11576">
                <text:p>11576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6">
                <text:p>8656</text:p>
              </table:table-cell>
              <table:table-cell office:value-type="float" office:value="7576">
                <text:p>7576</text:p>
              </table:table-cell>
              <table:table-cell office:value-type="float" office:value="15155">
                <text:p>1515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73">
                <text:p>8373</text:p>
              </table:table-cell>
              <table:table-cell office:value-type="float" office:value="6586">
                <text:p>6586</text:p>
              </table:table-cell>
              <table:table-cell office:value-type="float" office:value="15857">
                <text:p>15857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42">
                <text:p>8142</text:p>
              </table:table-cell>
              <table:table-cell office:value-type="float" office:value="6836">
                <text:p>6836</text:p>
              </table:table-cell>
              <table:table-cell office:value-type="float" office:value="21076">
                <text:p>21076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81">
                <text:p>7881</text:p>
              </table:table-cell>
              <table:table-cell office:value-type="float" office:value="5709">
                <text:p>5709</text:p>
              </table:table-cell>
              <table:table-cell office:value-type="float" office:value="52015">
                <text:p>52015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47">
                <text:p>7847</text:p>
              </table:table-cell>
              <table:table-cell office:value-type="float" office:value="6434">
                <text:p>6434</text:p>
              </table:table-cell>
              <table:table-cell office:value-type="float" office:value="42255">
                <text:p>42255</text:p>
              </table:table-cell>
              <table:table-cell office:value-type="float" office:value="44151">
                <text:p>44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73">
                <text:p>7373</text:p>
              </table:table-cell>
              <table:table-cell office:value-type="float" office:value="5147">
                <text:p>5147</text:p>
              </table:table-cell>
              <table:table-cell office:value-type="float" office:value="32615">
                <text:p>32615</text:p>
              </table:table-cell>
              <table:table-cell office:value-type="float" office:value="34884">
                <text:p>34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10">
                <text:p>7210</text:p>
              </table:table-cell>
              <table:table-cell office:value-type="float" office:value="5818">
                <text:p>5818</text:p>
              </table:table-cell>
              <table:table-cell office:value-type="float" office:value="36171">
                <text:p>36171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50">
                <text:p>6850</text:p>
              </table:table-cell>
              <table:table-cell office:value-type="float" office:value="5063">
                <text:p>5063</text:p>
              </table:table-cell>
              <table:table-cell office:value-type="float" office:value="39286">
                <text:p>39286</text:p>
              </table:table-cell>
              <table:table-cell office:value-type="float" office:value="41687">
                <text:p>416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111111" draw:fill-color="#11111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353cm" svg:height="15.948cm" xlink:href=".." xlink:type="simple" chart:class="chart:line" chart:style-name="ch1">
        <chart:title svg:x="9.873cm" svg:y="0.454cm" chart:style-name="ch2">
          <text:p>Thread pool execution time vs waiting time</text:p>
        </chart:title>
        <chart:subtitle svg:x="11.728cm" svg:y="1.234cm" chart:style-name="ch3">
          <text:p>Results on the larger system</text:p>
        </chart:subtitle>
        <chart:legend chart:legend-position="end" svg:x="20.69cm" svg:y="2.921cm" style:legend-expansion="custom" svg:width="6.303cm" svg:height="3.156cm" style:legend-expansion-aspect-ratio="1.99714828897338" chart:style-name="ch4"/>
        <chart:plot-area chart:style-name="ch5" table:cell-range-address="Sheet1.I192:Sheet1.L224" chart:data-source-has-labels="row" svg:x="1.386cm" svg:y="2.054cm" svg:width="26.161cm" svg:height="12.836cm">
          <chart:coordinate-region svg:x="3.489cm" svg:y="2.254cm" svg:width="23.871cm" svg:height="11.989cm"/>
          <chart:axis chart:dimension="x" chart:name="primary-x" chart:style-name="ch6">
            <chart:title svg:x="13.84cm" svg:y="15.208cm" chart:style-name="ch7">
              <text:p>workers</text:p>
            </chart:title>
          </chart:axis>
          <chart:axis chart:dimension="y" chart:name="primary-y" chart:style-name="ch8">
            <chart:title svg:x="0.259cm" svg:y="9.53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I193:Sheet1.I224" chart:label-cell-address="Sheet1.I192:Sheet1.I192" chart:class="chart:line">
            <chart:data-point chart:repeated="32"/>
          </chart:series>
          <chart:series chart:style-name="ch12" chart:values-cell-range-address="Sheet1.J193:Sheet1.J224" chart:label-cell-address="Sheet1.J192:Sheet1.J192" chart:class="chart:line">
            <chart:data-point chart:repeated="32"/>
          </chart:series>
          <chart:series chart:style-name="ch13" chart:values-cell-range-address="Sheet1.K193:Sheet1.K224" chart:label-cell-address="Sheet1.K192:Sheet1.K192" chart:class="chart:line">
            <chart:data-point chart:repeated="32"/>
          </chart:series>
          <chart:series chart:style-name="ch14" chart:values-cell-range-address="Sheet1.L193:Sheet1.L224" chart:label-cell-address="Sheet1.L192:Sheet1.L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I192:Sheet1.I192</svg:desc>
                </draw:g>
              </table:table-cell>
              <table:table-cell office:value-type="string">
                <text:p>Lowest execution time</text:p>
                <draw:g>
                  <svg:desc>Sheet1.J192:Sheet1.J192</svg:desc>
                </draw:g>
              </table:table-cell>
              <table:table-cell office:value-type="string">
                <text:p>Average waiting time</text:p>
                <draw:g>
                  <svg:desc>Sheet1.K192:Sheet1.K192</svg:desc>
                </draw:g>
              </table:table-cell>
              <table:table-cell office:value-type="string">
                <text:p>Maximum waiting time</text:p>
                <draw:g>
                  <svg:desc>Sheet1.L192:Sheet1.L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42612">
                <text:p>110042612</text:p>
                <draw:g>
                  <svg:desc>Sheet1.I193:Sheet1.I224</svg:desc>
                </draw:g>
              </table:table-cell>
              <table:table-cell office:value-type="float" office:value="110042612">
                <text:p>110042612</text:p>
                <draw:g>
                  <svg:desc>Sheet1.J193:Sheet1.J224</svg:desc>
                </draw:g>
              </table:table-cell>
              <table:table-cell office:value-type="float" office:value="28912">
                <text:p>28912</text:p>
                <draw:g>
                  <svg:desc>Sheet1.K193:Sheet1.K224</svg:desc>
                </draw:g>
              </table:table-cell>
              <table:table-cell office:value-type="float" office:value="28912">
                <text:p>28912</text:p>
                <draw:g>
                  <svg:desc>Sheet1.L193:Sheet1.L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704708">
                <text:p>54704708</text:p>
              </table:table-cell>
              <table:table-cell office:value-type="float" office:value="54700882">
                <text:p>54700882</text:p>
              </table:table-cell>
              <table:table-cell office:value-type="float" office:value="128156">
                <text:p>128156</text:p>
              </table:table-cell>
              <table:table-cell office:value-type="float" office:value="132123">
                <text:p>132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11014">
                <text:p>36811014</text:p>
              </table:table-cell>
              <table:table-cell office:value-type="float" office:value="36800860">
                <text:p>36800860</text:p>
              </table:table-cell>
              <table:table-cell office:value-type="float" office:value="159028">
                <text:p>159028</text:p>
              </table:table-cell>
              <table:table-cell office:value-type="float" office:value="169434">
                <text:p>16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42640">
                <text:p>27442640</text:p>
              </table:table-cell>
              <table:table-cell office:value-type="float" office:value="27425376">
                <text:p>27425376</text:p>
              </table:table-cell>
              <table:table-cell office:value-type="float" office:value="182303">
                <text:p>182303</text:p>
              </table:table-cell>
              <table:table-cell office:value-type="float" office:value="200691">
                <text:p>20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92638">
                <text:p>22192638</text:p>
              </table:table-cell>
              <table:table-cell office:value-type="float" office:value="22186035">
                <text:p>22186035</text:p>
              </table:table-cell>
              <table:table-cell office:value-type="float" office:value="202021">
                <text:p>202021</text:p>
              </table:table-cell>
              <table:table-cell office:value-type="float" office:value="208663">
                <text:p>20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19682">
                <text:p>18419682</text:p>
              </table:table-cell>
              <table:table-cell office:value-type="float" office:value="18408166">
                <text:p>18408166</text:p>
              </table:table-cell>
              <table:table-cell office:value-type="float" office:value="158604">
                <text:p>158604</text:p>
              </table:table-cell>
              <table:table-cell office:value-type="float" office:value="170210">
                <text:p>170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602">
                <text:p>15750602</text:p>
              </table:table-cell>
              <table:table-cell office:value-type="float" office:value="15725175">
                <text:p>15725175</text:p>
              </table:table-cell>
              <table:table-cell office:value-type="float" office:value="219276">
                <text:p>219276</text:p>
              </table:table-cell>
              <table:table-cell office:value-type="float" office:value="219276">
                <text:p>21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27884">
                <text:p>13827884</text:p>
              </table:table-cell>
              <table:table-cell office:value-type="float" office:value="13809997">
                <text:p>13809997</text:p>
              </table:table-cell>
              <table:table-cell office:value-type="float" office:value="193756">
                <text:p>193756</text:p>
              </table:table-cell>
              <table:table-cell office:value-type="float" office:value="211794">
                <text:p>21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12128">
                <text:p>12212128</text:p>
              </table:table-cell>
              <table:table-cell office:value-type="float" office:value="12171015">
                <text:p>12171015</text:p>
              </table:table-cell>
              <table:table-cell office:value-type="float" office:value="240869">
                <text:p>240869</text:p>
              </table:table-cell>
              <table:table-cell office:value-type="float" office:value="281787">
                <text:p>28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79198">
                <text:p>11079198</text:p>
              </table:table-cell>
              <table:table-cell office:value-type="float" office:value="11062490">
                <text:p>11062490</text:p>
              </table:table-cell>
              <table:table-cell office:value-type="float" office:value="206439">
                <text:p>206439</text:p>
              </table:table-cell>
              <table:table-cell office:value-type="float" office:value="223152">
                <text:p>223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59235">
                <text:p>10059235</text:p>
              </table:table-cell>
              <table:table-cell office:value-type="float" office:value="10016623">
                <text:p>10016623</text:p>
              </table:table-cell>
              <table:table-cell office:value-type="float" office:value="279901">
                <text:p>279901</text:p>
              </table:table-cell>
              <table:table-cell office:value-type="float" office:value="322686">
                <text:p>322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28420">
                <text:p>9228420</text:p>
              </table:table-cell>
              <table:table-cell office:value-type="float" office:value="9180165">
                <text:p>9180165</text:p>
              </table:table-cell>
              <table:table-cell office:value-type="float" office:value="271219">
                <text:p>271219</text:p>
              </table:table-cell>
              <table:table-cell office:value-type="float" office:value="319507">
                <text:p>319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54049">
                <text:p>8554049</text:p>
              </table:table-cell>
              <table:table-cell office:value-type="float" office:value="8540431">
                <text:p>8540431</text:p>
              </table:table-cell>
              <table:table-cell office:value-type="float" office:value="201863">
                <text:p>201863</text:p>
              </table:table-cell>
              <table:table-cell office:value-type="float" office:value="214905">
                <text:p>21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62453">
                <text:p>7962453</text:p>
              </table:table-cell>
              <table:table-cell office:value-type="float" office:value="7943215">
                <text:p>7943215</text:p>
              </table:table-cell>
              <table:table-cell office:value-type="float" office:value="274224">
                <text:p>274224</text:p>
              </table:table-cell>
              <table:table-cell office:value-type="float" office:value="293672">
                <text:p>293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20658">
                <text:p>7620658</text:p>
              </table:table-cell>
              <table:table-cell office:value-type="float" office:value="7606429">
                <text:p>7606429</text:p>
              </table:table-cell>
              <table:table-cell office:value-type="float" office:value="314630">
                <text:p>314630</text:p>
              </table:table-cell>
              <table:table-cell office:value-type="float" office:value="328771">
                <text:p>328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69145">
                <text:p>6969145</text:p>
              </table:table-cell>
              <table:table-cell office:value-type="float" office:value="6948641">
                <text:p>6948641</text:p>
              </table:table-cell>
              <table:table-cell office:value-type="float" office:value="244596">
                <text:p>244596</text:p>
              </table:table-cell>
              <table:table-cell office:value-type="float" office:value="265072">
                <text:p>265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08918">
                <text:p>6608918</text:p>
              </table:table-cell>
              <table:table-cell office:value-type="float" office:value="6589372">
                <text:p>6589372</text:p>
              </table:table-cell>
              <table:table-cell office:value-type="float" office:value="357618">
                <text:p>357618</text:p>
              </table:table-cell>
              <table:table-cell office:value-type="float" office:value="377101">
                <text:p>377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88057">
                <text:p>6488057</text:p>
              </table:table-cell>
              <table:table-cell office:value-type="float" office:value="6464296">
                <text:p>6464296</text:p>
              </table:table-cell>
              <table:table-cell office:value-type="float" office:value="387185">
                <text:p>387185</text:p>
              </table:table-cell>
              <table:table-cell office:value-type="float" office:value="410872">
                <text:p>410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7741">
                <text:p>6267741</text:p>
              </table:table-cell>
              <table:table-cell office:value-type="float" office:value="6251969">
                <text:p>6251969</text:p>
              </table:table-cell>
              <table:table-cell office:value-type="float" office:value="398050">
                <text:p>398050</text:p>
              </table:table-cell>
              <table:table-cell office:value-type="float" office:value="412491">
                <text:p>412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15443">
                <text:p>5915443</text:p>
              </table:table-cell>
              <table:table-cell office:value-type="float" office:value="5903973">
                <text:p>5903973</text:p>
              </table:table-cell>
              <table:table-cell office:value-type="float" office:value="362107">
                <text:p>362107</text:p>
              </table:table-cell>
              <table:table-cell office:value-type="float" office:value="373573">
                <text:p>373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8554">
                <text:p>5578554</text:p>
              </table:table-cell>
              <table:table-cell office:value-type="float" office:value="5550299">
                <text:p>5550299</text:p>
              </table:table-cell>
              <table:table-cell office:value-type="float" office:value="331514">
                <text:p>331514</text:p>
              </table:table-cell>
              <table:table-cell office:value-type="float" office:value="359831">
                <text:p>359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72880">
                <text:p>5472880</text:p>
              </table:table-cell>
              <table:table-cell office:value-type="float" office:value="5451085">
                <text:p>5451085</text:p>
              </table:table-cell>
              <table:table-cell office:value-type="float" office:value="334501">
                <text:p>334501</text:p>
              </table:table-cell>
              <table:table-cell office:value-type="float" office:value="356183">
                <text:p>356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8327">
                <text:p>5548327</text:p>
              </table:table-cell>
              <table:table-cell office:value-type="float" office:value="5520890">
                <text:p>5520890</text:p>
              </table:table-cell>
              <table:table-cell office:value-type="float" office:value="518600">
                <text:p>518600</text:p>
              </table:table-cell>
              <table:table-cell office:value-type="float" office:value="546434">
                <text:p>54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04265">
                <text:p>5204265</text:p>
              </table:table-cell>
              <table:table-cell office:value-type="float" office:value="5188344">
                <text:p>5188344</text:p>
              </table:table-cell>
              <table:table-cell office:value-type="float" office:value="398722">
                <text:p>398722</text:p>
              </table:table-cell>
              <table:table-cell office:value-type="float" office:value="414059">
                <text:p>41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2379">
                <text:p>4912379</text:p>
              </table:table-cell>
              <table:table-cell office:value-type="float" office:value="4883350">
                <text:p>4883350</text:p>
              </table:table-cell>
              <table:table-cell office:value-type="float" office:value="402448">
                <text:p>402448</text:p>
              </table:table-cell>
              <table:table-cell office:value-type="float" office:value="431473">
                <text:p>431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5762">
                <text:p>5195762</text:p>
              </table:table-cell>
              <table:table-cell office:value-type="float" office:value="5180996">
                <text:p>5180996</text:p>
              </table:table-cell>
              <table:table-cell office:value-type="float" office:value="455115">
                <text:p>455115</text:p>
              </table:table-cell>
              <table:table-cell office:value-type="float" office:value="470083">
                <text:p>470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62754">
                <text:p>5262754</text:p>
              </table:table-cell>
              <table:table-cell office:value-type="float" office:value="5231864">
                <text:p>5231864</text:p>
              </table:table-cell>
              <table:table-cell office:value-type="float" office:value="469053">
                <text:p>469053</text:p>
              </table:table-cell>
              <table:table-cell office:value-type="float" office:value="500926">
                <text:p>500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5333">
                <text:p>5285333</text:p>
              </table:table-cell>
              <table:table-cell office:value-type="float" office:value="5248577">
                <text:p>5248577</text:p>
              </table:table-cell>
              <table:table-cell office:value-type="float" office:value="567237">
                <text:p>567237</text:p>
              </table:table-cell>
              <table:table-cell office:value-type="float" office:value="603492">
                <text:p>603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11053">
                <text:p>5311053</text:p>
              </table:table-cell>
              <table:table-cell office:value-type="float" office:value="5292236">
                <text:p>5292236</text:p>
              </table:table-cell>
              <table:table-cell office:value-type="float" office:value="457844">
                <text:p>457844</text:p>
              </table:table-cell>
              <table:table-cell office:value-type="float" office:value="476877">
                <text:p>476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6144">
                <text:p>5356144</text:p>
              </table:table-cell>
              <table:table-cell office:value-type="float" office:value="5330085">
                <text:p>5330085</text:p>
              </table:table-cell>
              <table:table-cell office:value-type="float" office:value="497051">
                <text:p>497051</text:p>
              </table:table-cell>
              <table:table-cell office:value-type="float" office:value="523102">
                <text:p>523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0078">
                <text:p>5260078</text:p>
              </table:table-cell>
              <table:table-cell office:value-type="float" office:value="5236102">
                <text:p>5236102</text:p>
              </table:table-cell>
              <table:table-cell office:value-type="float" office:value="475063">
                <text:p>475063</text:p>
              </table:table-cell>
              <table:table-cell office:value-type="float" office:value="499625">
                <text:p>499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3752">
                <text:p>5243752</text:p>
              </table:table-cell>
              <table:table-cell office:value-type="float" office:value="5203061">
                <text:p>5203061</text:p>
              </table:table-cell>
              <table:table-cell office:value-type="float" office:value="584931">
                <text:p>584931</text:p>
              </table:table-cell>
              <table:table-cell office:value-type="float" office:value="625158">
                <text:p>625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88cm" svg:height="16.024cm" xlink:href=".." xlink:type="simple" chart:class="chart:line" chart:style-name="ch1">
        <chart:title svg:x="7.626cm" svg:y="0.456cm" chart:style-name="ch2">
          <text:p>Ratio avg execution time / (avg execution time + avg waiting time)</text:p>
        </chart:title>
        <chart:legend chart:legend-position="end" svg:x="2.532cm" svg:y="11.116cm" style:legend-expansion="custom" svg:width="5.205cm" svg:height="2.166cm" style:legend-expansion-aspect-ratio="2.40304709141274" chart:style-name="ch3"/>
        <chart:plot-area chart:style-name="ch4" table:cell-range-address="Sheet1.G192:Sheet1.G224 Sheet1.M192:Sheet1.M224" chart:data-source-has-labels="row" svg:x="0.568cm" svg:y="1.353cm" svg:width="27.2cm" svg:height="13.614cm">
          <chart:coordinate-region svg:x="1.295cm" svg:y="1.553cm" svg:width="26.287cm" svg:height="12.767cm"/>
          <chart:axis chart:dimension="x" chart:name="primary-x" chart:style-name="ch5">
            <chart:title svg:x="13.542cm" svg:y="15.28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193:Sheet1.G224" chart:label-cell-address="Sheet1.G192:Sheet1.G192" chart:class="chart:line">
            <chart:data-point chart:repeated="32"/>
          </chart:series>
          <chart:series chart:style-name="ch9" chart:values-cell-range-address="Sheet1.M193:Sheet1.M224" chart:label-cell-address="Sheet1.M192:Sheet1.M19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G192:Sheet1.G192</svg:desc>
                </draw:g>
              </table:table-cell>
              <table:table-cell office:value-type="string">
                <text:p>N = 16384, M = 256</text:p>
                <draw:g>
                  <svg:desc>Sheet1.M192:Sheet1.M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729">
                <text:p>0.988729</text:p>
                <draw:g>
                  <svg:desc>Sheet1.G193:Sheet1.G224</svg:desc>
                </draw:g>
              </table:table-cell>
              <table:table-cell office:value-type="float" office:value="0.999737">
                <text:p>0.999737</text:p>
                <draw:g>
                  <svg:desc>Sheet1.M193:Sheet1.M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2952">
                <text:p>0.972952</text:p>
              </table:table-cell>
              <table:table-cell office:value-type="float" office:value="0.997663">
                <text:p>0.997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68">
                <text:p>0.94668</text:p>
              </table:table-cell>
              <table:table-cell office:value-type="float" office:value="0.995698">
                <text:p>0.995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414">
                <text:p>0.931414</text:p>
              </table:table-cell>
              <table:table-cell office:value-type="float" office:value="0.993401">
                <text:p>0.993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6673">
                <text:p>0.906673</text:p>
              </table:table-cell>
              <table:table-cell office:value-type="float" office:value="0.990979">
                <text:p>0.990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264">
                <text:p>0.890264</text:p>
              </table:table-cell>
              <table:table-cell office:value-type="float" office:value="0.991463">
                <text:p>0.991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349">
                <text:p>0.872349</text:p>
              </table:table-cell>
              <table:table-cell office:value-type="float" office:value="0.986269">
                <text:p>0.986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67">
                <text:p>0.847267</text:p>
              </table:table-cell>
              <table:table-cell office:value-type="float" office:value="0.986182">
                <text:p>0.986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3">
                <text:p>0.8013</text:p>
              </table:table-cell>
              <table:table-cell office:value-type="float" office:value="0.980658">
                <text:p>0.98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7653">
                <text:p>0.807653</text:p>
              </table:table-cell>
              <table:table-cell office:value-type="float" office:value="0.981708">
                <text:p>0.98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8405">
                <text:p>0.748405</text:p>
              </table:table-cell>
              <table:table-cell office:value-type="float" office:value="0.972928">
                <text:p>0.972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7438">
                <text:p>0.757438</text:p>
              </table:table-cell>
              <table:table-cell office:value-type="float" office:value="0.97145">
                <text:p>0.97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6602">
                <text:p>0.706602</text:p>
              </table:table-cell>
              <table:table-cell office:value-type="float" office:value="0.976946">
                <text:p>0.97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8548">
                <text:p>0.668548</text:p>
              </table:table-cell>
              <table:table-cell office:value-type="float" office:value="0.966707">
                <text:p>0.966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8056">
                <text:p>0.668056</text:p>
              </table:table-cell>
              <table:table-cell office:value-type="float" office:value="0.960351">
                <text:p>0.960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7369">
                <text:p>0.577369</text:p>
              </table:table-cell>
              <table:table-cell office:value-type="float" office:value="0.966093">
                <text:p>0.96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8915">
                <text:p>0.618915</text:p>
              </table:table-cell>
              <table:table-cell office:value-type="float" office:value="0.948666">
                <text:p>0.948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9855">
                <text:p>0.519855</text:p>
              </table:table-cell>
              <table:table-cell office:value-type="float" office:value="0.943684">
                <text:p>0.94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873">
                <text:p>0.303873</text:p>
              </table:table-cell>
              <table:table-cell office:value-type="float" office:value="0.940285">
                <text:p>0.94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992">
                <text:p>0.432992</text:p>
              </table:table-cell>
              <table:table-cell office:value-type="float" office:value="0.942317">
                <text:p>0.942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7547">
                <text:p>0.357547</text:p>
              </table:table-cell>
              <table:table-cell office:value-type="float" office:value="0.943907">
                <text:p>0.943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9689">
                <text:p>0.439689</text:p>
              </table:table-cell>
              <table:table-cell office:value-type="float" office:value="0.942401">
                <text:p>0.942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9284">
                <text:p>0.419284</text:p>
              </table:table-cell>
              <table:table-cell office:value-type="float" office:value="0.91452">
                <text:p>0.9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3659">
                <text:p>0.433659</text:p>
              </table:table-cell>
              <table:table-cell office:value-type="float" office:value="0.928838">
                <text:p>0.928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3529">
                <text:p>0.363529</text:p>
              </table:table-cell>
              <table:table-cell office:value-type="float" office:value="0.924278">
                <text:p>0.924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563">
                <text:p>0.345563</text:p>
              </table:table-cell>
              <table:table-cell office:value-type="float" office:value="0.919461">
                <text:p>0.919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8664">
                <text:p>0.278664</text:p>
              </table:table-cell>
              <table:table-cell office:value-type="float" office:value="0.918167">
                <text:p>0.918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578">
                <text:p>0.131578</text:p>
              </table:table-cell>
              <table:table-cell office:value-type="float" office:value="0.903079">
                <text:p>0.903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62">
                <text:p>0.15662</text:p>
              </table:table-cell>
              <table:table-cell office:value-type="float" office:value="0.920636">
                <text:p>0.920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438">
                <text:p>0.18438</text:p>
              </table:table-cell>
              <table:table-cell office:value-type="float" office:value="0.91508">
                <text:p>0.91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202">
                <text:p>0.166202</text:p>
              </table:table-cell>
              <table:table-cell office:value-type="float" office:value="0.917166">
                <text:p>0.917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474">
                <text:p>0.148474</text:p>
              </table:table-cell>
              <table:table-cell office:value-type="float" office:value="0.899646">
                <text:p>0.8996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36cm" svg:height="16.051cm" xlink:href=".." xlink:type="simple" chart:class="chart:line" chart:style-name="ch1">
        <chart:title svg:x="11.433cm" svg:y="0.457cm" chart:style-name="ch2">
          <text:p>Total time to refill the queue</text:p>
        </chart:title>
        <chart:legend chart:legend-position="end" svg:x="3.787cm" svg:y="2.205cm" style:legend-expansion="custom" svg:width="5.669cm" svg:height="1.748cm" style:legend-expansion-aspect-ratio="3.24313501144165" chart:style-name="ch3"/>
        <chart:plot-area chart:style-name="ch4" table:cell-range-address="Sheet1.H192:Sheet1.H224 Sheet1.N192:Sheet1.N224" chart:data-source-has-labels="row" svg:x="1.245cm" svg:y="1.356cm" svg:width="26.777cm" svg:height="13.744cm">
          <chart:coordinate-region svg:x="2.792cm" svg:y="1.556cm" svg:width="25.044cm" svg:height="12.898cm"/>
          <chart:axis chart:dimension="x" chart:name="primary-x" chart:style-name="ch5">
            <chart:title svg:x="14.007cm" svg:y="15.421cm" chart:style-name="ch6">
              <text:p>workers</text:p>
            </chart:title>
          </chart:axis>
          <chart:axis chart:dimension="y" chart:name="primary-y" chart:style-name="ch7">
            <chart:title svg:x="0.115cm" svg:y="9.291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H193:Sheet1.H224" chart:label-cell-address="Sheet1.H192:Sheet1.H192" chart:class="chart:line">
            <chart:data-point chart:repeated="32"/>
          </chart:series>
          <chart:series chart:style-name="ch11" chart:values-cell-range-address="Sheet1.N193:Sheet1.N224" chart:label-cell-address="Sheet1.N192:Sheet1.N192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H192:Sheet1.H192</svg:desc>
                </draw:g>
              </table:table-cell>
              <table:table-cell office:value-type="string">
                <text:p>N = 16384, M = 256</text:p>
                <draw:g>
                  <svg:desc>Sheet1.N192:Sheet1.N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4">
                <text:p>914</text:p>
                <draw:g>
                  <svg:desc>Sheet1.H193:Sheet1.H224</svg:desc>
                </draw:g>
              </table:table-cell>
              <table:table-cell office:value-type="float" office:value="6540">
                <text:p>6540</text:p>
                <draw:g>
                  <svg:desc>Sheet1.N193:Sheet1.N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2">
                <text:p>1262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4">
                <text:p>1294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3">
                <text:p>1323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3">
                <text:p>1633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4">
                <text:p>1294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6">
                <text:p>1236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2">
                <text:p>1452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0">
                <text:p>1380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9">
                <text:p>1349</text:p>
              </table:table-cell>
              <table:table-cell office:value-type="float" office:value="13207">
                <text:p>13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1">
                <text:p>1781</text:p>
              </table:table-cell>
              <table:table-cell office:value-type="float" office:value="13774">
                <text:p>13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7">
                <text:p>1277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0">
                <text:p>1590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9">
                <text:p>1829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5">
                <text:p>1305</text:p>
              </table:table-cell>
              <table:table-cell office:value-type="float" office:value="32556">
                <text:p>32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">
                <text:p>1972</text:p>
              </table:table-cell>
              <table:table-cell office:value-type="float" office:value="23923">
                <text:p>2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5">
                <text:p>1915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0">
                <text:p>1910</text:p>
              </table:table-cell>
              <table:table-cell office:value-type="float" office:value="49727">
                <text:p>49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8">
                <text:p>3208</text:p>
              </table:table-cell>
              <table:table-cell office:value-type="float" office:value="45318">
                <text:p>45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8">
                <text:p>1328</text:p>
              </table:table-cell>
              <table:table-cell office:value-type="float" office:value="54900">
                <text:p>54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8">
                <text:p>2548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6292">
                <text:p>36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9">
                <text:p>1489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6">
                <text:p>1856</text:p>
              </table:table-cell>
              <table:table-cell office:value-type="float" office:value="56234">
                <text:p>5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4">
                <text:p>2724</text:p>
              </table:table-cell>
              <table:table-cell office:value-type="float" office:value="39731">
                <text:p>39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8">
                <text:p>4408</text:p>
              </table:table-cell>
              <table:table-cell office:value-type="float" office:value="44849">
                <text:p>44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6">
                <text:p>4256</text:p>
              </table:table-cell>
              <table:table-cell office:value-type="float" office:value="85280">
                <text:p>8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99">
                <text:p>11099</text:p>
              </table:table-cell>
              <table:table-cell office:value-type="float" office:value="115351">
                <text:p>115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23">
                <text:p>11023</text:p>
              </table:table-cell>
              <table:table-cell office:value-type="float" office:value="66026">
                <text:p>66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7">
                <text:p>6507</text:p>
              </table:table-cell>
              <table:table-cell office:value-type="float" office:value="107999">
                <text:p>107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31">
                <text:p>6731</text:p>
              </table:table-cell>
              <table:table-cell office:value-type="float" office:value="93226">
                <text:p>9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6">
                <text:p>4846</text:p>
              </table:table-cell>
              <table:table-cell office:value-type="float" office:value="155628">
                <text:p>1556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2" style:family="chart">
      <style:graphic-properties draw:stroke="dash" draw:stroke-dash="Dash_20_Dot_20_Dot" svg:stroke-color="#1c1c1c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2cm" svg:height="20.692cm" xlink:href=".." xlink:type="simple" chart:class="chart:line" chart:style-name="ch1">
        <chart:title svg:x="15.267cm" svg:y="0.549cm" chart:style-name="ch2">
          <text:p>Speed Up</text:p>
        </chart:title>
        <chart:legend chart:legend-position="end" svg:x="2.115cm" svg:y="2.509cm" style:legend-expansion="custom" svg:width="7.322cm" svg:height="3.752cm" style:legend-expansion-aspect-ratio="1.95149253731343" chart:style-name="ch3"/>
        <chart:plot-area chart:style-name="ch4" table:cell-range-address="Sheet1.P4:Sheet1.R36 Sheet1.AB4:Sheet1.AB36" chart:data-source-has-labels="row" svg:x="0.65cm" svg:y="1.74cm" svg:width="31.074cm" svg:height="17.554cm">
          <chart:coordinate-region svg:x="1.271cm" svg:y="1.939cm" svg:width="30.266cm" svg:height="16.708cm"/>
          <chart:axis chart:dimension="x" chart:name="primary-x" chart:style-name="ch5">
            <chart:title svg:x="15.561cm" svg:y="19.70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series chart:style-name="ch11" chart:values-cell-range-address="Sheet1.AB5:Sheet1.AB36" chart:label-cell-address="Sheet1.AB4:Sheet1.AB4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  <table:table-cell office:value-type="string">
                <text:p>Maximum Speed Up</text:p>
                <draw:g>
                  <svg:desc>Sheet1.AB4:Sheet1.A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P5:Sheet1.P36</svg:desc>
                </draw:g>
              </table:table-cell>
              <table:table-cell office:value-type="float" office:value="1.0054666873837">
                <text:p>1.0054666873837</text:p>
                <draw:g>
                  <svg:desc>Sheet1.Q5:Sheet1.Q36</svg:desc>
                </draw:g>
              </table:table-cell>
              <table:table-cell office:value-type="float" office:value="1.0072720166862">
                <text:p>1.0072720166862</text:p>
                <draw:g>
                  <svg:desc>Sheet1.R5:Sheet1.R36</svg:desc>
                </draw:g>
              </table:table-cell>
              <table:table-cell office:value-type="float" office:value="0.999983408955195">
                <text:p>0.999983408955195</text:p>
                <draw:g>
                  <svg:desc>Sheet1.AB5:Sheet1.A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212872761748">
                <text:p>1.98212872761748</text:p>
              </table:table-cell>
              <table:table-cell office:value-type="float" office:value="2.0087487410864">
                <text:p>2.0087487410864</text:p>
              </table:table-cell>
              <table:table-cell office:value-type="float" office:value="1.92516498778646">
                <text:p>1.92516498778646</text:p>
              </table:table-cell>
              <table:table-cell office:value-type="float" office:value="1.99986727824754">
                <text:p>1.99986727824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457560302462">
                <text:p>2.94457560302462</text:p>
              </table:table-cell>
              <table:table-cell office:value-type="float" office:value="2.98371890066869">
                <text:p>2.98371890066869</text:p>
              </table:table-cell>
              <table:table-cell office:value-type="float" office:value="2.90599875490338">
                <text:p>2.90599875490338</text:p>
              </table:table-cell>
              <table:table-cell office:value-type="float" office:value="2.99955210123913">
                <text:p>2.99955210123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306804885509">
                <text:p>3.81306804885509</text:p>
              </table:table-cell>
              <table:table-cell office:value-type="float" office:value="3.98262343438756">
                <text:p>3.98262343438756</text:p>
              </table:table-cell>
              <table:table-cell office:value-type="float" office:value="3.39800481453221">
                <text:p>3.39800481453221</text:p>
              </table:table-cell>
              <table:table-cell office:value-type="float" office:value="3.99893843731899">
                <text:p>3.99893843731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175448628856">
                <text:p>4.83175448628856</text:p>
              </table:table-cell>
              <table:table-cell office:value-type="float" office:value="4.9665726635662">
                <text:p>4.9665726635662</text:p>
              </table:table-cell>
              <table:table-cell office:value-type="float" office:value="4.58298707227386">
                <text:p>4.58298707227386</text:p>
              </table:table-cell>
              <table:table-cell office:value-type="float" office:value="4.99792694485899">
                <text:p>4.9979269448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114823026476">
                <text:p>5.86114823026476</text:p>
              </table:table-cell>
              <table:table-cell office:value-type="float" office:value="5.93126884345377">
                <text:p>5.93126884345377</text:p>
              </table:table-cell>
              <table:table-cell office:value-type="float" office:value="5.91986608061857">
                <text:p>5.91986608061857</text:p>
              </table:table-cell>
              <table:table-cell office:value-type="float" office:value="5.99641841410095">
                <text:p>5.9964184141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470481661515">
                <text:p>6.39470481661515</text:p>
              </table:table-cell>
              <table:table-cell office:value-type="float" office:value="6.90305062609409">
                <text:p>6.90305062609409</text:p>
              </table:table-cell>
              <table:table-cell office:value-type="float" office:value="6.84832203048624">
                <text:p>6.84832203048624</text:p>
              </table:table-cell>
              <table:table-cell office:value-type="float" office:value="6.99431379995187">
                <text:p>6.99431379995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4570948661768">
                <text:p>7.44570948661768</text:p>
              </table:table-cell>
              <table:table-cell office:value-type="float" office:value="7.88974375141831">
                <text:p>7.88974375141831</text:p>
              </table:table-cell>
              <table:table-cell office:value-type="float" office:value="7.58830066731584">
                <text:p>7.58830066731584</text:p>
              </table:table-cell>
              <table:table-cell office:value-type="float" office:value="7.99151425466485">
                <text:p>7.99151425466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0845147260242">
                <text:p>8.40845147260242</text:p>
              </table:table-cell>
              <table:table-cell office:value-type="float" office:value="8.77995041639146">
                <text:p>8.77995041639146</text:p>
              </table:table-cell>
              <table:table-cell office:value-type="float" office:value="8.71051077849397">
                <text:p>8.71051077849397</text:p>
              </table:table-cell>
              <table:table-cell office:value-type="float" office:value="8.9879211603827">
                <text:p>8.987921160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9366225236284">
                <text:p>9.39366225236284</text:p>
              </table:table-cell>
              <table:table-cell office:value-type="float" office:value="9.75345832187839">
                <text:p>9.75345832187839</text:p>
              </table:table-cell>
              <table:table-cell office:value-type="float" office:value="8.78689205719545">
                <text:p>8.78689205719545</text:p>
              </table:table-cell>
              <table:table-cell office:value-type="float" office:value="9.98343616152225">
                <text:p>9.9834361615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10350326939">
                <text:p>10.1610350326939</text:p>
              </table:table-cell>
              <table:table-cell office:value-type="float" office:value="10.5783230795076">
                <text:p>10.5783230795076</text:p>
              </table:table-cell>
              <table:table-cell office:value-type="float" office:value="10.5113139829897">
                <text:p>10.5113139829897</text:p>
              </table:table-cell>
              <table:table-cell office:value-type="float" office:value="10.9779611969768">
                <text:p>10.9779611969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84086525881">
                <text:p>11.0184086525881</text:p>
              </table:table-cell>
              <table:table-cell office:value-type="float" office:value="11.5564199442371">
                <text:p>11.5564199442371</text:p>
              </table:table-cell>
              <table:table-cell office:value-type="float" office:value="11.3733742257246">
                <text:p>11.3733742257246</text:p>
              </table:table-cell>
              <table:table-cell office:value-type="float" office:value="11.9713985321146">
                <text:p>11.971398532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433275807055">
                <text:p>11.8433275807055</text:p>
              </table:table-cell>
              <table:table-cell office:value-type="float" office:value="12.5827944658337">
                <text:p>12.5827944658337</text:p>
              </table:table-cell>
              <table:table-cell office:value-type="float" office:value="12.5567489596596">
                <text:p>12.5567489596596</text:p>
              </table:table-cell>
              <table:table-cell office:value-type="float" office:value="12.9636507905523">
                <text:p>12.9636507905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237543209515">
                <text:p>12.8237543209515</text:p>
              </table:table-cell>
              <table:table-cell office:value-type="float" office:value="13.3842215883834">
                <text:p>13.3842215883834</text:p>
              </table:table-cell>
              <table:table-cell office:value-type="float" office:value="13.4039304520266">
                <text:p>13.4039304520266</text:p>
              </table:table-cell>
              <table:table-cell office:value-type="float" office:value="13.9546209856807">
                <text:p>13.9546209856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20272539173">
                <text:p>13.3820272539173</text:p>
              </table:table-cell>
              <table:table-cell office:value-type="float" office:value="14.2316735901052">
                <text:p>14.2316735901052</text:p>
              </table:table-cell>
              <table:table-cell office:value-type="float" office:value="14.4431127140262">
                <text:p>14.4431127140262</text:p>
              </table:table-cell>
              <table:table-cell office:value-type="float" office:value="14.9442125519225">
                <text:p>14.944212551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625839859683">
                <text:p>14.4625839859683</text:p>
              </table:table-cell>
              <table:table-cell office:value-type="float" office:value="15.1457966706932">
                <text:p>15.1457966706932</text:p>
              </table:table-cell>
              <table:table-cell office:value-type="float" office:value="15.0917690715818">
                <text:p>15.0917690715818</text:p>
              </table:table-cell>
              <table:table-cell office:value-type="float" office:value="15.9323293757005">
                <text:p>15.9323293757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363093650323">
                <text:p>14.8363093650323</text:p>
              </table:table-cell>
              <table:table-cell office:value-type="float" office:value="15.9482068342328">
                <text:p>15.9482068342328</text:p>
              </table:table-cell>
              <table:table-cell office:value-type="float" office:value="16.3824260248745">
                <text:p>16.3824260248745</text:p>
              </table:table-cell>
              <table:table-cell office:value-type="float" office:value="16.9188758260966">
                <text:p>16.9188758260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042950117617">
                <text:p>15.8042950117617</text:p>
              </table:table-cell>
              <table:table-cell office:value-type="float" office:value="16.618925044108">
                <text:p>16.618925044108</text:p>
              </table:table-cell>
              <table:table-cell office:value-type="float" office:value="17.1170206907541">
                <text:p>17.1170206907541</text:p>
              </table:table-cell>
              <table:table-cell office:value-type="float" office:value="17.9037567851803">
                <text:p>17.903756785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866942153047">
                <text:p>16.3866942153047</text:p>
              </table:table-cell>
              <table:table-cell office:value-type="float" office:value="17.4918502306132">
                <text:p>17.4918502306132</text:p>
              </table:table-cell>
              <table:table-cell office:value-type="float" office:value="17.5439055751772">
                <text:p>17.5439055751772</text:p>
              </table:table-cell>
              <table:table-cell office:value-type="float" office:value="18.8868776779872">
                <text:p>18.886877677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4579782982219">
                <text:p>16.4579782982219</text:p>
              </table:table-cell>
              <table:table-cell office:value-type="float" office:value="18.1571082062929">
                <text:p>18.1571082062929</text:p>
              </table:table-cell>
              <table:table-cell office:value-type="float" office:value="18.4459183110584">
                <text:p>18.4459183110584</text:p>
              </table:table-cell>
              <table:table-cell office:value-type="float" office:value="19.8681445021287">
                <text:p>19.868144502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347979789471">
                <text:p>16.9347979789471</text:p>
              </table:table-cell>
              <table:table-cell office:value-type="float" office:value="18.2702880268764">
                <text:p>18.2702880268764</text:p>
              </table:table-cell>
              <table:table-cell office:value-type="float" office:value="18.2540628759874">
                <text:p>18.2540628759874</text:p>
              </table:table-cell>
              <table:table-cell office:value-type="float" office:value="20.8474638570133">
                <text:p>20.8474638570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169270652998">
                <text:p>17.1169270652998</text:p>
              </table:table-cell>
              <table:table-cell office:value-type="float" office:value="19.1029645231388">
                <text:p>19.1029645231388</text:p>
              </table:table-cell>
              <table:table-cell office:value-type="float" office:value="18.8750920423294">
                <text:p>18.8750920423294</text:p>
              </table:table-cell>
              <table:table-cell office:value-type="float" office:value="21.8247429726606">
                <text:p>21.8247429726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536227943237">
                <text:p>17.9536227943237</text:p>
              </table:table-cell>
              <table:table-cell office:value-type="float" office:value="19.489864613212">
                <text:p>19.489864613212</text:p>
              </table:table-cell>
              <table:table-cell office:value-type="float" office:value="20.0865494693543">
                <text:p>20.0865494693543</text:p>
              </table:table-cell>
              <table:table-cell office:value-type="float" office:value="22.7998897380912">
                <text:p>22.7998897380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418468755009">
                <text:p>17.5418468755009</text:p>
              </table:table-cell>
              <table:table-cell office:value-type="float" office:value="20.2256511383817">
                <text:p>20.2256511383817</text:p>
              </table:table-cell>
              <table:table-cell office:value-type="float" office:value="19.9088321135421">
                <text:p>19.9088321135421</text:p>
              </table:table-cell>
              <table:table-cell office:value-type="float" office:value="23.7728127292737">
                <text:p>23.7728127292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0527709971959">
                <text:p>18.0527709971959</text:p>
              </table:table-cell>
              <table:table-cell office:value-type="float" office:value="20.2592119775475">
                <text:p>20.2592119775475</text:p>
              </table:table-cell>
              <table:table-cell office:value-type="float" office:value="18.6181297141587">
                <text:p>18.6181297141587</text:p>
              </table:table-cell>
              <table:table-cell office:value-type="float" office:value="24.7434212366118">
                <text:p>24.7434212366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8899504951136">
                <text:p>17.8899504951136</text:p>
              </table:table-cell>
              <table:table-cell office:value-type="float" office:value="19.8372753274118">
                <text:p>19.8372753274118</text:p>
              </table:table-cell>
              <table:table-cell office:value-type="float" office:value="17.9997155126047">
                <text:p>17.9997155126047</text:p>
              </table:table-cell>
              <table:table-cell office:value-type="float" office:value="25.7116252919561">
                <text:p>25.7116252919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1680373587819">
                <text:p>18.1680373587819</text:p>
              </table:table-cell>
              <table:table-cell office:value-type="float" office:value="18.9766362202378">
                <text:p>18.9766362202378</text:p>
              </table:table-cell>
              <table:table-cell office:value-type="float" office:value="19.0267080772061">
                <text:p>19.0267080772061</text:p>
              </table:table-cell>
              <table:table-cell office:value-type="float" office:value="26.677335695123">
                <text:p>26.677335695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118491501996">
                <text:p>17.7118491501996</text:p>
              </table:table-cell>
              <table:table-cell office:value-type="float" office:value="19.7363958669398">
                <text:p>19.7363958669398</text:p>
              </table:table-cell>
              <table:table-cell office:value-type="float" office:value="21.1705928833776">
                <text:p>21.1705928833776</text:p>
              </table:table-cell>
              <table:table-cell office:value-type="float" office:value="27.6404640399062">
                <text:p>27.6404640399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474467644094">
                <text:p>17.9474467644094</text:p>
              </table:table-cell>
              <table:table-cell office:value-type="float" office:value="19.2251033844037">
                <text:p>19.2251033844037</text:p>
              </table:table-cell>
              <table:table-cell office:value-type="float" office:value="20.7418326826257">
                <text:p>20.7418326826257</text:p>
              </table:table-cell>
              <table:table-cell office:value-type="float" office:value="28.6009227395661">
                <text:p>28.6009227395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275771635725">
                <text:p>17.7275771635725</text:p>
              </table:table-cell>
              <table:table-cell office:value-type="float" office:value="19.6589533667352">
                <text:p>19.6589533667352</text:p>
              </table:table-cell>
              <table:table-cell office:value-type="float" office:value="17.2222044360692">
                <text:p>17.2222044360692</text:p>
              </table:table-cell>
              <table:table-cell office:value-type="float" office:value="29.558625051781">
                <text:p>29.558625051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96341731168">
                <text:p>16.96341731168</text:p>
              </table:table-cell>
              <table:table-cell office:value-type="float" office:value="19.2896803378728">
                <text:p>19.2896803378728</text:p>
              </table:table-cell>
              <table:table-cell office:value-type="float" office:value="14.450702039322">
                <text:p>14.450702039322</text:p>
              </table:table-cell>
              <table:table-cell office:value-type="float" office:value="30.5134851030498">
                <text:p>30.5134851030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290348982655">
                <text:p>14.4290348982655</text:p>
              </table:table-cell>
              <table:table-cell office:value-type="float" office:value="19.1514955910043">
                <text:p>19.1514955910043</text:p>
              </table:table-cell>
              <table:table-cell office:value-type="float" office:value="14.5948885886452">
                <text:p>14.5948885886452</text:p>
              </table:table-cell>
              <table:table-cell office:value-type="float" office:value="31.4654179125284">
                <text:p>31.4654179125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7cm" chart:style-name="ch2">
          <text:p>Scalability</text:p>
        </chart:title>
        <chart:legend chart:legend-position="end" svg:x="2.216cm" svg:y="2.426cm" style:legend-expansion="custom" svg:width="7.576cm" svg:height="2.721cm" style:legend-expansion-aspect-ratio="2.78427048879089" chart:style-name="ch3"/>
        <chart:plot-area chart:style-name="ch4" table:cell-range-address="Sheet1.S4:Sheet1.U36" chart:data-source-has-labels="row" svg:x="0.46cm" svg:y="1.743cm" svg:width="30.713cm" svg:height="17.632cm">
          <chart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888273072264">
                <text:p>1.95888273072264</text:p>
              </table:table-cell>
              <table:table-cell office:value-type="float" office:value="1.99782724409628">
                <text:p>1.99782724409628</text:p>
              </table:table-cell>
              <table:table-cell office:value-type="float" office:value="1.9112662278855">
                <text:p>1.911266227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004222768386">
                <text:p>2.91004222768386</text:p>
              </table:table-cell>
              <table:table-cell office:value-type="float" office:value="2.96749652485509">
                <text:p>2.96749652485509</text:p>
              </table:table-cell>
              <table:table-cell office:value-type="float" office:value="2.88501884968844">
                <text:p>2.885018849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834917323997">
                <text:p>3.76834917323997</text:p>
              </table:table-cell>
              <table:table-cell office:value-type="float" office:value="3.96097004939133">
                <text:p>3.96097004939133</text:p>
              </table:table-cell>
              <table:table-cell office:value-type="float" office:value="3.37347286357784">
                <text:p>3.37347286357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7508866624372">
                <text:p>4.77508866624372</text:p>
              </table:table-cell>
              <table:table-cell office:value-type="float" office:value="4.93956958085761">
                <text:p>4.93956958085761</text:p>
              </table:table-cell>
              <table:table-cell office:value-type="float" office:value="4.54990012266133">
                <text:p>4.5499001226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924098927075">
                <text:p>5.7924098927075</text:p>
              </table:table-cell>
              <table:table-cell office:value-type="float" office:value="5.8990207411917">
                <text:p>5.8990207411917</text:p>
              </table:table-cell>
              <table:table-cell office:value-type="float" office:value="5.87712751128956">
                <text:p>5.8771275112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1970903746154">
                <text:p>6.31970903746154</text:p>
              </table:table-cell>
              <table:table-cell office:value-type="float" office:value="6.865518980103">
                <text:p>6.865518980103</text:p>
              </table:table-cell>
              <table:table-cell office:value-type="float" office:value="6.79888045834568">
                <text:p>6.79888045834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5838774146855">
                <text:p>7.35838774146855</text:p>
              </table:table-cell>
              <table:table-cell office:value-type="float" office:value="7.84684748924701">
                <text:p>7.84684748924701</text:p>
              </table:table-cell>
              <table:table-cell office:value-type="float" office:value="7.53351680738676">
                <text:p>7.53351680738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0983888801139">
                <text:p>8.30983888801139</text:p>
              </table:table-cell>
              <table:table-cell office:value-type="float" office:value="8.73221413156665">
                <text:p>8.73221413156665</text:p>
              </table:table-cell>
              <table:table-cell office:value-type="float" office:value="8.6476251044385">
                <text:p>8.6476251044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8349531895078">
                <text:p>9.28349531895078</text:p>
              </table:table-cell>
              <table:table-cell office:value-type="float" office:value="9.70042910845471">
                <text:p>9.70042910845471</text:p>
              </table:table-cell>
              <table:table-cell office:value-type="float" office:value="8.72345494725768">
                <text:p>8.72345494725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18685095881">
                <text:p>10.0418685095881</text:p>
              </table:table-cell>
              <table:table-cell office:value-type="float" office:value="10.5208091051064">
                <text:p>10.5208091051064</text:p>
              </table:table-cell>
              <table:table-cell office:value-type="float" office:value="10.4354273809478">
                <text:p>10.4354273809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891870285052">
                <text:p>10.8891870285052</text:p>
              </table:table-cell>
              <table:table-cell office:value-type="float" office:value="11.4935880912253">
                <text:p>11.4935880912253</text:p>
              </table:table-cell>
              <table:table-cell office:value-type="float" office:value="11.2912639657574">
                <text:p>11.2912639657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044314775768">
                <text:p>11.7044314775768</text:p>
              </table:table-cell>
              <table:table-cell office:value-type="float" office:value="12.5143822502714">
                <text:p>12.5143822502714</text:p>
              </table:table-cell>
              <table:table-cell office:value-type="float" office:value="12.4660953065785">
                <text:p>12.4660953065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733599752304">
                <text:p>12.6733599752304</text:p>
              </table:table-cell>
              <table:table-cell office:value-type="float" office:value="13.3114520414497">
                <text:p>13.3114520414497</text:p>
              </table:table-cell>
              <table:table-cell office:value-type="float" office:value="13.3071605584">
                <text:p>13.307160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250855983846">
                <text:p>13.2250855983846</text:p>
              </table:table-cell>
              <table:table-cell office:value-type="float" office:value="14.154296476134">
                <text:p>14.154296476134</text:p>
              </table:table-cell>
              <table:table-cell office:value-type="float" office:value="14.3388404271791">
                <text:p>14.3388404271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929697839517">
                <text:p>14.2929697839517</text:p>
              </table:table-cell>
              <table:table-cell office:value-type="float" office:value="15.0634495013491">
                <text:p>15.0634495013491</text:p>
              </table:table-cell>
              <table:table-cell office:value-type="float" office:value="14.9828137996248">
                <text:p>14.9828137996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623121888524">
                <text:p>14.6623121888524</text:p>
              </table:table-cell>
              <table:table-cell office:value-type="float" office:value="15.8614969887577">
                <text:p>15.8614969887577</text:p>
              </table:table-cell>
              <table:table-cell office:value-type="float" office:value="16.2641528340782">
                <text:p>16.2641528340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189454995682">
                <text:p>15.6189454995682</text:p>
              </table:table-cell>
              <table:table-cell office:value-type="float" office:value="16.5285685270704">
                <text:p>16.5285685270704</text:p>
              </table:table-cell>
              <table:table-cell office:value-type="float" office:value="16.993444081835">
                <text:p>16.99344408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1945144453745">
                <text:p>16.1945144453745</text:p>
              </table:table-cell>
              <table:table-cell office:value-type="float" office:value="17.396747649719">
                <text:p>17.396747649719</text:p>
              </table:table-cell>
              <table:table-cell office:value-type="float" office:value="17.4172470639008">
                <text:p>17.417247063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649625232699">
                <text:p>16.2649625232699</text:p>
              </table:table-cell>
              <table:table-cell office:value-type="float" office:value="18.0583886409395">
                <text:p>18.0583886409395</text:p>
              </table:table-cell>
              <table:table-cell office:value-type="float" office:value="18.3127477041834">
                <text:p>18.312747704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361901611257">
                <text:p>16.7361901611257</text:p>
              </table:table-cell>
              <table:table-cell office:value-type="float" office:value="18.1709531067777">
                <text:p>18.1709531067777</text:p>
              </table:table-cell>
              <table:table-cell office:value-type="float" office:value="18.1222773725423">
                <text:p>18.122277372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9161832751185">
                <text:p>16.9161832751185</text:p>
              </table:table-cell>
              <table:table-cell office:value-type="float" office:value="18.9991023699116">
                <text:p>18.9991023699116</text:p>
              </table:table-cell>
              <table:table-cell office:value-type="float" office:value="18.7388230087302">
                <text:p>18.7388230087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430664092045">
                <text:p>17.7430664092045</text:p>
              </table:table-cell>
              <table:table-cell office:value-type="float" office:value="19.3838988976612">
                <text:p>19.3838988976612</text:p>
              </table:table-cell>
              <table:table-cell office:value-type="float" office:value="19.9415342991822">
                <text:p>19.9415342991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3361197134271">
                <text:p>17.3361197134271</text:p>
              </table:table-cell>
              <table:table-cell office:value-type="float" office:value="20.1156849771029">
                <text:p>20.1156849771029</text:p>
              </table:table-cell>
              <table:table-cell office:value-type="float" office:value="19.7650999767071">
                <text:p>19.7650999767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410518224032">
                <text:p>17.8410518224032</text:p>
              </table:table-cell>
              <table:table-cell office:value-type="float" office:value="20.1490633471542">
                <text:p>20.1490633471542</text:p>
              </table:table-cell>
              <table:table-cell office:value-type="float" office:value="18.4837158242617">
                <text:p>18.4837158242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6801408455869">
                <text:p>17.6801408455869</text:p>
              </table:table-cell>
              <table:table-cell office:value-type="float" office:value="19.7294207518996">
                <text:p>19.7294207518996</text:p>
              </table:table-cell>
              <table:table-cell office:value-type="float" office:value="17.8697662740811">
                <text:p>17.8697662740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549663638748">
                <text:p>17.9549663638748</text:p>
              </table:table-cell>
              <table:table-cell office:value-type="float" office:value="18.8734609095966">
                <text:p>18.8734609095966</text:p>
              </table:table-cell>
              <table:table-cell office:value-type="float" office:value="18.8893444491803">
                <text:p>18.889344449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041282365119">
                <text:p>17.5041282365119</text:p>
              </table:table-cell>
              <table:table-cell office:value-type="float" office:value="19.6290897695431">
                <text:p>19.6290897695431</text:p>
              </table:table-cell>
              <table:table-cell office:value-type="float" office:value="21.0177514441692">
                <text:p>21.017751444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369628104952">
                <text:p>17.7369628104952</text:p>
              </table:table-cell>
              <table:table-cell office:value-type="float" office:value="19.1205771664389">
                <text:p>19.1205771664389</text:p>
              </table:table-cell>
              <table:table-cell office:value-type="float" office:value="20.5920866846512">
                <text:p>20.5920866846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19671794988">
                <text:p>17.519671794988</text:p>
              </table:table-cell>
              <table:table-cell office:value-type="float" office:value="19.5520683215167">
                <text:p>19.5520683215167</text:p>
              </table:table-cell>
              <table:table-cell office:value-type="float" office:value="17.0978684513922">
                <text:p>17.097868451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644738522272">
                <text:p>16.7644738522272</text:p>
              </table:table-cell>
              <table:table-cell office:value-type="float" office:value="19.1848030172595">
                <text:p>19.1848030172595</text:p>
              </table:table-cell>
              <table:table-cell office:value-type="float" office:value="14.3463749612176">
                <text:p>14.3463749612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598141530298">
                <text:p>14.2598141530298</text:p>
              </table:table-cell>
              <table:table-cell office:value-type="float" office:value="19.0473695760502">
                <text:p>19.0473695760502</text:p>
              </table:table-cell>
              <table:table-cell office:value-type="float" office:value="14.4895205534058">
                <text:p>14.4895205534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23cm" svg:y="0.833cm" chart:style-name="ch2">
          <text:p>Efficency</text:p>
        </chart:title>
        <chart:legend chart:legend-position="end" svg:x="18.728cm" svg:y="3.071cm" style:legend-expansion="custom" svg:width="8.067cm" svg:height="2.845cm" style:legend-expansion-aspect-ratio="2.83550087873462" chart:style-name="ch3"/>
        <chart:plot-area chart:style-name="ch4" table:cell-range-address="Sheet1.V4:Sheet1.X36" chart:data-source-has-labels="row" svg:x="0.633cm" svg:y="1.75cm" svg:width="29.601cm" svg:height="17.783cm">
          <chart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V5:Sheet1.V36</svg:desc>
                </draw:g>
              </table:table-cell>
              <table:table-cell office:value-type="float" office:value="1.0054666873837">
                <text:p>1.0054666873837</text:p>
                <draw:g>
                  <svg:desc>Sheet1.W5:Sheet1.W36</svg:desc>
                </draw:g>
              </table:table-cell>
              <table:table-cell office:value-type="float" office:value="1.0072720166862">
                <text:p>1.0072720166862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064363808738">
                <text:p>0.991064363808738</text:p>
              </table:table-cell>
              <table:table-cell office:value-type="float" office:value="1.0043743705432">
                <text:p>1.0043743705432</text:p>
              </table:table-cell>
              <table:table-cell office:value-type="float" office:value="0.962582493893228">
                <text:p>0.96258249389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1525201008207">
                <text:p>0.981525201008207</text:p>
              </table:table-cell>
              <table:table-cell office:value-type="float" office:value="0.994572966889563">
                <text:p>0.994572966889563</text:p>
              </table:table-cell>
              <table:table-cell office:value-type="float" office:value="0.968666251634459">
                <text:p>0.968666251634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267012213772">
                <text:p>0.953267012213772</text:p>
              </table:table-cell>
              <table:table-cell office:value-type="float" office:value="0.99565585859689">
                <text:p>0.99565585859689</text:p>
              </table:table-cell>
              <table:table-cell office:value-type="float" office:value="0.849501203633053">
                <text:p>0.849501203633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6350897257711">
                <text:p>0.966350897257711</text:p>
              </table:table-cell>
              <table:table-cell office:value-type="float" office:value="0.99331453271324">
                <text:p>0.99331453271324</text:p>
              </table:table-cell>
              <table:table-cell office:value-type="float" office:value="0.916597414454771">
                <text:p>0.91659741445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8038377459">
                <text:p>0.976858038377459</text:p>
              </table:table-cell>
              <table:table-cell office:value-type="float" office:value="0.988544807242295">
                <text:p>0.988544807242295</text:p>
              </table:table-cell>
              <table:table-cell office:value-type="float" office:value="0.986644346769762">
                <text:p>0.986644346769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52925951645">
                <text:p>0.91352925951645</text:p>
              </table:table-cell>
              <table:table-cell office:value-type="float" office:value="0.986150089442013">
                <text:p>0.986150089442013</text:p>
              </table:table-cell>
              <table:table-cell office:value-type="float" office:value="0.978331718640892">
                <text:p>0.97833171864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071368582721">
                <text:p>0.93071368582721</text:p>
              </table:table-cell>
              <table:table-cell office:value-type="float" office:value="0.986217968927289">
                <text:p>0.986217968927289</text:p>
              </table:table-cell>
              <table:table-cell office:value-type="float" office:value="0.94853758341448">
                <text:p>0.9485375834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272385844714">
                <text:p>0.934272385844714</text:p>
              </table:table-cell>
              <table:table-cell office:value-type="float" office:value="0.975550046265718">
                <text:p>0.975550046265718</text:p>
              </table:table-cell>
              <table:table-cell office:value-type="float" office:value="0.967834530943774">
                <text:p>0.967834530943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9366225236284">
                <text:p>0.939366225236284</text:p>
              </table:table-cell>
              <table:table-cell office:value-type="float" office:value="0.975345832187839">
                <text:p>0.975345832187839</text:p>
              </table:table-cell>
              <table:table-cell office:value-type="float" office:value="0.878689205719545">
                <text:p>0.878689205719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73045751763">
                <text:p>0.92373045751763</text:p>
              </table:table-cell>
              <table:table-cell office:value-type="float" office:value="0.961665734500691">
                <text:p>0.961665734500691</text:p>
              </table:table-cell>
              <table:table-cell office:value-type="float" office:value="0.955573998453607">
                <text:p>0.955573998453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8200721049007">
                <text:p>0.918200721049007</text:p>
              </table:table-cell>
              <table:table-cell office:value-type="float" office:value="0.963034995353092">
                <text:p>0.963034995353092</text:p>
              </table:table-cell>
              <table:table-cell office:value-type="float" office:value="0.947781185477053">
                <text:p>0.947781185477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025198515809">
                <text:p>0.911025198515809</text:p>
              </table:table-cell>
              <table:table-cell office:value-type="float" office:value="0.967907266602592">
                <text:p>0.967907266602592</text:p>
              </table:table-cell>
              <table:table-cell office:value-type="float" office:value="0.965903766127665">
                <text:p>0.965903766127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5982451496537">
                <text:p>0.915982451496537</text:p>
              </table:table-cell>
              <table:table-cell office:value-type="float" office:value="0.956015827741672">
                <text:p>0.956015827741672</text:p>
              </table:table-cell>
              <table:table-cell office:value-type="float" office:value="0.957423603716186">
                <text:p>0.957423603716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2135150261156">
                <text:p>0.892135150261156</text:p>
              </table:table-cell>
              <table:table-cell office:value-type="float" office:value="0.948778239340347">
                <text:p>0.948778239340347</text:p>
              </table:table-cell>
              <table:table-cell office:value-type="float" office:value="0.962874180935083">
                <text:p>0.962874180935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3911499123021">
                <text:p>0.903911499123021</text:p>
              </table:table-cell>
              <table:table-cell office:value-type="float" office:value="0.946612291918325">
                <text:p>0.946612291918325</text:p>
              </table:table-cell>
              <table:table-cell office:value-type="float" office:value="0.943235566973866">
                <text:p>0.943235566973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2724080296015">
                <text:p>0.872724080296015</text:p>
              </table:table-cell>
              <table:table-cell office:value-type="float" office:value="0.9381298137784">
                <text:p>0.9381298137784</text:p>
              </table:table-cell>
              <table:table-cell office:value-type="float" office:value="0.963672119110266">
                <text:p>0.963672119110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016389542314">
                <text:p>0.878016389542314</text:p>
              </table:table-cell>
              <table:table-cell office:value-type="float" office:value="0.923273613561556">
                <text:p>0.923273613561556</text:p>
              </table:table-cell>
              <table:table-cell office:value-type="float" office:value="0.950945593930784">
                <text:p>0.95094559393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457590279195">
                <text:p>0.862457590279195</text:p>
              </table:table-cell>
              <table:table-cell office:value-type="float" office:value="0.920623696348063">
                <text:p>0.920623696348063</text:p>
              </table:table-cell>
              <table:table-cell office:value-type="float" office:value="0.923363451325113">
                <text:p>0.923363451325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898914911095">
                <text:p>0.822898914911095</text:p>
              </table:table-cell>
              <table:table-cell office:value-type="float" office:value="0.907855410314645">
                <text:p>0.907855410314645</text:p>
              </table:table-cell>
              <table:table-cell office:value-type="float" office:value="0.92229591555292">
                <text:p>0.9222959155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6418951378434">
                <text:p>0.806418951378434</text:p>
              </table:table-cell>
              <table:table-cell office:value-type="float" office:value="0.870013715565543">
                <text:p>0.870013715565543</text:p>
              </table:table-cell>
              <table:table-cell office:value-type="float" office:value="0.869241089332733">
                <text:p>0.86924108933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042139331808">
                <text:p>0.778042139331808</text:p>
              </table:table-cell>
              <table:table-cell office:value-type="float" office:value="0.868316569233582">
                <text:p>0.868316569233582</text:p>
              </table:table-cell>
              <table:table-cell office:value-type="float" office:value="0.857958729196792">
                <text:p>0.85795872919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0592295405377">
                <text:p>0.780592295405377</text:p>
              </table:table-cell>
              <table:table-cell office:value-type="float" office:value="0.847385417965739">
                <text:p>0.847385417965739</text:p>
              </table:table-cell>
              <table:table-cell office:value-type="float" office:value="0.873328237798013">
                <text:p>0.873328237798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0910286479204">
                <text:p>0.730910286479204</text:p>
              </table:table-cell>
              <table:table-cell office:value-type="float" office:value="0.842735464099238">
                <text:p>0.842735464099238</text:p>
              </table:table-cell>
              <table:table-cell office:value-type="float" office:value="0.829534671397588">
                <text:p>0.829534671397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2110839887835">
                <text:p>0.722110839887835</text:p>
              </table:table-cell>
              <table:table-cell office:value-type="float" office:value="0.8103684791019">
                <text:p>0.8103684791019</text:p>
              </table:table-cell>
              <table:table-cell office:value-type="float" office:value="0.744725188566346">
                <text:p>0.744725188566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807501904283">
                <text:p>0.68807501904283</text:p>
              </table:table-cell>
              <table:table-cell office:value-type="float" office:value="0.762972127977377">
                <text:p>0.762972127977377</text:p>
              </table:table-cell>
              <table:table-cell office:value-type="float" office:value="0.692296750484797">
                <text:p>0.69229675048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2890272547478">
                <text:p>0.672890272547478</text:p>
              </table:table-cell>
              <table:table-cell office:value-type="float" office:value="0.702838378527326">
                <text:p>0.702838378527326</text:p>
              </table:table-cell>
              <table:table-cell office:value-type="float" office:value="0.704692891748376">
                <text:p>0.704692891748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2566041078558">
                <text:p>0.632566041078558</text:p>
              </table:table-cell>
              <table:table-cell office:value-type="float" office:value="0.704871280962136">
                <text:p>0.704871280962136</text:p>
              </table:table-cell>
              <table:table-cell office:value-type="float" office:value="0.756092602977772">
                <text:p>0.75609260297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877474634806">
                <text:p>0.618877474634806</text:p>
              </table:table-cell>
              <table:table-cell office:value-type="float" office:value="0.662934599462196">
                <text:p>0.662934599462196</text:p>
              </table:table-cell>
              <table:table-cell office:value-type="float" office:value="0.715235609745713">
                <text:p>0.715235609745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0919238785751">
                <text:p>0.590919238785751</text:p>
              </table:table-cell>
              <table:table-cell office:value-type="float" office:value="0.65529844555784">
                <text:p>0.65529844555784</text:p>
              </table:table-cell>
              <table:table-cell office:value-type="float" office:value="0.574073481202305">
                <text:p>0.574073481202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7207010054195">
                <text:p>0.547207010054195</text:p>
              </table:table-cell>
              <table:table-cell office:value-type="float" office:value="0.622247752834606">
                <text:p>0.622247752834606</text:p>
              </table:table-cell>
              <table:table-cell office:value-type="float" office:value="0.466151678687807">
                <text:p>0.46615167868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0907340570797">
                <text:p>0.450907340570797</text:p>
              </table:table-cell>
              <table:table-cell office:value-type="float" office:value="0.598484237218883">
                <text:p>0.598484237218883</text:p>
              </table:table-cell>
              <table:table-cell office:value-type="float" office:value="0.456090268395162">
                <text:p>0.456090268395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96cm" svg:y="0.531cm" chart:style-name="ch2">
          <text:p>Completion Time</text:p>
        </chart:title>
        <chart:legend chart:legend-position="end" svg:x="23.014cm" svg:y="2.323cm" style:legend-expansion="custom" svg:width="7.615cm" svg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043.6">
                <text:p>209043.6</text:p>
                <draw:g>
                  <svg:desc>Sheet1.C60:Sheet1.C91</svg:desc>
                </draw:g>
              </table:table-cell>
              <table:table-cell office:value-type="float" office:value="210960">
                <text:p>210960</text:p>
                <draw:g>
                  <svg:desc>Sheet1.M60:Sheet1.M91</svg:desc>
                </draw:g>
              </table:table-cell>
              <table:table-cell office:value-type="float" office:value="215638">
                <text:p>215638</text:p>
                <draw:g>
                  <svg:desc>Sheet1.N60:Sheet1.N91</svg:desc>
                </draw:g>
              </table:table-cell>
              <table:table-cell office:value-type="float" office:value="219414.333333333">
                <text:p>219414.333333333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43.6">
                <text:p>209043.6</text:p>
              </table:table-cell>
              <table:table-cell office:value-type="float" office:value="113843.666666667">
                <text:p>113843.666666667</text:p>
              </table:table-cell>
              <table:table-cell office:value-type="float" office:value="112602">
                <text:p>112602</text:p>
              </table:table-cell>
              <table:table-cell office:value-type="float" office:value="123033.666666667">
                <text:p>123033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43.6">
                <text:p>209043.6</text:p>
              </table:table-cell>
              <table:table-cell office:value-type="float" office:value="78547">
                <text:p>78547</text:p>
              </table:table-cell>
              <table:table-cell office:value-type="float" office:value="77038.6666666667">
                <text:p>77038.6666666667</text:p>
              </table:table-cell>
              <table:table-cell office:value-type="float" office:value="79725">
                <text:p>7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043.6">
                <text:p>209043.6</text:p>
              </table:table-cell>
              <table:table-cell office:value-type="float" office:value="61997">
                <text:p>61997</text:p>
              </table:table-cell>
              <table:table-cell office:value-type="float" office:value="59812.3333333333">
                <text:p>59812.3333333333</text:p>
              </table:table-cell>
              <table:table-cell office:value-type="float" office:value="64744">
                <text:p>6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043.6">
                <text:p>209043.6</text:p>
              </table:table-cell>
              <table:table-cell office:value-type="float" office:value="48109.3333333333">
                <text:p>48109.3333333333</text:p>
              </table:table-cell>
              <table:table-cell office:value-type="float" office:value="47752.3333333333">
                <text:p>47752.3333333333</text:p>
              </table:table-cell>
              <table:table-cell office:value-type="float" office:value="58477">
                <text:p>5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43.6">
                <text:p>209043.6</text:p>
              </table:table-cell>
              <table:table-cell office:value-type="float" office:value="41594.6666666667">
                <text:p>41594.6666666667</text:p>
              </table:table-cell>
              <table:table-cell office:value-type="float" office:value="42128">
                <text:p>42128</text:p>
              </table:table-cell>
              <table:table-cell office:value-type="float" office:value="41895">
                <text:p>41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43.6">
                <text:p>209043.6</text:p>
              </table:table-cell>
              <table:table-cell office:value-type="float" office:value="36620.6666666667">
                <text:p>36620.6666666667</text:p>
              </table:table-cell>
              <table:table-cell office:value-type="float" office:value="37567">
                <text:p>37567</text:p>
              </table:table-cell>
              <table:table-cell office:value-type="float" office:value="41460.6666666667">
                <text:p>41460.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043.6">
                <text:p>209043.6</text:p>
              </table:table-cell>
              <table:table-cell office:value-type="float" office:value="31421.3333333333">
                <text:p>31421.3333333333</text:p>
              </table:table-cell>
              <table:table-cell office:value-type="float" office:value="33047">
                <text:p>33047</text:p>
              </table:table-cell>
              <table:table-cell office:value-type="float" office:value="33688.3333333333">
                <text:p>33688.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043.6">
                <text:p>209043.6</text:p>
              </table:table-cell>
              <table:table-cell office:value-type="float" office:value="30115">
                <text:p>30115</text:p>
              </table:table-cell>
              <table:table-cell office:value-type="float" office:value="29849.3333333333">
                <text:p>29849.3333333333</text:p>
              </table:table-cell>
              <table:table-cell office:value-type="float" office:value="31808.6666666667">
                <text:p>31808.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43.6">
                <text:p>209043.6</text:p>
              </table:table-cell>
              <table:table-cell office:value-type="float" office:value="27415.6666666667">
                <text:p>27415.6666666667</text:p>
              </table:table-cell>
              <table:table-cell office:value-type="float" office:value="29281.6666666667">
                <text:p>29281.6666666667</text:p>
              </table:table-cell>
              <table:table-cell office:value-type="float" office:value="36652">
                <text:p>36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043.6">
                <text:p>209043.6</text:p>
              </table:table-cell>
              <table:table-cell office:value-type="float" office:value="25628">
                <text:p>25628</text:p>
              </table:table-cell>
              <table:table-cell office:value-type="float" office:value="27263.6666666667">
                <text:p>27263.6666666667</text:p>
              </table:table-cell>
              <table:table-cell office:value-type="float" office:value="26558.3333333333">
                <text:p>26558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043.6">
                <text:p>209043.6</text:p>
              </table:table-cell>
              <table:table-cell office:value-type="float" office:value="23798.3333333333">
                <text:p>23798.3333333333</text:p>
              </table:table-cell>
              <table:table-cell office:value-type="float" office:value="25331.3333333333">
                <text:p>25331.3333333333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43.6">
                <text:p>209043.6</text:p>
              </table:table-cell>
              <table:table-cell office:value-type="float" office:value="24449.6666666667">
                <text:p>24449.6666666667</text:p>
              </table:table-cell>
              <table:table-cell office:value-type="float" office:value="25405.3333333333">
                <text:p>25405.3333333333</text:p>
              </table:table-cell>
              <table:table-cell office:value-type="float" office:value="23634.3333333333">
                <text:p>23634.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043.6">
                <text:p>209043.6</text:p>
              </table:table-cell>
              <table:table-cell office:value-type="float" office:value="21566.6666666667">
                <text:p>21566.6666666667</text:p>
              </table:table-cell>
              <table:table-cell office:value-type="float" office:value="25563.6666666667">
                <text:p>25563.6666666667</text:p>
              </table:table-cell>
              <table:table-cell office:value-type="float" office:value="23430.3333333333">
                <text:p>2343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043.6">
                <text:p>209043.6</text:p>
              </table:table-cell>
              <table:table-cell office:value-type="float" office:value="19446">
                <text:p>19446</text:p>
              </table:table-cell>
              <table:table-cell office:value-type="float" office:value="24402.6666666667">
                <text:p>24402.6666666667</text:p>
              </table:table-cell>
              <table:table-cell office:value-type="float" office:value="22855">
                <text:p>22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043.6">
                <text:p>209043.6</text:p>
              </table:table-cell>
              <table:table-cell office:value-type="float" office:value="18847.6666666667">
                <text:p>18847.6666666667</text:p>
              </table:table-cell>
              <table:table-cell office:value-type="float" office:value="24889">
                <text:p>24889</text:p>
              </table:table-cell>
              <table:table-cell office:value-type="float" office:value="31982.3333333333">
                <text:p>31982.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043.6">
                <text:p>209043.6</text:p>
              </table:table-cell>
              <table:table-cell office:value-type="float" office:value="20054.3333333333">
                <text:p>20054.3333333333</text:p>
              </table:table-cell>
              <table:table-cell office:value-type="float" office:value="23158">
                <text:p>23158</text:p>
              </table:table-cell>
              <table:table-cell office:value-type="float" office:value="34294.3333333333">
                <text:p>34294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43.6">
                <text:p>209043.6</text:p>
              </table:table-cell>
              <table:table-cell office:value-type="float" office:value="21302">
                <text:p>21302</text:p>
              </table:table-cell>
              <table:table-cell office:value-type="float" office:value="24336.6666666667">
                <text:p>24336.6666666667</text:p>
              </table:table-cell>
              <table:table-cell office:value-type="float" office:value="52243.3333333333">
                <text:p>52243.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043.6">
                <text:p>209043.6</text:p>
              </table:table-cell>
              <table:table-cell office:value-type="float" office:value="19422.3333333333">
                <text:p>19422.3333333333</text:p>
              </table:table-cell>
              <table:table-cell office:value-type="float" office:value="25540.6666666667">
                <text:p>25540.6666666667</text:p>
              </table:table-cell>
              <table:table-cell office:value-type="float" office:value="32972.6666666667">
                <text:p>32972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043.6">
                <text:p>209043.6</text:p>
              </table:table-cell>
              <table:table-cell office:value-type="float" office:value="20319.3333333333">
                <text:p>20319.3333333333</text:p>
              </table:table-cell>
              <table:table-cell office:value-type="float" office:value="27427">
                <text:p>27427</text:p>
              </table:table-cell>
              <table:table-cell office:value-type="float" office:value="36182.3333333333">
                <text:p>36182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043.6">
                <text:p>209043.6</text:p>
              </table:table-cell>
              <table:table-cell office:value-type="float" office:value="17411.3333333333">
                <text:p>17411.3333333333</text:p>
              </table:table-cell>
              <table:table-cell office:value-type="float" office:value="25802.3333333333">
                <text:p>25802.3333333333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043.6">
                <text:p>209043.6</text:p>
              </table:table-cell>
              <table:table-cell office:value-type="float" office:value="18548.6666666667">
                <text:p>18548.6666666667</text:p>
              </table:table-cell>
              <table:table-cell office:value-type="float" office:value="30481.6666666667">
                <text:p>30481.6666666667</text:p>
              </table:table-cell>
              <table:table-cell office:value-type="float" office:value="34176">
                <text:p>34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43.6">
                <text:p>209043.6</text:p>
              </table:table-cell>
              <table:table-cell office:value-type="float" office:value="17082.3333333333">
                <text:p>17082.3333333333</text:p>
              </table:table-cell>
              <table:table-cell office:value-type="float" office:value="30201">
                <text:p>30201</text:p>
              </table:table-cell>
              <table:table-cell office:value-type="float" office:value="25515.6666666667">
                <text:p>25515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043.6">
                <text:p>209043.6</text:p>
              </table:table-cell>
              <table:table-cell office:value-type="float" office:value="23302.6666666667">
                <text:p>23302.6666666667</text:p>
              </table:table-cell>
              <table:table-cell office:value-type="float" office:value="34588">
                <text:p>34588</text:p>
              </table:table-cell>
              <table:table-cell office:value-type="float" office:value="34333.6666666667">
                <text:p>34333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043.6">
                <text:p>209043.6</text:p>
              </table:table-cell>
              <table:table-cell office:value-type="float" office:value="19752.6666666667">
                <text:p>19752.6666666667</text:p>
              </table:table-cell>
              <table:table-cell office:value-type="float" office:value="40318.3333333333">
                <text:p>40318.3333333333</text:p>
              </table:table-cell>
              <table:table-cell office:value-type="float" office:value="34736.3333333333">
                <text:p>34736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043.6">
                <text:p>209043.6</text:p>
              </table:table-cell>
              <table:table-cell office:value-type="float" office:value="18011.6666666667">
                <text:p>18011.6666666667</text:p>
              </table:table-cell>
              <table:table-cell office:value-type="float" office:value="45028.6666666667">
                <text:p>45028.6666666667</text:p>
              </table:table-cell>
              <table:table-cell office:value-type="float" office:value="35656.3333333333">
                <text:p>3565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043.6">
                <text:p>209043.6</text:p>
              </table:table-cell>
              <table:table-cell office:value-type="float" office:value="19066.6666666667">
                <text:p>19066.6666666667</text:p>
              </table:table-cell>
              <table:table-cell office:value-type="float" office:value="43893">
                <text:p>43893</text:p>
              </table:table-cell>
              <table:table-cell office:value-type="float" office:value="28692.6666666667">
                <text:p>28692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043.6">
                <text:p>209043.6</text:p>
              </table:table-cell>
              <table:table-cell office:value-type="float" office:value="19155">
                <text:p>19155</text:p>
              </table:table-cell>
              <table:table-cell office:value-type="float" office:value="42679">
                <text:p>42679</text:p>
              </table:table-cell>
              <table:table-cell office:value-type="float" office:value="28187.6666666667">
                <text:p>28187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043.6">
                <text:p>209043.6</text:p>
              </table:table-cell>
              <table:table-cell office:value-type="float" office:value="18978">
                <text:p>18978</text:p>
              </table:table-cell>
              <table:table-cell office:value-type="float" office:value="47793">
                <text:p>47793</text:p>
              </table:table-cell>
              <table:table-cell office:value-type="float" office:value="54382.3333333333">
                <text:p>54382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043.6">
                <text:p>209043.6</text:p>
              </table:table-cell>
              <table:table-cell office:value-type="float" office:value="19421.6666666667">
                <text:p>19421.6666666667</text:p>
              </table:table-cell>
              <table:table-cell office:value-type="float" office:value="48624">
                <text:p>48624</text:p>
              </table:table-cell>
              <table:table-cell office:value-type="float" office:value="71277">
                <text:p>71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043.6">
                <text:p>209043.6</text:p>
              </table:table-cell>
              <table:table-cell office:value-type="float" office:value="21971.6666666667">
                <text:p>21971.6666666667</text:p>
              </table:table-cell>
              <table:table-cell office:value-type="float" office:value="53968.6666666667">
                <text:p>53968.6666666667</text:p>
              </table:table-cell>
              <table:table-cell office:value-type="float" office:value="69995.3333333333">
                <text:p>69995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43.6">
                <text:p>209043.6</text:p>
              </table:table-cell>
              <table:table-cell office:value-type="float" office:value="23606.3333333333">
                <text:p>23606.3333333333</text:p>
              </table:table-cell>
              <table:table-cell office:value-type="float" office:value="56067.6666666667">
                <text:p>56067.6666666667</text:p>
              </table:table-cell>
              <table:table-cell office:value-type="float" office:value="44154.3333333333">
                <text:p>44154.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2.902cm" svg:height="21.011cm" xlink:href=".." xlink:type="simple" chart:class="chart:line" chart:style-name="ch1">
        <chart:title svg:x="15.402cm" svg:y="0.556cm" chart:style-name="ch2">
          <text:p>Speed Up</text:p>
        </chart:title>
        <chart:legend chart:legend-position="end" svg:x="1.813cm" svg:y="2.774cm" style:legend-expansion="custom" svg:width="7.24cm" svg:height="3.566cm" style:legend-expansion-aspect-ratio="2.03028603477285" chart:style-name="ch3"/>
        <chart:plot-area chart:style-name="ch4" table:cell-range-address="Sheet1.P59:Sheet1.R91 Sheet1.AB59:Sheet1.AB91" chart:data-source-has-labels="row" svg:x="0.656cm" svg:y="2.001cm" svg:width="31.771cm" svg:height="17.689cm">
          <chart:coordinate-region svg:x="1.277cm" svg:y="2.2cm" svg:width="30.963cm" svg:height="16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P60:Sheet1.P91" chart:label-cell-address="Sheet1.P59:Sheet1.P59" chart:class="chart:line">
            <chart:data-point chart:repeated="32"/>
          </chart:series>
          <chart:series chart:style-name="ch8" chart:values-cell-range-address="Sheet1.Q60:Sheet1.Q91" chart:label-cell-address="Sheet1.Q59:Sheet1.Q59" chart:class="chart:line">
            <chart:data-point chart:repeated="32"/>
          </chart:series>
          <chart:series chart:style-name="ch9" chart:values-cell-range-address="Sheet1.R60:Sheet1.R91" chart:label-cell-address="Sheet1.R59:Sheet1.R59" chart:class="chart:line">
            <chart:data-point chart:repeated="32"/>
          </chart:series>
          <chart:series chart:style-name="ch10" chart:values-cell-range-address="Sheet1.AB60:Sheet1.AB91" chart:label-cell-address="Sheet1.AB59:Sheet1.AB59" chart:class="chart:line">
            <chart:data-point chart:repeated="32"/>
          </chart:series>
          <chart:wall chart:style-name="ch11"/>
          <chart:floor chart:style-name="ch12"/>
        </chart:plot-area>
        <draw:frame draw:style-name="gr1" draw:text-style-name="P1" svg:width="1.255cm" svg:height="0.562cm" svg:x="15.973cm" svg:y="19.918cm">
          <draw:image xlink:href="Pictures/20000011000004E70000023263D9BE3B7B619128.svm" xlink:type="simple" xlink:show="embed" xlink:actuate="onLoad" draw:mime-type="image/x-svm">
            <text:p/>
          </draw:image>
          <draw:image xlink:href="Pictures/1000000100000030000000160A3953A97246F9E6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  <table:table-cell office:value-type="string">
                <text:p>Maximum Speed Up</text:p>
                <draw:g>
                  <svg:desc>Sheet1.AB59:Sheet1.A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P60:Sheet1.P91</svg:desc>
                </draw:g>
              </table:table-cell>
              <table:table-cell office:value-type="float" office:value="0.969419119079197">
                <text:p>0.969419119079197</text:p>
                <draw:g>
                  <svg:desc>Sheet1.Q60:Sheet1.Q91</svg:desc>
                </draw:g>
              </table:table-cell>
              <table:table-cell office:value-type="float" office:value="0.952734476477532">
                <text:p>0.952734476477532</text:p>
                <draw:g>
                  <svg:desc>Sheet1.R60:Sheet1.R91</svg:desc>
                </draw:g>
              </table:table-cell>
              <table:table-cell office:value-type="float" office:value="0.998666779848902">
                <text:p>0.998666779848902</text:p>
                <draw:g>
                  <svg:desc>Sheet1.AB60:Sheet1.A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623389970456">
                <text:p>1.83623389970456</text:p>
              </table:table-cell>
              <table:table-cell office:value-type="float" office:value="1.85648212287526">
                <text:p>1.85648212287526</text:p>
              </table:table-cell>
              <table:table-cell office:value-type="float" office:value="1.69907640456135">
                <text:p>1.69907640456135</text:p>
              </table:table-cell>
              <table:table-cell office:value-type="float" office:value="1.98937672827103">
                <text:p>1.98937672827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613823570601">
                <text:p>2.6613823570601</text:p>
              </table:table-cell>
              <table:table-cell office:value-type="float" office:value="2.7134893300334">
                <text:p>2.7134893300334</text:p>
              </table:table-cell>
              <table:table-cell office:value-type="float" office:value="2.62205832549389">
                <text:p>2.62205832549389</text:p>
              </table:table-cell>
              <table:table-cell office:value-type="float" office:value="2.96438293898806">
                <text:p>2.9643829389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183412100586">
                <text:p>3.37183412100586</text:p>
              </table:table-cell>
              <table:table-cell office:value-type="float" office:value="3.49499155692527">
                <text:p>3.49499155692527</text:p>
              </table:table-cell>
              <table:table-cell office:value-type="float" office:value="3.22877177807982">
                <text:p>3.22877177807982</text:p>
              </table:table-cell>
              <table:table-cell office:value-type="float" office:value="3.91634683167541">
                <text:p>3.9163468316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517765090627">
                <text:p>4.34517765090627</text:p>
              </table:table-cell>
              <table:table-cell office:value-type="float" office:value="4.37766252259925">
                <text:p>4.37766252259925</text:p>
              </table:table-cell>
              <table:table-cell office:value-type="float" office:value="3.57480034885511">
                <text:p>3.57480034885511</text:p>
              </table:table-cell>
              <table:table-cell office:value-type="float" office:value="4.83851457602516">
                <text:p>4.83851457602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573086293114">
                <text:p>5.02573086293114</text:p>
              </table:table-cell>
              <table:table-cell office:value-type="float" office:value="4.9621059627801">
                <text:p>4.9621059627801</text:p>
              </table:table-cell>
              <table:table-cell office:value-type="float" office:value="4.98970282849982">
                <text:p>4.98970282849982</text:p>
              </table:table-cell>
              <table:table-cell office:value-type="float" office:value="5.72486308035799">
                <text:p>5.72486308035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835047605177">
                <text:p>5.70835047605177</text:p>
              </table:table-cell>
              <table:table-cell office:value-type="float" office:value="5.56455399685895">
                <text:p>5.56455399685895</text:p>
              </table:table-cell>
              <table:table-cell office:value-type="float" office:value="5.04197391905581">
                <text:p>5.04197391905581</text:p>
              </table:table-cell>
              <table:table-cell office:value-type="float" office:value="6.57020973048061">
                <text:p>6.5702097304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291946023934">
                <text:p>6.65291946023934</text:p>
              </table:table-cell>
              <table:table-cell office:value-type="float" office:value="6.32564529306745">
                <text:p>6.32564529306745</text:p>
              </table:table-cell>
              <table:table-cell office:value-type="float" office:value="6.20522238163559">
                <text:p>6.20522238163559</text:p>
              </table:table-cell>
              <table:table-cell office:value-type="float" office:value="7.37028301886793">
                <text:p>7.37028301886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4151087497925">
                <text:p>6.94151087497925</text:p>
              </table:table-cell>
              <table:table-cell office:value-type="float" office:value="7.00329208915889">
                <text:p>7.00329208915889</text:p>
              </table:table-cell>
              <table:table-cell office:value-type="float" office:value="6.57190702743486">
                <text:p>6.57190702743486</text:p>
              </table:table-cell>
              <table:table-cell office:value-type="float" office:value="8.12175411840615">
                <text:p>8.12175411840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2496869186717">
                <text:p>7.62496869186717</text:p>
              </table:table-cell>
              <table:table-cell office:value-type="float" office:value="7.13906084580796">
                <text:p>7.13906084580796</text:p>
              </table:table-cell>
              <table:table-cell office:value-type="float" office:value="5.70347047910073">
                <text:p>5.70347047910073</text:p>
              </table:table-cell>
              <table:table-cell office:value-type="float" office:value="8.82223202470225">
                <text:p>8.8222320247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684407679101">
                <text:p>8.15684407679101</text:p>
              </table:table-cell>
              <table:table-cell office:value-type="float" office:value="7.66747930701422">
                <text:p>7.66747930701422</text:p>
              </table:table-cell>
              <table:table-cell office:value-type="float" office:value="7.87111139002198">
                <text:p>7.87111139002198</text:p>
              </table:table-cell>
              <table:table-cell office:value-type="float" office:value="9.47022689802718">
                <text:p>9.47022689802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839596610407">
                <text:p>8.7839596610407</text:p>
              </table:table-cell>
              <table:table-cell office:value-type="float" office:value="8.25237255572809">
                <text:p>8.25237255572809</text:p>
              </table:table-cell>
              <table:table-cell office:value-type="float" office:value="5.75608117410579">
                <text:p>5.75608117410579</text:p>
              </table:table-cell>
              <table:table-cell office:value-type="float" office:value="10.0650875662618">
                <text:p>10.0650875662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4995705462923">
                <text:p>8.54995705462923</text:p>
              </table:table-cell>
              <table:table-cell office:value-type="float" office:value="8.22833525768868">
                <text:p>8.22833525768868</text:p>
              </table:table-cell>
              <table:table-cell office:value-type="float" office:value="8.84491206295927">
                <text:p>8.84491206295927</text:p>
              </table:table-cell>
              <table:table-cell office:value-type="float" office:value="10.6069197912885">
                <text:p>10.6069197912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9290262751158">
                <text:p>9.69290262751158</text:p>
              </table:table-cell>
              <table:table-cell office:value-type="float" office:value="8.17737152990573">
                <text:p>8.17737152990573</text:p>
              </table:table-cell>
              <table:table-cell office:value-type="float" office:value="8.92192172539871">
                <text:p>8.92192172539871</text:p>
              </table:table-cell>
              <table:table-cell office:value-type="float" office:value="11.0964919233391">
                <text:p>11.096491923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499537179883">
                <text:p>10.7499537179883</text:p>
              </table:table-cell>
              <table:table-cell office:value-type="float" office:value="8.56642443448803">
                <text:p>8.56642443448803</text:p>
              </table:table-cell>
              <table:table-cell office:value-type="float" office:value="9.14651498577992">
                <text:p>9.14651498577992</text:p>
              </table:table-cell>
              <table:table-cell office:value-type="float" office:value="11.5351340959339">
                <text:p>11.5351340959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912190722105">
                <text:p>11.0912190722105</text:p>
              </table:table-cell>
              <table:table-cell office:value-type="float" office:value="8.39903571859054">
                <text:p>8.39903571859054</text:p>
              </table:table-cell>
              <table:table-cell office:value-type="float" office:value="6.53622103869846">
                <text:p>6.53622103869846</text:p>
              </table:table-cell>
              <table:table-cell office:value-type="float" office:value="11.9246362985929">
                <text:p>11.9246362985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238618419959">
                <text:p>10.4238618419959</text:p>
              </table:table-cell>
              <table:table-cell office:value-type="float" office:value="9.02684169617411">
                <text:p>9.02684169617411</text:p>
              </table:table-cell>
              <table:table-cell office:value-type="float" office:value="6.0955726407667">
                <text:p>6.0955726407667</text:p>
              </table:table-cell>
              <table:table-cell office:value-type="float" office:value="12.2671496556178">
                <text:p>12.2671496556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133320814947">
                <text:p>9.8133320814947</text:p>
              </table:table-cell>
              <table:table-cell office:value-type="float" office:value="8.58965621147788">
                <text:p>8.58965621147788</text:p>
              </table:table-cell>
              <table:table-cell office:value-type="float" office:value="4.00134498819626">
                <text:p>4.00134498819626</text:p>
              </table:table-cell>
              <table:table-cell office:value-type="float" office:value="12.5650941684002">
                <text:p>12.565094168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630528429471">
                <text:p>10.7630528429471</text:p>
              </table:table-cell>
              <table:table-cell office:value-type="float" office:value="8.18473545456918">
                <text:p>8.18473545456918</text:p>
              </table:table-cell>
              <table:table-cell office:value-type="float" office:value="6.3399057805455">
                <text:p>6.3399057805455</text:p>
              </table:table-cell>
              <table:table-cell office:value-type="float" office:value="12.8210751483702">
                <text:p>12.8210751483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879162702189">
                <text:p>10.2879162702189</text:p>
              </table:table-cell>
              <table:table-cell office:value-type="float" office:value="7.62181791665148">
                <text:p>7.62181791665148</text:p>
              </table:table-cell>
              <table:table-cell office:value-type="float" office:value="5.77750467539407">
                <text:p>5.77750467539407</text:p>
              </table:table-cell>
              <table:table-cell office:value-type="float" office:value="13.0378096479791">
                <text:p>13.037809647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006179882835">
                <text:p>12.006179882835</text:p>
              </table:table-cell>
              <table:table-cell office:value-type="float" office:value="8.1017324014624">
                <text:p>8.1017324014624</text:p>
              </table:table-cell>
              <table:table-cell office:value-type="float" office:value="6.11846865304689">
                <text:p>6.11846865304689</text:p>
              </table:table-cell>
              <table:table-cell office:value-type="float" office:value="13.2180634278215">
                <text:p>13.2180634278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700068288826">
                <text:p>11.2700068288826</text:p>
              </table:table-cell>
              <table:table-cell office:value-type="float" office:value="6.85801082617967">
                <text:p>6.85801082617967</text:p>
              </table:table-cell>
              <table:table-cell office:value-type="float" office:value="6.11667837078652">
                <text:p>6.11667837078652</text:p>
              </table:table-cell>
              <table:table-cell office:value-type="float" office:value="13.3645983938183">
                <text:p>13.3645983938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374148730658">
                <text:p>12.2374148730658</text:p>
              </table:table-cell>
              <table:table-cell office:value-type="float" office:value="6.92174431310222">
                <text:p>6.92174431310222</text:p>
              </table:table-cell>
              <table:table-cell office:value-type="float" office:value="8.19275477811017">
                <text:p>8.19275477811017</text:p>
              </table:table-cell>
              <table:table-cell office:value-type="float" office:value="13.4801299953406">
                <text:p>13.4801299953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7080162499283">
                <text:p>8.97080162499283</text:p>
              </table:table-cell>
              <table:table-cell office:value-type="float" office:value="6.0438186654331">
                <text:p>6.0438186654331</text:p>
              </table:table-cell>
              <table:table-cell office:value-type="float" office:value="6.08858943117057">
                <text:p>6.08858943117057</text:p>
              </table:table-cell>
              <table:table-cell office:value-type="float" office:value="13.5672937771346">
                <text:p>13.5672937771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830571399642">
                <text:p>10.5830571399642</text:p>
              </table:table-cell>
              <table:table-cell office:value-type="float" office:value="5.1848274151544">
                <text:p>5.1848274151544</text:p>
              </table:table-cell>
              <table:table-cell office:value-type="float" office:value="6.01800996075196">
                <text:p>6.01800996075196</text:p>
              </table:table-cell>
              <table:table-cell office:value-type="float" office:value="13.6286201022147">
                <text:p>13.628620102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60109188489">
                <text:p>11.6060109188489</text:p>
              </table:table-cell>
              <table:table-cell office:value-type="float" office:value="4.64245591697141">
                <text:p>4.64245591697141</text:p>
              </table:table-cell>
              <table:table-cell office:value-type="float" office:value="5.86273406313979">
                <text:p>5.86273406313979</text:p>
              </table:table-cell>
              <table:table-cell office:value-type="float" office:value="13.6665159845674">
                <text:p>13.6665159845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638251748252">
                <text:p>10.9638251748252</text:p>
              </table:table-cell>
              <table:table-cell office:value-type="float" office:value="4.76257261977992">
                <text:p>4.76257261977992</text:p>
              </table:table-cell>
              <table:table-cell office:value-type="float" office:value="7.28561072515625">
                <text:p>7.28561072515625</text:p>
              </table:table-cell>
              <table:table-cell office:value-type="float" office:value="13.6832529653383">
                <text:p>13.683252965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9132654659358">
                <text:p>10.9132654659358</text:p>
              </table:table-cell>
              <table:table-cell office:value-type="float" office:value="4.89804353429087">
                <text:p>4.89804353429087</text:p>
              </table:table-cell>
              <table:table-cell office:value-type="float" office:value="7.41613708122937">
                <text:p>7.41613708122937</text:p>
              </table:table-cell>
              <table:table-cell office:value-type="float" office:value="13.6809600125083">
                <text:p>13.6809600125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1504900411">
                <text:p>11.01504900411</text:p>
              </table:table-cell>
              <table:table-cell office:value-type="float" office:value="4.37393760592555">
                <text:p>4.37393760592555</text:p>
              </table:table-cell>
              <table:table-cell office:value-type="float" office:value="3.84396158066039">
                <text:p>3.84396158066039</text:p>
              </table:table-cell>
              <table:table-cell office:value-type="float" office:value="13.6616205037369">
                <text:p>13.6616205037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63422294688">
                <text:p>10.763422294688</text:p>
              </table:table-cell>
              <table:table-cell office:value-type="float" office:value="4.29918558736426">
                <text:p>4.29918558736426</text:p>
              </table:table-cell>
              <table:table-cell office:value-type="float" office:value="2.93283387347952">
                <text:p>2.93283387347952</text:p>
              </table:table-cell>
              <table:table-cell office:value-type="float" office:value="13.6270724506019">
                <text:p>13.6270724506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1423499962071">
                <text:p>9.51423499962071</text:p>
              </table:table-cell>
              <table:table-cell office:value-type="float" office:value="3.87342532086519">
                <text:p>3.87342532086519</text:p>
              </table:table-cell>
              <table:table-cell office:value-type="float" office:value="2.9865362452735">
                <text:p>2.9865362452735</text:p>
              </table:table-cell>
              <table:table-cell office:value-type="float" office:value="13.5790112289662">
                <text:p>13.579011228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554032110027">
                <text:p>8.8554032110027</text:p>
              </table:table-cell>
              <table:table-cell office:value-type="float" office:value="3.72841625892523">
                <text:p>3.72841625892523</text:p>
              </table:table-cell>
              <table:table-cell office:value-type="float" office:value="4.73438469610382">
                <text:p>4.73438469610382</text:p>
              </table:table-cell>
              <table:table-cell office:value-type="float" office:value="13.5189941868325">
                <text:p>13.51899418683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svg:width="7.212cm" svg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306751070912">
                <text:p>1.85306751070912</text:p>
              </table:table-cell>
              <table:table-cell office:value-type="float" office:value="1.91504591392693">
                <text:p>1.91504591392693</text:p>
              </table:table-cell>
              <table:table-cell office:value-type="float" office:value="1.78336823796196">
                <text:p>1.7833682379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7804881154">
                <text:p>2.6857804881154</text:p>
              </table:table-cell>
              <table:table-cell office:value-type="float" office:value="2.79908790390972">
                <text:p>2.79908790390972</text:p>
              </table:table-cell>
              <table:table-cell office:value-type="float" office:value="2.7521396467022">
                <text:p>2.752139646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274529412713">
                <text:p>3.40274529412713</text:p>
              </table:table-cell>
              <table:table-cell office:value-type="float" office:value="3.6052430658114">
                <text:p>3.6052430658114</text:p>
              </table:table-cell>
              <table:table-cell office:value-type="float" office:value="3.38895238683636">
                <text:p>3.3889523868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8501191729949">
                <text:p>4.38501191729949</text:p>
              </table:table-cell>
              <table:table-cell office:value-type="float" office:value="4.51575839226006">
                <text:p>4.51575839226006</text:p>
              </table:table-cell>
              <table:table-cell office:value-type="float" office:value="3.75214756798969">
                <text:p>3.752147567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180407744582">
                <text:p>5.07180407744582</text:p>
              </table:table-cell>
              <table:table-cell office:value-type="float" office:value="5.11863843524497">
                <text:p>5.11863843524497</text:p>
              </table:table-cell>
              <table:table-cell office:value-type="float" office:value="5.23724390340931">
                <text:p>5.23724390340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068158234876">
                <text:p>5.76068158234876</text:p>
              </table:table-cell>
              <table:table-cell office:value-type="float" office:value="5.74009103734661">
                <text:p>5.74009103734661</text:p>
              </table:table-cell>
              <table:table-cell office:value-type="float" office:value="5.29210818285603">
                <text:p>5.2921081828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1390987015192">
                <text:p>6.71390987015192</text:p>
              </table:table-cell>
              <table:table-cell office:value-type="float" office:value="6.52519139407511">
                <text:p>6.52519139407511</text:p>
              </table:table-cell>
              <table:table-cell office:value-type="float" office:value="6.51306584871122">
                <text:p>6.51306584871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514693674249">
                <text:p>7.00514693674249</text:p>
              </table:table-cell>
              <table:table-cell office:value-type="float" office:value="7.22421494617412">
                <text:p>7.22421494617412</text:p>
              </table:table-cell>
              <table:table-cell office:value-type="float" office:value="6.8979418607088">
                <text:p>6.8979418607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9487032961688">
                <text:p>7.69487032961688</text:p>
              </table:table-cell>
              <table:table-cell office:value-type="float" office:value="7.36426660595367">
                <text:p>7.36426660595367</text:p>
              </table:table-cell>
              <table:table-cell office:value-type="float" office:value="5.98642184146385">
                <text:p>5.98642184146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3162166380521">
                <text:p>8.23162166380521</text:p>
              </table:table-cell>
              <table:table-cell office:value-type="float" office:value="7.9093543299385">
                <text:p>7.9093543299385</text:p>
              </table:table-cell>
              <table:table-cell office:value-type="float" office:value="8.26160025101977">
                <text:p>8.2616002510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6448630856504">
                <text:p>8.86448630856504</text:p>
              </table:table-cell>
              <table:table-cell office:value-type="float" office:value="8.51269837092402">
                <text:p>8.51269837092402</text:p>
              </table:table-cell>
              <table:table-cell office:value-type="float" office:value="6.04164257326687">
                <text:p>6.04164257326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283384913223">
                <text:p>8.6283384913223</text:p>
              </table:table-cell>
              <table:table-cell office:value-type="float" office:value="8.48790280256114">
                <text:p>8.48790280256114</text:p>
              </table:table-cell>
              <table:table-cell office:value-type="float" office:value="9.28371154958182">
                <text:p>9.2837115495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176197836165">
                <text:p>9.78176197836165</text:p>
              </table:table-cell>
              <table:table-cell office:value-type="float" office:value="8.43533139481817">
                <text:p>8.43533139481817</text:p>
              </table:table-cell>
              <table:table-cell office:value-type="float" office:value="9.36454169097039">
                <text:p>9.36454169097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485035482876">
                <text:p>10.8485035482876</text:p>
              </table:table-cell>
              <table:table-cell office:value-type="float" office:value="8.83665719593487">
                <text:p>8.83665719593487</text:p>
              </table:table-cell>
              <table:table-cell office:value-type="float" office:value="9.60027710931232">
                <text:p>9.60027710931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928974408857">
                <text:p>11.1928974408857</text:p>
              </table:table-cell>
              <table:table-cell office:value-type="float" office:value="8.66398810719595">
                <text:p>8.66398810719595</text:p>
              </table:table-cell>
              <table:table-cell office:value-type="float" office:value="6.86048547635674">
                <text:p>6.86048547635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194222362582">
                <text:p>10.5194222362582</text:p>
              </table:table-cell>
              <table:table-cell office:value-type="float" office:value="9.3115985836428">
                <text:p>9.3115985836428</text:p>
              </table:table-cell>
              <table:table-cell office:value-type="float" office:value="6.39797634205845">
                <text:p>6.39797634205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0329546521453">
                <text:p>9.90329546521453</text:p>
              </table:table-cell>
              <table:table-cell office:value-type="float" office:value="8.86062183262567">
                <text:p>8.86062183262567</text:p>
              </table:table-cell>
              <table:table-cell office:value-type="float" office:value="4.1998532508135">
                <text:p>4.1998532508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617227590231">
                <text:p>10.8617227590231</text:p>
              </table:table-cell>
              <table:table-cell office:value-type="float" office:value="8.44292761869959">
                <text:p>8.44292761869959</text:p>
              </table:table-cell>
              <table:table-cell office:value-type="float" office:value="6.65443094280109">
                <text:p>6.65443094280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822303881361">
                <text:p>10.3822303881361</text:p>
              </table:table-cell>
              <table:table-cell office:value-type="float" office:value="7.86225252488424">
                <text:p>7.86225252488424</text:p>
              </table:table-cell>
              <table:table-cell office:value-type="float" office:value="6.06412890268731">
                <text:p>6.06412890268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162461232148">
                <text:p>12.1162461232148</text:p>
              </table:table-cell>
              <table:table-cell office:value-type="float" office:value="8.35730618677897">
                <text:p>8.35730618677897</text:p>
              </table:table-cell>
              <table:table-cell office:value-type="float" office:value="6.422008234307">
                <text:p>6.422008234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733242281565">
                <text:p>11.3733242281565</text:p>
              </table:table-cell>
              <table:table-cell office:value-type="float" office:value="7.07435070260812">
                <text:p>7.07435070260812</text:p>
              </table:table-cell>
              <table:table-cell office:value-type="float" office:value="6.42012913545567">
                <text:p>6.42012913545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96009522509">
                <text:p>12.3496009522509</text:p>
              </table:table-cell>
              <table:table-cell office:value-type="float" office:value="7.14009469885103">
                <text:p>7.14009469885103</text:p>
              </table:table-cell>
              <table:table-cell office:value-type="float" office:value="8.59920049120146">
                <text:p>8.59920049120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530411397837">
                <text:p>9.0530411397837</text:p>
              </table:table-cell>
              <table:table-cell office:value-type="float" office:value="6.23447438417948">
                <text:p>6.23447438417948</text:p>
              </table:table-cell>
              <table:table-cell office:value-type="float" office:value="6.39064669275054">
                <text:p>6.39064669275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800769516352">
                <text:p>10.6800769516352</text:p>
              </table:table-cell>
              <table:table-cell office:value-type="float" office:value="5.3483857633004">
                <text:p>5.3483857633004</text:p>
              </table:table-cell>
              <table:table-cell office:value-type="float" office:value="6.31656574768014">
                <text:p>6.31656574768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1240862404">
                <text:p>11.71240862404</text:p>
              </table:table-cell>
              <table:table-cell office:value-type="float" office:value="4.78890484580193">
                <text:p>4.78890484580193</text:p>
              </table:table-cell>
              <table:table-cell office:value-type="float" office:value="6.15358655311352">
                <text:p>6.15358655311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643356643356">
                <text:p>11.0643356643356</text:p>
              </table:table-cell>
              <table:table-cell office:value-type="float" office:value="4.91281069874468">
                <text:p>4.91281069874468</text:p>
              </table:table-cell>
              <table:table-cell office:value-type="float" office:value="7.64705267315688">
                <text:p>7.64705267315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133124510572">
                <text:p>11.0133124510572</text:p>
              </table:table-cell>
              <table:table-cell office:value-type="float" office:value="5.0525551207854">
                <text:p>5.0525551207854</text:p>
              </table:table-cell>
              <table:table-cell office:value-type="float" office:value="7.78405449191725">
                <text:p>7.7840544919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1160290863105">
                <text:p>11.1160290863105</text:p>
              </table:table-cell>
              <table:table-cell office:value-type="float" office:value="4.51191597095809">
                <text:p>4.51191597095809</text:p>
              </table:table-cell>
              <table:table-cell office:value-type="float" office:value="4.03466199194591">
                <text:p>4.0346619919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620955977001">
                <text:p>10.8620955977001</text:p>
              </table:table-cell>
              <table:table-cell office:value-type="float" office:value="4.43480585718987">
                <text:p>4.43480585718987</text:p>
              </table:table-cell>
              <table:table-cell office:value-type="float" office:value="3.07833288905724">
                <text:p>3.0783328890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0145642114843">
                <text:p>9.60145642114843</text:p>
              </table:table-cell>
              <table:table-cell office:value-type="float" office:value="3.9956147394167">
                <text:p>3.9956147394167</text:p>
              </table:table-cell>
              <table:table-cell office:value-type="float" office:value="3.13469945615422">
                <text:p>3.13469945615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3658481480959">
                <text:p>8.93658481480959</text:p>
              </table:table-cell>
              <table:table-cell office:value-type="float" office:value="3.84603128362752">
                <text:p>3.84603128362752</text:p>
              </table:table-cell>
              <table:table-cell office:value-type="float" office:value="4.9692593403441">
                <text:p>4.96925934034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svg:width="8.129cm" svg:height="3.598cm" style:legend-expansion-aspect-ratio="2.25931072818232" chart:style-name="ch3"/>
        <chart:plot-area chart:style-name="ch4" table:cell-range-address="Sheet1.V59:Sheet1.X91" chart:data-source-has-labels="row" svg:x="0.65cm" svg:y="1.784cm" svg:width="30.917cm" svg:height="18.051cm">
          <chart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V60:Sheet1.V91</svg:desc>
                </draw:g>
              </table:table-cell>
              <table:table-cell office:value-type="float" office:value="0.969419119079197">
                <text:p>0.969419119079197</text:p>
                <draw:g>
                  <svg:desc>Sheet1.W60:Sheet1.W91</svg:desc>
                </draw:g>
              </table:table-cell>
              <table:table-cell office:value-type="float" office:value="0.952734476477532">
                <text:p>0.952734476477532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811694985228">
                <text:p>0.91811694985228</text:p>
              </table:table-cell>
              <table:table-cell office:value-type="float" office:value="0.92824106143763">
                <text:p>0.92824106143763</text:p>
              </table:table-cell>
              <table:table-cell office:value-type="float" office:value="0.849538202280674">
                <text:p>0.849538202280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127452353368">
                <text:p>0.887127452353368</text:p>
              </table:table-cell>
              <table:table-cell office:value-type="float" office:value="0.904496443344467">
                <text:p>0.904496443344467</text:p>
              </table:table-cell>
              <table:table-cell office:value-type="float" office:value="0.874019441831295">
                <text:p>0.87401944183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958530251464">
                <text:p>0.842958530251464</text:p>
              </table:table-cell>
              <table:table-cell office:value-type="float" office:value="0.873747889231317">
                <text:p>0.873747889231317</text:p>
              </table:table-cell>
              <table:table-cell office:value-type="float" office:value="0.807192944519955">
                <text:p>0.807192944519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035530181254">
                <text:p>0.869035530181254</text:p>
              </table:table-cell>
              <table:table-cell office:value-type="float" office:value="0.87553250451985">
                <text:p>0.87553250451985</text:p>
              </table:table-cell>
              <table:table-cell office:value-type="float" office:value="0.714960069771021">
                <text:p>0.714960069771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7621810488523">
                <text:p>0.837621810488523</text:p>
              </table:table-cell>
              <table:table-cell office:value-type="float" office:value="0.82701766046335">
                <text:p>0.82701766046335</text:p>
              </table:table-cell>
              <table:table-cell office:value-type="float" office:value="0.831617138083304">
                <text:p>0.83161713808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478639435967">
                <text:p>0.815478639435967</text:p>
              </table:table-cell>
              <table:table-cell office:value-type="float" office:value="0.794936285265564">
                <text:p>0.794936285265564</text:p>
              </table:table-cell>
              <table:table-cell office:value-type="float" office:value="0.720281988436544">
                <text:p>0.72028198843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1614932529917">
                <text:p>0.831614932529917</text:p>
              </table:table-cell>
              <table:table-cell office:value-type="float" office:value="0.790705661633431">
                <text:p>0.790705661633431</text:p>
              </table:table-cell>
              <table:table-cell office:value-type="float" office:value="0.775652797704448">
                <text:p>0.77565279770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278986108805">
                <text:p>0.771278986108805</text:p>
              </table:table-cell>
              <table:table-cell office:value-type="float" office:value="0.778143565462099">
                <text:p>0.778143565462099</text:p>
              </table:table-cell>
              <table:table-cell office:value-type="float" office:value="0.730211891937207">
                <text:p>0.73021189193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2496869186717">
                <text:p>0.762496869186717</text:p>
              </table:table-cell>
              <table:table-cell office:value-type="float" office:value="0.713906084580796">
                <text:p>0.713906084580796</text:p>
              </table:table-cell>
              <table:table-cell office:value-type="float" office:value="0.570347047910073">
                <text:p>0.57034704791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1531279708274">
                <text:p>0.741531279708274</text:p>
              </table:table-cell>
              <table:table-cell office:value-type="float" office:value="0.697043573364929">
                <text:p>0.697043573364929</text:p>
              </table:table-cell>
              <table:table-cell office:value-type="float" office:value="0.715555580911089">
                <text:p>0.715555580911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1996638420059">
                <text:p>0.731996638420059</text:p>
              </table:table-cell>
              <table:table-cell office:value-type="float" office:value="0.687697712977341">
                <text:p>0.687697712977341</text:p>
              </table:table-cell>
              <table:table-cell office:value-type="float" office:value="0.479673431175483">
                <text:p>0.47967343117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7689004202248">
                <text:p>0.657689004202248</text:p>
              </table:table-cell>
              <table:table-cell office:value-type="float" office:value="0.632948865976052">
                <text:p>0.632948865976052</text:p>
              </table:table-cell>
              <table:table-cell office:value-type="float" office:value="0.680377850996867">
                <text:p>0.680377850996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350187679398">
                <text:p>0.692350187679398</text:p>
              </table:table-cell>
              <table:table-cell office:value-type="float" office:value="0.584097966421838">
                <text:p>0.584097966421838</text:p>
              </table:table-cell>
              <table:table-cell office:value-type="float" office:value="0.637280123242765">
                <text:p>0.637280123242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663581199218">
                <text:p>0.716663581199218</text:p>
              </table:table-cell>
              <table:table-cell office:value-type="float" office:value="0.571094962299202">
                <text:p>0.571094962299202</text:p>
              </table:table-cell>
              <table:table-cell office:value-type="float" office:value="0.609767665718661">
                <text:p>0.609767665718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3201192013157">
                <text:p>0.693201192013157</text:p>
              </table:table-cell>
              <table:table-cell office:value-type="float" office:value="0.524939732411909">
                <text:p>0.524939732411909</text:p>
              </table:table-cell>
              <table:table-cell office:value-type="float" office:value="0.408513814918653">
                <text:p>0.408513814918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3168343646819">
                <text:p>0.613168343646819</text:p>
              </table:table-cell>
              <table:table-cell office:value-type="float" office:value="0.530990688010242">
                <text:p>0.530990688010242</text:p>
              </table:table-cell>
              <table:table-cell office:value-type="float" office:value="0.358563096515688">
                <text:p>0.358563096515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5185115638594">
                <text:p>0.545185115638594</text:p>
              </table:table-cell>
              <table:table-cell office:value-type="float" office:value="0.477203122859882">
                <text:p>0.477203122859882</text:p>
              </table:table-cell>
              <table:table-cell office:value-type="float" office:value="0.222296943788681">
                <text:p>0.22229694378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476465418271">
                <text:p>0.566476465418271</text:p>
              </table:table-cell>
              <table:table-cell office:value-type="float" office:value="0.430775550240483">
                <text:p>0.430775550240483</text:p>
              </table:table-cell>
              <table:table-cell office:value-type="float" office:value="0.333679251607658">
                <text:p>0.333679251607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95813510943">
                <text:p>0.514395813510943</text:p>
              </table:table-cell>
              <table:table-cell office:value-type="float" office:value="0.381090895832574">
                <text:p>0.381090895832574</text:p>
              </table:table-cell>
              <table:table-cell office:value-type="float" office:value="0.288875233769704">
                <text:p>0.288875233769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722851563569">
                <text:p>0.571722851563569</text:p>
              </table:table-cell>
              <table:table-cell office:value-type="float" office:value="0.385796781022019">
                <text:p>0.385796781022019</text:p>
              </table:table-cell>
              <table:table-cell office:value-type="float" office:value="0.29135565014509">
                <text:p>0.29135565014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27303767648">
                <text:p>0.51227303767648</text:p>
              </table:table-cell>
              <table:table-cell office:value-type="float" office:value="0.311727764826349">
                <text:p>0.311727764826349</text:p>
              </table:table-cell>
              <table:table-cell office:value-type="float" office:value="0.278030835035751">
                <text:p>0.278030835035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2061516220251">
                <text:p>0.532061516220251</text:p>
              </table:table-cell>
              <table:table-cell office:value-type="float" office:value="0.300945404917488">
                <text:p>0.300945404917488</text:p>
              </table:table-cell>
              <table:table-cell office:value-type="float" office:value="0.356206729483051">
                <text:p>0.35620672948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3783401041368">
                <text:p>0.373783401041368</text:p>
              </table:table-cell>
              <table:table-cell office:value-type="float" office:value="0.251825777726379">
                <text:p>0.251825777726379</text:p>
              </table:table-cell>
              <table:table-cell office:value-type="float" office:value="0.253691226298774">
                <text:p>0.253691226298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3322285598568">
                <text:p>0.423322285598568</text:p>
              </table:table-cell>
              <table:table-cell office:value-type="float" office:value="0.207393096606176">
                <text:p>0.207393096606176</text:p>
              </table:table-cell>
              <table:table-cell office:value-type="float" office:value="0.240720398430078">
                <text:p>0.24072039843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6385035340341">
                <text:p>0.446385035340341</text:p>
              </table:table-cell>
              <table:table-cell office:value-type="float" office:value="0.178555996806593">
                <text:p>0.178555996806593</text:p>
              </table:table-cell>
              <table:table-cell office:value-type="float" office:value="0.225489771659223">
                <text:p>0.225489771659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6067599067598">
                <text:p>0.406067599067598</text:p>
              </table:table-cell>
              <table:table-cell office:value-type="float" office:value="0.176391578510367">
                <text:p>0.176391578510367</text:p>
              </table:table-cell>
              <table:table-cell office:value-type="float" office:value="0.269837434265046">
                <text:p>0.26983743426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759480926278">
                <text:p>0.389759480926278</text:p>
              </table:table-cell>
              <table:table-cell office:value-type="float" office:value="0.174930126224674">
                <text:p>0.174930126224674</text:p>
              </table:table-cell>
              <table:table-cell office:value-type="float" office:value="0.264862038615335">
                <text:p>0.264862038615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829276003794">
                <text:p>0.379829276003794</text:p>
              </table:table-cell>
              <table:table-cell office:value-type="float" office:value="0.150825434687088">
                <text:p>0.150825434687088</text:p>
              </table:table-cell>
              <table:table-cell office:value-type="float" office:value="0.132550399333117">
                <text:p>0.132550399333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780743156268">
                <text:p>0.358780743156268</text:p>
              </table:table-cell>
              <table:table-cell office:value-type="float" office:value="0.143306186245475">
                <text:p>0.143306186245475</text:p>
              </table:table-cell>
              <table:table-cell office:value-type="float" office:value="0.0977611291159841">
                <text:p>0.0977611291159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910806439378">
                <text:p>0.306910806439378</text:p>
              </table:table-cell>
              <table:table-cell office:value-type="float" office:value="0.124949203898877">
                <text:p>0.124949203898877</text:p>
              </table:table-cell>
              <table:table-cell office:value-type="float" office:value="0.0963398788797902">
                <text:p>0.0963398788797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731350343834">
                <text:p>0.276731350343834</text:p>
              </table:table-cell>
              <table:table-cell office:value-type="float" office:value="0.116513008091413">
                <text:p>0.116513008091413</text:p>
              </table:table-cell>
              <table:table-cell office:value-type="float" office:value="0.147949521753244">
                <text:p>0.1479495217532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68cm" svg:height="16.351cm" xlink:href=".." xlink:type="simple" chart:class="chart:line" chart:style-name="ch1">
        <chart:title svg:x="12.784cm" svg:y="0.463cm" chart:style-name="ch2">
          <text:p>Completion Time</text:p>
        </chart:title>
        <chart:legend chart:legend-position="end" svg:x="22.532cm" svg:y="4.281cm" style:legend-expansion="custom" svg:width="4.629cm" svg:height="2.835cm" style:legend-expansion-aspect-ratio="1.63280423280423" chart:style-name="ch3"/>
        <chart:plot-area chart:style-name="ch4" table:cell-range-address="Sheet1.J114:Sheet1.J146 Sheet1.N114:Sheet1.N146 Sheet1.P114:Sheet1.P146" chart:data-source-has-labels="row" svg:x="1.014cm" svg:y="1.692cm" svg:width="27.205cm" svg:height="14.259cm">
          <chart:coordinate-region svg:x="3.038cm" svg:y="1.891cm" svg:width="24.994cm" svg:height="13.4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J115:Sheet1.J146" chart:label-cell-address="Sheet1.J114:Sheet1.J114" chart:class="chart:line">
            <chart:data-point chart:repeated="32"/>
          </chart:series>
          <chart:series chart:style-name="ch9" chart:values-cell-range-address="Sheet1.N115:Sheet1.N146" chart:label-cell-address="Sheet1.N114:Sheet1.N114" chart:class="chart:line">
            <chart:data-point chart:repeated="32"/>
          </chart:series>
          <chart:series chart:style-name="ch10" chart:values-cell-range-address="Sheet1.P115:Sheet1.P146" chart:label-cell-address="Sheet1.P114:Sheet1.P11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J114:Sheet1.J114</svg:desc>
                </draw:g>
              </table:table-cell>
              <table:table-cell office:value-type="string">
                <text:p>Reduce</text:p>
                <draw:g>
                  <svg:desc>Sheet1.N114:Sheet1.N114</svg:desc>
                </draw:g>
              </table:table-cell>
              <table:table-cell office:value-type="string">
                <text:p>Farm</text:p>
                <draw:g>
                  <svg:desc>Sheet1.P114:Sheet1.P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J115:Sheet1.J146</svg:desc>
                </draw:g>
              </table:table-cell>
              <table:table-cell office:value-type="float" office:value="329426">
                <text:p>329426</text:p>
                <draw:g>
                  <svg:desc>Sheet1.N115:Sheet1.N146</svg:desc>
                </draw:g>
              </table:table-cell>
              <table:table-cell office:value-type="float" office:value="100155">
                <text:p>100155</text:p>
                <draw:g>
                  <svg:desc>Sheet1.P115:Sheet1.P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08852">
                <text:p>508852</text:p>
              </table:table-cell>
              <table:table-cell office:value-type="float" office:value="50310">
                <text:p>50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721611.333333333">
                <text:p>721611.333333333</text:p>
              </table:table-cell>
              <table:table-cell office:value-type="float" office:value="33798.3333333333">
                <text:p>33798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942704">
                <text:p>942704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167130">
                <text:p>1167130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393222.66666667">
                <text:p>1393222.66666667</text:p>
              </table:table-cell>
              <table:table-cell office:value-type="float" office:value="17596.6666666667">
                <text:p>17596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620267.71428571">
                <text:p>1620267.71428571</text:p>
              </table:table-cell>
              <table:table-cell office:value-type="float" office:value="15370.7142857143">
                <text:p>15370.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1847908">
                <text:p>1847908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2075945.11111111">
                <text:p>2075945.11111111</text:p>
              </table:table-cell>
              <table:table-cell office:value-type="float" office:value="12506.1111111111">
                <text:p>12506.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304260">
                <text:p>2304260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532776.90909091">
                <text:p>2532776.90909091</text:p>
              </table:table-cell>
              <table:table-cell office:value-type="float" office:value="10795.9090909091">
                <text:p>10795.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761445.33333333">
                <text:p>2761445.33333333</text:p>
              </table:table-cell>
              <table:table-cell office:value-type="float" office:value="10193.3333333333">
                <text:p>10193.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990230.30769231">
                <text:p>2990230.30769231</text:p>
              </table:table-cell>
              <table:table-cell office:value-type="float" office:value="9707.30769230769">
                <text:p>9707.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3219106.85714286">
                <text:p>3219106.85714286</text:p>
              </table:table-cell>
              <table:table-cell office:value-type="float" office:value="9312.85714285714">
                <text:p>9312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3448056.66666667">
                <text:p>3448056.66666667</text:p>
              </table:table-cell>
              <table:table-cell office:value-type="float" office:value="8991.66666666667">
                <text:p>8991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3677066">
                <text:p>3677066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3906124.35294118">
                <text:p>3906124.35294118</text:p>
              </table:table-cell>
              <table:table-cell office:value-type="float" office:value="8517.35294117647">
                <text:p>8517.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4135223.55555556">
                <text:p>4135223.55555556</text:p>
              </table:table-cell>
              <table:table-cell office:value-type="float" office:value="8345.55555555555">
                <text:p>8345.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4364357.15789474">
                <text:p>4364357.15789474</text:p>
              </table:table-cell>
              <table:table-cell office:value-type="float" office:value="8208.15789473684">
                <text:p>8208.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4593520">
                <text:p>4593520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4822707.90476191">
                <text:p>4822707.90476191</text:p>
              </table:table-cell>
              <table:table-cell office:value-type="float" office:value="8016.90476190476">
                <text:p>8016.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5051917.45454545">
                <text:p>5051917.45454545</text:p>
              </table:table-cell>
              <table:table-cell office:value-type="float" office:value="7955.45454545455">
                <text:p>7955.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5281145.82608696">
                <text:p>5281145.82608696</text:p>
              </table:table-cell>
              <table:table-cell office:value-type="float" office:value="7912.82608695652">
                <text:p>7912.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5510390.66666667">
                <text:p>5510390.66666667</text:p>
              </table:table-cell>
              <table:table-cell office:value-type="float" office:value="7886.66666666667">
                <text:p>788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5739650">
                <text:p>57396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">
                <text:p>100000</text:p>
              </table:table-cell>
              <table:table-cell office:value-type="float" office:value="5968922.15384615">
                <text:p>5968922.15384615</text:p>
              </table:table-cell>
              <table:table-cell office:value-type="float" office:value="7876.15384615385">
                <text:p>787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6198205.7037037">
                <text:p>6198205.7037037</text:p>
              </table:table-cell>
              <table:table-cell office:value-type="float" office:value="7888.7037037037">
                <text:p>7888.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427499.42857143">
                <text:p>6427499.42857143</text:p>
              </table:table-cell>
              <table:table-cell office:value-type="float" office:value="7911.42857142857">
                <text:p>7911.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6656802.27586207">
                <text:p>6656802.27586207</text:p>
              </table:table-cell>
              <table:table-cell office:value-type="float" office:value="7943.27586206897">
                <text:p>7943.27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6886113.33333333">
                <text:p>6886113.33333333</text:p>
              </table:table-cell>
              <table:table-cell office:value-type="float" office:value="7983.33333333333">
                <text:p>798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7115431.80645161">
                <text:p>7115431.80645161</text:p>
              </table:table-cell>
              <table:table-cell office:value-type="float" office:value="8030.8064516129">
                <text:p>8030.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">
                <text:p>100000</text:p>
              </table:table-cell>
              <table:table-cell office:value-type="float" office:value="7344757">
                <text:p>7344757</text:p>
              </table:table-cell>
              <table:table-cell office:value-type="float" office:value="8085">
                <text:p>80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